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ce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_data" table:style-name="ta1">
        <table:shapes>
          <draw:frame draw:z-index="0" draw:style-name="gr1" draw:text-style-name="P1" svg:width="214.56mm" svg:height="165.57mm" svg:x="416.3mm" svg:y="14.15mm">
            <draw:object draw:notify-on-update-of-ranges="predict_data.J2:predict_data.J386 predict_data.K2:predict_data.K3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number-columns-repeated="2" table:default-cell-style-name="ce2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6702_open</text:p>
          </table:table-cell>
          <table:table-cell office:value-type="string" calcext:value-type="string">
            <text:p>6702_close</text:p>
          </table:table-cell>
          <table:table-cell/>
          <table:table-cell office:value-type="string" calcext:value-type="string">
            <text:p>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open</text:p>
          </table:table-cell>
          <table:table-cell/>
          <table:table-cell table:style-name="Default" office:value-type="string" calcext:value-type="string">
            <text:p>誤差(open)</text:p>
          </table:table-cell>
          <table:table-cell table:style-name="Default" office:value-type="string" calcext:value-type="string">
            <text:p>誤差(close)</text:p>
          </table:table-cell>
          <table:table-cell/>
          <table:table-cell office:value-type="string" calcext:value-type="string">
            <text:p>補正後close</text:p>
          </table:table-cell>
          <table:table-cell table:style-name="Default" office:value-type="string" calcext:value-type="string">
            <text:p>誤差(補正後close)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利益期待値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利益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451.2608" calcext:value-type="float">
            <text:p>451.2608</text:p>
          </table:table-cell>
          <table:table-cell office:value-type="float" office:value="447.35477" calcext:value-type="float">
            <text:p>447.35477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H2]/[.B2]-1" office:value-type="float" office:value="-0.0537622589863778" calcext:value-type="float">
            <text:p>-0.054</text:p>
          </table:table-cell>
          <table:table-cell table:formula="of:=[.E2]/[.C2]-1" office:value-type="float" office:value="-0.0455002860481403" calcext:value-type="float">
            <text:p>-0.046</text:p>
          </table:table-cell>
          <table:table-cell/>
          <table:table-cell table:formula="of:=[.C2]*(1+[.J2])" office:value-type="float" office:value="423.303966996469" calcext:value-type="float">
            <text:p>423.303966996469</text:p>
          </table:table-cell>
          <table:table-cell table:formula="of:=[.M2]/[.E2]-1" office:value-type="float" office:value="-0.00865581499656087" calcext:value-type="float">
            <text:p>-0.009</text:p>
          </table:table-cell>
          <table:table-cell table:formula="of:=INT([.M2]-[.$P$2])" office:value-type="float" office:value="398" calcext:value-type="float">
            <text:p>398</text:p>
          </table:table-cell>
          <table:table-cell table:formula="of:=[.S388]" office:value-type="float" office:value="25" calcext:value-type="float">
            <text:p>25</text:p>
          </table:table-cell>
          <table:table-cell table:formula="of:=IF([.G2]&lt;[.O2]; [.O2]; &quot;&quot;)">
            <text:p/>
          </table:table-cell>
          <table:table-cell table:formula="of:=IF([.Q2]&lt;&gt;&quot;&quot;; [.E2]; &quot;&quot;)">
            <text:p/>
          </table:table-cell>
          <table:table-cell table:formula="of:=IF([.R2]&lt;&gt;&quot;&quot;; [.R2]-[.Q2]; &quot;&quot;)">
            <text:p/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442.40723" calcext:value-type="float">
            <text:p>442.40723</text:p>
          </table:table-cell>
          <table:table-cell office:value-type="float" office:value="438.90137" calcext:value-type="float">
            <text:p>438.9013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H3]/[.B3]-1" office:value-type="float" office:value="-0.0619502307862374" calcext:value-type="float">
            <text:p>-0.062</text:p>
          </table:table-cell>
          <table:table-cell table:formula="of:=[.E3]/[.C3]-1" office:value-type="float" office:value="-0.0726845988200037" calcext:value-type="float">
            <text:p>-0.073</text:p>
          </table:table-cell>
          <table:table-cell/>
          <table:table-cell table:formula="of:=[.C3]*(1+[.J3])" office:value-type="float" office:value="411.711328836104" calcext:value-type="float">
            <text:p>411.711328836104</text:p>
          </table:table-cell>
          <table:table-cell table:formula="of:=[.M3]/[.E3]-1" office:value-type="float" office:value="0.0115757465260546" calcext:value-type="float">
            <text:p>0.012</text:p>
          </table:table-cell>
          <table:table-cell table:formula="of:=INT([.M3]-[.$P$2])" office:value-type="float" office:value="386" calcext:value-type="float">
            <text:p>386</text:p>
          </table:table-cell>
          <table:table-cell/>
          <table:table-cell table:formula="of:=IF([.G3]&lt;[.O3]; [.O3]; &quot;&quot;)">
            <text:p/>
          </table:table-cell>
          <table:table-cell table:formula="of:=IF([.Q3]&lt;&gt;&quot;&quot;; [.E3]; &quot;&quot;)">
            <text:p/>
          </table:table-cell>
          <table:table-cell table:formula="of:=IF([.R3]&lt;&gt;&quot;&quot;; [.R3]-[.Q3]; &quot;&quot;)">
            <text:p/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426.09155" calcext:value-type="float">
            <text:p>426.09155</text:p>
          </table:table-cell>
          <table:table-cell office:value-type="float" office:value="422.57172" calcext:value-type="float">
            <text:p>422.57172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H4]/[.B4]-1" office:value-type="float" office:value="-0.0612346102615741" calcext:value-type="float">
            <text:p>-0.061</text:p>
          </table:table-cell>
          <table:table-cell table:formula="of:=[.E4]/[.C4]-1" office:value-type="float" office:value="-0.0557815842479947" calcext:value-type="float">
            <text:p>-0.056</text:p>
          </table:table-cell>
          <table:table-cell/>
          <table:table-cell table:formula="of:=[.C4]*(1+[.J4])" office:value-type="float" office:value="396.695705418237" calcext:value-type="float">
            <text:p>396.695705418237</text:p>
          </table:table-cell>
          <table:table-cell table:formula="of:=[.M4]/[.E4]-1" office:value-type="float" office:value="-0.00577517439038344" calcext:value-type="float">
            <text:p>-0.006</text:p>
          </table:table-cell>
          <table:table-cell table:formula="of:=INT([.M4]-[.$P$2])" office:value-type="float" office:value="371" calcext:value-type="float">
            <text:p>371</text:p>
          </table:table-cell>
          <table:table-cell/>
          <table:table-cell table:formula="of:=IF([.G4]&lt;[.O4]; [.O4]; &quot;&quot;)">
            <text:p/>
          </table:table-cell>
          <table:table-cell table:formula="of:=IF([.Q4]&lt;&gt;&quot;&quot;; [.E4]; &quot;&quot;)">
            <text:p/>
          </table:table-cell>
          <table:table-cell table:formula="of:=IF([.R4]&lt;&gt;&quot;&quot;; [.R4]-[.Q4]; &quot;&quot;)">
            <text:p/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420.66315" calcext:value-type="float">
            <text:p>420.66315</text:p>
          </table:table-cell>
          <table:table-cell office:value-type="float" office:value="417.08356" calcext:value-type="float">
            <text:p>417.0835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H5]/[.B5]-1" office:value-type="float" office:value="-0.0633836122798015" calcext:value-type="float">
            <text:p>-0.063</text:p>
          </table:table-cell>
          <table:table-cell table:formula="of:=[.E5]/[.C5]-1" office:value-type="float" office:value="-0.0289715566827903" calcext:value-type="float">
            <text:p>-0.029</text:p>
          </table:table-cell>
          <table:table-cell/>
          <table:table-cell table:formula="of:=[.C5]*(1+[.J5])" office:value-type="float" office:value="390.647297344681" calcext:value-type="float">
            <text:p>390.647297344681</text:p>
          </table:table-cell>
          <table:table-cell table:formula="of:=[.M5]/[.E5]-1" office:value-type="float" office:value="-0.0354387719884428" calcext:value-type="float">
            <text:p>-0.035</text:p>
          </table:table-cell>
          <table:table-cell table:formula="of:=INT([.M5]-[.$P$2])" office:value-type="float" office:value="365" calcext:value-type="float">
            <text:p>365</text:p>
          </table:table-cell>
          <table:table-cell/>
          <table:table-cell table:formula="of:=IF([.G5]&lt;[.O5]; [.O5]; &quot;&quot;)">
            <text:p/>
          </table:table-cell>
          <table:table-cell table:formula="of:=IF([.Q5]&lt;&gt;&quot;&quot;; [.E5]; &quot;&quot;)">
            <text:p/>
          </table:table-cell>
          <table:table-cell table:formula="of:=IF([.R5]&lt;&gt;&quot;&quot;; [.R5]-[.Q5]; &quot;&quot;)">
            <text:p/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425.40204" calcext:value-type="float">
            <text:p>425.40204</text:p>
          </table:table-cell>
          <table:table-cell office:value-type="float" office:value="421.30707" calcext:value-type="float">
            <text:p>421.3070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H6]/[.B6]-1" office:value-type="float" office:value="-0.0456087140531813" calcext:value-type="float">
            <text:p>-0.046</text:p>
          </table:table-cell>
          <table:table-cell table:formula="of:=[.E6]/[.C6]-1" office:value-type="float" office:value="-0.0766829524128327" calcext:value-type="float">
            <text:p>-0.077</text:p>
          </table:table-cell>
          <table:table-cell/>
          <table:table-cell table:formula="of:=[.C6]*(1+[.J6])" office:value-type="float" office:value="402.091796315786" calcext:value-type="float">
            <text:p>402.091796315786</text:p>
          </table:table-cell>
          <table:table-cell table:formula="of:=[.M6]/[.E6]-1" office:value-type="float" office:value="0.0336550033824843" calcext:value-type="float">
            <text:p>0.034</text:p>
          </table:table-cell>
          <table:table-cell table:formula="of:=INT([.M6]-[.$P$2])" office:value-type="float" office:value="377" calcext:value-type="float">
            <text:p>377</text:p>
          </table:table-cell>
          <table:table-cell/>
          <table:table-cell table:formula="of:=IF([.G6]&lt;[.O6]; [.O6]; &quot;&quot;)">
            <text:p/>
          </table:table-cell>
          <table:table-cell table:formula="of:=IF([.Q6]&lt;&gt;&quot;&quot;; [.E6]; &quot;&quot;)">
            <text:p/>
          </table:table-cell>
          <table:table-cell table:formula="of:=IF([.R6]&lt;&gt;&quot;&quot;; [.R6]-[.Q6]; &quot;&quot;)">
            <text:p/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416.99112" calcext:value-type="float">
            <text:p>416.99112</text:p>
          </table:table-cell>
          <table:table-cell office:value-type="float" office:value="413.02936" calcext:value-type="float">
            <text:p>413.029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394" calcext:value-type="float">
            <text:p>394</text:p>
          </table:table-cell>
          <table:table-cell/>
          <table:table-cell table:formula="of:=[.H7]/[.B7]-1" office:value-type="float" office:value="-0.0551357544496391" calcext:value-type="float">
            <text:p>-0.055</text:p>
          </table:table-cell>
          <table:table-cell table:formula="of:=[.E7]/[.C7]-1" office:value-type="float" office:value="-0.0315458445859635" calcext:value-type="float">
            <text:p>-0.032</text:p>
          </table:table-cell>
          <table:table-cell/>
          <table:table-cell table:formula="of:=[.C7]*(1+[.J7])" office:value-type="float" office:value="390.256674626548" calcext:value-type="float">
            <text:p>390.256674626548</text:p>
          </table:table-cell>
          <table:table-cell table:formula="of:=[.M7]/[.E7]-1" office:value-type="float" office:value="-0.024358313433629" calcext:value-type="float">
            <text:p>-0.024</text:p>
          </table:table-cell>
          <table:table-cell table:formula="of:=INT([.M7]-[.$P$2])" office:value-type="float" office:value="365" calcext:value-type="float">
            <text:p>365</text:p>
          </table:table-cell>
          <table:table-cell/>
          <table:table-cell table:formula="of:=IF([.G7]&lt;[.O7]; [.O7]; &quot;&quot;)">
            <text:p/>
          </table:table-cell>
          <table:table-cell table:formula="of:=IF([.Q7]&lt;&gt;&quot;&quot;; [.E7]; &quot;&quot;)">
            <text:p/>
          </table:table-cell>
          <table:table-cell table:formula="of:=IF([.R7]&lt;&gt;&quot;&quot;; [.R7]-[.Q7]; &quot;&quot;)">
            <text:p/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423.44263" calcext:value-type="float">
            <text:p>423.44263</text:p>
          </table:table-cell>
          <table:table-cell office:value-type="float" office:value="419.75522" calcext:value-type="float">
            <text:p>419.7552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H8]/[.B8]-1" office:value-type="float" office:value="-0.0175764778336088" calcext:value-type="float">
            <text:p>-0.018</text:p>
          </table:table-cell>
          <table:table-cell table:formula="of:=[.E8]/[.C8]-1" office:value-type="float" office:value="-0.00894621393868555" calcext:value-type="float">
            <text:p>-0.009</text:p>
          </table:table-cell>
          <table:table-cell/>
          <table:table-cell table:formula="of:=[.C8]*(1+[.J8])" office:value-type="float" office:value="412.377401680128" calcext:value-type="float">
            <text:p>412.377401680128</text:p>
          </table:table-cell>
          <table:table-cell table:formula="of:=[.M8]/[.E8]-1" office:value-type="float" office:value="-0.00870816903815286" calcext:value-type="float">
            <text:p>-0.009</text:p>
          </table:table-cell>
          <table:table-cell table:formula="of:=INT([.M8]-[.$P$2])" office:value-type="float" office:value="387" calcext:value-type="float">
            <text:p>387</text:p>
          </table:table-cell>
          <table:table-cell/>
          <table:table-cell table:formula="of:=IF([.G8]&lt;[.O8]; [.O8]; &quot;&quot;)">
            <text:p/>
          </table:table-cell>
          <table:table-cell table:formula="of:=IF([.Q8]&lt;&gt;&quot;&quot;; [.E8]; &quot;&quot;)">
            <text:p/>
          </table:table-cell>
          <table:table-cell table:formula="of:=IF([.R8]&lt;&gt;&quot;&quot;; [.R8]-[.Q8]; &quot;&quot;)">
            <text:p/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431.62286" calcext:value-type="float">
            <text:p>431.62286</text:p>
          </table:table-cell>
          <table:table-cell office:value-type="float" office:value="427.34424" calcext:value-type="float">
            <text:p>427.34424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H9]/[.B9]-1" office:value-type="float" office:value="-0.0547303263779866" calcext:value-type="float">
            <text:p>-0.055</text:p>
          </table:table-cell>
          <table:table-cell table:formula="of:=[.E9]/[.C9]-1" office:value-type="float" office:value="-0.0288859398221911" calcext:value-type="float">
            <text:p>-0.029</text:p>
          </table:table-cell>
          <table:table-cell/>
          <table:table-cell table:formula="of:=[.C9]*(1+[.J9])" office:value-type="float" office:value="403.955550269047" calcext:value-type="float">
            <text:p>403.955550269047</text:p>
          </table:table-cell>
          <table:table-cell table:formula="of:=[.M9]/[.E9]-1" office:value-type="float" office:value="-0.0266131318818136" calcext:value-type="float">
            <text:p>-0.027</text:p>
          </table:table-cell>
          <table:table-cell table:formula="of:=INT([.M9]-[.$P$2])" office:value-type="float" office:value="378" calcext:value-type="float">
            <text:p>378</text:p>
          </table:table-cell>
          <table:table-cell/>
          <table:table-cell table:formula="of:=IF([.G9]&lt;[.O9]; [.O9]; &quot;&quot;)">
            <text:p/>
          </table:table-cell>
          <table:table-cell table:formula="of:=IF([.Q9]&lt;&gt;&quot;&quot;; [.E9]; &quot;&quot;)">
            <text:p/>
          </table:table-cell>
          <table:table-cell table:formula="of:=IF([.R9]&lt;&gt;&quot;&quot;; [.R9]-[.Q9]; &quot;&quot;)">
            <text:p/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436.7151" calcext:value-type="float">
            <text:p>436.7151</text:p>
          </table:table-cell>
          <table:table-cell office:value-type="float" office:value="432.13406" calcext:value-type="float">
            <text:p>432.1340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H10]/[.B10]-1" office:value-type="float" office:value="-0.0611728332727676" calcext:value-type="float">
            <text:p>-0.061</text:p>
          </table:table-cell>
          <table:table-cell table:formula="of:=[.E10]/[.C10]-1" office:value-type="float" office:value="-0.0373357749213288" calcext:value-type="float">
            <text:p>-0.037</text:p>
          </table:table-cell>
          <table:table-cell/>
          <table:table-cell table:formula="of:=[.C10]*(1+[.J10])" office:value-type="float" office:value="405.699195196136" calcext:value-type="float">
            <text:p>405.699195196136</text:p>
          </table:table-cell>
          <table:table-cell table:formula="of:=[.M10]/[.E10]-1" office:value-type="float" office:value="-0.0247615500092888" calcext:value-type="float">
            <text:p>-0.025</text:p>
          </table:table-cell>
          <table:table-cell table:formula="of:=INT([.M10]-[.$P$2])" office:value-type="float" office:value="380" calcext:value-type="float">
            <text:p>380</text:p>
          </table:table-cell>
          <table:table-cell/>
          <table:table-cell table:formula="of:=IF([.G10]&lt;[.O10]; [.O10]; &quot;&quot;)">
            <text:p/>
          </table:table-cell>
          <table:table-cell table:formula="of:=IF([.Q10]&lt;&gt;&quot;&quot;; [.E10]; &quot;&quot;)">
            <text:p/>
          </table:table-cell>
          <table:table-cell table:formula="of:=IF([.R10]&lt;&gt;&quot;&quot;; [.R10]-[.Q10]; &quot;&quot;)">
            <text:p/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431.6824" calcext:value-type="float">
            <text:p>431.6824</text:p>
          </table:table-cell>
          <table:table-cell office:value-type="float" office:value="427.47888" calcext:value-type="float">
            <text:p>427.4788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H11]/[.B11]-1" office:value-type="float" office:value="-0.0386450779554598" calcext:value-type="float">
            <text:p>-0.039</text:p>
          </table:table-cell>
          <table:table-cell table:formula="of:=[.E11]/[.C11]-1" office:value-type="float" office:value="-0.00579883619045696" calcext:value-type="float">
            <text:p>-0.006</text:p>
          </table:table-cell>
          <table:table-cell/>
          <table:table-cell table:formula="of:=[.C11]*(1+[.J11])" office:value-type="float" office:value="410.958925358087" calcext:value-type="float">
            <text:p>410.958925358087</text:p>
          </table:table-cell>
          <table:table-cell table:formula="of:=[.M11]/[.E11]-1" office:value-type="float" office:value="-0.0330378226868533" calcext:value-type="float">
            <text:p>-0.033</text:p>
          </table:table-cell>
          <table:table-cell table:formula="of:=INT([.M11]-[.$P$2])" office:value-type="float" office:value="385" calcext:value-type="float">
            <text:p>385</text:p>
          </table:table-cell>
          <table:table-cell/>
          <table:table-cell table:formula="of:=IF([.G11]&lt;[.O11]; [.O11]; &quot;&quot;)">
            <text:p/>
          </table:table-cell>
          <table:table-cell table:formula="of:=IF([.Q11]&lt;&gt;&quot;&quot;; [.E11]; &quot;&quot;)">
            <text:p/>
          </table:table-cell>
          <table:table-cell table:formula="of:=IF([.R11]&lt;&gt;&quot;&quot;; [.R11]-[.Q11]; &quot;&quot;)">
            <text:p/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443.26248" calcext:value-type="float">
            <text:p>443.26248</text:p>
          </table:table-cell>
          <table:table-cell office:value-type="float" office:value="438.46387" calcext:value-type="float">
            <text:p>438.4638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75" calcext:value-type="float">
            <text:p>375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H12]/[.B12]-1" office:value-type="float" office:value="-0.0344321495471487" calcext:value-type="float">
            <text:p>-0.034</text:p>
          </table:table-cell>
          <table:table-cell table:formula="of:=[.E12]/[.C12]-1" office:value-type="float" office:value="-0.137899321100277" calcext:value-type="float">
            <text:p>-0.138</text:p>
          </table:table-cell>
          <table:table-cell/>
          <table:table-cell table:formula="of:=[.C12]*(1+[.J12])" office:value-type="float" office:value="423.366616457138" calcext:value-type="float">
            <text:p>423.366616457138</text:p>
          </table:table-cell>
          <table:table-cell table:formula="of:=[.M12]/[.E12]-1" office:value-type="float" office:value="0.120017503854864" calcext:value-type="float">
            <text:p>0.120</text:p>
          </table:table-cell>
          <table:table-cell table:formula="of:=INT([.M12]-[.$P$2])" office:value-type="float" office:value="398" calcext:value-type="float">
            <text:p>398</text:p>
          </table:table-cell>
          <table:table-cell/>
          <table:table-cell table:formula="of:=IF([.G12]&lt;[.O12]; [.O12]; &quot;&quot;)" office:value-type="float" office:value="398" calcext:value-type="float">
            <text:p>398</text:p>
          </table:table-cell>
          <table:table-cell table:formula="of:=IF([.Q12]&lt;&gt;&quot;&quot;; [.E12]; &quot;&quot;)" office:value-type="float" office:value="378" calcext:value-type="float">
            <text:p>378</text:p>
          </table:table-cell>
          <table:table-cell table:formula="of:=IF([.R12]&lt;&gt;&quot;&quot;; [.R12]-[.Q12]; &quot;&quot;)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416.35626" calcext:value-type="float">
            <text:p>416.35626</text:p>
          </table:table-cell>
          <table:table-cell office:value-type="float" office:value="413.0846" calcext:value-type="float">
            <text:p>413.084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H13]/[.B13]-1" office:value-type="float" office:value="-0.0753111289836258" calcext:value-type="float">
            <text:p>-0.075</text:p>
          </table:table-cell>
          <table:table-cell table:formula="of:=[.E13]/[.C13]-1" office:value-type="float" office:value="-0.11882457007596" calcext:value-type="float">
            <text:p>-0.119</text:p>
          </table:table-cell>
          <table:table-cell/>
          <table:table-cell table:formula="of:=[.C13]*(1+[.J13])" office:value-type="float" office:value="381.974732408251" calcext:value-type="float">
            <text:p>381.974732408251</text:p>
          </table:table-cell>
          <table:table-cell table:formula="of:=[.M13]/[.E13]-1" office:value-type="float" office:value="0.0493811329896994" calcext:value-type="float">
            <text:p>0.049</text:p>
          </table:table-cell>
          <table:table-cell table:formula="of:=INT([.M13]-[.$P$2])" office:value-type="float" office:value="356" calcext:value-type="float">
            <text:p>356</text:p>
          </table:table-cell>
          <table:table-cell/>
          <table:table-cell table:formula="of:=IF([.G13]&lt;[.O13]; [.O13]; &quot;&quot;)" office:value-type="float" office:value="356" calcext:value-type="float">
            <text:p>356</text:p>
          </table:table-cell>
          <table:table-cell table:formula="of:=IF([.Q13]&lt;&gt;&quot;&quot;; [.E13]; &quot;&quot;)" office:value-type="float" office:value="364" calcext:value-type="float">
            <text:p>364</text:p>
          </table:table-cell>
          <table:table-cell table:formula="of:=IF([.R13]&lt;&gt;&quot;&quot;; [.R13]-[.Q13]; &quot;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383.0673" calcext:value-type="float">
            <text:p>383.0673</text:p>
          </table:table-cell>
          <table:table-cell office:value-type="float" office:value="379.99692" calcext:value-type="float">
            <text:p>379.9969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H14]/[.B14]-1" office:value-type="float" office:value="-0.0732698927838529" calcext:value-type="float">
            <text:p>-0.073</text:p>
          </table:table-cell>
          <table:table-cell table:formula="of:=[.E14]/[.C14]-1" office:value-type="float" office:value="-0.0657819016006761" calcext:value-type="float">
            <text:p>-0.066</text:p>
          </table:table-cell>
          <table:table-cell/>
          <table:table-cell table:formula="of:=[.C14]*(1+[.J14])" office:value-type="float" office:value="352.154586413406" calcext:value-type="float">
            <text:p>352.154586413406</text:p>
          </table:table-cell>
          <table:table-cell table:formula="of:=[.M14]/[.E14]-1" office:value-type="float" office:value="-0.00801524953970223" calcext:value-type="float">
            <text:p>-0.008</text:p>
          </table:table-cell>
          <table:table-cell table:formula="of:=INT([.M14]-[.$P$2])" office:value-type="float" office:value="327" calcext:value-type="float">
            <text:p>327</text:p>
          </table:table-cell>
          <table:table-cell/>
          <table:table-cell table:formula="of:=IF([.G14]&lt;[.O14]; [.O14]; &quot;&quot;)">
            <text:p/>
          </table:table-cell>
          <table:table-cell table:formula="of:=IF([.Q14]&lt;&gt;&quot;&quot;; [.E14]; &quot;&quot;)">
            <text:p/>
          </table:table-cell>
          <table:table-cell table:formula="of:=IF([.R14]&lt;&gt;&quot;&quot;; [.R14]-[.Q14]; &quot;&quot;)">
            <text:p/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382.53766" calcext:value-type="float">
            <text:p>382.53766</text:p>
          </table:table-cell>
          <table:table-cell office:value-type="float" office:value="379.62332" calcext:value-type="float">
            <text:p>379.6233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H15]/[.B15]-1" office:value-type="float" office:value="-0.0536879427766668" calcext:value-type="float">
            <text:p>-0.054</text:p>
          </table:table-cell>
          <table:table-cell table:formula="of:=[.E15]/[.C15]-1" office:value-type="float" office:value="-0.035886414986308" calcext:value-type="float">
            <text:p>-0.036</text:p>
          </table:table-cell>
          <table:table-cell/>
          <table:table-cell table:formula="of:=[.C15]*(1+[.J15])" office:value-type="float" office:value="359.242124919152" calcext:value-type="float">
            <text:p>359.242124919152</text:p>
          </table:table-cell>
          <table:table-cell table:formula="of:=[.M15]/[.E15]-1" office:value-type="float" office:value="-0.0184641395651592" calcext:value-type="float">
            <text:p>-0.018</text:p>
          </table:table-cell>
          <table:table-cell table:formula="of:=INT([.M15]-[.$P$2])" office:value-type="float" office:value="334" calcext:value-type="float">
            <text:p>334</text:p>
          </table:table-cell>
          <table:table-cell/>
          <table:table-cell table:formula="of:=IF([.G15]&lt;[.O15]; [.O15]; &quot;&quot;)">
            <text:p/>
          </table:table-cell>
          <table:table-cell table:formula="of:=IF([.Q15]&lt;&gt;&quot;&quot;; [.E15]; &quot;&quot;)">
            <text:p/>
          </table:table-cell>
          <table:table-cell table:formula="of:=IF([.R15]&lt;&gt;&quot;&quot;; [.R15]-[.Q15]; &quot;&quot;)">
            <text:p/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393.7865" calcext:value-type="float">
            <text:p>393.7865</text:p>
          </table:table-cell>
          <table:table-cell office:value-type="float" office:value="389.6076" calcext:value-type="float">
            <text:p>389.607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H16]/[.B16]-1" office:value-type="float" office:value="-0.0502467707755344" calcext:value-type="float">
            <text:p>-0.050</text:p>
          </table:table-cell>
          <table:table-cell table:formula="of:=[.E16]/[.C16]-1" office:value-type="float" office:value="-0.0400597934947881" calcext:value-type="float">
            <text:p>-0.040</text:p>
          </table:table-cell>
          <table:table-cell/>
          <table:table-cell table:formula="of:=[.C16]*(1+[.J16])" office:value-type="float" office:value="370.031076230394" calcext:value-type="float">
            <text:p>370.031076230394</text:p>
          </table:table-cell>
          <table:table-cell table:formula="of:=[.M16]/[.E16]-1" office:value-type="float" office:value="-0.0106120956406581" calcext:value-type="float">
            <text:p>-0.011</text:p>
          </table:table-cell>
          <table:table-cell table:formula="of:=INT([.M16]-[.$P$2])" office:value-type="float" office:value="345" calcext:value-type="float">
            <text:p>345</text:p>
          </table:table-cell>
          <table:table-cell/>
          <table:table-cell table:formula="of:=IF([.G16]&lt;[.O16]; [.O16]; &quot;&quot;)">
            <text:p/>
          </table:table-cell>
          <table:table-cell table:formula="of:=IF([.Q16]&lt;&gt;&quot;&quot;; [.E16]; &quot;&quot;)">
            <text:p/>
          </table:table-cell>
          <table:table-cell table:formula="of:=IF([.R16]&lt;&gt;&quot;&quot;; [.R16]-[.Q16]; &quot;&quot;)">
            <text:p/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403.81332" calcext:value-type="float">
            <text:p>403.81332</text:p>
          </table:table-cell>
          <table:table-cell office:value-type="float" office:value="399.98856" calcext:value-type="float">
            <text:p>399.98856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H17]/[.B17]-1" office:value-type="float" office:value="-0.0738294615937879" calcext:value-type="float">
            <text:p>-0.074</text:p>
          </table:table-cell>
          <table:table-cell table:formula="of:=[.E17]/[.C17]-1" office:value-type="float" office:value="-0.0724734727413204" calcext:value-type="float">
            <text:p>-0.072</text:p>
          </table:table-cell>
          <table:table-cell/>
          <table:table-cell table:formula="of:=[.C17]*(1+[.J17])" office:value-type="float" office:value="370.457619971525" calcext:value-type="float">
            <text:p>370.457619971525</text:p>
          </table:table-cell>
          <table:table-cell table:formula="of:=[.M17]/[.E17]-1" office:value-type="float" office:value="-0.00146194077755935" calcext:value-type="float">
            <text:p>-0.001</text:p>
          </table:table-cell>
          <table:table-cell table:formula="of:=INT([.M17]-[.$P$2])" office:value-type="float" office:value="345" calcext:value-type="float">
            <text:p>345</text:p>
          </table:table-cell>
          <table:table-cell/>
          <table:table-cell table:formula="of:=IF([.G17]&lt;[.O17]; [.O17]; &quot;&quot;)">
            <text:p/>
          </table:table-cell>
          <table:table-cell table:formula="of:=IF([.Q17]&lt;&gt;&quot;&quot;; [.E17]; &quot;&quot;)">
            <text:p/>
          </table:table-cell>
          <table:table-cell table:formula="of:=IF([.R17]&lt;&gt;&quot;&quot;; [.R17]-[.Q17]; &quot;&quot;)">
            <text:p/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395.7273" calcext:value-type="float">
            <text:p>395.7273</text:p>
          </table:table-cell>
          <table:table-cell office:value-type="float" office:value="391.5766" calcext:value-type="float">
            <text:p>391.5766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H18]/[.B18]-1" office:value-type="float" office:value="-0.0650126994018356" calcext:value-type="float">
            <text:p>-0.065</text:p>
          </table:table-cell>
          <table:table-cell table:formula="of:=[.E18]/[.C18]-1" office:value-type="float" office:value="-0.0295640750749662" calcext:value-type="float">
            <text:p>-0.030</text:p>
          </table:table-cell>
          <table:table-cell/>
          <table:table-cell table:formula="of:=[.C18]*(1+[.J18])" office:value-type="float" office:value="366.119148211407" calcext:value-type="float">
            <text:p>366.119148211407</text:p>
          </table:table-cell>
          <table:table-cell table:formula="of:=[.M18]/[.E18]-1" office:value-type="float" office:value="-0.0365285573384022" calcext:value-type="float">
            <text:p>-0.037</text:p>
          </table:table-cell>
          <table:table-cell table:formula="of:=INT([.M18]-[.$P$2])" office:value-type="float" office:value="341" calcext:value-type="float">
            <text:p>341</text:p>
          </table:table-cell>
          <table:table-cell/>
          <table:table-cell table:formula="of:=IF([.G18]&lt;[.O18]; [.O18]; &quot;&quot;)">
            <text:p/>
          </table:table-cell>
          <table:table-cell table:formula="of:=IF([.Q18]&lt;&gt;&quot;&quot;; [.E18]; &quot;&quot;)">
            <text:p/>
          </table:table-cell>
          <table:table-cell table:formula="of:=IF([.R18]&lt;&gt;&quot;&quot;; [.R18]-[.Q18]; &quot;&quot;)">
            <text:p/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408.3283" calcext:value-type="float">
            <text:p>408.3283</text:p>
          </table:table-cell>
          <table:table-cell office:value-type="float" office:value="403.7771" calcext:value-type="float">
            <text:p>403.777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H19]/[.B19]-1" office:value-type="float" office:value="-0.0693762837403139" calcext:value-type="float">
            <text:p>-0.069</text:p>
          </table:table-cell>
          <table:table-cell table:formula="of:=[.E19]/[.C19]-1" office:value-type="float" office:value="-0.0687931534502576" calcext:value-type="float">
            <text:p>-0.069</text:p>
          </table:table-cell>
          <table:table-cell/>
          <table:table-cell table:formula="of:=[.C19]*(1+[.J19])" office:value-type="float" office:value="375.764545342559" calcext:value-type="float">
            <text:p>375.764545342559</text:p>
          </table:table-cell>
          <table:table-cell table:formula="of:=[.M19]/[.E19]-1" office:value-type="float" office:value="-0.000626209195322081" calcext:value-type="float">
            <text:p>-0.001</text:p>
          </table:table-cell>
          <table:table-cell table:formula="of:=INT([.M19]-[.$P$2])" office:value-type="float" office:value="350" calcext:value-type="float">
            <text:p>350</text:p>
          </table:table-cell>
          <table:table-cell/>
          <table:table-cell table:formula="of:=IF([.G19]&lt;[.O19]; [.O19]; &quot;&quot;)">
            <text:p/>
          </table:table-cell>
          <table:table-cell table:formula="of:=IF([.Q19]&lt;&gt;&quot;&quot;; [.E19]; &quot;&quot;)">
            <text:p/>
          </table:table-cell>
          <table:table-cell table:formula="of:=IF([.R19]&lt;&gt;&quot;&quot;; [.R19]-[.Q19]; &quot;&quot;)">
            <text:p/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406.65326" calcext:value-type="float">
            <text:p>406.65326</text:p>
          </table:table-cell>
          <table:table-cell office:value-type="float" office:value="401.9801" calcext:value-type="float">
            <text:p>401.9801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H20]/[.B20]-1" office:value-type="float" office:value="-0.114724913308208" calcext:value-type="float">
            <text:p>-0.115</text:p>
          </table:table-cell>
          <table:table-cell table:formula="of:=[.E20]/[.C20]-1" office:value-type="float" office:value="-0.116871705838175" calcext:value-type="float">
            <text:p>-0.117</text:p>
          </table:table-cell>
          <table:table-cell/>
          <table:table-cell table:formula="of:=[.C20]*(1+[.J20])" office:value-type="float" office:value="355.862967875875" calcext:value-type="float">
            <text:p>355.862967875875</text:p>
          </table:table-cell>
          <table:table-cell table:formula="of:=[.M20]/[.E20]-1" office:value-type="float" office:value="0.00243089542500097" calcext:value-type="float">
            <text:p>0.002</text:p>
          </table:table-cell>
          <table:table-cell table:formula="of:=INT([.M20]-[.$P$2])" office:value-type="float" office:value="330" calcext:value-type="float">
            <text:p>330</text:p>
          </table:table-cell>
          <table:table-cell/>
          <table:table-cell table:formula="of:=IF([.G20]&lt;[.O20]; [.O20]; &quot;&quot;)">
            <text:p/>
          </table:table-cell>
          <table:table-cell table:formula="of:=IF([.Q20]&lt;&gt;&quot;&quot;; [.E20]; &quot;&quot;)">
            <text:p/>
          </table:table-cell>
          <table:table-cell table:formula="of:=IF([.R20]&lt;&gt;&quot;&quot;; [.R20]-[.Q20]; &quot;&quot;)">
            <text:p/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384.6534" calcext:value-type="float">
            <text:p>384.6534</text:p>
          </table:table-cell>
          <table:table-cell office:value-type="float" office:value="381.24738" calcext:value-type="float">
            <text:p>381.24738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H21]/[.B21]-1" office:value-type="float" office:value="-0.090089935510774" calcext:value-type="float">
            <text:p>-0.090</text:p>
          </table:table-cell>
          <table:table-cell table:formula="of:=[.E21]/[.C21]-1" office:value-type="float" office:value="-0.0872068419198055" calcext:value-type="float">
            <text:p>-0.087</text:p>
          </table:table-cell>
          <table:table-cell/>
          <table:table-cell table:formula="of:=[.C21]*(1+[.J21])" office:value-type="float" office:value="346.900828122148" calcext:value-type="float">
            <text:p>346.900828122148</text:p>
          </table:table-cell>
          <table:table-cell table:formula="of:=[.M21]/[.E21]-1" office:value-type="float" office:value="-0.00315853987888381" calcext:value-type="float">
            <text:p>-0.003</text:p>
          </table:table-cell>
          <table:table-cell table:formula="of:=INT([.M21]-[.$P$2])" office:value-type="float" office:value="321" calcext:value-type="float">
            <text:p>321</text:p>
          </table:table-cell>
          <table:table-cell/>
          <table:table-cell table:formula="of:=IF([.G21]&lt;[.O21]; [.O21]; &quot;&quot;)">
            <text:p/>
          </table:table-cell>
          <table:table-cell table:formula="of:=IF([.Q21]&lt;&gt;&quot;&quot;; [.E21]; &quot;&quot;)">
            <text:p/>
          </table:table-cell>
          <table:table-cell table:formula="of:=IF([.R21]&lt;&gt;&quot;&quot;; [.R21]-[.Q21]; &quot;&quot;)">
            <text:p/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376.85834" calcext:value-type="float">
            <text:p>376.85834</text:p>
          </table:table-cell>
          <table:table-cell office:value-type="float" office:value="372.97504" calcext:value-type="float">
            <text:p>372.97504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H22]/[.B22]-1" office:value-type="float" office:value="-0.0765760948795773" calcext:value-type="float">
            <text:p>-0.077</text:p>
          </table:table-cell>
          <table:table-cell table:formula="of:=[.E22]/[.C22]-1" office:value-type="float" office:value="-0.0803674154710191" calcext:value-type="float">
            <text:p>-0.080</text:p>
          </table:table-cell>
          <table:table-cell/>
          <table:table-cell table:formula="of:=[.C22]*(1+[.J22])" office:value-type="float" office:value="344.414067949246" calcext:value-type="float">
            <text:p>344.414067949246</text:p>
          </table:table-cell>
          <table:table-cell table:formula="of:=[.M22]/[.E22]-1" office:value-type="float" office:value="0.00412264708234944" calcext:value-type="float">
            <text:p>0.004</text:p>
          </table:table-cell>
          <table:table-cell table:formula="of:=INT([.M22]-[.$P$2])" office:value-type="float" office:value="319" calcext:value-type="float">
            <text:p>319</text:p>
          </table:table-cell>
          <table:table-cell/>
          <table:table-cell table:formula="of:=IF([.G22]&lt;[.O22]; [.O22]; &quot;&quot;)">
            <text:p/>
          </table:table-cell>
          <table:table-cell table:formula="of:=IF([.Q22]&lt;&gt;&quot;&quot;; [.E22]; &quot;&quot;)">
            <text:p/>
          </table:table-cell>
          <table:table-cell table:formula="of:=IF([.R22]&lt;&gt;&quot;&quot;; [.R22]-[.Q22]; &quot;&quot;)">
            <text:p/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382.5347" calcext:value-type="float">
            <text:p>382.5347</text:p>
          </table:table-cell>
          <table:table-cell office:value-type="float" office:value="378.46338" calcext:value-type="float">
            <text:p>378.46338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H23]/[.B23]-1" office:value-type="float" office:value="-0.0824361816065313" calcext:value-type="float">
            <text:p>-0.082</text:p>
          </table:table-cell>
          <table:table-cell table:formula="of:=[.E23]/[.C23]-1" office:value-type="float" office:value="-0.0461428527114036" calcext:value-type="float">
            <text:p>-0.046</text:p>
          </table:table-cell>
          <table:table-cell/>
          <table:table-cell table:formula="of:=[.C23]*(1+[.J23])" office:value-type="float" office:value="347.264304074898" calcext:value-type="float">
            <text:p>347.264304074898</text:p>
          </table:table-cell>
          <table:table-cell table:formula="of:=[.M23]/[.E23]-1" office:value-type="float" office:value="-0.0380490191831072" calcext:value-type="float">
            <text:p>-0.038</text:p>
          </table:table-cell>
          <table:table-cell table:formula="of:=INT([.M23]-[.$P$2])" office:value-type="float" office:value="322" calcext:value-type="float">
            <text:p>322</text:p>
          </table:table-cell>
          <table:table-cell/>
          <table:table-cell table:formula="of:=IF([.G23]&lt;[.O23]; [.O23]; &quot;&quot;)">
            <text:p/>
          </table:table-cell>
          <table:table-cell table:formula="of:=IF([.Q23]&lt;&gt;&quot;&quot;; [.E23]; &quot;&quot;)">
            <text:p/>
          </table:table-cell>
          <table:table-cell table:formula="of:=IF([.R23]&lt;&gt;&quot;&quot;; [.R23]-[.Q23]; &quot;&quot;)">
            <text:p/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390.0235" calcext:value-type="float">
            <text:p>390.0235</text:p>
          </table:table-cell>
          <table:table-cell office:value-type="float" office:value="385.45178" calcext:value-type="float">
            <text:p>385.4517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H24]/[.B24]-1" office:value-type="float" office:value="-0.0333915776869855" calcext:value-type="float">
            <text:p>-0.033</text:p>
          </table:table-cell>
          <table:table-cell table:formula="of:=[.E24]/[.C24]-1" office:value-type="float" office:value="-0.00895515387164636" calcext:value-type="float">
            <text:p>-0.009</text:p>
          </table:table-cell>
          <table:table-cell/>
          <table:table-cell table:formula="of:=[.C24]*(1+[.J24])" office:value-type="float" office:value="372.580936943543" calcext:value-type="float">
            <text:p>372.580936943543</text:p>
          </table:table-cell>
          <table:table-cell table:formula="of:=[.M24]/[.E24]-1" office:value-type="float" office:value="-0.0246572331320861" calcext:value-type="float">
            <text:p>-0.025</text:p>
          </table:table-cell>
          <table:table-cell table:formula="of:=INT([.M24]-[.$P$2])" office:value-type="float" office:value="347" calcext:value-type="float">
            <text:p>347</text:p>
          </table:table-cell>
          <table:table-cell/>
          <table:table-cell table:formula="of:=IF([.G24]&lt;[.O24]; [.O24]; &quot;&quot;)">
            <text:p/>
          </table:table-cell>
          <table:table-cell table:formula="of:=IF([.Q24]&lt;&gt;&quot;&quot;; [.E24]; &quot;&quot;)">
            <text:p/>
          </table:table-cell>
          <table:table-cell table:formula="of:=IF([.R24]&lt;&gt;&quot;&quot;; [.R24]-[.Q24]; &quot;&quot;)">
            <text:p/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417.40332" calcext:value-type="float">
            <text:p>417.40332</text:p>
          </table:table-cell>
          <table:table-cell office:value-type="float" office:value="412.66803" calcext:value-type="float">
            <text:p>412.6680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H25]/[.B25]-1" office:value-type="float" office:value="-0.0416942538933327" calcext:value-type="float">
            <text:p>-0.042</text:p>
          </table:table-cell>
          <table:table-cell table:formula="of:=[.E25]/[.C25]-1" office:value-type="float" office:value="-0.0549304243413283" calcext:value-type="float">
            <text:p>-0.055</text:p>
          </table:table-cell>
          <table:table-cell/>
          <table:table-cell table:formula="of:=[.C25]*(1+[.J25])" office:value-type="float" office:value="395.462144383519" calcext:value-type="float">
            <text:p>395.462144383519</text:p>
          </table:table-cell>
          <table:table-cell table:formula="of:=[.M25]/[.E25]-1" office:value-type="float" office:value="0.0140054984192783" calcext:value-type="float">
            <text:p>0.014</text:p>
          </table:table-cell>
          <table:table-cell table:formula="of:=INT([.M25]-[.$P$2])" office:value-type="float" office:value="370" calcext:value-type="float">
            <text:p>370</text:p>
          </table:table-cell>
          <table:table-cell/>
          <table:table-cell table:formula="of:=IF([.G25]&lt;[.O25]; [.O25]; &quot;&quot;)">
            <text:p/>
          </table:table-cell>
          <table:table-cell table:formula="of:=IF([.Q25]&lt;&gt;&quot;&quot;; [.E25]; &quot;&quot;)">
            <text:p/>
          </table:table-cell>
          <table:table-cell table:formula="of:=IF([.R25]&lt;&gt;&quot;&quot;; [.R25]-[.Q25]; &quot;&quot;)">
            <text:p/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418.85498" calcext:value-type="float">
            <text:p>418.85498</text:p>
          </table:table-cell>
          <table:table-cell office:value-type="float" office:value="414.21295" calcext:value-type="float">
            <text:p>414.2129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H26]/[.B26]-1" office:value-type="float" office:value="-0.0688901442690261" calcext:value-type="float">
            <text:p>-0.069</text:p>
          </table:table-cell>
          <table:table-cell table:formula="of:=[.E26]/[.C26]-1" office:value-type="float" office:value="-0.0584553186953715" calcext:value-type="float">
            <text:p>-0.058</text:p>
          </table:table-cell>
          <table:table-cell/>
          <table:table-cell table:formula="of:=[.C26]*(1+[.J26])" office:value-type="float" office:value="385.677760116401" calcext:value-type="float">
            <text:p>385.677760116401</text:p>
          </table:table-cell>
          <table:table-cell table:formula="of:=[.M26]/[.E26]-1" office:value-type="float" office:value="-0.0110826663682023" calcext:value-type="float">
            <text:p>-0.011</text:p>
          </table:table-cell>
          <table:table-cell table:formula="of:=INT([.M26]-[.$P$2])" office:value-type="float" office:value="360" calcext:value-type="float">
            <text:p>360</text:p>
          </table:table-cell>
          <table:table-cell/>
          <table:table-cell table:formula="of:=IF([.G26]&lt;[.O26]; [.O26]; &quot;&quot;)">
            <text:p/>
          </table:table-cell>
          <table:table-cell table:formula="of:=IF([.Q26]&lt;&gt;&quot;&quot;; [.E26]; &quot;&quot;)">
            <text:p/>
          </table:table-cell>
          <table:table-cell table:formula="of:=IF([.R26]&lt;&gt;&quot;&quot;; [.R26]-[.Q26]; &quot;&quot;)">
            <text:p/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415.4455" calcext:value-type="float">
            <text:p>415.4455</text:p>
          </table:table-cell>
          <table:table-cell office:value-type="float" office:value="410.68402" calcext:value-type="float">
            <text:p>410.6840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H27]/[.B27]-1" office:value-type="float" office:value="-0.0540275439257375" calcext:value-type="float">
            <text:p>-0.054</text:p>
          </table:table-cell>
          <table:table-cell table:formula="of:=[.E27]/[.C27]-1" office:value-type="float" office:value="-0.0357550313255431" calcext:value-type="float">
            <text:p>-0.036</text:p>
          </table:table-cell>
          <table:table-cell/>
          <table:table-cell table:formula="of:=[.C27]*(1+[.J27])" office:value-type="float" office:value="388.495771069852" calcext:value-type="float">
            <text:p>388.495771069852</text:p>
          </table:table-cell>
          <table:table-cell table:formula="of:=[.M27]/[.E27]-1" office:value-type="float" office:value="-0.0189500730559306" calcext:value-type="float">
            <text:p>-0.019</text:p>
          </table:table-cell>
          <table:table-cell table:formula="of:=INT([.M27]-[.$P$2])" office:value-type="float" office:value="363" calcext:value-type="float">
            <text:p>363</text:p>
          </table:table-cell>
          <table:table-cell/>
          <table:table-cell table:formula="of:=IF([.G27]&lt;[.O27]; [.O27]; &quot;&quot;)">
            <text:p/>
          </table:table-cell>
          <table:table-cell table:formula="of:=IF([.Q27]&lt;&gt;&quot;&quot;; [.E27]; &quot;&quot;)">
            <text:p/>
          </table:table-cell>
          <table:table-cell table:formula="of:=IF([.R27]&lt;&gt;&quot;&quot;; [.R27]-[.Q27]; &quot;&quot;)">
            <text:p/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421.81107" calcext:value-type="float">
            <text:p>421.81107</text:p>
          </table:table-cell>
          <table:table-cell office:value-type="float" office:value="417.48456" calcext:value-type="float">
            <text:p>417.48456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H28]/[.B28]-1" office:value-type="float" office:value="-0.0422252313103114" calcext:value-type="float">
            <text:p>-0.042</text:p>
          </table:table-cell>
          <table:table-cell table:formula="of:=[.E28]/[.C28]-1" office:value-type="float" office:value="-0.0299042436443637" calcext:value-type="float">
            <text:p>-0.030</text:p>
          </table:table-cell>
          <table:table-cell/>
          <table:table-cell table:formula="of:=[.C28]*(1+[.J28])" office:value-type="float" office:value="399.856177885516" calcext:value-type="float">
            <text:p>399.856177885516</text:p>
          </table:table-cell>
          <table:table-cell table:formula="of:=[.M28]/[.E28]-1" office:value-type="float" office:value="-0.0127007953444039" calcext:value-type="float">
            <text:p>-0.013</text:p>
          </table:table-cell>
          <table:table-cell table:formula="of:=INT([.M28]-[.$P$2])" office:value-type="float" office:value="374" calcext:value-type="float">
            <text:p>374</text:p>
          </table:table-cell>
          <table:table-cell/>
          <table:table-cell table:formula="of:=IF([.G28]&lt;[.O28]; [.O28]; &quot;&quot;)">
            <text:p/>
          </table:table-cell>
          <table:table-cell table:formula="of:=IF([.Q28]&lt;&gt;&quot;&quot;; [.E28]; &quot;&quot;)">
            <text:p/>
          </table:table-cell>
          <table:table-cell table:formula="of:=IF([.R28]&lt;&gt;&quot;&quot;; [.R28]-[.Q28]; &quot;&quot;)">
            <text:p/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428.21542" calcext:value-type="float">
            <text:p>428.21542</text:p>
          </table:table-cell>
          <table:table-cell office:value-type="float" office:value="423.49066" calcext:value-type="float">
            <text:p>423.4906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H29]/[.B29]-1" office:value-type="float" office:value="-0.0658907145380239" calcext:value-type="float">
            <text:p>-0.066</text:p>
          </table:table-cell>
          <table:table-cell table:formula="of:=[.E29]/[.C29]-1" office:value-type="float" office:value="-0.0531078064389897" calcext:value-type="float">
            <text:p>-0.053</text:p>
          </table:table-cell>
          <table:table-cell/>
          <table:table-cell table:formula="of:=[.C29]*(1+[.J29])" office:value-type="float" office:value="395.586557812421" calcext:value-type="float">
            <text:p>395.586557812421</text:p>
          </table:table-cell>
          <table:table-cell table:formula="of:=[.M29]/[.E29]-1" office:value-type="float" office:value="-0.0134998558293749" calcext:value-type="float">
            <text:p>-0.013</text:p>
          </table:table-cell>
          <table:table-cell table:formula="of:=INT([.M29]-[.$P$2])" office:value-type="float" office:value="370" calcext:value-type="float">
            <text:p>370</text:p>
          </table:table-cell>
          <table:table-cell/>
          <table:table-cell table:formula="of:=IF([.G29]&lt;[.O29]; [.O29]; &quot;&quot;)">
            <text:p/>
          </table:table-cell>
          <table:table-cell table:formula="of:=IF([.Q29]&lt;&gt;&quot;&quot;; [.E29]; &quot;&quot;)">
            <text:p/>
          </table:table-cell>
          <table:table-cell table:formula="of:=IF([.R29]&lt;&gt;&quot;&quot;; [.R29]-[.Q29]; &quot;&quot;)">
            <text:p/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423.8123" calcext:value-type="float">
            <text:p>423.8123</text:p>
          </table:table-cell>
          <table:table-cell office:value-type="float" office:value="418.96075" calcext:value-type="float">
            <text:p>418.9607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H30]/[.B30]-1" office:value-type="float" office:value="-0.0396692120544874" calcext:value-type="float">
            <text:p>-0.040</text:p>
          </table:table-cell>
          <table:table-cell table:formula="of:=[.E30]/[.C30]-1" office:value-type="float" office:value="-0.0333223338940462" calcext:value-type="float">
            <text:p>-0.033</text:p>
          </table:table-cell>
          <table:table-cell/>
          <table:table-cell table:formula="of:=[.C30]*(1+[.J30])" office:value-type="float" office:value="402.340907165743" calcext:value-type="float">
            <text:p>402.340907165743</text:p>
          </table:table-cell>
          <table:table-cell table:formula="of:=[.M30]/[.E30]-1" office:value-type="float" office:value="-0.00656566131915315" calcext:value-type="float">
            <text:p>-0.007</text:p>
          </table:table-cell>
          <table:table-cell table:formula="of:=INT([.M30]-[.$P$2])" office:value-type="float" office:value="377" calcext:value-type="float">
            <text:p>377</text:p>
          </table:table-cell>
          <table:table-cell/>
          <table:table-cell table:formula="of:=IF([.G30]&lt;[.O30]; [.O30]; &quot;&quot;)">
            <text:p/>
          </table:table-cell>
          <table:table-cell table:formula="of:=IF([.Q30]&lt;&gt;&quot;&quot;; [.E30]; &quot;&quot;)">
            <text:p/>
          </table:table-cell>
          <table:table-cell table:formula="of:=IF([.R30]&lt;&gt;&quot;&quot;; [.R30]-[.Q30]; &quot;&quot;)">
            <text:p/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431.94586" calcext:value-type="float">
            <text:p>431.94586</text:p>
          </table:table-cell>
          <table:table-cell office:value-type="float" office:value="427.48688" calcext:value-type="float">
            <text:p>427.4868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H31]/[.B31]-1" office:value-type="float" office:value="-0.0809033335798148" calcext:value-type="float">
            <text:p>-0.081</text:p>
          </table:table-cell>
          <table:table-cell table:formula="of:=[.E31]/[.C31]-1" office:value-type="float" office:value="-0.0759950340464249" calcext:value-type="float">
            <text:p>-0.076</text:p>
          </table:table-cell>
          <table:table-cell/>
          <table:table-cell table:formula="of:=[.C31]*(1+[.J31])" office:value-type="float" office:value="392.901766346366" calcext:value-type="float">
            <text:p>392.901766346366</text:p>
          </table:table-cell>
          <table:table-cell table:formula="of:=[.M31]/[.E31]-1" office:value-type="float" office:value="-0.00531198393325139" calcext:value-type="float">
            <text:p>-0.005</text:p>
          </table:table-cell>
          <table:table-cell table:formula="of:=INT([.M31]-[.$P$2])" office:value-type="float" office:value="367" calcext:value-type="float">
            <text:p>367</text:p>
          </table:table-cell>
          <table:table-cell/>
          <table:table-cell table:formula="of:=IF([.G31]&lt;[.O31]; [.O31]; &quot;&quot;)">
            <text:p/>
          </table:table-cell>
          <table:table-cell table:formula="of:=IF([.Q31]&lt;&gt;&quot;&quot;; [.E31]; &quot;&quot;)">
            <text:p/>
          </table:table-cell>
          <table:table-cell table:formula="of:=IF([.R31]&lt;&gt;&quot;&quot;; [.R31]-[.Q31]; &quot;&quot;)">
            <text:p/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415.53146" calcext:value-type="float">
            <text:p>415.53146</text:p>
          </table:table-cell>
          <table:table-cell office:value-type="float" office:value="411.46722" calcext:value-type="float">
            <text:p>411.4672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H32]/[.B32]-1" office:value-type="float" office:value="-0.0445970083709185" calcext:value-type="float">
            <text:p>-0.045</text:p>
          </table:table-cell>
          <table:table-cell table:formula="of:=[.E32]/[.C32]-1" office:value-type="float" office:value="-0.0400207336078923" calcext:value-type="float">
            <text:p>-0.040</text:p>
          </table:table-cell>
          <table:table-cell/>
          <table:table-cell table:formula="of:=[.C32]*(1+[.J32])" office:value-type="float" office:value="393.117012945301" calcext:value-type="float">
            <text:p>393.117012945301</text:p>
          </table:table-cell>
          <table:table-cell table:formula="of:=[.M32]/[.E32]-1" office:value-type="float" office:value="-0.00476705583467985" calcext:value-type="float">
            <text:p>-0.005</text:p>
          </table:table-cell>
          <table:table-cell table:formula="of:=INT([.M32]-[.$P$2])" office:value-type="float" office:value="368" calcext:value-type="float">
            <text:p>368</text:p>
          </table:table-cell>
          <table:table-cell/>
          <table:table-cell table:formula="of:=IF([.G32]&lt;[.O32]; [.O32]; &quot;&quot;)">
            <text:p/>
          </table:table-cell>
          <table:table-cell table:formula="of:=IF([.Q32]&lt;&gt;&quot;&quot;; [.E32]; &quot;&quot;)">
            <text:p/>
          </table:table-cell>
          <table:table-cell table:formula="of:=IF([.R32]&lt;&gt;&quot;&quot;; [.R32]-[.Q32]; &quot;&quot;)">
            <text:p/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421.6905" calcext:value-type="float">
            <text:p>421.6905</text:p>
          </table:table-cell>
          <table:table-cell office:value-type="float" office:value="417.51685" calcext:value-type="float">
            <text:p>417.5168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H33]/[.B33]-1" office:value-type="float" office:value="-0.070408273366367" calcext:value-type="float">
            <text:p>-0.070</text:p>
          </table:table-cell>
          <table:table-cell table:formula="of:=[.E33]/[.C33]-1" office:value-type="float" office:value="-0.0635108499213863" calcext:value-type="float">
            <text:p>-0.064</text:p>
          </table:table-cell>
          <table:table-cell/>
          <table:table-cell table:formula="of:=[.C33]*(1+[.J33])" office:value-type="float" office:value="388.120209490136" calcext:value-type="float">
            <text:p>388.120209490136</text:p>
          </table:table-cell>
          <table:table-cell table:formula="of:=[.M33]/[.E33]-1" office:value-type="float" office:value="-0.00736519311985795" calcext:value-type="float">
            <text:p>-0.007</text:p>
          </table:table-cell>
          <table:table-cell table:formula="of:=INT([.M33]-[.$P$2])" office:value-type="float" office:value="363" calcext:value-type="float">
            <text:p>363</text:p>
          </table:table-cell>
          <table:table-cell/>
          <table:table-cell table:formula="of:=IF([.G33]&lt;[.O33]; [.O33]; &quot;&quot;)">
            <text:p/>
          </table:table-cell>
          <table:table-cell table:formula="of:=IF([.Q33]&lt;&gt;&quot;&quot;; [.E33]; &quot;&quot;)">
            <text:p/>
          </table:table-cell>
          <table:table-cell table:formula="of:=IF([.R33]&lt;&gt;&quot;&quot;; [.R33]-[.Q33]; &quot;&quot;)">
            <text:p/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415.6969" calcext:value-type="float">
            <text:p>415.6969</text:p>
          </table:table-cell>
          <table:table-cell office:value-type="float" office:value="411.6379" calcext:value-type="float">
            <text:p>411.6379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H34]/[.B34]-1" office:value-type="float" office:value="-0.0281380496222128" calcext:value-type="float">
            <text:p>-0.028</text:p>
          </table:table-cell>
          <table:table-cell table:formula="of:=[.E34]/[.C34]-1" office:value-type="float" office:value="-0.0234135389379841" calcext:value-type="float">
            <text:p>-0.023</text:p>
          </table:table-cell>
          <table:table-cell/>
          <table:table-cell table:formula="of:=[.C34]*(1+[.J34])" office:value-type="float" office:value="400.055212343417" calcext:value-type="float">
            <text:p>400.055212343417</text:p>
          </table:table-cell>
          <table:table-cell table:formula="of:=[.M34]/[.E34]-1" office:value-type="float" office:value="-0.00483778024025738" calcext:value-type="float">
            <text:p>-0.005</text:p>
          </table:table-cell>
          <table:table-cell table:formula="of:=INT([.M34]-[.$P$2])" office:value-type="float" office:value="375" calcext:value-type="float">
            <text:p>375</text:p>
          </table:table-cell>
          <table:table-cell/>
          <table:table-cell table:formula="of:=IF([.G34]&lt;[.O34]; [.O34]; &quot;&quot;)">
            <text:p/>
          </table:table-cell>
          <table:table-cell table:formula="of:=IF([.Q34]&lt;&gt;&quot;&quot;; [.E34]; &quot;&quot;)">
            <text:p/>
          </table:table-cell>
          <table:table-cell table:formula="of:=IF([.R34]&lt;&gt;&quot;&quot;; [.R34]-[.Q34]; &quot;&quot;)">
            <text:p/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431.2047" calcext:value-type="float">
            <text:p>431.2047</text:p>
          </table:table-cell>
          <table:table-cell office:value-type="float" office:value="426.77902" calcext:value-type="float">
            <text:p>426.779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H35]/[.B35]-1" office:value-type="float" office:value="-0.0746854104326785" calcext:value-type="float">
            <text:p>-0.075</text:p>
          </table:table-cell>
          <table:table-cell table:formula="of:=[.E35]/[.C35]-1" office:value-type="float" office:value="-0.0627468051264564" calcext:value-type="float">
            <text:p>-0.063</text:p>
          </table:table-cell>
          <table:table-cell/>
          <table:table-cell table:formula="of:=[.C35]*(1+[.J35])" office:value-type="float" office:value="394.904853727244" calcext:value-type="float">
            <text:p>394.904853727244</text:p>
          </table:table-cell>
          <table:table-cell table:formula="of:=[.M35]/[.E35]-1" office:value-type="float" office:value="-0.0127378656818908" calcext:value-type="float">
            <text:p>-0.013</text:p>
          </table:table-cell>
          <table:table-cell table:formula="of:=INT([.M35]-[.$P$2])" office:value-type="float" office:value="369" calcext:value-type="float">
            <text:p>369</text:p>
          </table:table-cell>
          <table:table-cell/>
          <table:table-cell table:formula="of:=IF([.G35]&lt;[.O35]; [.O35]; &quot;&quot;)">
            <text:p/>
          </table:table-cell>
          <table:table-cell table:formula="of:=IF([.Q35]&lt;&gt;&quot;&quot;; [.E35]; &quot;&quot;)">
            <text:p/>
          </table:table-cell>
          <table:table-cell table:formula="of:=IF([.R35]&lt;&gt;&quot;&quot;; [.R35]-[.Q35]; &quot;&quot;)">
            <text:p/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418.16034" calcext:value-type="float">
            <text:p>418.16034</text:p>
          </table:table-cell>
          <table:table-cell office:value-type="float" office:value="413.6245" calcext:value-type="float">
            <text:p>413.624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H36]/[.B36]-1" office:value-type="float" office:value="0.00439941291419443" calcext:value-type="float">
            <text:p>0.004</text:p>
          </table:table-cell>
          <table:table-cell table:formula="of:=[.E36]/[.C36]-1" office:value-type="float" office:value="0.0468432116569497" calcext:value-type="float">
            <text:p>0.047</text:p>
          </table:table-cell>
          <table:table-cell/>
          <table:table-cell table:formula="of:=[.C36]*(1+[.J36])" office:value-type="float" office:value="415.444204966927" calcext:value-type="float">
            <text:p>415.444204966927</text:p>
          </table:table-cell>
          <table:table-cell table:formula="of:=[.M36]/[.E36]-1" office:value-type="float" office:value="-0.0405445612773044" calcext:value-type="float">
            <text:p>-0.041</text:p>
          </table:table-cell>
          <table:table-cell table:formula="of:=INT([.M36]-[.$P$2])" office:value-type="float" office:value="390" calcext:value-type="float">
            <text:p>390</text:p>
          </table:table-cell>
          <table:table-cell/>
          <table:table-cell table:formula="of:=IF([.G36]&lt;[.O36]; [.O36]; &quot;&quot;)">
            <text:p/>
          </table:table-cell>
          <table:table-cell table:formula="of:=IF([.Q36]&lt;&gt;&quot;&quot;; [.E36]; &quot;&quot;)">
            <text:p/>
          </table:table-cell>
          <table:table-cell table:formula="of:=IF([.R36]&lt;&gt;&quot;&quot;; [.R36]-[.Q36]; &quot;&quot;)">
            <text:p/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451.97375" calcext:value-type="float">
            <text:p>451.97375</text:p>
          </table:table-cell>
          <table:table-cell office:value-type="float" office:value="447.9063" calcext:value-type="float">
            <text:p>447.906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H37]/[.B37]-1" office:value-type="float" office:value="-0.0596799039767243" calcext:value-type="float">
            <text:p>-0.060</text:p>
          </table:table-cell>
          <table:table-cell table:formula="of:=[.E37]/[.C37]-1" office:value-type="float" office:value="-0.033279951632741" calcext:value-type="float">
            <text:p>-0.033</text:p>
          </table:table-cell>
          <table:table-cell/>
          <table:table-cell table:formula="of:=[.C37]*(1+[.J37])" office:value-type="float" office:value="421.17529502543" calcext:value-type="float">
            <text:p>421.17529502543</text:p>
          </table:table-cell>
          <table:table-cell table:formula="of:=[.M37]/[.E37]-1" office:value-type="float" office:value="-0.0273087874701383" calcext:value-type="float">
            <text:p>-0.027</text:p>
          </table:table-cell>
          <table:table-cell table:formula="of:=INT([.M37]-[.$P$2])" office:value-type="float" office:value="396" calcext:value-type="float">
            <text:p>396</text:p>
          </table:table-cell>
          <table:table-cell/>
          <table:table-cell table:formula="of:=IF([.G37]&lt;[.O37]; [.O37]; &quot;&quot;)">
            <text:p/>
          </table:table-cell>
          <table:table-cell table:formula="of:=IF([.Q37]&lt;&gt;&quot;&quot;; [.E37]; &quot;&quot;)">
            <text:p/>
          </table:table-cell>
          <table:table-cell table:formula="of:=IF([.R37]&lt;&gt;&quot;&quot;; [.R37]-[.Q37]; &quot;&quot;)">
            <text:p/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445.73785" calcext:value-type="float">
            <text:p>445.73785</text:p>
          </table:table-cell>
          <table:table-cell office:value-type="float" office:value="440.9283" calcext:value-type="float">
            <text:p>440.9283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H38]/[.B38]-1" office:value-type="float" office:value="-0.0353074121930637" calcext:value-type="float">
            <text:p>-0.035</text:p>
          </table:table-cell>
          <table:table-cell table:formula="of:=[.E38]/[.C38]-1" office:value-type="float" office:value="-0.0451962371206384" calcext:value-type="float">
            <text:p>-0.045</text:p>
          </table:table-cell>
          <table:table-cell/>
          <table:table-cell table:formula="of:=[.C38]*(1+[.J38])" office:value-type="float" office:value="425.360262764313" calcext:value-type="float">
            <text:p>425.360262764313</text:p>
          </table:table-cell>
          <table:table-cell table:formula="of:=[.M38]/[.E38]-1" office:value-type="float" office:value="0.0103569186800787" calcext:value-type="float">
            <text:p>0.010</text:p>
          </table:table-cell>
          <table:table-cell table:formula="of:=INT([.M38]-[.$P$2])" office:value-type="float" office:value="400" calcext:value-type="float">
            <text:p>400</text:p>
          </table:table-cell>
          <table:table-cell/>
          <table:table-cell table:formula="of:=IF([.G38]&lt;[.O38]; [.O38]; &quot;&quot;)">
            <text:p/>
          </table:table-cell>
          <table:table-cell table:formula="of:=IF([.Q38]&lt;&gt;&quot;&quot;; [.E38]; &quot;&quot;)">
            <text:p/>
          </table:table-cell>
          <table:table-cell table:formula="of:=IF([.R38]&lt;&gt;&quot;&quot;; [.R38]-[.Q38]; &quot;&quot;)">
            <text:p/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444.02487" calcext:value-type="float">
            <text:p>444.02487</text:p>
          </table:table-cell>
          <table:table-cell office:value-type="float" office:value="439.56854" calcext:value-type="float">
            <text:p>439.5685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H39]/[.B39]-1" office:value-type="float" office:value="-0.0833846761781609" calcext:value-type="float">
            <text:p>-0.083</text:p>
          </table:table-cell>
          <table:table-cell table:formula="of:=[.E39]/[.C39]-1" office:value-type="float" office:value="-0.069542146942545" calcext:value-type="float">
            <text:p>-0.070</text:p>
          </table:table-cell>
          <table:table-cell/>
          <table:table-cell table:formula="of:=[.C39]*(1+[.J39])" office:value-type="float" office:value="402.915259633993" calcext:value-type="float">
            <text:p>402.915259633993</text:p>
          </table:table-cell>
          <table:table-cell table:formula="of:=[.M39]/[.E39]-1" office:value-type="float" office:value="-0.0148771158093081" calcext:value-type="float">
            <text:p>-0.015</text:p>
          </table:table-cell>
          <table:table-cell table:formula="of:=INT([.M39]-[.$P$2])" office:value-type="float" office:value="377" calcext:value-type="float">
            <text:p>377</text:p>
          </table:table-cell>
          <table:table-cell/>
          <table:table-cell table:formula="of:=IF([.G39]&lt;[.O39]; [.O39]; &quot;&quot;)">
            <text:p/>
          </table:table-cell>
          <table:table-cell table:formula="of:=IF([.Q39]&lt;&gt;&quot;&quot;; [.E39]; &quot;&quot;)">
            <text:p/>
          </table:table-cell>
          <table:table-cell table:formula="of:=IF([.R39]&lt;&gt;&quot;&quot;; [.R39]-[.Q39]; &quot;&quot;)">
            <text:p/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427.7624" calcext:value-type="float">
            <text:p>427.7624</text:p>
          </table:table-cell>
          <table:table-cell office:value-type="float" office:value="423.74835" calcext:value-type="float">
            <text:p>423.7483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05" calcext:value-type="float">
            <text:p>405</text:p>
          </table:table-cell>
          <table:table-cell/>
          <table:table-cell table:formula="of:=[.H40]/[.B40]-1" office:value-type="float" office:value="-0.0532127180883594" calcext:value-type="float">
            <text:p>-0.053</text:p>
          </table:table-cell>
          <table:table-cell table:formula="of:=[.E40]/[.C40]-1" office:value-type="float" office:value="0.0100334313986119" calcext:value-type="float">
            <text:p>0.010</text:p>
          </table:table-cell>
          <table:table-cell/>
          <table:table-cell table:formula="of:=[.C40]*(1+[.J40])" office:value-type="float" office:value="401.199548511043" calcext:value-type="float">
            <text:p>401.199548511043</text:p>
          </table:table-cell>
          <table:table-cell table:formula="of:=[.M40]/[.E40]-1" office:value-type="float" office:value="-0.0626178773106482" calcext:value-type="float">
            <text:p>-0.063</text:p>
          </table:table-cell>
          <table:table-cell table:formula="of:=INT([.M40]-[.$P$2])" office:value-type="float" office:value="376" calcext:value-type="float">
            <text:p>376</text:p>
          </table:table-cell>
          <table:table-cell/>
          <table:table-cell table:formula="of:=IF([.G40]&lt;[.O40]; [.O40]; &quot;&quot;)">
            <text:p/>
          </table:table-cell>
          <table:table-cell table:formula="of:=IF([.Q40]&lt;&gt;&quot;&quot;; [.E40]; &quot;&quot;)">
            <text:p/>
          </table:table-cell>
          <table:table-cell table:formula="of:=IF([.R40]&lt;&gt;&quot;&quot;; [.R40]-[.Q40]; &quot;&quot;)">
            <text:p/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440.45242" calcext:value-type="float">
            <text:p>440.45242</text:p>
          </table:table-cell>
          <table:table-cell office:value-type="float" office:value="436.11328" calcext:value-type="float">
            <text:p>436.11328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H41]/[.B41]-1" office:value-type="float" office:value="-0.0282718846226342" calcext:value-type="float">
            <text:p>-0.028</text:p>
          </table:table-cell>
          <table:table-cell table:formula="of:=[.E41]/[.C41]-1" office:value-type="float" office:value="-0.0208965890697022" calcext:value-type="float">
            <text:p>-0.021</text:p>
          </table:table-cell>
          <table:table-cell/>
          <table:table-cell table:formula="of:=[.C41]*(1+[.J41])" office:value-type="float" office:value="423.783535665441" calcext:value-type="float">
            <text:p>423.783535665441</text:p>
          </table:table-cell>
          <table:table-cell table:formula="of:=[.M41]/[.E41]-1" office:value-type="float" office:value="-0.00753270335962197" calcext:value-type="float">
            <text:p>-0.008</text:p>
          </table:table-cell>
          <table:table-cell table:formula="of:=INT([.M41]-[.$P$2])" office:value-type="float" office:value="398" calcext:value-type="float">
            <text:p>398</text:p>
          </table:table-cell>
          <table:table-cell/>
          <table:table-cell table:formula="of:=IF([.G41]&lt;[.O41]; [.O41]; &quot;&quot;)">
            <text:p/>
          </table:table-cell>
          <table:table-cell table:formula="of:=IF([.Q41]&lt;&gt;&quot;&quot;; [.E41]; &quot;&quot;)">
            <text:p/>
          </table:table-cell>
          <table:table-cell table:formula="of:=IF([.R41]&lt;&gt;&quot;&quot;; [.R41]-[.Q41]; &quot;&quot;)">
            <text:p/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450.17834" calcext:value-type="float">
            <text:p>450.17834</text:p>
          </table:table-cell>
          <table:table-cell office:value-type="float" office:value="445.3708" calcext:value-type="float">
            <text:p>445.370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H42]/[.B42]-1" office:value-type="float" office:value="-0.0181668891488649" calcext:value-type="float">
            <text:p>-0.018</text:p>
          </table:table-cell>
          <table:table-cell table:formula="of:=[.E42]/[.C42]-1" office:value-type="float" office:value="-0.0143044851615777" calcext:value-type="float">
            <text:p>-0.014</text:p>
          </table:table-cell>
          <table:table-cell/>
          <table:table-cell table:formula="of:=[.C42]*(1+[.J42])" office:value-type="float" office:value="437.279798046259" calcext:value-type="float">
            <text:p>437.279798046259</text:p>
          </table:table-cell>
          <table:table-cell table:formula="of:=[.M42]/[.E42]-1" office:value-type="float" office:value="-0.00391845547549274" calcext:value-type="float">
            <text:p>-0.004</text:p>
          </table:table-cell>
          <table:table-cell table:formula="of:=INT([.M42]-[.$P$2])" office:value-type="float" office:value="412" calcext:value-type="float">
            <text:p>412</text:p>
          </table:table-cell>
          <table:table-cell/>
          <table:table-cell table:formula="of:=IF([.G42]&lt;[.O42]; [.O42]; &quot;&quot;)">
            <text:p/>
          </table:table-cell>
          <table:table-cell table:formula="of:=IF([.Q42]&lt;&gt;&quot;&quot;; [.E42]; &quot;&quot;)">
            <text:p/>
          </table:table-cell>
          <table:table-cell table:formula="of:=IF([.R42]&lt;&gt;&quot;&quot;; [.R42]-[.Q42]; &quot;&quot;)">
            <text:p/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460.00812" calcext:value-type="float">
            <text:p>460.00812</text:p>
          </table:table-cell>
          <table:table-cell office:value-type="float" office:value="454.8911" calcext:value-type="float">
            <text:p>454.8911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H43]/[.B43]-1" office:value-type="float" office:value="-0.0391473959198808" calcext:value-type="float">
            <text:p>-0.039</text:p>
          </table:table-cell>
          <table:table-cell table:formula="of:=[.E43]/[.C43]-1" office:value-type="float" office:value="-0.0151489004731022" calcext:value-type="float">
            <text:p>-0.015</text:p>
          </table:table-cell>
          <table:table-cell/>
          <table:table-cell table:formula="of:=[.C43]*(1+[.J43])" office:value-type="float" office:value="437.08329800787" calcext:value-type="float">
            <text:p>437.08329800787</text:p>
          </table:table-cell>
          <table:table-cell table:formula="of:=[.M43]/[.E43]-1" office:value-type="float" office:value="-0.0243676383752903" calcext:value-type="float">
            <text:p>-0.024</text:p>
          </table:table-cell>
          <table:table-cell table:formula="of:=INT([.M43]-[.$P$2])" office:value-type="float" office:value="412" calcext:value-type="float">
            <text:p>412</text:p>
          </table:table-cell>
          <table:table-cell/>
          <table:table-cell table:formula="of:=IF([.G43]&lt;[.O43]; [.O43]; &quot;&quot;)">
            <text:p/>
          </table:table-cell>
          <table:table-cell table:formula="of:=IF([.Q43]&lt;&gt;&quot;&quot;; [.E43]; &quot;&quot;)">
            <text:p/>
          </table:table-cell>
          <table:table-cell table:formula="of:=IF([.R43]&lt;&gt;&quot;&quot;; [.R43]-[.Q43]; &quot;&quot;)">
            <text:p/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462.8259" calcext:value-type="float">
            <text:p>462.8259</text:p>
          </table:table-cell>
          <table:table-cell office:value-type="float" office:value="458.01028" calcext:value-type="float">
            <text:p>458.0102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H44]/[.B44]-1" office:value-type="float" office:value="-0.0493185450511736" calcext:value-type="float">
            <text:p>-0.049</text:p>
          </table:table-cell>
          <table:table-cell table:formula="of:=[.E44]/[.C44]-1" office:value-type="float" office:value="-0.0415062299475025" calcext:value-type="float">
            <text:p>-0.042</text:p>
          </table:table-cell>
          <table:table-cell/>
          <table:table-cell table:formula="of:=[.C44]*(1+[.J44])" office:value-type="float" office:value="435.421879371919" calcext:value-type="float">
            <text:p>435.421879371919</text:p>
          </table:table-cell>
          <table:table-cell table:formula="of:=[.M44]/[.E44]-1" office:value-type="float" office:value="-0.00815061646487614" calcext:value-type="float">
            <text:p>-0.008</text:p>
          </table:table-cell>
          <table:table-cell table:formula="of:=INT([.M44]-[.$P$2])" office:value-type="float" office:value="410" calcext:value-type="float">
            <text:p>410</text:p>
          </table:table-cell>
          <table:table-cell/>
          <table:table-cell table:formula="of:=IF([.G44]&lt;[.O44]; [.O44]; &quot;&quot;)">
            <text:p/>
          </table:table-cell>
          <table:table-cell table:formula="of:=IF([.Q44]&lt;&gt;&quot;&quot;; [.E44]; &quot;&quot;)">
            <text:p/>
          </table:table-cell>
          <table:table-cell table:formula="of:=IF([.R44]&lt;&gt;&quot;&quot;; [.R44]-[.Q44]; &quot;&quot;)">
            <text:p/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454.63422" calcext:value-type="float">
            <text:p>454.63422</text:p>
          </table:table-cell>
          <table:table-cell office:value-type="float" office:value="449.9261" calcext:value-type="float">
            <text:p>449.926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H45]/[.B45]-1" office:value-type="float" office:value="-0.0189915752492191" calcext:value-type="float">
            <text:p>-0.019</text:p>
          </table:table-cell>
          <table:table-cell table:formula="of:=[.E45]/[.C45]-1" office:value-type="float" office:value="-0.00428092524527923" calcext:value-type="float">
            <text:p>-0.004</text:p>
          </table:table-cell>
          <table:table-cell/>
          <table:table-cell table:formula="of:=[.C45]*(1+[.J45])" office:value-type="float" office:value="441.381294615262" calcext:value-type="float">
            <text:p>441.381294615262</text:p>
          </table:table-cell>
          <table:table-cell table:formula="of:=[.M45]/[.E45]-1" office:value-type="float" office:value="-0.0147738959480751" calcext:value-type="float">
            <text:p>-0.015</text:p>
          </table:table-cell>
          <table:table-cell table:formula="of:=INT([.M45]-[.$P$2])" office:value-type="float" office:value="416" calcext:value-type="float">
            <text:p>416</text:p>
          </table:table-cell>
          <table:table-cell/>
          <table:table-cell table:formula="of:=IF([.G45]&lt;[.O45]; [.O45]; &quot;&quot;)">
            <text:p/>
          </table:table-cell>
          <table:table-cell table:formula="of:=IF([.Q45]&lt;&gt;&quot;&quot;; [.E45]; &quot;&quot;)">
            <text:p/>
          </table:table-cell>
          <table:table-cell table:formula="of:=IF([.R45]&lt;&gt;&quot;&quot;; [.R45]-[.Q45]; &quot;&quot;)">
            <text:p/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466.20514" calcext:value-type="float">
            <text:p>466.20514</text:p>
          </table:table-cell>
          <table:table-cell office:value-type="float" office:value="461.48877" calcext:value-type="float">
            <text:p>461.4887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H46]/[.B46]-1" office:value-type="float" office:value="-0.0497745262954414" calcext:value-type="float">
            <text:p>-0.050</text:p>
          </table:table-cell>
          <table:table-cell table:formula="of:=[.E46]/[.C46]-1" office:value-type="float" office:value="-0.0292288152537276" calcext:value-type="float">
            <text:p>-0.029</text:p>
          </table:table-cell>
          <table:table-cell/>
          <table:table-cell table:formula="of:=[.C46]*(1+[.J46])" office:value-type="float" office:value="438.518385082584" calcext:value-type="float">
            <text:p>438.518385082584</text:p>
          </table:table-cell>
          <table:table-cell table:formula="of:=[.M46]/[.E46]-1" office:value-type="float" office:value="-0.0211643190120891" calcext:value-type="float">
            <text:p>-0.021</text:p>
          </table:table-cell>
          <table:table-cell table:formula="of:=INT([.M46]-[.$P$2])" office:value-type="float" office:value="413" calcext:value-type="float">
            <text:p>413</text:p>
          </table:table-cell>
          <table:table-cell/>
          <table:table-cell table:formula="of:=IF([.G46]&lt;[.O46]; [.O46]; &quot;&quot;)">
            <text:p/>
          </table:table-cell>
          <table:table-cell table:formula="of:=IF([.Q46]&lt;&gt;&quot;&quot;; [.E46]; &quot;&quot;)">
            <text:p/>
          </table:table-cell>
          <table:table-cell table:formula="of:=IF([.R46]&lt;&gt;&quot;&quot;; [.R46]-[.Q46]; &quot;&quot;)">
            <text:p/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462.43323" calcext:value-type="float">
            <text:p>462.43323</text:p>
          </table:table-cell>
          <table:table-cell office:value-type="float" office:value="457.63217" calcext:value-type="float">
            <text:p>457.63217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H47]/[.B47]-1" office:value-type="float" office:value="-0.02472406665066" calcext:value-type="float">
            <text:p>-0.025</text:p>
          </table:table-cell>
          <table:table-cell table:formula="of:=[.E47]/[.C47]-1" office:value-type="float" office:value="0.00735925098971957" calcext:value-type="float">
            <text:p>0.007</text:p>
          </table:table-cell>
          <table:table-cell/>
          <table:table-cell table:formula="of:=[.C47]*(1+[.J47])" office:value-type="float" office:value="446.317641727434" calcext:value-type="float">
            <text:p>446.317641727434</text:p>
          </table:table-cell>
          <table:table-cell table:formula="of:=[.M47]/[.E47]-1" office:value-type="float" office:value="-0.0318489333461305" calcext:value-type="float">
            <text:p>-0.032</text:p>
          </table:table-cell>
          <table:table-cell table:formula="of:=INT([.M47]-[.$P$2])" office:value-type="float" office:value="421" calcext:value-type="float">
            <text:p>421</text:p>
          </table:table-cell>
          <table:table-cell/>
          <table:table-cell table:formula="of:=IF([.G47]&lt;[.O47]; [.O47]; &quot;&quot;)">
            <text:p/>
          </table:table-cell>
          <table:table-cell table:formula="of:=IF([.Q47]&lt;&gt;&quot;&quot;; [.E47]; &quot;&quot;)">
            <text:p/>
          </table:table-cell>
          <table:table-cell table:formula="of:=IF([.R47]&lt;&gt;&quot;&quot;; [.R47]-[.Q47]; &quot;&quot;)">
            <text:p/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475.76224" calcext:value-type="float">
            <text:p>475.76224</text:p>
          </table:table-cell>
          <table:table-cell office:value-type="float" office:value="471.4558" calcext:value-type="float">
            <text:p>471.455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58" calcext:value-type="float">
            <text:p>458</text:p>
          </table:table-cell>
          <table:table-cell/>
          <table:table-cell table:formula="of:=[.H48]/[.B48]-1" office:value-type="float" office:value="-0.0373342785673786" calcext:value-type="float">
            <text:p>-0.037</text:p>
          </table:table-cell>
          <table:table-cell table:formula="of:=[.E48]/[.C48]-1" office:value-type="float" office:value="-0.000966792645249015" calcext:value-type="float">
            <text:p>-0.001</text:p>
          </table:table-cell>
          <table:table-cell/>
          <table:table-cell table:formula="of:=[.C48]*(1+[.J48])" office:value-type="float" office:value="453.854337830594" calcext:value-type="float">
            <text:p>453.854337830594</text:p>
          </table:table-cell>
          <table:table-cell table:formula="of:=[.M48]/[.E48]-1" office:value-type="float" office:value="-0.0364026797651938" calcext:value-type="float">
            <text:p>-0.036</text:p>
          </table:table-cell>
          <table:table-cell table:formula="of:=INT([.M48]-[.$P$2])" office:value-type="float" office:value="428" calcext:value-type="float">
            <text:p>428</text:p>
          </table:table-cell>
          <table:table-cell/>
          <table:table-cell table:formula="of:=IF([.G48]&lt;[.O48]; [.O48]; &quot;&quot;)">
            <text:p/>
          </table:table-cell>
          <table:table-cell table:formula="of:=IF([.Q48]&lt;&gt;&quot;&quot;; [.E48]; &quot;&quot;)">
            <text:p/>
          </table:table-cell>
          <table:table-cell table:formula="of:=IF([.R48]&lt;&gt;&quot;&quot;; [.R48]-[.Q48]; &quot;&quot;)">
            <text:p/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479.5682" calcext:value-type="float">
            <text:p>479.5682</text:p>
          </table:table-cell>
          <table:table-cell office:value-type="float" office:value="475.19153" calcext:value-type="float">
            <text:p>475.1915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H49]/[.B49]-1" office:value-type="float" office:value="-0.0220369073679197" calcext:value-type="float">
            <text:p>-0.022</text:p>
          </table:table-cell>
          <table:table-cell table:formula="of:=[.E49]/[.C49]-1" office:value-type="float" office:value="-0.0151339608262798" calcext:value-type="float">
            <text:p>-0.015</text:p>
          </table:table-cell>
          <table:table-cell/>
          <table:table-cell table:formula="of:=[.C49]*(1+[.J49])" office:value-type="float" office:value="464.71977827137" calcext:value-type="float">
            <text:p>464.71977827137</text:p>
          </table:table-cell>
          <table:table-cell table:formula="of:=[.M49]/[.E49]-1" office:value-type="float" office:value="-0.00700902078767107" calcext:value-type="float">
            <text:p>-0.007</text:p>
          </table:table-cell>
          <table:table-cell table:formula="of:=INT([.M49]-[.$P$2])" office:value-type="float" office:value="439" calcext:value-type="float">
            <text:p>439</text:p>
          </table:table-cell>
          <table:table-cell/>
          <table:table-cell table:formula="of:=IF([.G49]&lt;[.O49]; [.O49]; &quot;&quot;)">
            <text:p/>
          </table:table-cell>
          <table:table-cell table:formula="of:=IF([.Q49]&lt;&gt;&quot;&quot;; [.E49]; &quot;&quot;)">
            <text:p/>
          </table:table-cell>
          <table:table-cell table:formula="of:=IF([.R49]&lt;&gt;&quot;&quot;; [.R49]-[.Q49]; &quot;&quot;)">
            <text:p/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481.67178" calcext:value-type="float">
            <text:p>481.67178</text:p>
          </table:table-cell>
          <table:table-cell office:value-type="float" office:value="477.4512" calcext:value-type="float">
            <text:p>477.451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H50]/[.B50]-1" office:value-type="float" office:value="0.0276707512323018" calcext:value-type="float">
            <text:p>0.028</text:p>
          </table:table-cell>
          <table:table-cell table:formula="of:=[.E50]/[.C50]-1" office:value-type="float" office:value="0.0723609030619257" calcext:value-type="float">
            <text:p>0.072</text:p>
          </table:table-cell>
          <table:table-cell/>
          <table:table-cell table:formula="of:=[.C50]*(1+[.J50])" office:value-type="float" office:value="490.662633380764" calcext:value-type="float">
            <text:p>490.662633380764</text:p>
          </table:table-cell>
          <table:table-cell table:formula="of:=[.M50]/[.E50]-1" office:value-type="float" office:value="-0.0416745441781954" calcext:value-type="float">
            <text:p>-0.042</text:p>
          </table:table-cell>
          <table:table-cell table:formula="of:=INT([.M50]-[.$P$2])" office:value-type="float" office:value="465" calcext:value-type="float">
            <text:p>465</text:p>
          </table:table-cell>
          <table:table-cell/>
          <table:table-cell table:formula="of:=IF([.G50]&lt;[.O50]; [.O50]; &quot;&quot;)">
            <text:p/>
          </table:table-cell>
          <table:table-cell table:formula="of:=IF([.Q50]&lt;&gt;&quot;&quot;; [.E50]; &quot;&quot;)">
            <text:p/>
          </table:table-cell>
          <table:table-cell table:formula="of:=IF([.R50]&lt;&gt;&quot;&quot;; [.R50]-[.Q50]; &quot;&quot;)">
            <text:p/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521.4222" calcext:value-type="float">
            <text:p>521.4222</text:p>
          </table:table-cell>
          <table:table-cell office:value-type="float" office:value="517.2397" calcext:value-type="float">
            <text:p>517.2397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H51]/[.B51]-1" office:value-type="float" office:value="-0.0219058567126601" calcext:value-type="float">
            <text:p>-0.022</text:p>
          </table:table-cell>
          <table:table-cell table:formula="of:=[.E51]/[.C51]-1" office:value-type="float" office:value="-0.000463421504575123" calcext:value-type="float">
            <text:p>0.000</text:p>
          </table:table-cell>
          <table:table-cell/>
          <table:table-cell table:formula="of:=[.C51]*(1+[.J51])" office:value-type="float" office:value="505.909121245701" calcext:value-type="float">
            <text:p>505.909121245701</text:p>
          </table:table-cell>
          <table:table-cell table:formula="of:=[.M51]/[.E51]-1" office:value-type="float" office:value="-0.0214523767007724" calcext:value-type="float">
            <text:p>-0.021</text:p>
          </table:table-cell>
          <table:table-cell table:formula="of:=INT([.M51]-[.$P$2])" office:value-type="float" office:value="480" calcext:value-type="float">
            <text:p>480</text:p>
          </table:table-cell>
          <table:table-cell/>
          <table:table-cell table:formula="of:=IF([.G51]&lt;[.O51]; [.O51]; &quot;&quot;)">
            <text:p/>
          </table:table-cell>
          <table:table-cell table:formula="of:=IF([.Q51]&lt;&gt;&quot;&quot;; [.E51]; &quot;&quot;)">
            <text:p/>
          </table:table-cell>
          <table:table-cell table:formula="of:=IF([.R51]&lt;&gt;&quot;&quot;; [.R51]-[.Q51]; &quot;&quot;)">
            <text:p/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520.646" calcext:value-type="float">
            <text:p>520.646</text:p>
          </table:table-cell>
          <table:table-cell office:value-type="float" office:value="515.96655" calcext:value-type="float">
            <text:p>515.96655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H52]/[.B52]-1" office:value-type="float" office:value="-0.0242890562877655" calcext:value-type="float">
            <text:p>-0.024</text:p>
          </table:table-cell>
          <table:table-cell table:formula="of:=[.E52]/[.C52]-1" office:value-type="float" office:value="-0.0173781614331394" calcext:value-type="float">
            <text:p>-0.017</text:p>
          </table:table-cell>
          <table:table-cell/>
          <table:table-cell table:formula="of:=[.C52]*(1+[.J52])" office:value-type="float" office:value="503.434209424446" calcext:value-type="float">
            <text:p>503.434209424446</text:p>
          </table:table-cell>
          <table:table-cell table:formula="of:=[.M52]/[.E52]-1" office:value-type="float" office:value="-0.00703311750602398" calcext:value-type="float">
            <text:p>-0.007</text:p>
          </table:table-cell>
          <table:table-cell table:formula="of:=INT([.M52]-[.$P$2])" office:value-type="float" office:value="478" calcext:value-type="float">
            <text:p>478</text:p>
          </table:table-cell>
          <table:table-cell/>
          <table:table-cell table:formula="of:=IF([.G52]&lt;[.O52]; [.O52]; &quot;&quot;)">
            <text:p/>
          </table:table-cell>
          <table:table-cell table:formula="of:=IF([.Q52]&lt;&gt;&quot;&quot;; [.E52]; &quot;&quot;)">
            <text:p/>
          </table:table-cell>
          <table:table-cell table:formula="of:=IF([.R52]&lt;&gt;&quot;&quot;; [.R52]-[.Q52]; &quot;&quot;)">
            <text:p/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518.15015" calcext:value-type="float">
            <text:p>518.15015</text:p>
          </table:table-cell>
          <table:table-cell office:value-type="float" office:value="513.77405" calcext:value-type="float">
            <text:p>513.77405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H53]/[.B53]-1" office:value-type="float" office:value="-0.0157293209313942" calcext:value-type="float">
            <text:p>-0.016</text:p>
          </table:table-cell>
          <table:table-cell table:formula="of:=[.E53]/[.C53]-1" office:value-type="float" office:value="-0.0131848815641817" calcext:value-type="float">
            <text:p>-0.013</text:p>
          </table:table-cell>
          <table:table-cell/>
          <table:table-cell table:formula="of:=[.C53]*(1+[.J53])" office:value-type="float" office:value="505.692733081328" calcext:value-type="float">
            <text:p>505.692733081328</text:p>
          </table:table-cell>
          <table:table-cell table:formula="of:=[.M53]/[.E53]-1" office:value-type="float" office:value="-0.0025784357370261" calcext:value-type="float">
            <text:p>-0.003</text:p>
          </table:table-cell>
          <table:table-cell table:formula="of:=INT([.M53]-[.$P$2])" office:value-type="float" office:value="480" calcext:value-type="float">
            <text:p>480</text:p>
          </table:table-cell>
          <table:table-cell/>
          <table:table-cell table:formula="of:=IF([.G53]&lt;[.O53]; [.O53]; &quot;&quot;)">
            <text:p/>
          </table:table-cell>
          <table:table-cell table:formula="of:=IF([.Q53]&lt;&gt;&quot;&quot;; [.E53]; &quot;&quot;)">
            <text:p/>
          </table:table-cell>
          <table:table-cell table:formula="of:=IF([.R53]&lt;&gt;&quot;&quot;; [.R53]-[.Q53]; &quot;&quot;)">
            <text:p/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519.80743" calcext:value-type="float">
            <text:p>519.80743</text:p>
          </table:table-cell>
          <table:table-cell office:value-type="float" office:value="515.631" calcext:value-type="float">
            <text:p>515.63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H54]/[.B54]-1" office:value-type="float" office:value="-0.0207912187788465" calcext:value-type="float">
            <text:p>-0.021</text:p>
          </table:table-cell>
          <table:table-cell table:formula="of:=[.E54]/[.C54]-1" office:value-type="float" office:value="-0.0186780856853059" calcext:value-type="float">
            <text:p>-0.019</text:p>
          </table:table-cell>
          <table:table-cell/>
          <table:table-cell table:formula="of:=[.C54]*(1+[.J54])" office:value-type="float" office:value="504.910403069845" calcext:value-type="float">
            <text:p>504.910403069845</text:p>
          </table:table-cell>
          <table:table-cell table:formula="of:=[.M54]/[.E54]-1" office:value-type="float" office:value="-0.00215335361690794" calcext:value-type="float">
            <text:p>-0.002</text:p>
          </table:table-cell>
          <table:table-cell table:formula="of:=INT([.M54]-[.$P$2])" office:value-type="float" office:value="479" calcext:value-type="float">
            <text:p>479</text:p>
          </table:table-cell>
          <table:table-cell/>
          <table:table-cell table:formula="of:=IF([.G54]&lt;[.O54]; [.O54]; &quot;&quot;)">
            <text:p/>
          </table:table-cell>
          <table:table-cell table:formula="of:=IF([.Q54]&lt;&gt;&quot;&quot;; [.E54]; &quot;&quot;)">
            <text:p/>
          </table:table-cell>
          <table:table-cell table:formula="of:=IF([.R54]&lt;&gt;&quot;&quot;; [.R54]-[.Q54]; &quot;&quot;)">
            <text:p/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517.1681" calcext:value-type="float">
            <text:p>517.1681</text:p>
          </table:table-cell>
          <table:table-cell office:value-type="float" office:value="513.0773" calcext:value-type="float">
            <text:p>513.077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H55]/[.B55]-1" office:value-type="float" office:value="-0.0254619339437215" calcext:value-type="float">
            <text:p>-0.025</text:p>
          </table:table-cell>
          <table:table-cell table:formula="of:=[.E55]/[.C55]-1" office:value-type="float" office:value="-0.0215899241693211" calcext:value-type="float">
            <text:p>-0.022</text:p>
          </table:table-cell>
          <table:table-cell/>
          <table:table-cell table:formula="of:=[.C55]*(1+[.J55])" office:value-type="float" office:value="500.013359679377" calcext:value-type="float">
            <text:p>500.013359679377</text:p>
          </table:table-cell>
          <table:table-cell table:formula="of:=[.M55]/[.E55]-1" office:value-type="float" office:value="-0.00395745083789434" calcext:value-type="float">
            <text:p>-0.004</text:p>
          </table:table-cell>
          <table:table-cell table:formula="of:=INT([.M55]-[.$P$2])" office:value-type="float" office:value="475" calcext:value-type="float">
            <text:p>475</text:p>
          </table:table-cell>
          <table:table-cell/>
          <table:table-cell table:formula="of:=IF([.G55]&lt;[.O55]; [.O55]; &quot;&quot;)">
            <text:p/>
          </table:table-cell>
          <table:table-cell table:formula="of:=IF([.Q55]&lt;&gt;&quot;&quot;; [.E55]; &quot;&quot;)">
            <text:p/>
          </table:table-cell>
          <table:table-cell table:formula="of:=IF([.R55]&lt;&gt;&quot;&quot;; [.R55]-[.Q55]; &quot;&quot;)">
            <text:p/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513.717" calcext:value-type="float">
            <text:p>513.717</text:p>
          </table:table-cell>
          <table:table-cell office:value-type="float" office:value="509.83218" calcext:value-type="float">
            <text:p>509.83218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501" calcext:value-type="float">
            <text:p>50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H56]/[.B56]-1" office:value-type="float" office:value="0.00249748402330474" calcext:value-type="float">
            <text:p>0.002</text:p>
          </table:table-cell>
          <table:table-cell table:formula="of:=[.E56]/[.C56]-1" office:value-type="float" office:value="-0.00555512207958309" calcext:value-type="float">
            <text:p>-0.006</text:p>
          </table:table-cell>
          <table:table-cell/>
          <table:table-cell table:formula="of:=[.C56]*(1+[.J56])" office:value-type="float" office:value="511.105477724117" calcext:value-type="float">
            <text:p>511.105477724117</text:p>
          </table:table-cell>
          <table:table-cell table:formula="of:=[.M56]/[.E56]-1" office:value-type="float" office:value="0.00809758919944104" calcext:value-type="float">
            <text:p>0.008</text:p>
          </table:table-cell>
          <table:table-cell table:formula="of:=INT([.M56]-[.$P$2])" office:value-type="float" office:value="486" calcext:value-type="float">
            <text:p>486</text:p>
          </table:table-cell>
          <table:table-cell/>
          <table:table-cell table:formula="of:=IF([.G56]&lt;[.O56]; [.O56]; &quot;&quot;)">
            <text:p/>
          </table:table-cell>
          <table:table-cell table:formula="of:=IF([.Q56]&lt;&gt;&quot;&quot;; [.E56]; &quot;&quot;)">
            <text:p/>
          </table:table-cell>
          <table:table-cell table:formula="of:=IF([.R56]&lt;&gt;&quot;&quot;; [.R56]-[.Q56]; &quot;&quot;)">
            <text:p/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518.547" calcext:value-type="float">
            <text:p>518.547</text:p>
          </table:table-cell>
          <table:table-cell office:value-type="float" office:value="515.09076" calcext:value-type="float">
            <text:p>515.09076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formula="of:=[.H57]/[.B57]-1" office:value-type="float" office:value="-0.0319103186403548" calcext:value-type="float">
            <text:p>-0.032</text:p>
          </table:table-cell>
          <table:table-cell table:formula="of:=[.E57]/[.C57]-1" office:value-type="float" office:value="-0.000176201957107658" calcext:value-type="float">
            <text:p>0.000</text:p>
          </table:table-cell>
          <table:table-cell/>
          <table:table-cell table:formula="of:=[.C57]*(1+[.J57])" office:value-type="float" office:value="498.654049719698" calcext:value-type="float">
            <text:p>498.654049719698</text:p>
          </table:table-cell>
          <table:table-cell table:formula="of:=[.M57]/[.E57]-1" office:value-type="float" office:value="-0.0317397092821408" calcext:value-type="float">
            <text:p>-0.032</text:p>
          </table:table-cell>
          <table:table-cell table:formula="of:=INT([.M57]-[.$P$2])" office:value-type="float" office:value="473" calcext:value-type="float">
            <text:p>473</text:p>
          </table:table-cell>
          <table:table-cell/>
          <table:table-cell table:formula="of:=IF([.G57]&lt;[.O57]; [.O57]; &quot;&quot;)">
            <text:p/>
          </table:table-cell>
          <table:table-cell table:formula="of:=IF([.Q57]&lt;&gt;&quot;&quot;; [.E57]; &quot;&quot;)">
            <text:p/>
          </table:table-cell>
          <table:table-cell table:formula="of:=IF([.R57]&lt;&gt;&quot;&quot;; [.R57]-[.Q57]; &quot;&quot;)">
            <text:p/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519.5493" calcext:value-type="float">
            <text:p>519.5493</text:p>
          </table:table-cell>
          <table:table-cell office:value-type="float" office:value="515.6161" calcext:value-type="float">
            <text:p>515.6161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H58]/[.B58]-1" office:value-type="float" office:value="0.000867482643129414" calcext:value-type="float">
            <text:p>0.001</text:p>
          </table:table-cell>
          <table:table-cell table:formula="of:=[.E58]/[.C58]-1" office:value-type="float" office:value="0.0181993929204307" calcext:value-type="float">
            <text:p>0.018</text:p>
          </table:table-cell>
          <table:table-cell/>
          <table:table-cell table:formula="of:=[.C58]*(1+[.J58])" office:value-type="float" office:value="516.063388017268" calcext:value-type="float">
            <text:p>516.063388017268</text:p>
          </table:table-cell>
          <table:table-cell table:formula="of:=[.M58]/[.E58]-1" office:value-type="float" office:value="-0.0170221180623465" calcext:value-type="float">
            <text:p>-0.017</text:p>
          </table:table-cell>
          <table:table-cell table:formula="of:=INT([.M58]-[.$P$2])" office:value-type="float" office:value="491" calcext:value-type="float">
            <text:p>491</text:p>
          </table:table-cell>
          <table:table-cell/>
          <table:table-cell table:formula="of:=IF([.G58]&lt;[.O58]; [.O58]; &quot;&quot;)">
            <text:p/>
          </table:table-cell>
          <table:table-cell table:formula="of:=IF([.Q58]&lt;&gt;&quot;&quot;; [.E58]; &quot;&quot;)">
            <text:p/>
          </table:table-cell>
          <table:table-cell table:formula="of:=IF([.R58]&lt;&gt;&quot;&quot;; [.R58]-[.Q58]; &quot;&quot;)">
            <text:p/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36.0278" calcext:value-type="float">
            <text:p>536.0278</text:p>
          </table:table-cell>
          <table:table-cell office:value-type="float" office:value="532.0898" calcext:value-type="float">
            <text:p>532.089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H59]/[.B59]-1" office:value-type="float" office:value="-0.0149764620417074" calcext:value-type="float">
            <text:p>-0.015</text:p>
          </table:table-cell>
          <table:table-cell table:formula="of:=[.E59]/[.C59]-1" office:value-type="float" office:value="-0.0095656785753081" calcext:value-type="float">
            <text:p>-0.010</text:p>
          </table:table-cell>
          <table:table-cell/>
          <table:table-cell table:formula="of:=[.C59]*(1+[.J59])" office:value-type="float" office:value="524.12097730752" calcext:value-type="float">
            <text:p>524.12097730752</text:p>
          </table:table-cell>
          <table:table-cell table:formula="of:=[.M59]/[.E59]-1" office:value-type="float" office:value="-0.00546304116220053" calcext:value-type="float">
            <text:p>-0.005</text:p>
          </table:table-cell>
          <table:table-cell table:formula="of:=INT([.M59]-[.$P$2])" office:value-type="float" office:value="499" calcext:value-type="float">
            <text:p>499</text:p>
          </table:table-cell>
          <table:table-cell/>
          <table:table-cell table:formula="of:=IF([.G59]&lt;[.O59]; [.O59]; &quot;&quot;)">
            <text:p/>
          </table:table-cell>
          <table:table-cell table:formula="of:=IF([.Q59]&lt;&gt;&quot;&quot;; [.E59]; &quot;&quot;)">
            <text:p/>
          </table:table-cell>
          <table:table-cell table:formula="of:=IF([.R59]&lt;&gt;&quot;&quot;; [.R59]-[.Q59]; &quot;&quot;)">
            <text:p/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533.61554" calcext:value-type="float">
            <text:p>533.61554</text:p>
          </table:table-cell>
          <table:table-cell office:value-type="float" office:value="529.9826" calcext:value-type="float">
            <text:p>529.982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H60]/[.B60]-1" office:value-type="float" office:value="-0.023641627828155" calcext:value-type="float">
            <text:p>-0.024</text:p>
          </table:table-cell>
          <table:table-cell table:formula="of:=[.E60]/[.C60]-1" office:value-type="float" office:value="-0.00374087753069641" calcext:value-type="float">
            <text:p>-0.004</text:p>
          </table:table-cell>
          <table:table-cell/>
          <table:table-cell table:formula="of:=[.C60]*(1+[.J60])" office:value-type="float" office:value="517.452948615402" calcext:value-type="float">
            <text:p>517.452948615402</text:p>
          </table:table-cell>
          <table:table-cell table:formula="of:=[.M60]/[.E60]-1" office:value-type="float" office:value="-0.0199754761071931" calcext:value-type="float">
            <text:p>-0.020</text:p>
          </table:table-cell>
          <table:table-cell table:formula="of:=INT([.M60]-[.$P$2])" office:value-type="float" office:value="492" calcext:value-type="float">
            <text:p>492</text:p>
          </table:table-cell>
          <table:table-cell/>
          <table:table-cell table:formula="of:=IF([.G60]&lt;[.O60]; [.O60]; &quot;&quot;)">
            <text:p/>
          </table:table-cell>
          <table:table-cell table:formula="of:=IF([.Q60]&lt;&gt;&quot;&quot;; [.E60]; &quot;&quot;)">
            <text:p/>
          </table:table-cell>
          <table:table-cell table:formula="of:=IF([.R60]&lt;&gt;&quot;&quot;; [.R60]-[.Q60]; &quot;&quot;)">
            <text:p/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534.9832" calcext:value-type="float">
            <text:p>534.9832</text:p>
          </table:table-cell>
          <table:table-cell office:value-type="float" office:value="531.13446" calcext:value-type="float">
            <text:p>531.1344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H61]/[.B61]-1" office:value-type="float" office:value="0.0000314028552672596" calcext:value-type="float">
            <text:p>0.000</text:p>
          </table:table-cell>
          <table:table-cell table:formula="of:=[.E61]/[.C61]-1" office:value-type="float" office:value="0.00727789343587304" calcext:value-type="float">
            <text:p>0.007</text:p>
          </table:table-cell>
          <table:table-cell/>
          <table:table-cell table:formula="of:=[.C61]*(1+[.J61])" office:value-type="float" office:value="531.151139138575" calcext:value-type="float">
            <text:p>531.151139138575</text:p>
          </table:table-cell>
          <table:table-cell table:formula="of:=[.M61]/[.E61]-1" office:value-type="float" office:value="-0.00719413245126188" calcext:value-type="float">
            <text:p>-0.007</text:p>
          </table:table-cell>
          <table:table-cell table:formula="of:=INT([.M61]-[.$P$2])" office:value-type="float" office:value="506" calcext:value-type="float">
            <text:p>506</text:p>
          </table:table-cell>
          <table:table-cell/>
          <table:table-cell table:formula="of:=IF([.G61]&lt;[.O61]; [.O61]; &quot;&quot;)">
            <text:p/>
          </table:table-cell>
          <table:table-cell table:formula="of:=IF([.Q61]&lt;&gt;&quot;&quot;; [.E61]; &quot;&quot;)">
            <text:p/>
          </table:table-cell>
          <table:table-cell table:formula="of:=IF([.R61]&lt;&gt;&quot;&quot;; [.R61]-[.Q61]; &quot;&quot;)">
            <text:p/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549.44604" calcext:value-type="float">
            <text:p>549.44604</text:p>
          </table:table-cell>
          <table:table-cell office:value-type="float" office:value="545.8719" calcext:value-type="float">
            <text:p>545.8719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H62]/[.B62]-1" office:value-type="float" office:value="-0.0226519787093198" calcext:value-type="float">
            <text:p>-0.023</text:p>
          </table:table-cell>
          <table:table-cell table:formula="of:=[.E62]/[.C62]-1" office:value-type="float" office:value="-0.0180846458665486" calcext:value-type="float">
            <text:p>-0.018</text:p>
          </table:table-cell>
          <table:table-cell/>
          <table:table-cell table:formula="of:=[.C62]*(1+[.J62])" office:value-type="float" office:value="533.506821343184" calcext:value-type="float">
            <text:p>533.506821343184</text:p>
          </table:table-cell>
          <table:table-cell table:formula="of:=[.M62]/[.E62]-1" office:value-type="float" office:value="-0.00465145271794032" calcext:value-type="float">
            <text:p>-0.005</text:p>
          </table:table-cell>
          <table:table-cell table:formula="of:=INT([.M62]-[.$P$2])" office:value-type="float" office:value="508" calcext:value-type="float">
            <text:p>508</text:p>
          </table:table-cell>
          <table:table-cell/>
          <table:table-cell table:formula="of:=IF([.G62]&lt;[.O62]; [.O62]; &quot;&quot;)">
            <text:p/>
          </table:table-cell>
          <table:table-cell table:formula="of:=IF([.Q62]&lt;&gt;&quot;&quot;; [.E62]; &quot;&quot;)">
            <text:p/>
          </table:table-cell>
          <table:table-cell table:formula="of:=IF([.R62]&lt;&gt;&quot;&quot;; [.R62]-[.Q62]; &quot;&quot;)">
            <text:p/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547.1301" calcext:value-type="float">
            <text:p>547.1301</text:p>
          </table:table-cell>
          <table:table-cell office:value-type="float" office:value="543.7795" calcext:value-type="float">
            <text:p>543.7795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H63]/[.B63]-1" office:value-type="float" office:value="-0.0495861953125957" calcext:value-type="float">
            <text:p>-0.050</text:p>
          </table:table-cell>
          <table:table-cell table:formula="of:=[.E63]/[.C63]-1" office:value-type="float" office:value="-0.021662273035302" calcext:value-type="float">
            <text:p>-0.022</text:p>
          </table:table-cell>
          <table:table-cell/>
          <table:table-cell table:formula="of:=[.C63]*(1+[.J63])" office:value-type="float" office:value="516.815543506014" calcext:value-type="float">
            <text:p>516.815543506014</text:p>
          </table:table-cell>
          <table:table-cell table:formula="of:=[.M63]/[.E63]-1" office:value-type="float" office:value="-0.0285422114548602" calcext:value-type="float">
            <text:p>-0.029</text:p>
          </table:table-cell>
          <table:table-cell table:formula="of:=INT([.M63]-[.$P$2])" office:value-type="float" office:value="491" calcext:value-type="float">
            <text:p>491</text:p>
          </table:table-cell>
          <table:table-cell/>
          <table:table-cell table:formula="of:=IF([.G63]&lt;[.O63]; [.O63]; &quot;&quot;)">
            <text:p/>
          </table:table-cell>
          <table:table-cell table:formula="of:=IF([.Q63]&lt;&gt;&quot;&quot;; [.E63]; &quot;&quot;)">
            <text:p/>
          </table:table-cell>
          <table:table-cell table:formula="of:=IF([.R63]&lt;&gt;&quot;&quot;; [.R63]-[.Q63]; &quot;&quot;)">
            <text:p/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530.45135" calcext:value-type="float">
            <text:p>530.45135</text:p>
          </table:table-cell>
          <table:table-cell office:value-type="float" office:value="527.31274" calcext:value-type="float">
            <text:p>527.31274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H64]/[.B64]-1" office:value-type="float" office:value="0.00668986892011869" calcext:value-type="float">
            <text:p>0.007</text:p>
          </table:table-cell>
          <table:table-cell table:formula="of:=[.E64]/[.C64]-1" office:value-type="float" office:value="0.00319973304646504" calcext:value-type="float">
            <text:p>0.003</text:p>
          </table:table-cell>
          <table:table-cell/>
          <table:table-cell table:formula="of:=[.C64]*(1+[.J64])" office:value-type="float" office:value="530.840393110509" calcext:value-type="float">
            <text:p>530.840393110509</text:p>
          </table:table-cell>
          <table:table-cell table:formula="of:=[.M64]/[.E64]-1" office:value-type="float" office:value="0.00347900398961931" calcext:value-type="float">
            <text:p>0.003</text:p>
          </table:table-cell>
          <table:table-cell table:formula="of:=INT([.M64]-[.$P$2])" office:value-type="float" office:value="505" calcext:value-type="float">
            <text:p>505</text:p>
          </table:table-cell>
          <table:table-cell/>
          <table:table-cell table:formula="of:=IF([.G64]&lt;[.O64]; [.O64]; &quot;&quot;)">
            <text:p/>
          </table:table-cell>
          <table:table-cell table:formula="of:=IF([.Q64]&lt;&gt;&quot;&quot;; [.E64]; &quot;&quot;)">
            <text:p/>
          </table:table-cell>
          <table:table-cell table:formula="of:=IF([.R64]&lt;&gt;&quot;&quot;; [.R64]-[.Q64]; &quot;&quot;)">
            <text:p/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539.6139" calcext:value-type="float">
            <text:p>539.6139</text:p>
          </table:table-cell>
          <table:table-cell office:value-type="float" office:value="536.63165" calcext:value-type="float">
            <text:p>536.63165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H65]/[.B65]-1" office:value-type="float" office:value="-0.0196694340156914" calcext:value-type="float">
            <text:p>-0.020</text:p>
          </table:table-cell>
          <table:table-cell table:formula="of:=[.E65]/[.C65]-1" office:value-type="float" office:value="-0.00676749125773712" calcext:value-type="float">
            <text:p>-0.007</text:p>
          </table:table-cell>
          <table:table-cell/>
          <table:table-cell table:formula="of:=[.C65]*(1+[.J65])" office:value-type="float" office:value="526.076409169593" calcext:value-type="float">
            <text:p>526.076409169593</text:p>
          </table:table-cell>
          <table:table-cell table:formula="of:=[.M65]/[.E65]-1" office:value-type="float" office:value="-0.0129898514641775" calcext:value-type="float">
            <text:p>-0.013</text:p>
          </table:table-cell>
          <table:table-cell table:formula="of:=INT([.M65]-[.$P$2])" office:value-type="float" office:value="501" calcext:value-type="float">
            <text:p>501</text:p>
          </table:table-cell>
          <table:table-cell/>
          <table:table-cell table:formula="of:=IF([.G65]&lt;[.O65]; [.O65]; &quot;&quot;)">
            <text:p/>
          </table:table-cell>
          <table:table-cell table:formula="of:=IF([.Q65]&lt;&gt;&quot;&quot;; [.E65]; &quot;&quot;)">
            <text:p/>
          </table:table-cell>
          <table:table-cell table:formula="of:=IF([.R65]&lt;&gt;&quot;&quot;; [.R65]-[.Q65]; &quot;&quot;)">
            <text:p/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541.0706" calcext:value-type="float">
            <text:p>541.0706</text:p>
          </table:table-cell>
          <table:table-cell office:value-type="float" office:value="537.99384" calcext:value-type="float">
            <text:p>537.99384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H66]/[.B66]-1" office:value-type="float" office:value="-0.0112196079402578" calcext:value-type="float">
            <text:p>-0.011</text:p>
          </table:table-cell>
          <table:table-cell table:formula="of:=[.E66]/[.C66]-1" office:value-type="float" office:value="-0.0185761234738301" calcext:value-type="float">
            <text:p>-0.019</text:p>
          </table:table-cell>
          <table:table-cell/>
          <table:table-cell table:formula="of:=[.C66]*(1+[.J66])" office:value-type="float" office:value="531.957760040926" calcext:value-type="float">
            <text:p>531.957760040926</text:p>
          </table:table-cell>
          <table:table-cell table:formula="of:=[.M66]/[.E66]-1" office:value-type="float" office:value="0.00749575765326949" calcext:value-type="float">
            <text:p>0.007</text:p>
          </table:table-cell>
          <table:table-cell table:formula="of:=INT([.M66]-[.$P$2])" office:value-type="float" office:value="506" calcext:value-type="float">
            <text:p>506</text:p>
          </table:table-cell>
          <table:table-cell/>
          <table:table-cell table:formula="of:=IF([.G66]&lt;[.O66]; [.O66]; &quot;&quot;)">
            <text:p/>
          </table:table-cell>
          <table:table-cell table:formula="of:=IF([.Q66]&lt;&gt;&quot;&quot;; [.E66]; &quot;&quot;)">
            <text:p/>
          </table:table-cell>
          <table:table-cell table:formula="of:=IF([.R66]&lt;&gt;&quot;&quot;; [.R66]-[.Q66]; &quot;&quot;)">
            <text:p/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38.1185" calcext:value-type="float">
            <text:p>538.1185</text:p>
          </table:table-cell>
          <table:table-cell office:value-type="float" office:value="535.1932" calcext:value-type="float">
            <text:p>535.193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H67]/[.B67]-1" office:value-type="float" office:value="-0.013228498927281" calcext:value-type="float">
            <text:p>-0.013</text:p>
          </table:table-cell>
          <table:table-cell table:formula="of:=[.E67]/[.C67]-1" office:value-type="float" office:value="-0.013440380034724" calcext:value-type="float">
            <text:p>-0.013</text:p>
          </table:table-cell>
          <table:table-cell/>
          <table:table-cell table:formula="of:=[.C67]*(1+[.J67])" office:value-type="float" office:value="528.113397327912" calcext:value-type="float">
            <text:p>528.113397327912</text:p>
          </table:table-cell>
          <table:table-cell table:formula="of:=[.M67]/[.E67]-1" office:value-type="float" office:value="0.000214767666500082" calcext:value-type="float">
            <text:p>0.000</text:p>
          </table:table-cell>
          <table:table-cell table:formula="of:=INT([.M67]-[.$P$2])" office:value-type="float" office:value="503" calcext:value-type="float">
            <text:p>503</text:p>
          </table:table-cell>
          <table:table-cell/>
          <table:table-cell table:formula="of:=IF([.G67]&lt;[.O67]; [.O67]; &quot;&quot;)">
            <text:p/>
          </table:table-cell>
          <table:table-cell table:formula="of:=IF([.Q67]&lt;&gt;&quot;&quot;; [.E67]; &quot;&quot;)">
            <text:p/>
          </table:table-cell>
          <table:table-cell table:formula="of:=IF([.R67]&lt;&gt;&quot;&quot;; [.R67]-[.Q67]; &quot;&quot;)">
            <text:p/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39.8352" calcext:value-type="float">
            <text:p>539.8352</text:p>
          </table:table-cell>
          <table:table-cell office:value-type="float" office:value="536.4239" calcext:value-type="float">
            <text:p>536.4239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H68]/[.B68]-1" office:value-type="float" office:value="-0.0293333965625064" calcext:value-type="float">
            <text:p>-0.029</text:p>
          </table:table-cell>
          <table:table-cell table:formula="of:=[.E68]/[.C68]-1" office:value-type="float" office:value="-0.0268889958109622" calcext:value-type="float">
            <text:p>-0.027</text:p>
          </table:table-cell>
          <table:table-cell/>
          <table:table-cell table:formula="of:=[.C68]*(1+[.J68])" office:value-type="float" office:value="520.688765015694" calcext:value-type="float">
            <text:p>520.688765015694</text:p>
          </table:table-cell>
          <table:table-cell table:formula="of:=[.M68]/[.E68]-1" office:value-type="float" office:value="-0.00251194441437996" calcext:value-type="float">
            <text:p>-0.003</text:p>
          </table:table-cell>
          <table:table-cell table:formula="of:=INT([.M68]-[.$P$2])" office:value-type="float" office:value="495" calcext:value-type="float">
            <text:p>495</text:p>
          </table:table-cell>
          <table:table-cell/>
          <table:table-cell table:formula="of:=IF([.G68]&lt;[.O68]; [.O68]; &quot;&quot;)">
            <text:p/>
          </table:table-cell>
          <table:table-cell table:formula="of:=IF([.Q68]&lt;&gt;&quot;&quot;; [.E68]; &quot;&quot;)">
            <text:p/>
          </table:table-cell>
          <table:table-cell table:formula="of:=IF([.R68]&lt;&gt;&quot;&quot;; [.R68]-[.Q68]; &quot;&quot;)">
            <text:p/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530.8928" calcext:value-type="float">
            <text:p>530.8928</text:p>
          </table:table-cell>
          <table:table-cell office:value-type="float" office:value="527.5026" calcext:value-type="float">
            <text:p>527.5026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H69]/[.B69]-1" office:value-type="float" office:value="-0.0205178898640177" calcext:value-type="float">
            <text:p>-0.021</text:p>
          </table:table-cell>
          <table:table-cell table:formula="of:=[.E69]/[.C69]-1" office:value-type="float" office:value="-0.0028485167656046" calcext:value-type="float">
            <text:p>-0.003</text:p>
          </table:table-cell>
          <table:table-cell/>
          <table:table-cell table:formula="of:=[.C69]*(1+[.J69])" office:value-type="float" office:value="516.679359750217" calcext:value-type="float">
            <text:p>516.679359750217</text:p>
          </table:table-cell>
          <table:table-cell table:formula="of:=[.M69]/[.E69]-1" office:value-type="float" office:value="-0.0177198483836178" calcext:value-type="float">
            <text:p>-0.018</text:p>
          </table:table-cell>
          <table:table-cell table:formula="of:=INT([.M69]-[.$P$2])" office:value-type="float" office:value="491" calcext:value-type="float">
            <text:p>491</text:p>
          </table:table-cell>
          <table:table-cell/>
          <table:table-cell table:formula="of:=IF([.G69]&lt;[.O69]; [.O69]; &quot;&quot;)">
            <text:p/>
          </table:table-cell>
          <table:table-cell table:formula="of:=IF([.Q69]&lt;&gt;&quot;&quot;; [.E69]; &quot;&quot;)">
            <text:p/>
          </table:table-cell>
          <table:table-cell table:formula="of:=IF([.R69]&lt;&gt;&quot;&quot;; [.R69]-[.Q69]; &quot;&quot;)">
            <text:p/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531.33026" calcext:value-type="float">
            <text:p>531.33026</text:p>
          </table:table-cell>
          <table:table-cell office:value-type="float" office:value="528.0253" calcext:value-type="float">
            <text:p>528.0253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H70]/[.B70]-1" office:value-type="float" office:value="-0.00626777778476229" calcext:value-type="float">
            <text:p>-0.006</text:p>
          </table:table-cell>
          <table:table-cell table:formula="of:=[.E70]/[.C70]-1" office:value-type="float" office:value="-0.00762330895886998" calcext:value-type="float">
            <text:p>-0.008</text:p>
          </table:table-cell>
          <table:table-cell/>
          <table:table-cell table:formula="of:=[.C70]*(1+[.J70])" office:value-type="float" office:value="524.715754754868" calcext:value-type="float">
            <text:p>524.715754754868</text:p>
          </table:table-cell>
          <table:table-cell table:formula="of:=[.M70]/[.E70]-1" office:value-type="float" office:value="0.00136594418867864" calcext:value-type="float">
            <text:p>0.001</text:p>
          </table:table-cell>
          <table:table-cell table:formula="of:=INT([.M70]-[.$P$2])" office:value-type="float" office:value="499" calcext:value-type="float">
            <text:p>499</text:p>
          </table:table-cell>
          <table:table-cell/>
          <table:table-cell table:formula="of:=IF([.G70]&lt;[.O70]; [.O70]; &quot;&quot;)">
            <text:p/>
          </table:table-cell>
          <table:table-cell table:formula="of:=IF([.Q70]&lt;&gt;&quot;&quot;; [.E70]; &quot;&quot;)">
            <text:p/>
          </table:table-cell>
          <table:table-cell table:formula="of:=IF([.R70]&lt;&gt;&quot;&quot;; [.R70]-[.Q70]; &quot;&quot;)">
            <text:p/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534.9998" calcext:value-type="float">
            <text:p>534.9998</text:p>
          </table:table-cell>
          <table:table-cell office:value-type="float" office:value="531.53" calcext:value-type="float">
            <text:p>531.5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H71]/[.B71]-1" office:value-type="float" office:value="-0.0280370198269234" calcext:value-type="float">
            <text:p>-0.028</text:p>
          </table:table-cell>
          <table:table-cell table:formula="of:=[.E71]/[.C71]-1" office:value-type="float" office:value="0.00840968524824559" calcext:value-type="float">
            <text:p>0.008</text:p>
          </table:table-cell>
          <table:table-cell/>
          <table:table-cell table:formula="of:=[.C71]*(1+[.J71])" office:value-type="float" office:value="516.627482851395" calcext:value-type="float">
            <text:p>516.627482851395</text:p>
          </table:table-cell>
          <table:table-cell table:formula="of:=[.M71]/[.E71]-1" office:value-type="float" office:value="-0.0361427558742624" calcext:value-type="float">
            <text:p>-0.036</text:p>
          </table:table-cell>
          <table:table-cell table:formula="of:=INT([.M71]-[.$P$2])" office:value-type="float" office:value="491" calcext:value-type="float">
            <text:p>491</text:p>
          </table:table-cell>
          <table:table-cell/>
          <table:table-cell table:formula="of:=IF([.G71]&lt;[.O71]; [.O71]; &quot;&quot;)">
            <text:p/>
          </table:table-cell>
          <table:table-cell table:formula="of:=IF([.Q71]&lt;&gt;&quot;&quot;; [.E71]; &quot;&quot;)">
            <text:p/>
          </table:table-cell>
          <table:table-cell table:formula="of:=IF([.R71]&lt;&gt;&quot;&quot;; [.R71]-[.Q71]; &quot;&quot;)">
            <text:p/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40.8837" calcext:value-type="float">
            <text:p>540.8837</text:p>
          </table:table-cell>
          <table:table-cell office:value-type="float" office:value="537.43604" calcext:value-type="float">
            <text:p>537.43604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H72]/[.B72]-1" office:value-type="float" office:value="-0.00902911291281283" calcext:value-type="float">
            <text:p>-0.009</text:p>
          </table:table-cell>
          <table:table-cell table:formula="of:=[.E72]/[.C72]-1" office:value-type="float" office:value="0.0177955315389715" calcext:value-type="float">
            <text:p>0.018</text:p>
          </table:table-cell>
          <table:table-cell/>
          <table:table-cell table:formula="of:=[.C72]*(1+[.J72])" office:value-type="float" office:value="532.583469311425" calcext:value-type="float">
            <text:p>532.583469311425</text:p>
          </table:table-cell>
          <table:table-cell table:formula="of:=[.M72]/[.E72]-1" office:value-type="float" office:value="-0.0263556319718007" calcext:value-type="float">
            <text:p>-0.026</text:p>
          </table:table-cell>
          <table:table-cell table:formula="of:=INT([.M72]-[.$P$2])" office:value-type="float" office:value="507" calcext:value-type="float">
            <text:p>507</text:p>
          </table:table-cell>
          <table:table-cell/>
          <table:table-cell table:formula="of:=IF([.G72]&lt;[.O72]; [.O72]; &quot;&quot;)">
            <text:p/>
          </table:table-cell>
          <table:table-cell table:formula="of:=IF([.Q72]&lt;&gt;&quot;&quot;; [.E72]; &quot;&quot;)">
            <text:p/>
          </table:table-cell>
          <table:table-cell table:formula="of:=IF([.R72]&lt;&gt;&quot;&quot;; [.R72]-[.Q72]; &quot;&quot;)">
            <text:p/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552.94006" calcext:value-type="float">
            <text:p>552.94006</text:p>
          </table:table-cell>
          <table:table-cell office:value-type="float" office:value="549.86237" calcext:value-type="float">
            <text:p>549.86237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H73]/[.B73]-1" office:value-type="float" office:value="-0.0179767405530358" calcext:value-type="float">
            <text:p>-0.018</text:p>
          </table:table-cell>
          <table:table-cell table:formula="of:=[.E73]/[.C73]-1" office:value-type="float" office:value="-0.0197547069824037" calcext:value-type="float">
            <text:p>-0.020</text:p>
          </table:table-cell>
          <table:table-cell/>
          <table:table-cell table:formula="of:=[.C73]*(1+[.J73])" office:value-type="float" office:value="539.977636834633" calcext:value-type="float">
            <text:p>539.977636834633</text:p>
          </table:table-cell>
          <table:table-cell table:formula="of:=[.M73]/[.E73]-1" office:value-type="float" office:value="0.00181379746685106" calcext:value-type="float">
            <text:p>0.002</text:p>
          </table:table-cell>
          <table:table-cell table:formula="of:=INT([.M73]-[.$P$2])" office:value-type="float" office:value="514" calcext:value-type="float">
            <text:p>514</text:p>
          </table:table-cell>
          <table:table-cell/>
          <table:table-cell table:formula="of:=IF([.G73]&lt;[.O73]; [.O73]; &quot;&quot;)">
            <text:p/>
          </table:table-cell>
          <table:table-cell table:formula="of:=IF([.Q73]&lt;&gt;&quot;&quot;; [.E73]; &quot;&quot;)">
            <text:p/>
          </table:table-cell>
          <table:table-cell table:formula="of:=IF([.R73]&lt;&gt;&quot;&quot;; [.R73]-[.Q73]; &quot;&quot;)">
            <text:p/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545.8817" calcext:value-type="float">
            <text:p>545.8817</text:p>
          </table:table-cell>
          <table:table-cell office:value-type="float" office:value="542.49396" calcext:value-type="float">
            <text:p>542.4939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H74]/[.B74]-1" office:value-type="float" office:value="-0.0181022738076767" calcext:value-type="float">
            <text:p>-0.018</text:p>
          </table:table-cell>
          <table:table-cell table:formula="of:=[.E74]/[.C74]-1" office:value-type="float" office:value="-0.00644055096945229" calcext:value-type="float">
            <text:p>-0.006</text:p>
          </table:table-cell>
          <table:table-cell/>
          <table:table-cell table:formula="of:=[.C74]*(1+[.J74])" office:value-type="float" office:value="532.673585797069" calcext:value-type="float">
            <text:p>532.673585797069</text:p>
          </table:table-cell>
          <table:table-cell table:formula="of:=[.M74]/[.E74]-1" office:value-type="float" office:value="-0.0117373176306693" calcext:value-type="float">
            <text:p>-0.012</text:p>
          </table:table-cell>
          <table:table-cell table:formula="of:=INT([.M74]-[.$P$2])" office:value-type="float" office:value="507" calcext:value-type="float">
            <text:p>507</text:p>
          </table:table-cell>
          <table:table-cell/>
          <table:table-cell table:formula="of:=IF([.G74]&lt;[.O74]; [.O74]; &quot;&quot;)">
            <text:p/>
          </table:table-cell>
          <table:table-cell table:formula="of:=IF([.Q74]&lt;&gt;&quot;&quot;; [.E74]; &quot;&quot;)">
            <text:p/>
          </table:table-cell>
          <table:table-cell table:formula="of:=IF([.R74]&lt;&gt;&quot;&quot;; [.R74]-[.Q74]; &quot;&quot;)">
            <text:p/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547.69824" calcext:value-type="float">
            <text:p>547.69824</text:p>
          </table:table-cell>
          <table:table-cell office:value-type="float" office:value="544.31305" calcext:value-type="float">
            <text:p>544.31305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H75]/[.B75]-1" office:value-type="float" office:value="-0.0323138522409714" calcext:value-type="float">
            <text:p>-0.032</text:p>
          </table:table-cell>
          <table:table-cell table:formula="of:=[.E75]/[.C75]-1" office:value-type="float" office:value="-0.00792384088531406" calcext:value-type="float">
            <text:p>-0.008</text:p>
          </table:table-cell>
          <table:table-cell/>
          <table:table-cell table:formula="of:=[.C75]*(1+[.J75])" office:value-type="float" office:value="526.724198529467" calcext:value-type="float">
            <text:p>526.724198529467</text:p>
          </table:table-cell>
          <table:table-cell table:formula="of:=[.M75]/[.E75]-1" office:value-type="float" office:value="-0.0245848175380232" calcext:value-type="float">
            <text:p>-0.025</text:p>
          </table:table-cell>
          <table:table-cell table:formula="of:=INT([.M75]-[.$P$2])" office:value-type="float" office:value="501" calcext:value-type="float">
            <text:p>501</text:p>
          </table:table-cell>
          <table:table-cell/>
          <table:table-cell table:formula="of:=IF([.G75]&lt;[.O75]; [.O75]; &quot;&quot;)">
            <text:p/>
          </table:table-cell>
          <table:table-cell table:formula="of:=IF([.Q75]&lt;&gt;&quot;&quot;; [.E75]; &quot;&quot;)">
            <text:p/>
          </table:table-cell>
          <table:table-cell table:formula="of:=IF([.R75]&lt;&gt;&quot;&quot;; [.R75]-[.Q75]; &quot;&quot;)">
            <text:p/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543.2975" calcext:value-type="float">
            <text:p>543.2975</text:p>
          </table:table-cell>
          <table:table-cell office:value-type="float" office:value="540.1405" calcext:value-type="float">
            <text:p>540.1405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H76]/[.B76]-1" office:value-type="float" office:value="-0.0152724796267238" calcext:value-type="float">
            <text:p>-0.015</text:p>
          </table:table-cell>
          <table:table-cell table:formula="of:=[.E76]/[.C76]-1" office:value-type="float" office:value="-0.00581422796476094" calcext:value-type="float">
            <text:p>-0.006</text:p>
          </table:table-cell>
          <table:table-cell/>
          <table:table-cell table:formula="of:=[.C76]*(1+[.J76])" office:value-type="float" office:value="531.891215218182" calcext:value-type="float">
            <text:p>531.891215218182</text:p>
          </table:table-cell>
          <table:table-cell table:formula="of:=[.M76]/[.E76]-1" office:value-type="float" office:value="-0.00951356570171036" calcext:value-type="float">
            <text:p>-0.010</text:p>
          </table:table-cell>
          <table:table-cell table:formula="of:=INT([.M76]-[.$P$2])" office:value-type="float" office:value="506" calcext:value-type="float">
            <text:p>506</text:p>
          </table:table-cell>
          <table:table-cell/>
          <table:table-cell table:formula="of:=IF([.G76]&lt;[.O76]; [.O76]; &quot;&quot;)">
            <text:p/>
          </table:table-cell>
          <table:table-cell table:formula="of:=IF([.Q76]&lt;&gt;&quot;&quot;; [.E76]; &quot;&quot;)">
            <text:p/>
          </table:table-cell>
          <table:table-cell table:formula="of:=IF([.R76]&lt;&gt;&quot;&quot;; [.R76]-[.Q76]; &quot;&quot;)">
            <text:p/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543.4569" calcext:value-type="float">
            <text:p>543.4569</text:p>
          </table:table-cell>
          <table:table-cell office:value-type="float" office:value="539.9505" calcext:value-type="float">
            <text:p>539.950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H77]/[.B77]-1" office:value-type="float" office:value="-0.00268080136621696" calcext:value-type="float">
            <text:p>-0.003</text:p>
          </table:table-cell>
          <table:table-cell table:formula="of:=[.E77]/[.C77]-1" office:value-type="float" office:value="0.0186118912752187" calcext:value-type="float">
            <text:p>0.019</text:p>
          </table:table-cell>
          <table:table-cell/>
          <table:table-cell table:formula="of:=[.C77]*(1+[.J77])" office:value-type="float" office:value="538.502999961911" calcext:value-type="float">
            <text:p>538.502999961911</text:p>
          </table:table-cell>
          <table:table-cell table:formula="of:=[.M77]/[.E77]-1" office:value-type="float" office:value="-0.0209036364328899" calcext:value-type="float">
            <text:p>-0.021</text:p>
          </table:table-cell>
          <table:table-cell table:formula="of:=INT([.M77]-[.$P$2])" office:value-type="float" office:value="513" calcext:value-type="float">
            <text:p>513</text:p>
          </table:table-cell>
          <table:table-cell/>
          <table:table-cell table:formula="of:=IF([.G77]&lt;[.O77]; [.O77]; &quot;&quot;)">
            <text:p/>
          </table:table-cell>
          <table:table-cell table:formula="of:=IF([.Q77]&lt;&gt;&quot;&quot;; [.E77]; &quot;&quot;)">
            <text:p/>
          </table:table-cell>
          <table:table-cell table:formula="of:=IF([.R77]&lt;&gt;&quot;&quot;; [.R77]-[.Q77]; &quot;&quot;)">
            <text:p/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559.6333" calcext:value-type="float">
            <text:p>559.6333</text:p>
          </table:table-cell>
          <table:table-cell office:value-type="float" office:value="556.13214" calcext:value-type="float">
            <text:p>556.1321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H78]/[.B78]-1" office:value-type="float" office:value="-0.0297217838895576" calcext:value-type="float">
            <text:p>-0.030</text:p>
          </table:table-cell>
          <table:table-cell table:formula="of:=[.E78]/[.C78]-1" office:value-type="float" office:value="-0.0290077462525364" calcext:value-type="float">
            <text:p>-0.029</text:p>
          </table:table-cell>
          <table:table-cell/>
          <table:table-cell table:formula="of:=[.C78]*(1+[.J78])" office:value-type="float" office:value="539.602900720883" calcext:value-type="float">
            <text:p>539.602900720883</text:p>
          </table:table-cell>
          <table:table-cell table:formula="of:=[.M78]/[.E78]-1" office:value-type="float" office:value="-0.000735369035402056" calcext:value-type="float">
            <text:p>-0.001</text:p>
          </table:table-cell>
          <table:table-cell table:formula="of:=INT([.M78]-[.$P$2])" office:value-type="float" office:value="514" calcext:value-type="float">
            <text:p>514</text:p>
          </table:table-cell>
          <table:table-cell/>
          <table:table-cell table:formula="of:=IF([.G78]&lt;[.O78]; [.O78]; &quot;&quot;)">
            <text:p/>
          </table:table-cell>
          <table:table-cell table:formula="of:=IF([.Q78]&lt;&gt;&quot;&quot;; [.E78]; &quot;&quot;)">
            <text:p/>
          </table:table-cell>
          <table:table-cell table:formula="of:=IF([.R78]&lt;&gt;&quot;&quot;; [.R78]-[.Q78]; &quot;&quot;)">
            <text:p/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546.1852" calcext:value-type="float">
            <text:p>546.1852</text:p>
          </table:table-cell>
          <table:table-cell office:value-type="float" office:value="542.8178" calcext:value-type="float">
            <text:p>542.8178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H79]/[.B79]-1" office:value-type="float" office:value="0.00149180168192031" calcext:value-type="float">
            <text:p>0.001</text:p>
          </table:table-cell>
          <table:table-cell table:formula="of:=[.E79]/[.C79]-1" office:value-type="float" office:value="-0.00334882164881112" calcext:value-type="float">
            <text:p>-0.003</text:p>
          </table:table-cell>
          <table:table-cell/>
          <table:table-cell table:formula="of:=[.C79]*(1+[.J79])" office:value-type="float" office:value="543.627576507016" calcext:value-type="float">
            <text:p>543.627576507016</text:p>
          </table:table-cell>
          <table:table-cell table:formula="of:=[.M79]/[.E79]-1" office:value-type="float" office:value="0.00485688818302465" calcext:value-type="float">
            <text:p>0.005</text:p>
          </table:table-cell>
          <table:table-cell table:formula="of:=INT([.M79]-[.$P$2])" office:value-type="float" office:value="518" calcext:value-type="float">
            <text:p>518</text:p>
          </table:table-cell>
          <table:table-cell/>
          <table:table-cell table:formula="of:=IF([.G79]&lt;[.O79]; [.O79]; &quot;&quot;)">
            <text:p/>
          </table:table-cell>
          <table:table-cell table:formula="of:=IF([.Q79]&lt;&gt;&quot;&quot;; [.E79]; &quot;&quot;)">
            <text:p/>
          </table:table-cell>
          <table:table-cell table:formula="of:=IF([.R79]&lt;&gt;&quot;&quot;; [.R79]-[.Q79]; &quot;&quot;)">
            <text:p/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553.72894" calcext:value-type="float">
            <text:p>553.72894</text:p>
          </table:table-cell>
          <table:table-cell office:value-type="float" office:value="550.2641" calcext:value-type="float">
            <text:p>550.264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H80]/[.B80]-1" office:value-type="float" office:value="-0.0157639223263281" calcext:value-type="float">
            <text:p>-0.016</text:p>
          </table:table-cell>
          <table:table-cell table:formula="of:=[.E80]/[.C80]-1" office:value-type="float" office:value="-0.0113838064304032" calcext:value-type="float">
            <text:p>-0.011</text:p>
          </table:table-cell>
          <table:table-cell/>
          <table:table-cell table:formula="of:=[.C80]*(1+[.J80])" office:value-type="float" office:value="541.589779468633" calcext:value-type="float">
            <text:p>541.589779468633</text:p>
          </table:table-cell>
          <table:table-cell table:formula="of:=[.M80]/[.E80]-1" office:value-type="float" office:value="-0.00443055244736545" calcext:value-type="float">
            <text:p>-0.004</text:p>
          </table:table-cell>
          <table:table-cell table:formula="of:=INT([.M80]-[.$P$2])" office:value-type="float" office:value="516" calcext:value-type="float">
            <text:p>516</text:p>
          </table:table-cell>
          <table:table-cell/>
          <table:table-cell table:formula="of:=IF([.G80]&lt;[.O80]; [.O80]; &quot;&quot;)">
            <text:p/>
          </table:table-cell>
          <table:table-cell table:formula="of:=IF([.Q80]&lt;&gt;&quot;&quot;; [.E80]; &quot;&quot;)">
            <text:p/>
          </table:table-cell>
          <table:table-cell table:formula="of:=IF([.R80]&lt;&gt;&quot;&quot;; [.R80]-[.Q80]; &quot;&quot;)">
            <text:p/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561.17975" calcext:value-type="float">
            <text:p>561.17975</text:p>
          </table:table-cell>
          <table:table-cell office:value-type="float" office:value="557.78094" calcext:value-type="float">
            <text:p>557.78094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H81]/[.B81]-1" office:value-type="float" office:value="-0.0288316711356744" calcext:value-type="float">
            <text:p>-0.029</text:p>
          </table:table-cell>
          <table:table-cell table:formula="of:=[.E81]/[.C81]-1" office:value-type="float" office:value="-0.0354636355985918" calcext:value-type="float">
            <text:p>-0.035</text:p>
          </table:table-cell>
          <table:table-cell/>
          <table:table-cell table:formula="of:=[.C81]*(1+[.J81])" office:value-type="float" office:value="541.699183372173" calcext:value-type="float">
            <text:p>541.699183372173</text:p>
          </table:table-cell>
          <table:table-cell table:formula="of:=[.M81]/[.E81]-1" office:value-type="float" office:value="0.00687580552448464" calcext:value-type="float">
            <text:p>0.007</text:p>
          </table:table-cell>
          <table:table-cell table:formula="of:=INT([.M81]-[.$P$2])" office:value-type="float" office:value="516" calcext:value-type="float">
            <text:p>516</text:p>
          </table:table-cell>
          <table:table-cell/>
          <table:table-cell table:formula="of:=IF([.G81]&lt;[.O81]; [.O81]; &quot;&quot;)">
            <text:p/>
          </table:table-cell>
          <table:table-cell table:formula="of:=IF([.Q81]&lt;&gt;&quot;&quot;; [.E81]; &quot;&quot;)">
            <text:p/>
          </table:table-cell>
          <table:table-cell table:formula="of:=IF([.R81]&lt;&gt;&quot;&quot;; [.R81]-[.Q81]; &quot;&quot;)">
            <text:p/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48.068" calcext:value-type="float">
            <text:p>548.068</text:p>
          </table:table-cell>
          <table:table-cell office:value-type="float" office:value="544.8854" calcext:value-type="float">
            <text:p>544.885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table:formula="of:=[.H82]/[.B82]-1" office:value-type="float" office:value="0.032718567768963" calcext:value-type="float">
            <text:p>0.033</text:p>
          </table:table-cell>
          <table:table-cell table:formula="of:=[.E82]/[.C82]-1" office:value-type="float" office:value="0.0424210301835946" calcext:value-type="float">
            <text:p>0.042</text:p>
          </table:table-cell>
          <table:table-cell/>
          <table:table-cell table:formula="of:=[.C82]*(1+[.J82])" office:value-type="float" office:value="562.713269886219" calcext:value-type="float">
            <text:p>562.713269886219</text:p>
          </table:table-cell>
          <table:table-cell table:formula="of:=[.M82]/[.E82]-1" office:value-type="float" office:value="-0.00930762343975611" calcext:value-type="float">
            <text:p>-0.009</text:p>
          </table:table-cell>
          <table:table-cell table:formula="of:=INT([.M82]-[.$P$2])" office:value-type="float" office:value="537" calcext:value-type="float">
            <text:p>537</text:p>
          </table:table-cell>
          <table:table-cell/>
          <table:table-cell table:formula="of:=IF([.G82]&lt;[.O82]; [.O82]; &quot;&quot;)">
            <text:p/>
          </table:table-cell>
          <table:table-cell table:formula="of:=IF([.Q82]&lt;&gt;&quot;&quot;; [.E82]; &quot;&quot;)">
            <text:p/>
          </table:table-cell>
          <table:table-cell table:formula="of:=IF([.R82]&lt;&gt;&quot;&quot;; [.R82]-[.Q82]; &quot;&quot;)">
            <text:p/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579.74835" calcext:value-type="float">
            <text:p>579.74835</text:p>
          </table:table-cell>
          <table:table-cell office:value-type="float" office:value="577.4421" calcext:value-type="float">
            <text:p>577.442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H83]/[.B83]-1" office:value-type="float" office:value="-0.0237143408860068" calcext:value-type="float">
            <text:p>-0.024</text:p>
          </table:table-cell>
          <table:table-cell table:formula="of:=[.E83]/[.C83]-1" office:value-type="float" office:value="-0.0128880453988374" calcext:value-type="float">
            <text:p>-0.013</text:p>
          </table:table-cell>
          <table:table-cell/>
          <table:table-cell table:formula="of:=[.C83]*(1+[.J83])" office:value-type="float" office:value="563.748441198668" calcext:value-type="float">
            <text:p>563.748441198668</text:p>
          </table:table-cell>
          <table:table-cell table:formula="of:=[.M83]/[.E83]-1" office:value-type="float" office:value="-0.0109676470198801" calcext:value-type="float">
            <text:p>-0.011</text:p>
          </table:table-cell>
          <table:table-cell table:formula="of:=INT([.M83]-[.$P$2])" office:value-type="float" office:value="538" calcext:value-type="float">
            <text:p>538</text:p>
          </table:table-cell>
          <table:table-cell/>
          <table:table-cell table:formula="of:=IF([.G83]&lt;[.O83]; [.O83]; &quot;&quot;)">
            <text:p/>
          </table:table-cell>
          <table:table-cell table:formula="of:=IF([.Q83]&lt;&gt;&quot;&quot;; [.E83]; &quot;&quot;)">
            <text:p/>
          </table:table-cell>
          <table:table-cell table:formula="of:=IF([.R83]&lt;&gt;&quot;&quot;; [.R83]-[.Q83]; &quot;&quot;)">
            <text:p/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570.315" calcext:value-type="float">
            <text:p>570.315</text:p>
          </table:table-cell>
          <table:table-cell office:value-type="float" office:value="567.0313" calcext:value-type="float">
            <text:p>567.031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H84]/[.B84]-1" office:value-type="float" office:value="-0.0180864960591954" calcext:value-type="float">
            <text:p>-0.018</text:p>
          </table:table-cell>
          <table:table-cell table:formula="of:=[.E84]/[.C84]-1" office:value-type="float" office:value="-0.0159273394608023" calcext:value-type="float">
            <text:p>-0.016</text:p>
          </table:table-cell>
          <table:table-cell/>
          <table:table-cell table:formula="of:=[.C84]*(1+[.J84])" office:value-type="float" office:value="556.77569062711" calcext:value-type="float">
            <text:p>556.77569062711</text:p>
          </table:table-cell>
          <table:table-cell table:formula="of:=[.M84]/[.E84]-1" office:value-type="float" office:value="-0.00219410281880017" calcext:value-type="float">
            <text:p>-0.002</text:p>
          </table:table-cell>
          <table:table-cell table:formula="of:=INT([.M84]-[.$P$2])" office:value-type="float" office:value="531" calcext:value-type="float">
            <text:p>531</text:p>
          </table:table-cell>
          <table:table-cell/>
          <table:table-cell table:formula="of:=IF([.G84]&lt;[.O84]; [.O84]; &quot;&quot;)">
            <text:p/>
          </table:table-cell>
          <table:table-cell table:formula="of:=IF([.Q84]&lt;&gt;&quot;&quot;; [.E84]; &quot;&quot;)">
            <text:p/>
          </table:table-cell>
          <table:table-cell table:formula="of:=IF([.R84]&lt;&gt;&quot;&quot;; [.R84]-[.Q84]; &quot;&quot;)">
            <text:p/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571.82654" calcext:value-type="float">
            <text:p>571.82654</text:p>
          </table:table-cell>
          <table:table-cell office:value-type="float" office:value="568.8236" calcext:value-type="float">
            <text:p>568.8236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H85]/[.B85]-1" office:value-type="float" office:value="-0.0416674259295485" calcext:value-type="float">
            <text:p>-0.042</text:p>
          </table:table-cell>
          <table:table-cell table:formula="of:=[.E85]/[.C85]-1" office:value-type="float" office:value="-0.02781811443829" calcext:value-type="float">
            <text:p>-0.028</text:p>
          </table:table-cell>
          <table:table-cell/>
          <table:table-cell table:formula="of:=[.C85]*(1+[.J85])" office:value-type="float" office:value="545.122184780021" calcext:value-type="float">
            <text:p>545.122184780021</text:p>
          </table:table-cell>
          <table:table-cell table:formula="of:=[.M85]/[.E85]-1" office:value-type="float" office:value="-0.0142455971428194" calcext:value-type="float">
            <text:p>-0.014</text:p>
          </table:table-cell>
          <table:table-cell table:formula="of:=INT([.M85]-[.$P$2])" office:value-type="float" office:value="520" calcext:value-type="float">
            <text:p>520</text:p>
          </table:table-cell>
          <table:table-cell/>
          <table:table-cell table:formula="of:=IF([.G85]&lt;[.O85]; [.O85]; &quot;&quot;)">
            <text:p/>
          </table:table-cell>
          <table:table-cell table:formula="of:=IF([.Q85]&lt;&gt;&quot;&quot;; [.E85]; &quot;&quot;)">
            <text:p/>
          </table:table-cell>
          <table:table-cell table:formula="of:=IF([.R85]&lt;&gt;&quot;&quot;; [.R85]-[.Q85]; &quot;&quot;)">
            <text:p/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557.5677" calcext:value-type="float">
            <text:p>557.5677</text:p>
          </table:table-cell>
          <table:table-cell office:value-type="float" office:value="554.52295" calcext:value-type="float">
            <text:p>554.52295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H86]/[.B86]-1" office:value-type="float" office:value="-0.0117791973961188" calcext:value-type="float">
            <text:p>-0.012</text:p>
          </table:table-cell>
          <table:table-cell table:formula="of:=[.E86]/[.C86]-1" office:value-type="float" office:value="-0.00635311847778353" calcext:value-type="float">
            <text:p>-0.006</text:p>
          </table:table-cell>
          <table:table-cell/>
          <table:table-cell table:formula="of:=[.C86]*(1+[.J86])" office:value-type="float" office:value="547.991114711272" calcext:value-type="float">
            <text:p>547.991114711272</text:p>
          </table:table-cell>
          <table:table-cell table:formula="of:=[.M86]/[.E86]-1" office:value-type="float" office:value="-0.00546077184887117" calcext:value-type="float">
            <text:p>-0.005</text:p>
          </table:table-cell>
          <table:table-cell table:formula="of:=INT([.M86]-[.$P$2])" office:value-type="float" office:value="522" calcext:value-type="float">
            <text:p>522</text:p>
          </table:table-cell>
          <table:table-cell/>
          <table:table-cell table:formula="of:=IF([.G86]&lt;[.O86]; [.O86]; &quot;&quot;)">
            <text:p/>
          </table:table-cell>
          <table:table-cell table:formula="of:=IF([.Q86]&lt;&gt;&quot;&quot;; [.E86]; &quot;&quot;)">
            <text:p/>
          </table:table-cell>
          <table:table-cell table:formula="of:=IF([.R86]&lt;&gt;&quot;&quot;; [.R86]-[.Q86]; &quot;&quot;)">
            <text:p/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563.2435" calcext:value-type="float">
            <text:p>563.2435</text:p>
          </table:table-cell>
          <table:table-cell office:value-type="float" office:value="560.3132" calcext:value-type="float">
            <text:p>560.313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H87]/[.B87]-1" office:value-type="float" office:value="-0.0004323174612757" calcext:value-type="float">
            <text:p>0.000</text:p>
          </table:table-cell>
          <table:table-cell table:formula="of:=[.E87]/[.C87]-1" office:value-type="float" office:value="0.0047951752698312" calcext:value-type="float">
            <text:p>0.005</text:p>
          </table:table-cell>
          <table:table-cell/>
          <table:table-cell table:formula="of:=[.C87]*(1+[.J87])" office:value-type="float" office:value="560.070966819857" calcext:value-type="float">
            <text:p>560.070966819857</text:p>
          </table:table-cell>
          <table:table-cell table:formula="of:=[.M87]/[.E87]-1" office:value-type="float" office:value="-0.0052025456130429" calcext:value-type="float">
            <text:p>-0.005</text:p>
          </table:table-cell>
          <table:table-cell table:formula="of:=INT([.M87]-[.$P$2])" office:value-type="float" office:value="535" calcext:value-type="float">
            <text:p>535</text:p>
          </table:table-cell>
          <table:table-cell/>
          <table:table-cell table:formula="of:=IF([.G87]&lt;[.O87]; [.O87]; &quot;&quot;)">
            <text:p/>
          </table:table-cell>
          <table:table-cell table:formula="of:=IF([.Q87]&lt;&gt;&quot;&quot;; [.E87]; &quot;&quot;)">
            <text:p/>
          </table:table-cell>
          <table:table-cell table:formula="of:=IF([.R87]&lt;&gt;&quot;&quot;; [.R87]-[.Q87]; &quot;&quot;)">
            <text:p/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574.0102" calcext:value-type="float">
            <text:p>574.0102</text:p>
          </table:table-cell>
          <table:table-cell office:value-type="float" office:value="571.1839" calcext:value-type="float">
            <text:p>571.1839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H88]/[.B88]-1" office:value-type="float" office:value="-0.0191811922505908" calcext:value-type="float">
            <text:p>-0.019</text:p>
          </table:table-cell>
          <table:table-cell table:formula="of:=[.E88]/[.C88]-1" office:value-type="float" office:value="0.00142878677077563" calcext:value-type="float">
            <text:p>0.001</text:p>
          </table:table-cell>
          <table:table-cell/>
          <table:table-cell table:formula="of:=[.C88]*(1+[.J88])" office:value-type="float" office:value="560.227911803658" calcext:value-type="float">
            <text:p>560.227911803658</text:p>
          </table:table-cell>
          <table:table-cell table:formula="of:=[.M88]/[.E88]-1" office:value-type="float" office:value="-0.020580573769829" calcext:value-type="float">
            <text:p>-0.021</text:p>
          </table:table-cell>
          <table:table-cell table:formula="of:=INT([.M88]-[.$P$2])" office:value-type="float" office:value="535" calcext:value-type="float">
            <text:p>535</text:p>
          </table:table-cell>
          <table:table-cell/>
          <table:table-cell table:formula="of:=IF([.G88]&lt;[.O88]; [.O88]; &quot;&quot;)">
            <text:p/>
          </table:table-cell>
          <table:table-cell table:formula="of:=IF([.Q88]&lt;&gt;&quot;&quot;; [.E88]; &quot;&quot;)">
            <text:p/>
          </table:table-cell>
          <table:table-cell table:formula="of:=IF([.R88]&lt;&gt;&quot;&quot;; [.R88]-[.Q88]; &quot;&quot;)">
            <text:p/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576.54803" calcext:value-type="float">
            <text:p>576.54803</text:p>
          </table:table-cell>
          <table:table-cell office:value-type="float" office:value="573.3602" calcext:value-type="float">
            <text:p>573.3602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H89]/[.B89]-1" office:value-type="float" office:value="-0.0078883800886459" calcext:value-type="float">
            <text:p>-0.008</text:p>
          </table:table-cell>
          <table:table-cell table:formula="of:=[.E89]/[.C89]-1" office:value-type="float" office:value="0.00111587794199886" calcext:value-type="float">
            <text:p>0.001</text:p>
          </table:table-cell>
          <table:table-cell/>
          <table:table-cell table:formula="of:=[.C89]*(1+[.J89])" office:value-type="float" office:value="568.837316814698" calcext:value-type="float">
            <text:p>568.837316814698</text:p>
          </table:table-cell>
          <table:table-cell table:formula="of:=[.M89]/[.E89]-1" office:value-type="float" office:value="-0.00899422157718133" calcext:value-type="float">
            <text:p>-0.009</text:p>
          </table:table-cell>
          <table:table-cell table:formula="of:=INT([.M89]-[.$P$2])" office:value-type="float" office:value="543" calcext:value-type="float">
            <text:p>543</text:p>
          </table:table-cell>
          <table:table-cell/>
          <table:table-cell table:formula="of:=IF([.G89]&lt;[.O89]; [.O89]; &quot;&quot;)">
            <text:p/>
          </table:table-cell>
          <table:table-cell table:formula="of:=IF([.Q89]&lt;&gt;&quot;&quot;; [.E89]; &quot;&quot;)">
            <text:p/>
          </table:table-cell>
          <table:table-cell table:formula="of:=IF([.R89]&lt;&gt;&quot;&quot;; [.R89]-[.Q89]; &quot;&quot;)">
            <text:p/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589.23865" calcext:value-type="float">
            <text:p>589.23865</text:p>
          </table:table-cell>
          <table:table-cell office:value-type="float" office:value="586.04193" calcext:value-type="float">
            <text:p>586.0419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H90]/[.B90]-1" office:value-type="float" office:value="-0.0309529084692595" calcext:value-type="float">
            <text:p>-0.031</text:p>
          </table:table-cell>
          <table:table-cell table:formula="of:=[.E90]/[.C90]-1" office:value-type="float" office:value="-0.0393178863498725" calcext:value-type="float">
            <text:p>-0.039</text:p>
          </table:table-cell>
          <table:table-cell/>
          <table:table-cell table:formula="of:=[.C90]*(1+[.J90])" office:value-type="float" office:value="567.902227781562" calcext:value-type="float">
            <text:p>567.902227781562</text:p>
          </table:table-cell>
          <table:table-cell table:formula="of:=[.M90]/[.E90]-1" office:value-type="float" office:value="0.00870733176121097" calcext:value-type="float">
            <text:p>0.009</text:p>
          </table:table-cell>
          <table:table-cell table:formula="of:=INT([.M90]-[.$P$2])" office:value-type="float" office:value="542" calcext:value-type="float">
            <text:p>542</text:p>
          </table:table-cell>
          <table:table-cell/>
          <table:table-cell table:formula="of:=IF([.G90]&lt;[.O90]; [.O90]; &quot;&quot;)">
            <text:p/>
          </table:table-cell>
          <table:table-cell table:formula="of:=IF([.Q90]&lt;&gt;&quot;&quot;; [.E90]; &quot;&quot;)">
            <text:p/>
          </table:table-cell>
          <table:table-cell table:formula="of:=IF([.R90]&lt;&gt;&quot;&quot;; [.R90]-[.Q90]; &quot;&quot;)">
            <text:p/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575.63605" calcext:value-type="float">
            <text:p>575.63605</text:p>
          </table:table-cell>
          <table:table-cell office:value-type="float" office:value="572.8248" calcext:value-type="float">
            <text:p>572.8248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H91]/[.B91]-1" office:value-type="float" office:value="-0.0323747096798401" calcext:value-type="float">
            <text:p>-0.032</text:p>
          </table:table-cell>
          <table:table-cell table:formula="of:=[.E91]/[.C91]-1" office:value-type="float" office:value="-0.0206429609891191" calcext:value-type="float">
            <text:p>-0.021</text:p>
          </table:table-cell>
          <table:table-cell/>
          <table:table-cell table:formula="of:=[.C91]*(1+[.J91])" office:value-type="float" office:value="554.279763402587" calcext:value-type="float">
            <text:p>554.279763402587</text:p>
          </table:table-cell>
          <table:table-cell table:formula="of:=[.M91]/[.E91]-1" office:value-type="float" office:value="-0.0119790313679368" calcext:value-type="float">
            <text:p>-0.012</text:p>
          </table:table-cell>
          <table:table-cell table:formula="of:=INT([.M91]-[.$P$2])" office:value-type="float" office:value="529" calcext:value-type="float">
            <text:p>529</text:p>
          </table:table-cell>
          <table:table-cell/>
          <table:table-cell table:formula="of:=IF([.G91]&lt;[.O91]; [.O91]; &quot;&quot;)">
            <text:p/>
          </table:table-cell>
          <table:table-cell table:formula="of:=IF([.Q91]&lt;&gt;&quot;&quot;; [.E91]; &quot;&quot;)">
            <text:p/>
          </table:table-cell>
          <table:table-cell table:formula="of:=IF([.R91]&lt;&gt;&quot;&quot;; [.R91]-[.Q91]; &quot;&quot;)">
            <text:p/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562.90735" calcext:value-type="float">
            <text:p>562.90735</text:p>
          </table:table-cell>
          <table:table-cell office:value-type="float" office:value="560.32654" calcext:value-type="float">
            <text:p>560.32654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H92]/[.B92]-1" office:value-type="float" office:value="0.009047048328646" calcext:value-type="float">
            <text:p>0.009</text:p>
          </table:table-cell>
          <table:table-cell table:formula="of:=[.E92]/[.C92]-1" office:value-type="float" office:value="0.0226179898599841" calcext:value-type="float">
            <text:p>0.023</text:p>
          </table:table-cell>
          <table:table-cell/>
          <table:table-cell table:formula="of:=[.C92]*(1+[.J92])" office:value-type="float" office:value="565.395841287203" calcext:value-type="float">
            <text:p>565.395841287203</text:p>
          </table:table-cell>
          <table:table-cell table:formula="of:=[.M92]/[.E92]-1" office:value-type="float" office:value="-0.0132707830938866" calcext:value-type="float">
            <text:p>-0.013</text:p>
          </table:table-cell>
          <table:table-cell table:formula="of:=INT([.M92]-[.$P$2])" office:value-type="float" office:value="540" calcext:value-type="float">
            <text:p>540</text:p>
          </table:table-cell>
          <table:table-cell/>
          <table:table-cell table:formula="of:=IF([.G92]&lt;[.O92]; [.O92]; &quot;&quot;)">
            <text:p/>
          </table:table-cell>
          <table:table-cell table:formula="of:=IF([.Q92]&lt;&gt;&quot;&quot;; [.E92]; &quot;&quot;)">
            <text:p/>
          </table:table-cell>
          <table:table-cell table:formula="of:=IF([.R92]&lt;&gt;&quot;&quot;; [.R92]-[.Q92]; &quot;&quot;)">
            <text:p/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584.6336" calcext:value-type="float">
            <text:p>584.6336</text:p>
          </table:table-cell>
          <table:table-cell office:value-type="float" office:value="581.56964" calcext:value-type="float">
            <text:p>581.56964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H93]/[.B93]-1" office:value-type="float" office:value="-0.026740851021905" calcext:value-type="float">
            <text:p>-0.027</text:p>
          </table:table-cell>
          <table:table-cell table:formula="of:=[.E93]/[.C93]-1" office:value-type="float" office:value="-0.0319302087364809" calcext:value-type="float">
            <text:p>-0.032</text:p>
          </table:table-cell>
          <table:table-cell/>
          <table:table-cell table:formula="of:=[.C93]*(1+[.J93])" office:value-type="float" office:value="566.017972897897" calcext:value-type="float">
            <text:p>566.017972897897</text:p>
          </table:table-cell>
          <table:table-cell table:formula="of:=[.M93]/[.E93]-1" office:value-type="float" office:value="0.00536052024493272" calcext:value-type="float">
            <text:p>0.005</text:p>
          </table:table-cell>
          <table:table-cell table:formula="of:=INT([.M93]-[.$P$2])" office:value-type="float" office:value="541" calcext:value-type="float">
            <text:p>541</text:p>
          </table:table-cell>
          <table:table-cell/>
          <table:table-cell table:formula="of:=IF([.G93]&lt;[.O93]; [.O93]; &quot;&quot;)">
            <text:p/>
          </table:table-cell>
          <table:table-cell table:formula="of:=IF([.Q93]&lt;&gt;&quot;&quot;; [.E93]; &quot;&quot;)">
            <text:p/>
          </table:table-cell>
          <table:table-cell table:formula="of:=IF([.R93]&lt;&gt;&quot;&quot;; [.R93]-[.Q93]; &quot;&quot;)">
            <text:p/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573.0613" calcext:value-type="float">
            <text:p>573.0613</text:p>
          </table:table-cell>
          <table:table-cell office:value-type="float" office:value="569.88513" calcext:value-type="float">
            <text:p>569.8851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H94]/[.B94]-1" office:value-type="float" office:value="-0.0088320394345246" calcext:value-type="float">
            <text:p>-0.009</text:p>
          </table:table-cell>
          <table:table-cell table:formula="of:=[.E94]/[.C94]-1" office:value-type="float" office:value="-0.00857213101875465" calcext:value-type="float">
            <text:p>-0.009</text:p>
          </table:table-cell>
          <table:table-cell/>
          <table:table-cell table:formula="of:=[.C94]*(1+[.J94])" office:value-type="float" office:value="564.851882058691" calcext:value-type="float">
            <text:p>564.851882058691</text:p>
          </table:table-cell>
          <table:table-cell table:formula="of:=[.M94]/[.E94]-1" office:value-type="float" office:value="-0.000262155648334761" calcext:value-type="float">
            <text:p>0.000</text:p>
          </table:table-cell>
          <table:table-cell table:formula="of:=INT([.M94]-[.$P$2])" office:value-type="float" office:value="539" calcext:value-type="float">
            <text:p>539</text:p>
          </table:table-cell>
          <table:table-cell/>
          <table:table-cell table:formula="of:=IF([.G94]&lt;[.O94]; [.O94]; &quot;&quot;)">
            <text:p/>
          </table:table-cell>
          <table:table-cell table:formula="of:=IF([.Q94]&lt;&gt;&quot;&quot;; [.E94]; &quot;&quot;)">
            <text:p/>
          </table:table-cell>
          <table:table-cell table:formula="of:=IF([.R94]&lt;&gt;&quot;&quot;; [.R94]-[.Q94]; &quot;&quot;)">
            <text:p/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583.19965" calcext:value-type="float">
            <text:p>583.19965</text:p>
          </table:table-cell>
          <table:table-cell office:value-type="float" office:value="579.91315" calcext:value-type="float">
            <text:p>579.91315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H95]/[.B95]-1" office:value-type="float" office:value="-0.0414946236678984" calcext:value-type="float">
            <text:p>-0.041</text:p>
          </table:table-cell>
          <table:table-cell table:formula="of:=[.E95]/[.C95]-1" office:value-type="float" office:value="-0.0429601398071418" calcext:value-type="float">
            <text:p>-0.043</text:p>
          </table:table-cell>
          <table:table-cell/>
          <table:table-cell table:formula="of:=[.C95]*(1+[.J95])" office:value-type="float" office:value="555.849872080684" calcext:value-type="float">
            <text:p>555.849872080684</text:p>
          </table:table-cell>
          <table:table-cell table:formula="of:=[.M95]/[.E95]-1" office:value-type="float" office:value="0.0015313010462783" calcext:value-type="float">
            <text:p>0.002</text:p>
          </table:table-cell>
          <table:table-cell table:formula="of:=INT([.M95]-[.$P$2])" office:value-type="float" office:value="530" calcext:value-type="float">
            <text:p>530</text:p>
          </table:table-cell>
          <table:table-cell/>
          <table:table-cell table:formula="of:=IF([.G95]&lt;[.O95]; [.O95]; &quot;&quot;)">
            <text:p/>
          </table:table-cell>
          <table:table-cell table:formula="of:=IF([.Q95]&lt;&gt;&quot;&quot;; [.E95]; &quot;&quot;)">
            <text:p/>
          </table:table-cell>
          <table:table-cell table:formula="of:=IF([.R95]&lt;&gt;&quot;&quot;; [.R95]-[.Q95]; &quot;&quot;)">
            <text:p/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559.59827" calcext:value-type="float">
            <text:p>559.59827</text:p>
          </table:table-cell>
          <table:table-cell office:value-type="float" office:value="556.6593" calcext:value-type="float">
            <text:p>556.659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H96]/[.B96]-1" office:value-type="float" office:value="0.00965287115701785" calcext:value-type="float">
            <text:p>0.010</text:p>
          </table:table-cell>
          <table:table-cell table:formula="of:=[.E96]/[.C96]-1" office:value-type="float" office:value="0.0760621442954423" calcext:value-type="float">
            <text:p>0.076</text:p>
          </table:table-cell>
          <table:table-cell/>
          <table:table-cell table:formula="of:=[.C96]*(1+[.J96])" office:value-type="float" office:value="562.032660501256" calcext:value-type="float">
            <text:p>562.032660501256</text:p>
          </table:table-cell>
          <table:table-cell table:formula="of:=[.M96]/[.E96]-1" office:value-type="float" office:value="-0.0617150909828784" calcext:value-type="float">
            <text:p>-0.062</text:p>
          </table:table-cell>
          <table:table-cell table:formula="of:=INT([.M96]-[.$P$2])" office:value-type="float" office:value="537" calcext:value-type="float">
            <text:p>537</text:p>
          </table:table-cell>
          <table:table-cell/>
          <table:table-cell table:formula="of:=IF([.G96]&lt;[.O96]; [.O96]; &quot;&quot;)">
            <text:p/>
          </table:table-cell>
          <table:table-cell table:formula="of:=IF([.Q96]&lt;&gt;&quot;&quot;; [.E96]; &quot;&quot;)">
            <text:p/>
          </table:table-cell>
          <table:table-cell table:formula="of:=IF([.R96]&lt;&gt;&quot;&quot;; [.R96]-[.Q96]; &quot;&quot;)">
            <text:p/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582.91644" calcext:value-type="float">
            <text:p>582.91644</text:p>
          </table:table-cell>
          <table:table-cell office:value-type="float" office:value="579.69867" calcext:value-type="float">
            <text:p>579.6986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586" calcext:value-type="float">
            <text:p>586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H97]/[.B97]-1" office:value-type="float" office:value="0.0275915361042143" calcext:value-type="float">
            <text:p>0.028</text:p>
          </table:table-cell>
          <table:table-cell table:formula="of:=[.E97]/[.C97]-1" office:value-type="float" office:value="0.048820760620341" calcext:value-type="float">
            <text:p>0.049</text:p>
          </table:table-cell>
          <table:table-cell/>
          <table:table-cell table:formula="of:=[.C97]*(1+[.J97])" office:value-type="float" office:value="595.69344678287" calcext:value-type="float">
            <text:p>595.69344678287</text:p>
          </table:table-cell>
          <table:table-cell table:formula="of:=[.M97]/[.E97]-1" office:value-type="float" office:value="-0.0202410414755428" calcext:value-type="float">
            <text:p>-0.020</text:p>
          </table:table-cell>
          <table:table-cell table:formula="of:=INT([.M97]-[.$P$2])" office:value-type="float" office:value="570" calcext:value-type="float">
            <text:p>570</text:p>
          </table:table-cell>
          <table:table-cell/>
          <table:table-cell table:formula="of:=IF([.G97]&lt;[.O97]; [.O97]; &quot;&quot;)">
            <text:p/>
          </table:table-cell>
          <table:table-cell table:formula="of:=IF([.Q97]&lt;&gt;&quot;&quot;; [.E97]; &quot;&quot;)">
            <text:p/>
          </table:table-cell>
          <table:table-cell table:formula="of:=IF([.R97]&lt;&gt;&quot;&quot;; [.R97]-[.Q97]; &quot;&quot;)">
            <text:p/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607.5681" calcext:value-type="float">
            <text:p>607.5681</text:p>
          </table:table-cell>
          <table:table-cell office:value-type="float" office:value="603.4857" calcext:value-type="float">
            <text:p>603.485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H98]/[.B98]-1" office:value-type="float" office:value="-0.00751866333996132" calcext:value-type="float">
            <text:p>-0.008</text:p>
          </table:table-cell>
          <table:table-cell table:formula="of:=[.E98]/[.C98]-1" office:value-type="float" office:value="0.0323359774722085" calcext:value-type="float">
            <text:p>0.032</text:p>
          </table:table-cell>
          <table:table-cell/>
          <table:table-cell table:formula="of:=[.C98]*(1+[.J98])" office:value-type="float" office:value="598.948294191219" calcext:value-type="float">
            <text:p>598.948294191219</text:p>
          </table:table-cell>
          <table:table-cell table:formula="of:=[.M98]/[.E98]-1" office:value-type="float" office:value="-0.0386062693559888" calcext:value-type="float">
            <text:p>-0.039</text:p>
          </table:table-cell>
          <table:table-cell table:formula="of:=INT([.M98]-[.$P$2])" office:value-type="float" office:value="573" calcext:value-type="float">
            <text:p>573</text:p>
          </table:table-cell>
          <table:table-cell/>
          <table:table-cell table:formula="of:=IF([.G98]&lt;[.O98]; [.O98]; &quot;&quot;)">
            <text:p/>
          </table:table-cell>
          <table:table-cell table:formula="of:=IF([.Q98]&lt;&gt;&quot;&quot;; [.E98]; &quot;&quot;)">
            <text:p/>
          </table:table-cell>
          <table:table-cell table:formula="of:=IF([.R98]&lt;&gt;&quot;&quot;; [.R98]-[.Q98]; &quot;&quot;)">
            <text:p/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25.6182" calcext:value-type="float">
            <text:p>625.6182</text:p>
          </table:table-cell>
          <table:table-cell office:value-type="float" office:value="621.89624" calcext:value-type="float">
            <text:p>621.89624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11" calcext:value-type="float">
            <text:p>611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H99]/[.B99]-1" office:value-type="float" office:value="-0.0185707512984756" calcext:value-type="float">
            <text:p>-0.019</text:p>
          </table:table-cell>
          <table:table-cell table:formula="of:=[.E99]/[.C99]-1" office:value-type="float" office:value="-0.00787308185043867" calcext:value-type="float">
            <text:p>-0.008</text:p>
          </table:table-cell>
          <table:table-cell/>
          <table:table-cell table:formula="of:=[.C99]*(1+[.J99])" office:value-type="float" office:value="610.347159593503" calcext:value-type="float">
            <text:p>610.347159593503</text:p>
          </table:table-cell>
          <table:table-cell table:formula="of:=[.M99]/[.E99]-1" office:value-type="float" office:value="-0.0107825614367861" calcext:value-type="float">
            <text:p>-0.011</text:p>
          </table:table-cell>
          <table:table-cell table:formula="of:=INT([.M99]-[.$P$2])" office:value-type="float" office:value="585" calcext:value-type="float">
            <text:p>585</text:p>
          </table:table-cell>
          <table:table-cell/>
          <table:table-cell table:formula="of:=IF([.G99]&lt;[.O99]; [.O99]; &quot;&quot;)">
            <text:p/>
          </table:table-cell>
          <table:table-cell table:formula="of:=IF([.Q99]&lt;&gt;&quot;&quot;; [.E99]; &quot;&quot;)">
            <text:p/>
          </table:table-cell>
          <table:table-cell table:formula="of:=IF([.R99]&lt;&gt;&quot;&quot;; [.R99]-[.Q99]; &quot;&quot;)">
            <text:p/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626.9279" calcext:value-type="float">
            <text:p>626.9279</text:p>
          </table:table-cell>
          <table:table-cell office:value-type="float" office:value="622.78754" calcext:value-type="float">
            <text:p>622.78754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H100]/[.B100]-1" office:value-type="float" office:value="-0.0349767493199776" calcext:value-type="float">
            <text:p>-0.035</text:p>
          </table:table-cell>
          <table:table-cell table:formula="of:=[.E100]/[.C100]-1" office:value-type="float" office:value="-0.0301668527279785" calcext:value-type="float">
            <text:p>-0.030</text:p>
          </table:table-cell>
          <table:table-cell/>
          <table:table-cell table:formula="of:=[.C100]*(1+[.J100])" office:value-type="float" office:value="601.004456333815" calcext:value-type="float">
            <text:p>601.004456333815</text:p>
          </table:table-cell>
          <table:table-cell table:formula="of:=[.M100]/[.E100]-1" office:value-type="float" office:value="-0.0049595093811019" calcext:value-type="float">
            <text:p>-0.005</text:p>
          </table:table-cell>
          <table:table-cell table:formula="of:=INT([.M100]-[.$P$2])" office:value-type="float" office:value="576" calcext:value-type="float">
            <text:p>576</text:p>
          </table:table-cell>
          <table:table-cell/>
          <table:table-cell table:formula="of:=IF([.G100]&lt;[.O100]; [.O100]; &quot;&quot;)">
            <text:p/>
          </table:table-cell>
          <table:table-cell table:formula="of:=IF([.Q100]&lt;&gt;&quot;&quot;; [.E100]; &quot;&quot;)">
            <text:p/>
          </table:table-cell>
          <table:table-cell table:formula="of:=IF([.R100]&lt;&gt;&quot;&quot;; [.R100]-[.Q100]; &quot;&quot;)">
            <text:p/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12.63513" calcext:value-type="float">
            <text:p>612.63513</text:p>
          </table:table-cell>
          <table:table-cell office:value-type="float" office:value="609.18665" calcext:value-type="float">
            <text:p>609.18665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H101]/[.B101]-1" office:value-type="float" office:value="-0.0255211123789131" calcext:value-type="float">
            <text:p>-0.026</text:p>
          </table:table-cell>
          <table:table-cell table:formula="of:=[.E101]/[.C101]-1" office:value-type="float" office:value="-0.0183632553339769" calcext:value-type="float">
            <text:p>-0.018</text:p>
          </table:table-cell>
          <table:table-cell/>
          <table:table-cell table:formula="of:=[.C101]*(1+[.J101])" office:value-type="float" office:value="593.639529045616" calcext:value-type="float">
            <text:p>593.639529045616</text:p>
          </table:table-cell>
          <table:table-cell table:formula="of:=[.M101]/[.E101]-1" office:value-type="float" office:value="-0.00729175744880195" calcext:value-type="float">
            <text:p>-0.007</text:p>
          </table:table-cell>
          <table:table-cell table:formula="of:=INT([.M101]-[.$P$2])" office:value-type="float" office:value="568" calcext:value-type="float">
            <text:p>568</text:p>
          </table:table-cell>
          <table:table-cell/>
          <table:table-cell table:formula="of:=IF([.G101]&lt;[.O101]; [.O101]; &quot;&quot;)">
            <text:p/>
          </table:table-cell>
          <table:table-cell table:formula="of:=IF([.Q101]&lt;&gt;&quot;&quot;; [.E101]; &quot;&quot;)">
            <text:p/>
          </table:table-cell>
          <table:table-cell table:formula="of:=IF([.R101]&lt;&gt;&quot;&quot;; [.R101]-[.Q101]; &quot;&quot;)">
            <text:p/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607.88354" calcext:value-type="float">
            <text:p>607.88354</text:p>
          </table:table-cell>
          <table:table-cell office:value-type="float" office:value="604.9304" calcext:value-type="float">
            <text:p>604.9304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H102]/[.B102]-1" office:value-type="float" office:value="0.0117069463667332" calcext:value-type="float">
            <text:p>0.012</text:p>
          </table:table-cell>
          <table:table-cell table:formula="of:=[.E102]/[.C102]-1" office:value-type="float" office:value="0.0100335509671856" calcext:value-type="float">
            <text:p>0.010</text:p>
          </table:table-cell>
          <table:table-cell/>
          <table:table-cell table:formula="of:=[.C102]*(1+[.J102])" office:value-type="float" office:value="612.012287748406" calcext:value-type="float">
            <text:p>612.012287748406</text:p>
          </table:table-cell>
          <table:table-cell table:formula="of:=[.M102]/[.E102]-1" office:value-type="float" office:value="0.00165677209231818" calcext:value-type="float">
            <text:p>0.002</text:p>
          </table:table-cell>
          <table:table-cell table:formula="of:=INT([.M102]-[.$P$2])" office:value-type="float" office:value="587" calcext:value-type="float">
            <text:p>587</text:p>
          </table:table-cell>
          <table:table-cell/>
          <table:table-cell table:formula="of:=IF([.G102]&lt;[.O102]; [.O102]; &quot;&quot;)">
            <text:p/>
          </table:table-cell>
          <table:table-cell table:formula="of:=IF([.Q102]&lt;&gt;&quot;&quot;; [.E102]; &quot;&quot;)">
            <text:p/>
          </table:table-cell>
          <table:table-cell table:formula="of:=IF([.R102]&lt;&gt;&quot;&quot;; [.R102]-[.Q102]; &quot;&quot;)">
            <text:p/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624.5786" calcext:value-type="float">
            <text:p>624.5786</text:p>
          </table:table-cell>
          <table:table-cell office:value-type="float" office:value="621.2112" calcext:value-type="float">
            <text:p>621.2112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7" calcext:value-type="float">
            <text:p>607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H103]/[.B103]-1" office:value-type="float" office:value="-0.013735020700357" calcext:value-type="float">
            <text:p>-0.014</text:p>
          </table:table-cell>
          <table:table-cell table:formula="of:=[.E103]/[.C103]-1" office:value-type="float" office:value="-0.0212668412932671" calcext:value-type="float">
            <text:p>-0.021</text:p>
          </table:table-cell>
          <table:table-cell/>
          <table:table-cell table:formula="of:=[.C103]*(1+[.J103])" office:value-type="float" office:value="612.678851308706" calcext:value-type="float">
            <text:p>612.678851308706</text:p>
          </table:table-cell>
          <table:table-cell table:formula="of:=[.M103]/[.E103]-1" office:value-type="float" office:value="0.00769547912616164" calcext:value-type="float">
            <text:p>0.008</text:p>
          </table:table-cell>
          <table:table-cell table:formula="of:=INT([.M103]-[.$P$2])" office:value-type="float" office:value="587" calcext:value-type="float">
            <text:p>587</text:p>
          </table:table-cell>
          <table:table-cell/>
          <table:table-cell table:formula="of:=IF([.G103]&lt;[.O103]; [.O103]; &quot;&quot;)">
            <text:p/>
          </table:table-cell>
          <table:table-cell table:formula="of:=IF([.Q103]&lt;&gt;&quot;&quot;; [.E103]; &quot;&quot;)">
            <text:p/>
          </table:table-cell>
          <table:table-cell table:formula="of:=IF([.R103]&lt;&gt;&quot;&quot;; [.R103]-[.Q103]; &quot;&quot;)">
            <text:p/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625.9985" calcext:value-type="float">
            <text:p>625.9985</text:p>
          </table:table-cell>
          <table:table-cell office:value-type="float" office:value="622.7394" calcext:value-type="float">
            <text:p>622.7394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19" calcext:value-type="float">
            <text:p>619</text:p>
          </table:table-cell>
          <table:table-cell office:value-type="float" office:value="571" calcext:value-type="float">
            <text:p>571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H104]/[.B104]-1" office:value-type="float" office:value="-0.0111797392485765" calcext:value-type="float">
            <text:p>-0.011</text:p>
          </table:table-cell>
          <table:table-cell table:formula="of:=[.E104]/[.C104]-1" office:value-type="float" office:value="-0.0734487010136183" calcext:value-type="float">
            <text:p>-0.073</text:p>
          </table:table-cell>
          <table:table-cell/>
          <table:table-cell table:formula="of:=[.C104]*(1+[.J104])" office:value-type="float" office:value="615.777335888185" calcext:value-type="float">
            <text:p>615.777335888185</text:p>
          </table:table-cell>
          <table:table-cell table:formula="of:=[.M104]/[.E104]-1" office:value-type="float" office:value="0.0672050881944282" calcext:value-type="float">
            <text:p>0.067</text:p>
          </table:table-cell>
          <table:table-cell table:formula="of:=INT([.M104]-[.$P$2])" office:value-type="float" office:value="590" calcext:value-type="float">
            <text:p>590</text:p>
          </table:table-cell>
          <table:table-cell/>
          <table:table-cell table:formula="of:=IF([.G104]&lt;[.O104]; [.O104]; &quot;&quot;)" office:value-type="float" office:value="590" calcext:value-type="float">
            <text:p>590</text:p>
          </table:table-cell>
          <table:table-cell table:formula="of:=IF([.Q104]&lt;&gt;&quot;&quot;; [.E104]; &quot;&quot;)" office:value-type="float" office:value="577" calcext:value-type="float">
            <text:p>577</text:p>
          </table:table-cell>
          <table:table-cell table:formula="of:=IF([.R104]&lt;&gt;&quot;&quot;; [.R104]-[.Q104]; &quot;&quot;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588.5498" calcext:value-type="float">
            <text:p>588.5498</text:p>
          </table:table-cell>
          <table:table-cell office:value-type="float" office:value="586.1702" calcext:value-type="float">
            <text:p>586.1702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H105]/[.B105]-1" office:value-type="float" office:value="0.060233135751639" calcext:value-type="float">
            <text:p>0.060</text:p>
          </table:table-cell>
          <table:table-cell table:formula="of:=[.E105]/[.C105]-1" office:value-type="float" office:value="0.0764791523008164" calcext:value-type="float">
            <text:p>0.076</text:p>
          </table:table-cell>
          <table:table-cell/>
          <table:table-cell table:formula="of:=[.C105]*(1+[.J105])" office:value-type="float" office:value="621.477069230165" calcext:value-type="float">
            <text:p>621.477069230165</text:p>
          </table:table-cell>
          <table:table-cell table:formula="of:=[.M105]/[.E105]-1" office:value-type="float" office:value="-0.0150918078761245" calcext:value-type="float">
            <text:p>-0.015</text:p>
          </table:table-cell>
          <table:table-cell table:formula="of:=INT([.M105]-[.$P$2])" office:value-type="float" office:value="596" calcext:value-type="float">
            <text:p>596</text:p>
          </table:table-cell>
          <table:table-cell/>
          <table:table-cell table:formula="of:=IF([.G105]&lt;[.O105]; [.O105]; &quot;&quot;)">
            <text:p/>
          </table:table-cell>
          <table:table-cell table:formula="of:=IF([.Q105]&lt;&gt;&quot;&quot;; [.E105]; &quot;&quot;)">
            <text:p/>
          </table:table-cell>
          <table:table-cell table:formula="of:=IF([.R105]&lt;&gt;&quot;&quot;; [.R105]-[.Q105]; &quot;&quot;)">
            <text:p/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631.1624" calcext:value-type="float">
            <text:p>631.1624</text:p>
          </table:table-cell>
          <table:table-cell office:value-type="float" office:value="627.64777" calcext:value-type="float">
            <text:p>627.64777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42" calcext:value-type="float">
            <text:p>642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H106]/[.B106]-1" office:value-type="float" office:value="0.0140021015193552" calcext:value-type="float">
            <text:p>0.014</text:p>
          </table:table-cell>
          <table:table-cell table:formula="of:=[.E106]/[.C106]-1" office:value-type="float" office:value="-0.00421856035591428" calcext:value-type="float">
            <text:p>-0.004</text:p>
          </table:table-cell>
          <table:table-cell/>
          <table:table-cell table:formula="of:=[.C106]*(1+[.J106])" office:value-type="float" office:value="636.436157793937" calcext:value-type="float">
            <text:p>636.436157793937</text:p>
          </table:table-cell>
          <table:table-cell table:formula="of:=[.M106]/[.E106]-1" office:value-type="float" office:value="0.018297852470299" calcext:value-type="float">
            <text:p>0.018</text:p>
          </table:table-cell>
          <table:table-cell table:formula="of:=INT([.M106]-[.$P$2])" office:value-type="float" office:value="611" calcext:value-type="float">
            <text:p>611</text:p>
          </table:table-cell>
          <table:table-cell/>
          <table:table-cell table:formula="of:=IF([.G106]&lt;[.O106]; [.O106]; &quot;&quot;)">
            <text:p/>
          </table:table-cell>
          <table:table-cell table:formula="of:=IF([.Q106]&lt;&gt;&quot;&quot;; [.E106]; &quot;&quot;)">
            <text:p/>
          </table:table-cell>
          <table:table-cell table:formula="of:=IF([.R106]&lt;&gt;&quot;&quot;; [.R106]-[.Q106]; &quot;&quot;)">
            <text:p/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640.20917" calcext:value-type="float">
            <text:p>640.20917</text:p>
          </table:table-cell>
          <table:table-cell office:value-type="float" office:value="637.0213" calcext:value-type="float">
            <text:p>637.0213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27" calcext:value-type="float">
            <text:p>627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H107]/[.B107]-1" office:value-type="float" office:value="-0.0143846268243861" calcext:value-type="float">
            <text:p>-0.014</text:p>
          </table:table-cell>
          <table:table-cell table:formula="of:=[.E107]/[.C107]-1" office:value-type="float" office:value="-0.0110220804233705" calcext:value-type="float">
            <text:p>-0.011</text:p>
          </table:table-cell>
          <table:table-cell/>
          <table:table-cell table:formula="of:=[.C107]*(1+[.J107])" office:value-type="float" office:value="627.857986320315" calcext:value-type="float">
            <text:p>627.857986320315</text:p>
          </table:table-cell>
          <table:table-cell table:formula="of:=[.M107]/[.E107]-1" office:value-type="float" office:value="-0.00340002171378617" calcext:value-type="float">
            <text:p>-0.003</text:p>
          </table:table-cell>
          <table:table-cell table:formula="of:=INT([.M107]-[.$P$2])" office:value-type="float" office:value="602" calcext:value-type="float">
            <text:p>602</text:p>
          </table:table-cell>
          <table:table-cell/>
          <table:table-cell table:formula="of:=IF([.G107]&lt;[.O107]; [.O107]; &quot;&quot;)">
            <text:p/>
          </table:table-cell>
          <table:table-cell table:formula="of:=IF([.Q107]&lt;&gt;&quot;&quot;; [.E107]; &quot;&quot;)">
            <text:p/>
          </table:table-cell>
          <table:table-cell table:formula="of:=IF([.R107]&lt;&gt;&quot;&quot;; [.R107]-[.Q107]; &quot;&quot;)">
            <text:p/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647.4242" calcext:value-type="float">
            <text:p>647.4242</text:p>
          </table:table-cell>
          <table:table-cell office:value-type="float" office:value="644.4913" calcext:value-type="float">
            <text:p>644.4913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39" calcext:value-type="float">
            <text:p>639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H108]/[.B108]-1" office:value-type="float" office:value="0.00397853524783276" calcext:value-type="float">
            <text:p>0.004</text:p>
          </table:table-cell>
          <table:table-cell table:formula="of:=[.E108]/[.C108]-1" office:value-type="float" office:value="0.00544413865633242" calcext:value-type="float">
            <text:p>0.005</text:p>
          </table:table-cell>
          <table:table-cell/>
          <table:table-cell table:formula="of:=[.C108]*(1+[.J108])" office:value-type="float" office:value="647.055431353972" calcext:value-type="float">
            <text:p>647.055431353972</text:p>
          </table:table-cell>
          <table:table-cell table:formula="of:=[.M108]/[.E108]-1" office:value-type="float" office:value="-0.0014576676636241" calcext:value-type="float">
            <text:p>-0.001</text:p>
          </table:table-cell>
          <table:table-cell table:formula="of:=INT([.M108]-[.$P$2])" office:value-type="float" office:value="622" calcext:value-type="float">
            <text:p>622</text:p>
          </table:table-cell>
          <table:table-cell/>
          <table:table-cell table:formula="of:=IF([.G108]&lt;[.O108]; [.O108]; &quot;&quot;)">
            <text:p/>
          </table:table-cell>
          <table:table-cell table:formula="of:=IF([.Q108]&lt;&gt;&quot;&quot;; [.E108]; &quot;&quot;)">
            <text:p/>
          </table:table-cell>
          <table:table-cell table:formula="of:=IF([.R108]&lt;&gt;&quot;&quot;; [.R108]-[.Q108]; &quot;&quot;)">
            <text:p/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656.754" calcext:value-type="float">
            <text:p>656.754</text:p>
          </table:table-cell>
          <table:table-cell office:value-type="float" office:value="653.9954" calcext:value-type="float">
            <text:p>653.9954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109]/[.B109]-1" office:value-type="float" office:value="-0.00114807066268352" calcext:value-type="float">
            <text:p>-0.001</text:p>
          </table:table-cell>
          <table:table-cell table:formula="of:=[.E109]/[.C109]-1" office:value-type="float" office:value="0.00153609643125918" calcext:value-type="float">
            <text:p>0.002</text:p>
          </table:table-cell>
          <table:table-cell/>
          <table:table-cell table:formula="of:=[.C109]*(1+[.J109])" office:value-type="float" office:value="653.24456706773" calcext:value-type="float">
            <text:p>653.24456706773</text:p>
          </table:table-cell>
          <table:table-cell table:formula="of:=[.M109]/[.E109]-1" office:value-type="float" office:value="-0.00268005027827478" calcext:value-type="float">
            <text:p>-0.003</text:p>
          </table:table-cell>
          <table:table-cell table:formula="of:=INT([.M109]-[.$P$2])" office:value-type="float" office:value="628" calcext:value-type="float">
            <text:p>628</text:p>
          </table:table-cell>
          <table:table-cell/>
          <table:table-cell table:formula="of:=IF([.G109]&lt;[.O109]; [.O109]; &quot;&quot;)">
            <text:p/>
          </table:table-cell>
          <table:table-cell table:formula="of:=IF([.Q109]&lt;&gt;&quot;&quot;; [.E109]; &quot;&quot;)">
            <text:p/>
          </table:table-cell>
          <table:table-cell table:formula="of:=IF([.R109]&lt;&gt;&quot;&quot;; [.R109]-[.Q109]; &quot;&quot;)">
            <text:p/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667.5946" calcext:value-type="float">
            <text:p>667.5946</text:p>
          </table:table-cell>
          <table:table-cell office:value-type="float" office:value="664.86334" calcext:value-type="float">
            <text:p>664.8633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10]/[.B110]-1" office:value-type="float" office:value="-0.0188656409144112" calcext:value-type="float">
            <text:p>-0.019</text:p>
          </table:table-cell>
          <table:table-cell table:formula="of:=[.E110]/[.C110]-1" office:value-type="float" office:value="-0.00881886494147799" calcext:value-type="float">
            <text:p>-0.009</text:p>
          </table:table-cell>
          <table:table-cell/>
          <table:table-cell table:formula="of:=[.C110]*(1+[.J110])" office:value-type="float" office:value="652.320266970404" calcext:value-type="float">
            <text:p>652.320266970404</text:p>
          </table:table-cell>
          <table:table-cell table:formula="of:=[.M110]/[.E110]-1" office:value-type="float" office:value="-0.0101361654470351" calcext:value-type="float">
            <text:p>-0.010</text:p>
          </table:table-cell>
          <table:table-cell table:formula="of:=INT([.M110]-[.$P$2])" office:value-type="float" office:value="627" calcext:value-type="float">
            <text:p>627</text:p>
          </table:table-cell>
          <table:table-cell/>
          <table:table-cell table:formula="of:=IF([.G110]&lt;[.O110]; [.O110]; &quot;&quot;)">
            <text:p/>
          </table:table-cell>
          <table:table-cell table:formula="of:=IF([.Q110]&lt;&gt;&quot;&quot;; [.E110]; &quot;&quot;)">
            <text:p/>
          </table:table-cell>
          <table:table-cell table:formula="of:=IF([.R110]&lt;&gt;&quot;&quot;; [.R110]-[.Q110]; &quot;&quot;)">
            <text:p/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668.6891" calcext:value-type="float">
            <text:p>668.6891</text:p>
          </table:table-cell>
          <table:table-cell office:value-type="float" office:value="666.40735" calcext:value-type="float">
            <text:p>666.4073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111]/[.B111]-1" office:value-type="float" office:value="-0.00551691361501194" calcext:value-type="float">
            <text:p>-0.006</text:p>
          </table:table-cell>
          <table:table-cell table:formula="of:=[.E111]/[.C111]-1" office:value-type="float" office:value="-0.0231200181090438" calcext:value-type="float">
            <text:p>-0.023</text:p>
          </table:table-cell>
          <table:table-cell/>
          <table:table-cell table:formula="of:=[.C111]*(1+[.J111])" office:value-type="float" office:value="662.730838217641" calcext:value-type="float">
            <text:p>662.730838217641</text:p>
          </table:table-cell>
          <table:table-cell table:formula="of:=[.M111]/[.E111]-1" office:value-type="float" office:value="0.0180197207644253" calcext:value-type="float">
            <text:p>0.018</text:p>
          </table:table-cell>
          <table:table-cell table:formula="of:=INT([.M111]-[.$P$2])" office:value-type="float" office:value="637" calcext:value-type="float">
            <text:p>637</text:p>
          </table:table-cell>
          <table:table-cell/>
          <table:table-cell table:formula="of:=IF([.G111]&lt;[.O111]; [.O111]; &quot;&quot;)">
            <text:p/>
          </table:table-cell>
          <table:table-cell table:formula="of:=IF([.Q111]&lt;&gt;&quot;&quot;; [.E111]; &quot;&quot;)">
            <text:p/>
          </table:table-cell>
          <table:table-cell table:formula="of:=IF([.R111]&lt;&gt;&quot;&quot;; [.R111]-[.Q111]; &quot;&quot;)">
            <text:p/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664.9881" calcext:value-type="float">
            <text:p>664.9881</text:p>
          </table:table-cell>
          <table:table-cell office:value-type="float" office:value="662.6625" calcext:value-type="float">
            <text:p>662.662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112]/[.B112]-1" office:value-type="float" office:value="-0.0135161817181391" calcext:value-type="float">
            <text:p>-0.014</text:p>
          </table:table-cell>
          <table:table-cell table:formula="of:=[.E112]/[.C112]-1" office:value-type="float" office:value="-0.0130722652934187" calcext:value-type="float">
            <text:p>-0.013</text:p>
          </table:table-cell>
          <table:table-cell/>
          <table:table-cell table:formula="of:=[.C112]*(1+[.J112])" office:value-type="float" office:value="653.705833232204" calcext:value-type="float">
            <text:p>653.705833232204</text:p>
          </table:table-cell>
          <table:table-cell table:formula="of:=[.M112]/[.E112]-1" office:value-type="float" office:value="-0.000449796281034143" calcext:value-type="float">
            <text:p>0.000</text:p>
          </table:table-cell>
          <table:table-cell table:formula="of:=INT([.M112]-[.$P$2])" office:value-type="float" office:value="628" calcext:value-type="float">
            <text:p>628</text:p>
          </table:table-cell>
          <table:table-cell/>
          <table:table-cell table:formula="of:=IF([.G112]&lt;[.O112]; [.O112]; &quot;&quot;)">
            <text:p/>
          </table:table-cell>
          <table:table-cell table:formula="of:=IF([.Q112]&lt;&gt;&quot;&quot;; [.E112]; &quot;&quot;)">
            <text:p/>
          </table:table-cell>
          <table:table-cell table:formula="of:=IF([.R112]&lt;&gt;&quot;&quot;; [.R112]-[.Q112]; &quot;&quot;)">
            <text:p/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667.9436" calcext:value-type="float">
            <text:p>667.9436</text:p>
          </table:table-cell>
          <table:table-cell office:value-type="float" office:value="665.7078" calcext:value-type="float">
            <text:p>665.707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H113]/[.B113]-1" office:value-type="float" office:value="-0.0223725476222842" calcext:value-type="float">
            <text:p>-0.022</text:p>
          </table:table-cell>
          <table:table-cell table:formula="of:=[.E113]/[.C113]-1" office:value-type="float" office:value="-0.0190891559329784" calcext:value-type="float">
            <text:p>-0.019</text:p>
          </table:table-cell>
          <table:table-cell/>
          <table:table-cell table:formula="of:=[.C113]*(1+[.J113])" office:value-type="float" office:value="650.814220541974" calcext:value-type="float">
            <text:p>650.814220541974</text:p>
          </table:table-cell>
          <table:table-cell table:formula="of:=[.M113]/[.E113]-1" office:value-type="float" office:value="-0.00334728860340905" calcext:value-type="float">
            <text:p>-0.003</text:p>
          </table:table-cell>
          <table:table-cell table:formula="of:=INT([.M113]-[.$P$2])" office:value-type="float" office:value="625" calcext:value-type="float">
            <text:p>625</text:p>
          </table:table-cell>
          <table:table-cell/>
          <table:table-cell table:formula="of:=IF([.G113]&lt;[.O113]; [.O113]; &quot;&quot;)">
            <text:p/>
          </table:table-cell>
          <table:table-cell table:formula="of:=IF([.Q113]&lt;&gt;&quot;&quot;; [.E113]; &quot;&quot;)">
            <text:p/>
          </table:table-cell>
          <table:table-cell table:formula="of:=IF([.R113]&lt;&gt;&quot;&quot;; [.R113]-[.Q113]; &quot;&quot;)">
            <text:p/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664.6458" calcext:value-type="float">
            <text:p>664.6458</text:p>
          </table:table-cell>
          <table:table-cell office:value-type="float" office:value="662.4254" calcext:value-type="float">
            <text:p>662.425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H114]/[.B114]-1" office:value-type="float" office:value="-0.00247620612362254" calcext:value-type="float">
            <text:p>-0.002</text:p>
          </table:table-cell>
          <table:table-cell table:formula="of:=[.E114]/[.C114]-1" office:value-type="float" office:value="-0.00517099736815641" calcext:value-type="float">
            <text:p>-0.005</text:p>
          </table:table-cell>
          <table:table-cell/>
          <table:table-cell table:formula="of:=[.C114]*(1+[.J114])" office:value-type="float" office:value="660.785098168077" calcext:value-type="float">
            <text:p>660.785098168077</text:p>
          </table:table-cell>
          <table:table-cell table:formula="of:=[.M114]/[.E114]-1" office:value-type="float" office:value="0.00270879843410743" calcext:value-type="float">
            <text:p>0.003</text:p>
          </table:table-cell>
          <table:table-cell table:formula="of:=INT([.M114]-[.$P$2])" office:value-type="float" office:value="635" calcext:value-type="float">
            <text:p>635</text:p>
          </table:table-cell>
          <table:table-cell/>
          <table:table-cell table:formula="of:=IF([.G114]&lt;[.O114]; [.O114]; &quot;&quot;)">
            <text:p/>
          </table:table-cell>
          <table:table-cell table:formula="of:=IF([.Q114]&lt;&gt;&quot;&quot;; [.E114]; &quot;&quot;)">
            <text:p/>
          </table:table-cell>
          <table:table-cell table:formula="of:=IF([.R114]&lt;&gt;&quot;&quot;; [.R114]-[.Q114]; &quot;&quot;)">
            <text:p/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673.45197" calcext:value-type="float">
            <text:p>673.45197</text:p>
          </table:table-cell>
          <table:table-cell office:value-type="float" office:value="671.3075" calcext:value-type="float">
            <text:p>671.307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115]/[.B115]-1" office:value-type="float" office:value="-0.0259142014240451" calcext:value-type="float">
            <text:p>-0.026</text:p>
          </table:table-cell>
          <table:table-cell table:formula="of:=[.E115]/[.C115]-1" office:value-type="float" office:value="-0.0257817766075904" calcext:value-type="float">
            <text:p>-0.026</text:p>
          </table:table-cell>
          <table:table-cell/>
          <table:table-cell table:formula="of:=[.C115]*(1+[.J115])" office:value-type="float" office:value="653.911102227528" calcext:value-type="float">
            <text:p>653.911102227528</text:p>
          </table:table-cell>
          <table:table-cell table:formula="of:=[.M115]/[.E115]-1" office:value-type="float" office:value="-0.000135929315706607" calcext:value-type="float">
            <text:p>0.000</text:p>
          </table:table-cell>
          <table:table-cell table:formula="of:=INT([.M115]-[.$P$2])" office:value-type="float" office:value="628" calcext:value-type="float">
            <text:p>628</text:p>
          </table:table-cell>
          <table:table-cell/>
          <table:table-cell table:formula="of:=IF([.G115]&lt;[.O115]; [.O115]; &quot;&quot;)">
            <text:p/>
          </table:table-cell>
          <table:table-cell table:formula="of:=IF([.Q115]&lt;&gt;&quot;&quot;; [.E115]; &quot;&quot;)">
            <text:p/>
          </table:table-cell>
          <table:table-cell table:formula="of:=IF([.R115]&lt;&gt;&quot;&quot;; [.R115]-[.Q115]; &quot;&quot;)">
            <text:p/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660.76636" calcext:value-type="float">
            <text:p>660.76636</text:p>
          </table:table-cell>
          <table:table-cell office:value-type="float" office:value="658.4672" calcext:value-type="float">
            <text:p>658.467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16]/[.B116]-1" office:value-type="float" office:value="-0.00872677598175542" calcext:value-type="float">
            <text:p>-0.009</text:p>
          </table:table-cell>
          <table:table-cell table:formula="of:=[.E116]/[.C116]-1" office:value-type="float" office:value="-0.00222820514066613" calcext:value-type="float">
            <text:p>-0.002</text:p>
          </table:table-cell>
          <table:table-cell/>
          <table:table-cell table:formula="of:=[.C116]*(1+[.J116])" office:value-type="float" office:value="652.720904254266" calcext:value-type="float">
            <text:p>652.720904254266</text:p>
          </table:table-cell>
          <table:table-cell table:formula="of:=[.M116]/[.E116]-1" office:value-type="float" office:value="-0.00651308332683975" calcext:value-type="float">
            <text:p>-0.007</text:p>
          </table:table-cell>
          <table:table-cell table:formula="of:=INT([.M116]-[.$P$2])" office:value-type="float" office:value="627" calcext:value-type="float">
            <text:p>627</text:p>
          </table:table-cell>
          <table:table-cell/>
          <table:table-cell table:formula="of:=IF([.G116]&lt;[.O116]; [.O116]; &quot;&quot;)">
            <text:p/>
          </table:table-cell>
          <table:table-cell table:formula="of:=IF([.Q116]&lt;&gt;&quot;&quot;; [.E116]; &quot;&quot;)">
            <text:p/>
          </table:table-cell>
          <table:table-cell table:formula="of:=IF([.R116]&lt;&gt;&quot;&quot;; [.R116]-[.Q116]; &quot;&quot;)">
            <text:p/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675.345" calcext:value-type="float">
            <text:p>675.345</text:p>
          </table:table-cell>
          <table:table-cell office:value-type="float" office:value="673.2637" calcext:value-type="float">
            <text:p>673.2637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H117]/[.B117]-1" office:value-type="float" office:value="-0.0271638940097284" calcext:value-type="float">
            <text:p>-0.027</text:p>
          </table:table-cell>
          <table:table-cell table:formula="of:=[.E117]/[.C117]-1" office:value-type="float" office:value="-0.0271271123038417" calcext:value-type="float">
            <text:p>-0.027</text:p>
          </table:table-cell>
          <table:table-cell/>
          <table:table-cell table:formula="of:=[.C117]*(1+[.J117])" office:value-type="float" office:value="654.975236212602" calcext:value-type="float">
            <text:p>654.975236212602</text:p>
          </table:table-cell>
          <table:table-cell table:formula="of:=[.M117]/[.E117]-1" office:value-type="float" office:value="-0.0000378073090040454" calcext:value-type="float">
            <text:p>0.000</text:p>
          </table:table-cell>
          <table:table-cell table:formula="of:=INT([.M117]-[.$P$2])" office:value-type="float" office:value="629" calcext:value-type="float">
            <text:p>629</text:p>
          </table:table-cell>
          <table:table-cell/>
          <table:table-cell table:formula="of:=IF([.G117]&lt;[.O117]; [.O117]; &quot;&quot;)">
            <text:p/>
          </table:table-cell>
          <table:table-cell table:formula="of:=IF([.Q117]&lt;&gt;&quot;&quot;; [.E117]; &quot;&quot;)">
            <text:p/>
          </table:table-cell>
          <table:table-cell table:formula="of:=IF([.R117]&lt;&gt;&quot;&quot;; [.R117]-[.Q117]; &quot;&quot;)">
            <text:p/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670.2638" calcext:value-type="float">
            <text:p>670.2638</text:p>
          </table:table-cell>
          <table:table-cell office:value-type="float" office:value="668.12177" calcext:value-type="float">
            <text:p>668.12177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118]/[.B118]-1" office:value-type="float" office:value="-0.00785332580992726" calcext:value-type="float">
            <text:p>-0.008</text:p>
          </table:table-cell>
          <table:table-cell table:formula="of:=[.E118]/[.C118]-1" office:value-type="float" office:value="0.00879814169204529" calcext:value-type="float">
            <text:p>0.009</text:p>
          </table:table-cell>
          <table:table-cell/>
          <table:table-cell table:formula="of:=[.C118]*(1+[.J118])" office:value-type="float" office:value="662.874792059485" calcext:value-type="float">
            <text:p>662.874792059485</text:p>
          </table:table-cell>
          <table:table-cell table:formula="of:=[.M118]/[.E118]-1" office:value-type="float" office:value="-0.016506243235186" calcext:value-type="float">
            <text:p>-0.017</text:p>
          </table:table-cell>
          <table:table-cell table:formula="of:=INT([.M118]-[.$P$2])" office:value-type="float" office:value="637" calcext:value-type="float">
            <text:p>637</text:p>
          </table:table-cell>
          <table:table-cell/>
          <table:table-cell table:formula="of:=IF([.G118]&lt;[.O118]; [.O118]; &quot;&quot;)">
            <text:p/>
          </table:table-cell>
          <table:table-cell table:formula="of:=IF([.Q118]&lt;&gt;&quot;&quot;; [.E118]; &quot;&quot;)">
            <text:p/>
          </table:table-cell>
          <table:table-cell table:formula="of:=IF([.R118]&lt;&gt;&quot;&quot;; [.R118]-[.Q118]; &quot;&quot;)">
            <text:p/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678.1298" calcext:value-type="float">
            <text:p>678.1298</text:p>
          </table:table-cell>
          <table:table-cell office:value-type="float" office:value="676.23926" calcext:value-type="float">
            <text:p>676.23926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H119]/[.B119]-1" office:value-type="float" office:value="0.0189789624346253" calcext:value-type="float">
            <text:p>0.019</text:p>
          </table:table-cell>
          <table:table-cell table:formula="of:=[.E119]/[.C119]-1" office:value-type="float" office:value="0.0277427548350269" calcext:value-type="float">
            <text:p>0.028</text:p>
          </table:table-cell>
          <table:table-cell/>
          <table:table-cell table:formula="of:=[.C119]*(1+[.J119])" office:value-type="float" office:value="689.073579512359" calcext:value-type="float">
            <text:p>689.073579512359</text:p>
          </table:table-cell>
          <table:table-cell table:formula="of:=[.M119]/[.E119]-1" office:value-type="float" office:value="-0.0085272237232249" calcext:value-type="float">
            <text:p>-0.009</text:p>
          </table:table-cell>
          <table:table-cell table:formula="of:=INT([.M119]-[.$P$2])" office:value-type="float" office:value="664" calcext:value-type="float">
            <text:p>664</text:p>
          </table:table-cell>
          <table:table-cell/>
          <table:table-cell table:formula="of:=IF([.G119]&lt;[.O119]; [.O119]; &quot;&quot;)">
            <text:p/>
          </table:table-cell>
          <table:table-cell table:formula="of:=IF([.Q119]&lt;&gt;&quot;&quot;; [.E119]; &quot;&quot;)">
            <text:p/>
          </table:table-cell>
          <table:table-cell table:formula="of:=IF([.R119]&lt;&gt;&quot;&quot;; [.R119]-[.Q119]; &quot;&quot;)">
            <text:p/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699.71185" calcext:value-type="float">
            <text:p>699.71185</text:p>
          </table:table-cell>
          <table:table-cell office:value-type="float" office:value="698.3237" calcext:value-type="float">
            <text:p>698.323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89" calcext:value-type="float">
            <text:p>689</text:p>
          </table:table-cell>
          <table:table-cell office:value-type="float" office:value="676" calcext:value-type="float">
            <text:p>676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H120]/[.B120]-1" office:value-type="float" office:value="-0.0167381044068355" calcext:value-type="float">
            <text:p>-0.017</text:p>
          </table:table-cell>
          <table:table-cell table:formula="of:=[.E120]/[.C120]-1" office:value-type="float" office:value="-0.0262395505121765" calcext:value-type="float">
            <text:p>-0.026</text:p>
          </table:table-cell>
          <table:table-cell/>
          <table:table-cell table:formula="of:=[.C120]*(1+[.J120])" office:value-type="float" office:value="686.635084999632" calcext:value-type="float">
            <text:p>686.635084999632</text:p>
          </table:table-cell>
          <table:table-cell table:formula="of:=[.M120]/[.E120]-1" office:value-type="float" office:value="0.00975747794063575" calcext:value-type="float">
            <text:p>0.010</text:p>
          </table:table-cell>
          <table:table-cell table:formula="of:=INT([.M120]-[.$P$2])" office:value-type="float" office:value="661" calcext:value-type="float">
            <text:p>661</text:p>
          </table:table-cell>
          <table:table-cell/>
          <table:table-cell table:formula="of:=IF([.G120]&lt;[.O120]; [.O120]; &quot;&quot;)">
            <text:p/>
          </table:table-cell>
          <table:table-cell table:formula="of:=IF([.Q120]&lt;&gt;&quot;&quot;; [.E120]; &quot;&quot;)">
            <text:p/>
          </table:table-cell>
          <table:table-cell table:formula="of:=IF([.R120]&lt;&gt;&quot;&quot;; [.R120]-[.Q120]; &quot;&quot;)">
            <text:p/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695.35394" calcext:value-type="float">
            <text:p>695.35394</text:p>
          </table:table-cell>
          <table:table-cell office:value-type="float" office:value="694.44165" calcext:value-type="float">
            <text:p>694.4416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H121]/[.B121]-1" office:value-type="float" office:value="-0.0235188715548228" calcext:value-type="float">
            <text:p>-0.024</text:p>
          </table:table-cell>
          <table:table-cell table:formula="of:=[.E121]/[.C121]-1" office:value-type="float" office:value="-0.0251160770670941" calcext:value-type="float">
            <text:p>-0.025</text:p>
          </table:table-cell>
          <table:table-cell/>
          <table:table-cell table:formula="of:=[.C121]*(1+[.J121])" office:value-type="float" office:value="678.109166031331" calcext:value-type="float">
            <text:p>678.109166031331</text:p>
          </table:table-cell>
          <table:table-cell table:formula="of:=[.M121]/[.E121]-1" office:value-type="float" office:value="0.00163835455144867" calcext:value-type="float">
            <text:p>0.002</text:p>
          </table:table-cell>
          <table:table-cell table:formula="of:=INT([.M121]-[.$P$2])" office:value-type="float" office:value="653" calcext:value-type="float">
            <text:p>653</text:p>
          </table:table-cell>
          <table:table-cell/>
          <table:table-cell table:formula="of:=IF([.G121]&lt;[.O121]; [.O121]; &quot;&quot;)">
            <text:p/>
          </table:table-cell>
          <table:table-cell table:formula="of:=IF([.Q121]&lt;&gt;&quot;&quot;; [.E121]; &quot;&quot;)">
            <text:p/>
          </table:table-cell>
          <table:table-cell table:formula="of:=IF([.R121]&lt;&gt;&quot;&quot;; [.R121]-[.Q121]; &quot;&quot;)">
            <text:p/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689.25635" calcext:value-type="float">
            <text:p>689.25635</text:p>
          </table:table-cell>
          <table:table-cell office:value-type="float" office:value="688.40533" calcext:value-type="float">
            <text:p>688.40533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672" calcext:value-type="float">
            <text:p>672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H122]/[.B122]-1" office:value-type="float" office:value="-0.0119786346545809" calcext:value-type="float">
            <text:p>-0.012</text:p>
          </table:table-cell>
          <table:table-cell table:formula="of:=[.E122]/[.C122]-1" office:value-type="float" office:value="-0.02237828402636" calcext:value-type="float">
            <text:p>-0.022</text:p>
          </table:table-cell>
          <table:table-cell/>
          <table:table-cell table:formula="of:=[.C122]*(1+[.J122])" office:value-type="float" office:value="680.159174057664" calcext:value-type="float">
            <text:p>680.159174057664</text:p>
          </table:table-cell>
          <table:table-cell table:formula="of:=[.M122]/[.E122]-1" office:value-type="float" office:value="0.0106377029088616" calcext:value-type="float">
            <text:p>0.011</text:p>
          </table:table-cell>
          <table:table-cell table:formula="of:=INT([.M122]-[.$P$2])" office:value-type="float" office:value="655" calcext:value-type="float">
            <text:p>655</text:p>
          </table:table-cell>
          <table:table-cell/>
          <table:table-cell table:formula="of:=IF([.G122]&lt;[.O122]; [.O122]; &quot;&quot;)">
            <text:p/>
          </table:table-cell>
          <table:table-cell table:formula="of:=IF([.Q122]&lt;&gt;&quot;&quot;; [.E122]; &quot;&quot;)">
            <text:p/>
          </table:table-cell>
          <table:table-cell table:formula="of:=IF([.R122]&lt;&gt;&quot;&quot;; [.R122]-[.Q122]; &quot;&quot;)">
            <text:p/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678.98505" calcext:value-type="float">
            <text:p>678.98505</text:p>
          </table:table-cell>
          <table:table-cell office:value-type="float" office:value="677.37146" calcext:value-type="float">
            <text:p>677.3714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H123]/[.B123]-1" office:value-type="float" office:value="-0.00292355479697237" calcext:value-type="float">
            <text:p>-0.003</text:p>
          </table:table-cell>
          <table:table-cell table:formula="of:=[.E123]/[.C123]-1" office:value-type="float" office:value="-0.00645356389830765" calcext:value-type="float">
            <text:p>-0.006</text:p>
          </table:table-cell>
          <table:table-cell/>
          <table:table-cell table:formula="of:=[.C123]*(1+[.J123])" office:value-type="float" office:value="675.391127418785" calcext:value-type="float">
            <text:p>675.391127418785</text:p>
          </table:table-cell>
          <table:table-cell table:formula="of:=[.M123]/[.E123]-1" office:value-type="float" office:value="0.00355293821513336" calcext:value-type="float">
            <text:p>0.004</text:p>
          </table:table-cell>
          <table:table-cell table:formula="of:=INT([.M123]-[.$P$2])" office:value-type="float" office:value="650" calcext:value-type="float">
            <text:p>650</text:p>
          </table:table-cell>
          <table:table-cell/>
          <table:table-cell table:formula="of:=IF([.G123]&lt;[.O123]; [.O123]; &quot;&quot;)">
            <text:p/>
          </table:table-cell>
          <table:table-cell table:formula="of:=IF([.Q123]&lt;&gt;&quot;&quot;; [.E123]; &quot;&quot;)">
            <text:p/>
          </table:table-cell>
          <table:table-cell table:formula="of:=IF([.R123]&lt;&gt;&quot;&quot;; [.R123]-[.Q123]; &quot;&quot;)">
            <text:p/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691.05054" calcext:value-type="float">
            <text:p>691.05054</text:p>
          </table:table-cell>
          <table:table-cell office:value-type="float" office:value="689.553" calcext:value-type="float">
            <text:p>689.553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H124]/[.B124]-1" office:value-type="float" office:value="0.0230800195887266" calcext:value-type="float">
            <text:p>0.023</text:p>
          </table:table-cell>
          <table:table-cell table:formula="of:=[.E124]/[.C124]-1" office:value-type="float" office:value="0.0369036172708987" calcext:value-type="float">
            <text:p>0.037</text:p>
          </table:table-cell>
          <table:table-cell/>
          <table:table-cell table:formula="of:=[.C124]*(1+[.J124])" office:value-type="float" office:value="705.467896747465" calcext:value-type="float">
            <text:p>705.467896747465</text:p>
          </table:table-cell>
          <table:table-cell table:formula="of:=[.M124]/[.E124]-1" office:value-type="float" office:value="-0.013331612940608" calcext:value-type="float">
            <text:p>-0.013</text:p>
          </table:table-cell>
          <table:table-cell table:formula="of:=INT([.M124]-[.$P$2])" office:value-type="float" office:value="680" calcext:value-type="float">
            <text:p>680</text:p>
          </table:table-cell>
          <table:table-cell/>
          <table:table-cell table:formula="of:=IF([.G124]&lt;[.O124]; [.O124]; &quot;&quot;)">
            <text:p/>
          </table:table-cell>
          <table:table-cell table:formula="of:=IF([.Q124]&lt;&gt;&quot;&quot;; [.E124]; &quot;&quot;)">
            <text:p/>
          </table:table-cell>
          <table:table-cell table:formula="of:=IF([.R124]&lt;&gt;&quot;&quot;; [.R124]-[.Q124]; &quot;&quot;)">
            <text:p/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710.30396" calcext:value-type="float">
            <text:p>710.30396</text:p>
          </table:table-cell>
          <table:table-cell office:value-type="float" office:value="709.57776" calcext:value-type="float">
            <text:p>709.57776</text:p>
          </table:table-cell>
          <table:table-cell/>
          <table:table-cell table:number-columns-repeated="2" office:value-type="float" office:value="717" calcext:value-type="float">
            <text:p>717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H125]/[.B125]-1" office:value-type="float" office:value="-0.000427929474024036" calcext:value-type="float">
            <text:p>0.000</text:p>
          </table:table-cell>
          <table:table-cell table:formula="of:=[.E125]/[.C125]-1" office:value-type="float" office:value="0.0104600798085892" calcext:value-type="float">
            <text:p>0.010</text:p>
          </table:table-cell>
          <table:table-cell/>
          <table:table-cell table:formula="of:=[.C125]*(1+[.J125])" office:value-type="float" office:value="709.274110762384" calcext:value-type="float">
            <text:p>709.274110762384</text:p>
          </table:table-cell>
          <table:table-cell table:formula="of:=[.M125]/[.E125]-1" office:value-type="float" office:value="-0.0107752987972327" calcext:value-type="float">
            <text:p>-0.011</text:p>
          </table:table-cell>
          <table:table-cell table:formula="of:=INT([.M125]-[.$P$2])" office:value-type="float" office:value="684" calcext:value-type="float">
            <text:p>684</text:p>
          </table:table-cell>
          <table:table-cell/>
          <table:table-cell table:formula="of:=IF([.G125]&lt;[.O125]; [.O125]; &quot;&quot;)">
            <text:p/>
          </table:table-cell>
          <table:table-cell table:formula="of:=IF([.Q125]&lt;&gt;&quot;&quot;; [.E125]; &quot;&quot;)">
            <text:p/>
          </table:table-cell>
          <table:table-cell table:formula="of:=IF([.R125]&lt;&gt;&quot;&quot;; [.R125]-[.Q125]; &quot;&quot;)">
            <text:p/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730.2173" calcext:value-type="float">
            <text:p>730.2173</text:p>
          </table:table-cell>
          <table:table-cell office:value-type="float" office:value="730.4107" calcext:value-type="float">
            <text:p>730.410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20" calcext:value-type="float">
            <text:p>720</text:p>
          </table:table-cell>
          <table:table-cell office:value-type="float" office:value="695" calcext:value-type="float">
            <text:p>695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H126]/[.B126]-1" office:value-type="float" office:value="-0.013992136313396" calcext:value-type="float">
            <text:p>-0.014</text:p>
          </table:table-cell>
          <table:table-cell table:formula="of:=[.E126]/[.C126]-1" office:value-type="float" office:value="-0.0334205125965433" calcext:value-type="float">
            <text:p>-0.033</text:p>
          </table:table-cell>
          <table:table-cell/>
          <table:table-cell table:formula="of:=[.C126]*(1+[.J126])" office:value-type="float" office:value="720.190693920837" calcext:value-type="float">
            <text:p>720.190693920837</text:p>
          </table:table-cell>
          <table:table-cell table:formula="of:=[.M126]/[.E126]-1" office:value-type="float" office:value="0.0201001330323471" calcext:value-type="float">
            <text:p>0.020</text:p>
          </table:table-cell>
          <table:table-cell table:formula="of:=INT([.M126]-[.$P$2])" office:value-type="float" office:value="695" calcext:value-type="float">
            <text:p>695</text:p>
          </table:table-cell>
          <table:table-cell/>
          <table:table-cell table:formula="of:=IF([.G126]&lt;[.O126]; [.O126]; &quot;&quot;)">
            <text:p/>
          </table:table-cell>
          <table:table-cell table:formula="of:=IF([.Q126]&lt;&gt;&quot;&quot;; [.E126]; &quot;&quot;)">
            <text:p/>
          </table:table-cell>
          <table:table-cell table:formula="of:=IF([.R126]&lt;&gt;&quot;&quot;; [.R126]-[.Q126]; &quot;&quot;)">
            <text:p/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713.14343" calcext:value-type="float">
            <text:p>713.14343</text:p>
          </table:table-cell>
          <table:table-cell office:value-type="float" office:value="713.17346" calcext:value-type="float">
            <text:p>713.1734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692" calcext:value-type="float">
            <text:p>69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H127]/[.B127]-1" office:value-type="float" office:value="-0.0114190633432604" calcext:value-type="float">
            <text:p>-0.011</text:p>
          </table:table-cell>
          <table:table-cell table:formula="of:=[.E127]/[.C127]-1" office:value-type="float" office:value="-0.0184716071739405" calcext:value-type="float">
            <text:p>-0.018</text:p>
          </table:table-cell>
          <table:table-cell/>
          <table:table-cell table:formula="of:=[.C127]*(1+[.J127])" office:value-type="float" office:value="705.029687085528" calcext:value-type="float">
            <text:p>705.029687085528</text:p>
          </table:table-cell>
          <table:table-cell table:formula="of:=[.M127]/[.E127]-1" office:value-type="float" office:value="0.00718526726503965" calcext:value-type="float">
            <text:p>0.007</text:p>
          </table:table-cell>
          <table:table-cell table:formula="of:=INT([.M127]-[.$P$2])" office:value-type="float" office:value="680" calcext:value-type="float">
            <text:p>680</text:p>
          </table:table-cell>
          <table:table-cell/>
          <table:table-cell table:formula="of:=IF([.G127]&lt;[.O127]; [.O127]; &quot;&quot;)">
            <text:p/>
          </table:table-cell>
          <table:table-cell table:formula="of:=IF([.Q127]&lt;&gt;&quot;&quot;; [.E127]; &quot;&quot;)">
            <text:p/>
          </table:table-cell>
          <table:table-cell table:formula="of:=IF([.R127]&lt;&gt;&quot;&quot;; [.R127]-[.Q127]; &quot;&quot;)">
            <text:p/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711.63245" calcext:value-type="float">
            <text:p>711.63245</text:p>
          </table:table-cell>
          <table:table-cell office:value-type="float" office:value="710.9094" calcext:value-type="float">
            <text:p>710.909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H128]/[.B128]-1" office:value-type="float" office:value="-0.0135357093398424" calcext:value-type="float">
            <text:p>-0.014</text:p>
          </table:table-cell>
          <table:table-cell table:formula="of:=[.E128]/[.C128]-1" office:value-type="float" office:value="-0.00268585560973034" calcext:value-type="float">
            <text:p>-0.003</text:p>
          </table:table-cell>
          <table:table-cell/>
          <table:table-cell table:formula="of:=[.C128]*(1+[.J128])" office:value-type="float" office:value="701.286736994638" calcext:value-type="float">
            <text:p>701.286736994638</text:p>
          </table:table-cell>
          <table:table-cell table:formula="of:=[.M128]/[.E128]-1" office:value-type="float" office:value="-0.0108790733502987" calcext:value-type="float">
            <text:p>-0.011</text:p>
          </table:table-cell>
          <table:table-cell table:formula="of:=INT([.M128]-[.$P$2])" office:value-type="float" office:value="676" calcext:value-type="float">
            <text:p>676</text:p>
          </table:table-cell>
          <table:table-cell/>
          <table:table-cell table:formula="of:=IF([.G128]&lt;[.O128]; [.O128]; &quot;&quot;)">
            <text:p/>
          </table:table-cell>
          <table:table-cell table:formula="of:=IF([.Q128]&lt;&gt;&quot;&quot;; [.E128]; &quot;&quot;)">
            <text:p/>
          </table:table-cell>
          <table:table-cell table:formula="of:=IF([.R128]&lt;&gt;&quot;&quot;; [.R128]-[.Q128]; &quot;&quot;)">
            <text:p/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716.3828" calcext:value-type="float">
            <text:p>716.3828</text:p>
          </table:table-cell>
          <table:table-cell office:value-type="float" office:value="715.2544" calcext:value-type="float">
            <text:p>715.2544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H129]/[.B129]-1" office:value-type="float" office:value="-0.0061179581642663" calcext:value-type="float">
            <text:p>-0.006</text:p>
          </table:table-cell>
          <table:table-cell table:formula="of:=[.E129]/[.C129]-1" office:value-type="float" office:value="-0.018531028959766" calcext:value-type="float">
            <text:p>-0.019</text:p>
          </table:table-cell>
          <table:table-cell/>
          <table:table-cell table:formula="of:=[.C129]*(1+[.J129])" office:value-type="float" office:value="710.878503503993" calcext:value-type="float">
            <text:p>710.878503503993</text:p>
          </table:table-cell>
          <table:table-cell table:formula="of:=[.M129]/[.E129]-1" office:value-type="float" office:value="0.0126474408888784" calcext:value-type="float">
            <text:p>0.013</text:p>
          </table:table-cell>
          <table:table-cell table:formula="of:=INT([.M129]-[.$P$2])" office:value-type="float" office:value="685" calcext:value-type="float">
            <text:p>685</text:p>
          </table:table-cell>
          <table:table-cell/>
          <table:table-cell table:formula="of:=IF([.G129]&lt;[.O129]; [.O129]; &quot;&quot;)">
            <text:p/>
          </table:table-cell>
          <table:table-cell table:formula="of:=IF([.Q129]&lt;&gt;&quot;&quot;; [.E129]; &quot;&quot;)">
            <text:p/>
          </table:table-cell>
          <table:table-cell table:formula="of:=IF([.R129]&lt;&gt;&quot;&quot;; [.R129]-[.Q129]; &quot;&quot;)">
            <text:p/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713.4375" calcext:value-type="float">
            <text:p>713.4375</text:p>
          </table:table-cell>
          <table:table-cell office:value-type="float" office:value="711.9738" calcext:value-type="float">
            <text:p>711.9738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H130]/[.B130]-1" office:value-type="float" office:value="-0.011826544021025" calcext:value-type="float">
            <text:p>-0.012</text:p>
          </table:table-cell>
          <table:table-cell table:formula="of:=[.E130]/[.C130]-1" office:value-type="float" office:value="-0.0294586682824565" calcext:value-type="float">
            <text:p>-0.029</text:p>
          </table:table-cell>
          <table:table-cell/>
          <table:table-cell table:formula="of:=[.C130]*(1+[.J130])" office:value-type="float" office:value="703.553610512483" calcext:value-type="float">
            <text:p>703.553610512483</text:p>
          </table:table-cell>
          <table:table-cell table:formula="of:=[.M130]/[.E130]-1" office:value-type="float" office:value="0.0181673089905694" calcext:value-type="float">
            <text:p>0.018</text:p>
          </table:table-cell>
          <table:table-cell table:formula="of:=INT([.M130]-[.$P$2])" office:value-type="float" office:value="678" calcext:value-type="float">
            <text:p>678</text:p>
          </table:table-cell>
          <table:table-cell/>
          <table:table-cell table:formula="of:=IF([.G130]&lt;[.O130]; [.O130]; &quot;&quot;)">
            <text:p/>
          </table:table-cell>
          <table:table-cell table:formula="of:=IF([.Q130]&lt;&gt;&quot;&quot;; [.E130]; &quot;&quot;)">
            <text:p/>
          </table:table-cell>
          <table:table-cell table:formula="of:=IF([.R130]&lt;&gt;&quot;&quot;; [.R130]-[.Q130]; &quot;&quot;)">
            <text:p/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698.16675" calcext:value-type="float">
            <text:p>698.16675</text:p>
          </table:table-cell>
          <table:table-cell office:value-type="float" office:value="696.8522" calcext:value-type="float">
            <text:p>696.8522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H131]/[.B131]-1" office:value-type="float" office:value="-0.0188590333183297" calcext:value-type="float">
            <text:p>-0.019</text:p>
          </table:table-cell>
          <table:table-cell table:formula="of:=[.E131]/[.C131]-1" office:value-type="float" office:value="-0.0127031241345009" calcext:value-type="float">
            <text:p>-0.013</text:p>
          </table:table-cell>
          <table:table-cell/>
          <table:table-cell table:formula="of:=[.C131]*(1+[.J131])" office:value-type="float" office:value="683.710241142249" calcext:value-type="float">
            <text:p>683.710241142249</text:p>
          </table:table-cell>
          <table:table-cell table:formula="of:=[.M131]/[.E131]-1" office:value-type="float" office:value="-0.00623511461882453" calcext:value-type="float">
            <text:p>-0.006</text:p>
          </table:table-cell>
          <table:table-cell table:formula="of:=INT([.M131]-[.$P$2])" office:value-type="float" office:value="658" calcext:value-type="float">
            <text:p>658</text:p>
          </table:table-cell>
          <table:table-cell/>
          <table:table-cell table:formula="of:=IF([.G131]&lt;[.O131]; [.O131]; &quot;&quot;)">
            <text:p/>
          </table:table-cell>
          <table:table-cell table:formula="of:=IF([.Q131]&lt;&gt;&quot;&quot;; [.E131]; &quot;&quot;)">
            <text:p/>
          </table:table-cell>
          <table:table-cell table:formula="of:=IF([.R131]&lt;&gt;&quot;&quot;; [.R131]-[.Q131]; &quot;&quot;)">
            <text:p/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694.2947" calcext:value-type="float">
            <text:p>694.2947</text:p>
          </table:table-cell>
          <table:table-cell office:value-type="float" office:value="691.56274" calcext:value-type="float">
            <text:p>691.56274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H132]/[.B132]-1" office:value-type="float" office:value="-0.0177081864516609" calcext:value-type="float">
            <text:p>-0.018</text:p>
          </table:table-cell>
          <table:table-cell table:formula="of:=[.E132]/[.C132]-1" office:value-type="float" office:value="-0.00370572307004269" calcext:value-type="float">
            <text:p>-0.004</text:p>
          </table:table-cell>
          <table:table-cell/>
          <table:table-cell table:formula="of:=[.C132]*(1+[.J132])" office:value-type="float" office:value="679.316418057058" calcext:value-type="float">
            <text:p>679.316418057058</text:p>
          </table:table-cell>
          <table:table-cell table:formula="of:=[.M132]/[.E132]-1" office:value-type="float" office:value="-0.0140545456356191" calcext:value-type="float">
            <text:p>-0.014</text:p>
          </table:table-cell>
          <table:table-cell table:formula="of:=INT([.M132]-[.$P$2])" office:value-type="float" office:value="654" calcext:value-type="float">
            <text:p>654</text:p>
          </table:table-cell>
          <table:table-cell/>
          <table:table-cell table:formula="of:=IF([.G132]&lt;[.O132]; [.O132]; &quot;&quot;)">
            <text:p/>
          </table:table-cell>
          <table:table-cell table:formula="of:=IF([.Q132]&lt;&gt;&quot;&quot;; [.E132]; &quot;&quot;)">
            <text:p/>
          </table:table-cell>
          <table:table-cell table:formula="of:=IF([.R132]&lt;&gt;&quot;&quot;; [.R132]-[.Q132]; &quot;&quot;)">
            <text:p/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703.68396" calcext:value-type="float">
            <text:p>703.68396</text:p>
          </table:table-cell>
          <table:table-cell office:value-type="float" office:value="701.6729" calcext:value-type="float">
            <text:p>701.6729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671" calcext:value-type="float">
            <text:p>67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H133]/[.B133]-1" office:value-type="float" office:value="-0.0194461729666254" calcext:value-type="float">
            <text:p>-0.019</text:p>
          </table:table-cell>
          <table:table-cell table:formula="of:=[.E133]/[.C133]-1" office:value-type="float" office:value="-0.0380132965089575" calcext:value-type="float">
            <text:p>-0.038</text:p>
          </table:table-cell>
          <table:table-cell/>
          <table:table-cell table:formula="of:=[.C133]*(1+[.J133])" office:value-type="float" office:value="688.028047420606" calcext:value-type="float">
            <text:p>688.028047420606</text:p>
          </table:table-cell>
          <table:table-cell table:formula="of:=[.M133]/[.E133]-1" office:value-type="float" office:value="0.0193008109934909" calcext:value-type="float">
            <text:p>0.019</text:p>
          </table:table-cell>
          <table:table-cell table:formula="of:=INT([.M133]-[.$P$2])" office:value-type="float" office:value="663" calcext:value-type="float">
            <text:p>663</text:p>
          </table:table-cell>
          <table:table-cell/>
          <table:table-cell table:formula="of:=IF([.G133]&lt;[.O133]; [.O133]; &quot;&quot;)">
            <text:p/>
          </table:table-cell>
          <table:table-cell table:formula="of:=IF([.Q133]&lt;&gt;&quot;&quot;; [.E133]; &quot;&quot;)">
            <text:p/>
          </table:table-cell>
          <table:table-cell table:formula="of:=IF([.R133]&lt;&gt;&quot;&quot;; [.R133]-[.Q133]; &quot;&quot;)">
            <text:p/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689.6152" calcext:value-type="float">
            <text:p>689.6152</text:p>
          </table:table-cell>
          <table:table-cell office:value-type="float" office:value="688.1156" calcext:value-type="float">
            <text:p>688.115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134]/[.B134]-1" office:value-type="float" office:value="-0.0356941088305478" calcext:value-type="float">
            <text:p>-0.036</text:p>
          </table:table-cell>
          <table:table-cell table:formula="of:=[.E134]/[.C134]-1" office:value-type="float" office:value="-0.0379523440538189" calcext:value-type="float">
            <text:p>-0.038</text:p>
          </table:table-cell>
          <table:table-cell/>
          <table:table-cell table:formula="of:=[.C134]*(1+[.J134])" office:value-type="float" office:value="663.553926885602" calcext:value-type="float">
            <text:p>663.553926885602</text:p>
          </table:table-cell>
          <table:table-cell table:formula="of:=[.M134]/[.E134]-1" office:value-type="float" office:value="0.0023473215794596" calcext:value-type="float">
            <text:p>0.002</text:p>
          </table:table-cell>
          <table:table-cell table:formula="of:=INT([.M134]-[.$P$2])" office:value-type="float" office:value="638" calcext:value-type="float">
            <text:p>638</text:p>
          </table:table-cell>
          <table:table-cell/>
          <table:table-cell table:formula="of:=IF([.G134]&lt;[.O134]; [.O134]; &quot;&quot;)">
            <text:p/>
          </table:table-cell>
          <table:table-cell table:formula="of:=IF([.Q134]&lt;&gt;&quot;&quot;; [.E134]; &quot;&quot;)">
            <text:p/>
          </table:table-cell>
          <table:table-cell table:formula="of:=IF([.R134]&lt;&gt;&quot;&quot;; [.R134]-[.Q134]; &quot;&quot;)">
            <text:p/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671.959" calcext:value-type="float">
            <text:p>671.959</text:p>
          </table:table-cell>
          <table:table-cell office:value-type="float" office:value="670.25836" calcext:value-type="float">
            <text:p>670.2583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H135]/[.B135]-1" office:value-type="float" office:value="-0.0267263330054363" calcext:value-type="float">
            <text:p>-0.027</text:p>
          </table:table-cell>
          <table:table-cell table:formula="of:=[.E135]/[.C135]-1" office:value-type="float" office:value="-0.0123211592616317" calcext:value-type="float">
            <text:p>-0.012</text:p>
          </table:table-cell>
          <table:table-cell/>
          <table:table-cell table:formula="of:=[.C135]*(1+[.J135])" office:value-type="float" office:value="652.344811870962" calcext:value-type="float">
            <text:p>652.344811870962</text:p>
          </table:table-cell>
          <table:table-cell table:formula="of:=[.M135]/[.E135]-1" office:value-type="float" office:value="-0.0145848763278513" calcext:value-type="float">
            <text:p>-0.015</text:p>
          </table:table-cell>
          <table:table-cell table:formula="of:=INT([.M135]-[.$P$2])" office:value-type="float" office:value="627" calcext:value-type="float">
            <text:p>627</text:p>
          </table:table-cell>
          <table:table-cell/>
          <table:table-cell table:formula="of:=IF([.G135]&lt;[.O135]; [.O135]; &quot;&quot;)">
            <text:p/>
          </table:table-cell>
          <table:table-cell table:formula="of:=IF([.Q135]&lt;&gt;&quot;&quot;; [.E135]; &quot;&quot;)">
            <text:p/>
          </table:table-cell>
          <table:table-cell table:formula="of:=IF([.R135]&lt;&gt;&quot;&quot;; [.R135]-[.Q135]; &quot;&quot;)">
            <text:p/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678.31793" calcext:value-type="float">
            <text:p>678.31793</text:p>
          </table:table-cell>
          <table:table-cell office:value-type="float" office:value="676.4355" calcext:value-type="float">
            <text:p>676.435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7" calcext:value-type="float">
            <text:p>667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H136]/[.B136]-1" office:value-type="float" office:value="-0.0299534025291062" calcext:value-type="float">
            <text:p>-0.030</text:p>
          </table:table-cell>
          <table:table-cell table:formula="of:=[.E136]/[.C136]-1" office:value-type="float" office:value="-0.0228188792575198" calcext:value-type="float">
            <text:p>-0.023</text:p>
          </table:table-cell>
          <table:table-cell/>
          <table:table-cell table:formula="of:=[.C136]*(1+[.J136])" office:value-type="float" office:value="656.173955183523" calcext:value-type="float">
            <text:p>656.173955183523</text:p>
          </table:table-cell>
          <table:table-cell table:formula="of:=[.M136]/[.E136]-1" office:value-type="float" office:value="-0.00730112680253736" calcext:value-type="float">
            <text:p>-0.007</text:p>
          </table:table-cell>
          <table:table-cell table:formula="of:=INT([.M136]-[.$P$2])" office:value-type="float" office:value="631" calcext:value-type="float">
            <text:p>631</text:p>
          </table:table-cell>
          <table:table-cell/>
          <table:table-cell table:formula="of:=IF([.G136]&lt;[.O136]; [.O136]; &quot;&quot;)">
            <text:p/>
          </table:table-cell>
          <table:table-cell table:formula="of:=IF([.Q136]&lt;&gt;&quot;&quot;; [.E136]; &quot;&quot;)">
            <text:p/>
          </table:table-cell>
          <table:table-cell table:formula="of:=IF([.R136]&lt;&gt;&quot;&quot;; [.R136]-[.Q136]; &quot;&quot;)">
            <text:p/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678.3911" calcext:value-type="float">
            <text:p>678.3911</text:p>
          </table:table-cell>
          <table:table-cell office:value-type="float" office:value="676.3271" calcext:value-type="float">
            <text:p>676.327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658" calcext:value-type="float">
            <text:p>658</text:p>
          </table:table-cell>
          <table:table-cell/>
          <table:table-cell table:formula="of:=[.H137]/[.B137]-1" office:value-type="float" office:value="-0.0300580299476217" calcext:value-type="float">
            <text:p>-0.030</text:p>
          </table:table-cell>
          <table:table-cell table:formula="of:=[.E137]/[.C137]-1" office:value-type="float" office:value="-0.0211836846401688" calcext:value-type="float">
            <text:p>-0.021</text:p>
          </table:table-cell>
          <table:table-cell/>
          <table:table-cell table:formula="of:=[.C137]*(1+[.J137])" office:value-type="float" office:value="655.998039773812" calcext:value-type="float">
            <text:p>655.998039773812</text:p>
          </table:table-cell>
          <table:table-cell table:formula="of:=[.M137]/[.E137]-1" office:value-type="float" office:value="-0.00906640517551083" calcext:value-type="float">
            <text:p>-0.009</text:p>
          </table:table-cell>
          <table:table-cell table:formula="of:=INT([.M137]-[.$P$2])" office:value-type="float" office:value="630" calcext:value-type="float">
            <text:p>630</text:p>
          </table:table-cell>
          <table:table-cell/>
          <table:table-cell table:formula="of:=IF([.G137]&lt;[.O137]; [.O137]; &quot;&quot;)">
            <text:p/>
          </table:table-cell>
          <table:table-cell table:formula="of:=IF([.Q137]&lt;&gt;&quot;&quot;; [.E137]; &quot;&quot;)">
            <text:p/>
          </table:table-cell>
          <table:table-cell table:formula="of:=IF([.R137]&lt;&gt;&quot;&quot;; [.R137]-[.Q137]; &quot;&quot;)">
            <text:p/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679.01825" calcext:value-type="float">
            <text:p>679.01825</text:p>
          </table:table-cell>
          <table:table-cell office:value-type="float" office:value="676.8683" calcext:value-type="float">
            <text:p>676.8683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H138]/[.B138]-1" office:value-type="float" office:value="-0.0427355965763806" calcext:value-type="float">
            <text:p>-0.043</text:p>
          </table:table-cell>
          <table:table-cell table:formula="of:=[.E138]/[.C138]-1" office:value-type="float" office:value="-0.0426498035142139" calcext:value-type="float">
            <text:p>-0.043</text:p>
          </table:table-cell>
          <table:table-cell/>
          <table:table-cell table:formula="of:=[.C138]*(1+[.J138])" office:value-type="float" office:value="647.941929395859" calcext:value-type="float">
            <text:p>647.941929395859</text:p>
          </table:table-cell>
          <table:table-cell table:formula="of:=[.M138]/[.E138]-1" office:value-type="float" office:value="-0.0000896151298465098" calcext:value-type="float">
            <text:p>0.000</text:p>
          </table:table-cell>
          <table:table-cell table:formula="of:=INT([.M138]-[.$P$2])" office:value-type="float" office:value="622" calcext:value-type="float">
            <text:p>622</text:p>
          </table:table-cell>
          <table:table-cell/>
          <table:table-cell table:formula="of:=IF([.G138]&lt;[.O138]; [.O138]; &quot;&quot;)">
            <text:p/>
          </table:table-cell>
          <table:table-cell table:formula="of:=IF([.Q138]&lt;&gt;&quot;&quot;; [.E138]; &quot;&quot;)">
            <text:p/>
          </table:table-cell>
          <table:table-cell table:formula="of:=IF([.R138]&lt;&gt;&quot;&quot;; [.R138]-[.Q138]; &quot;&quot;)">
            <text:p/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659.3751" calcext:value-type="float">
            <text:p>659.3751</text:p>
          </table:table-cell>
          <table:table-cell office:value-type="float" office:value="657.5064" calcext:value-type="float">
            <text:p>657.5064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H139]/[.B139]-1" office:value-type="float" office:value="-0.0218010962197389" calcext:value-type="float">
            <text:p>-0.022</text:p>
          </table:table-cell>
          <table:table-cell table:formula="of:=[.E139]/[.C139]-1" office:value-type="float" office:value="-0.0129373645640559" calcext:value-type="float">
            <text:p>-0.013</text:p>
          </table:table-cell>
          <table:table-cell/>
          <table:table-cell table:formula="of:=[.C139]*(1+[.J139])" office:value-type="float" office:value="643.172039708506" calcext:value-type="float">
            <text:p>643.172039708506</text:p>
          </table:table-cell>
          <table:table-cell table:formula="of:=[.M139]/[.E139]-1" office:value-type="float" office:value="-0.00897990799922055" calcext:value-type="float">
            <text:p>-0.009</text:p>
          </table:table-cell>
          <table:table-cell table:formula="of:=INT([.M139]-[.$P$2])" office:value-type="float" office:value="618" calcext:value-type="float">
            <text:p>618</text:p>
          </table:table-cell>
          <table:table-cell/>
          <table:table-cell table:formula="of:=IF([.G139]&lt;[.O139]; [.O139]; &quot;&quot;)">
            <text:p/>
          </table:table-cell>
          <table:table-cell table:formula="of:=IF([.Q139]&lt;&gt;&quot;&quot;; [.E139]; &quot;&quot;)">
            <text:p/>
          </table:table-cell>
          <table:table-cell table:formula="of:=IF([.R139]&lt;&gt;&quot;&quot;; [.R139]-[.Q139]; &quot;&quot;)">
            <text:p/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665.89966" calcext:value-type="float">
            <text:p>665.89966</text:p>
          </table:table-cell>
          <table:table-cell office:value-type="float" office:value="663.8522" calcext:value-type="float">
            <text:p>663.852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H140]/[.B140]-1" office:value-type="float" office:value="-0.0088596831540656" calcext:value-type="float">
            <text:p>-0.009</text:p>
          </table:table-cell>
          <table:table-cell table:formula="of:=[.E140]/[.C140]-1" office:value-type="float" office:value="0.00474171811135071" calcext:value-type="float">
            <text:p>0.005</text:p>
          </table:table-cell>
          <table:table-cell/>
          <table:table-cell table:formula="of:=[.C140]*(1+[.J140])" office:value-type="float" office:value="657.970679846871" calcext:value-type="float">
            <text:p>657.970679846871</text:p>
          </table:table-cell>
          <table:table-cell table:formula="of:=[.M140]/[.E140]-1" office:value-type="float" office:value="-0.0135372116238821" calcext:value-type="float">
            <text:p>-0.014</text:p>
          </table:table-cell>
          <table:table-cell table:formula="of:=INT([.M140]-[.$P$2])" office:value-type="float" office:value="632" calcext:value-type="float">
            <text:p>632</text:p>
          </table:table-cell>
          <table:table-cell/>
          <table:table-cell table:formula="of:=IF([.G140]&lt;[.O140]; [.O140]; &quot;&quot;)">
            <text:p/>
          </table:table-cell>
          <table:table-cell table:formula="of:=IF([.Q140]&lt;&gt;&quot;&quot;; [.E140]; &quot;&quot;)">
            <text:p/>
          </table:table-cell>
          <table:table-cell table:formula="of:=IF([.R140]&lt;&gt;&quot;&quot;; [.R140]-[.Q140]; &quot;&quot;)">
            <text:p/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671.6281" calcext:value-type="float">
            <text:p>671.6281</text:p>
          </table:table-cell>
          <table:table-cell office:value-type="float" office:value="669.4165" calcext:value-type="float">
            <text:p>669.4165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H141]/[.B141]-1" office:value-type="float" office:value="0.00502048678427847" calcext:value-type="float">
            <text:p>0.005</text:p>
          </table:table-cell>
          <table:table-cell table:formula="of:=[.E141]/[.C141]-1" office:value-type="float" office:value="0.0292545821622263" calcext:value-type="float">
            <text:p>0.029</text:p>
          </table:table-cell>
          <table:table-cell/>
          <table:table-cell table:formula="of:=[.C141]*(1+[.J141])" office:value-type="float" office:value="672.777296691428" calcext:value-type="float">
            <text:p>672.777296691428</text:p>
          </table:table-cell>
          <table:table-cell table:formula="of:=[.M141]/[.E141]-1" office:value-type="float" office:value="-0.0235452878208593" calcext:value-type="float">
            <text:p>-0.024</text:p>
          </table:table-cell>
          <table:table-cell table:formula="of:=INT([.M141]-[.$P$2])" office:value-type="float" office:value="647" calcext:value-type="float">
            <text:p>647</text:p>
          </table:table-cell>
          <table:table-cell/>
          <table:table-cell table:formula="of:=IF([.G141]&lt;[.O141]; [.O141]; &quot;&quot;)">
            <text:p/>
          </table:table-cell>
          <table:table-cell table:formula="of:=IF([.Q141]&lt;&gt;&quot;&quot;; [.E141]; &quot;&quot;)">
            <text:p/>
          </table:table-cell>
          <table:table-cell table:formula="of:=IF([.R141]&lt;&gt;&quot;&quot;; [.R141]-[.Q141]; &quot;&quot;)">
            <text:p/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692.4478" calcext:value-type="float">
            <text:p>692.4478</text:p>
          </table:table-cell>
          <table:table-cell office:value-type="float" office:value="691.53265" calcext:value-type="float">
            <text:p>691.5326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H142]/[.B142]-1" office:value-type="float" office:value="-0.0179765175078902" calcext:value-type="float">
            <text:p>-0.018</text:p>
          </table:table-cell>
          <table:table-cell table:formula="of:=[.E142]/[.C142]-1" office:value-type="float" office:value="-0.0108926888701495" calcext:value-type="float">
            <text:p>-0.011</text:p>
          </table:table-cell>
          <table:table-cell/>
          <table:table-cell table:formula="of:=[.C142]*(1+[.J142])" office:value-type="float" office:value="679.101301209997" calcext:value-type="float">
            <text:p>679.101301209997</text:p>
          </table:table-cell>
          <table:table-cell table:formula="of:=[.M142]/[.E142]-1" office:value-type="float" office:value="-0.00716184033626133" calcext:value-type="float">
            <text:p>-0.007</text:p>
          </table:table-cell>
          <table:table-cell table:formula="of:=INT([.M142]-[.$P$2])" office:value-type="float" office:value="654" calcext:value-type="float">
            <text:p>654</text:p>
          </table:table-cell>
          <table:table-cell/>
          <table:table-cell table:formula="of:=IF([.G142]&lt;[.O142]; [.O142]; &quot;&quot;)">
            <text:p/>
          </table:table-cell>
          <table:table-cell table:formula="of:=IF([.Q142]&lt;&gt;&quot;&quot;; [.E142]; &quot;&quot;)">
            <text:p/>
          </table:table-cell>
          <table:table-cell table:formula="of:=IF([.R142]&lt;&gt;&quot;&quot;; [.R142]-[.Q142]; &quot;&quot;)">
            <text:p/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701.94604" calcext:value-type="float">
            <text:p>701.94604</text:p>
          </table:table-cell>
          <table:table-cell office:value-type="float" office:value="700.8326" calcext:value-type="float">
            <text:p>700.8326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H143]/[.B143]-1" office:value-type="float" office:value="-0.0298399574987275" calcext:value-type="float">
            <text:p>-0.030</text:p>
          </table:table-cell>
          <table:table-cell table:formula="of:=[.E143]/[.C143]-1" office:value-type="float" office:value="-0.0425673691549165" calcext:value-type="float">
            <text:p>-0.043</text:p>
          </table:table-cell>
          <table:table-cell/>
          <table:table-cell table:formula="of:=[.C143]*(1+[.J143])" office:value-type="float" office:value="679.919785002277" calcext:value-type="float">
            <text:p>679.919785002277</text:p>
          </table:table-cell>
          <table:table-cell table:formula="of:=[.M143]/[.E143]-1" office:value-type="float" office:value="0.0132932712403537" calcext:value-type="float">
            <text:p>0.013</text:p>
          </table:table-cell>
          <table:table-cell table:formula="of:=INT([.M143]-[.$P$2])" office:value-type="float" office:value="654" calcext:value-type="float">
            <text:p>654</text:p>
          </table:table-cell>
          <table:table-cell/>
          <table:table-cell table:formula="of:=IF([.G143]&lt;[.O143]; [.O143]; &quot;&quot;)">
            <text:p/>
          </table:table-cell>
          <table:table-cell table:formula="of:=IF([.Q143]&lt;&gt;&quot;&quot;; [.E143]; &quot;&quot;)">
            <text:p/>
          </table:table-cell>
          <table:table-cell table:formula="of:=IF([.R143]&lt;&gt;&quot;&quot;; [.R143]-[.Q143]; &quot;&quot;)">
            <text:p/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676.6316" calcext:value-type="float">
            <text:p>676.6316</text:p>
          </table:table-cell>
          <table:table-cell office:value-type="float" office:value="675.21747" calcext:value-type="float">
            <text:p>675.21747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H144]/[.B144]-1" office:value-type="float" office:value="-0.00832299289598659" calcext:value-type="float">
            <text:p>-0.008</text:p>
          </table:table-cell>
          <table:table-cell table:formula="of:=[.E144]/[.C144]-1" office:value-type="float" office:value="0.0115259606656799" calcext:value-type="float">
            <text:p>0.012</text:p>
          </table:table-cell>
          <table:table-cell/>
          <table:table-cell table:formula="of:=[.C144]*(1+[.J144])" office:value-type="float" office:value="669.597639793944" calcext:value-type="float">
            <text:p>669.597639793944</text:p>
          </table:table-cell>
          <table:table-cell table:formula="of:=[.M144]/[.E144]-1" office:value-type="float" office:value="-0.0196227821464948" calcext:value-type="float">
            <text:p>-0.020</text:p>
          </table:table-cell>
          <table:table-cell table:formula="of:=INT([.M144]-[.$P$2])" office:value-type="float" office:value="644" calcext:value-type="float">
            <text:p>644</text:p>
          </table:table-cell>
          <table:table-cell/>
          <table:table-cell table:formula="of:=IF([.G144]&lt;[.O144]; [.O144]; &quot;&quot;)">
            <text:p/>
          </table:table-cell>
          <table:table-cell table:formula="of:=IF([.Q144]&lt;&gt;&quot;&quot;; [.E144]; &quot;&quot;)">
            <text:p/>
          </table:table-cell>
          <table:table-cell table:formula="of:=IF([.R144]&lt;&gt;&quot;&quot;; [.R144]-[.Q144]; &quot;&quot;)">
            <text:p/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696.1585" calcext:value-type="float">
            <text:p>696.1585</text:p>
          </table:table-cell>
          <table:table-cell office:value-type="float" office:value="694.73706" calcext:value-type="float">
            <text:p>694.7370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H145]/[.B145]-1" office:value-type="float" office:value="-0.0332661312043163" calcext:value-type="float">
            <text:p>-0.033</text:p>
          </table:table-cell>
          <table:table-cell table:formula="of:=[.E145]/[.C145]-1" office:value-type="float" office:value="-0.0413639370267652" calcext:value-type="float">
            <text:p>-0.041</text:p>
          </table:table-cell>
          <table:table-cell/>
          <table:table-cell table:formula="of:=[.C145]*(1+[.J145])" office:value-type="float" office:value="671.625845809539" calcext:value-type="float">
            <text:p>671.625845809539</text:p>
          </table:table-cell>
          <table:table-cell table:formula="of:=[.M145]/[.E145]-1" office:value-type="float" office:value="0.00844721593023889" calcext:value-type="float">
            <text:p>0.008</text:p>
          </table:table-cell>
          <table:table-cell table:formula="of:=INT([.M145]-[.$P$2])" office:value-type="float" office:value="646" calcext:value-type="float">
            <text:p>646</text:p>
          </table:table-cell>
          <table:table-cell/>
          <table:table-cell table:formula="of:=IF([.G145]&lt;[.O145]; [.O145]; &quot;&quot;)">
            <text:p/>
          </table:table-cell>
          <table:table-cell table:formula="of:=IF([.Q145]&lt;&gt;&quot;&quot;; [.E145]; &quot;&quot;)">
            <text:p/>
          </table:table-cell>
          <table:table-cell table:formula="of:=IF([.R145]&lt;&gt;&quot;&quot;; [.R145]-[.Q145]; &quot;&quot;)">
            <text:p/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675.7696" calcext:value-type="float">
            <text:p>675.7696</text:p>
          </table:table-cell>
          <table:table-cell office:value-type="float" office:value="674.3213" calcext:value-type="float">
            <text:p>674.321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666" calcext:value-type="float">
            <text:p>666</text:p>
          </table:table-cell>
          <table:table-cell/>
          <table:table-cell table:formula="of:=[.H146]/[.B146]-1" office:value-type="float" office:value="-0.0144569983615717" calcext:value-type="float">
            <text:p>-0.014</text:p>
          </table:table-cell>
          <table:table-cell table:formula="of:=[.E146]/[.C146]-1" office:value-type="float" office:value="0.0069383838238537" calcext:value-type="float">
            <text:p>0.007</text:p>
          </table:table-cell>
          <table:table-cell/>
          <table:table-cell table:formula="of:=[.C146]*(1+[.J146])" office:value-type="float" office:value="664.572638070727" calcext:value-type="float">
            <text:p>664.572638070727</text:p>
          </table:table-cell>
          <table:table-cell table:formula="of:=[.M146]/[.E146]-1" office:value-type="float" office:value="-0.0212479557132149" calcext:value-type="float">
            <text:p>-0.021</text:p>
          </table:table-cell>
          <table:table-cell table:formula="of:=INT([.M146]-[.$P$2])" office:value-type="float" office:value="639" calcext:value-type="float">
            <text:p>639</text:p>
          </table:table-cell>
          <table:table-cell/>
          <table:table-cell table:formula="of:=IF([.G146]&lt;[.O146]; [.O146]; &quot;&quot;)">
            <text:p/>
          </table:table-cell>
          <table:table-cell table:formula="of:=IF([.Q146]&lt;&gt;&quot;&quot;; [.E146]; &quot;&quot;)">
            <text:p/>
          </table:table-cell>
          <table:table-cell table:formula="of:=IF([.R146]&lt;&gt;&quot;&quot;; [.R146]-[.Q146]; &quot;&quot;)">
            <text:p/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691.6791" calcext:value-type="float">
            <text:p>691.6791</text:p>
          </table:table-cell>
          <table:table-cell office:value-type="float" office:value="689.9521" calcext:value-type="float">
            <text:p>689.9521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H147]/[.B147]-1" office:value-type="float" office:value="-0.0255596851198771" calcext:value-type="float">
            <text:p>-0.026</text:p>
          </table:table-cell>
          <table:table-cell table:formula="of:=[.E147]/[.C147]-1" office:value-type="float" office:value="-0.028918094459021" calcext:value-type="float">
            <text:p>-0.029</text:p>
          </table:table-cell>
          <table:table-cell/>
          <table:table-cell table:formula="of:=[.C147]*(1+[.J147])" office:value-type="float" office:value="672.317141576202" calcext:value-type="float">
            <text:p>672.317141576202</text:p>
          </table:table-cell>
          <table:table-cell table:formula="of:=[.M147]/[.E147]-1" office:value-type="float" office:value="0.00345842026298815" calcext:value-type="float">
            <text:p>0.003</text:p>
          </table:table-cell>
          <table:table-cell table:formula="of:=INT([.M147]-[.$P$2])" office:value-type="float" office:value="647" calcext:value-type="float">
            <text:p>647</text:p>
          </table:table-cell>
          <table:table-cell/>
          <table:table-cell table:formula="of:=IF([.G147]&lt;[.O147]; [.O147]; &quot;&quot;)">
            <text:p/>
          </table:table-cell>
          <table:table-cell table:formula="of:=IF([.Q147]&lt;&gt;&quot;&quot;; [.E147]; &quot;&quot;)">
            <text:p/>
          </table:table-cell>
          <table:table-cell table:formula="of:=IF([.R147]&lt;&gt;&quot;&quot;; [.R147]-[.Q147]; &quot;&quot;)">
            <text:p/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687.483" calcext:value-type="float">
            <text:p>687.483</text:p>
          </table:table-cell>
          <table:table-cell office:value-type="float" office:value="685.7389" calcext:value-type="float">
            <text:p>685.738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H148]/[.B148]-1" office:value-type="float" office:value="-0.0239758655850398" calcext:value-type="float">
            <text:p>-0.024</text:p>
          </table:table-cell>
          <table:table-cell table:formula="of:=[.E148]/[.C148]-1" office:value-type="float" office:value="-0.0317014245509478" calcext:value-type="float">
            <text:p>-0.032</text:p>
          </table:table-cell>
          <table:table-cell/>
          <table:table-cell table:formula="of:=[.C148]*(1+[.J148])" office:value-type="float" office:value="669.297716307167" calcext:value-type="float">
            <text:p>669.297716307167</text:p>
          </table:table-cell>
          <table:table-cell table:formula="of:=[.M148]/[.E148]-1" office:value-type="float" office:value="0.00797848841440785" calcext:value-type="float">
            <text:p>0.008</text:p>
          </table:table-cell>
          <table:table-cell table:formula="of:=INT([.M148]-[.$P$2])" office:value-type="float" office:value="644" calcext:value-type="float">
            <text:p>644</text:p>
          </table:table-cell>
          <table:table-cell/>
          <table:table-cell table:formula="of:=IF([.G148]&lt;[.O148]; [.O148]; &quot;&quot;)">
            <text:p/>
          </table:table-cell>
          <table:table-cell table:formula="of:=IF([.Q148]&lt;&gt;&quot;&quot;; [.E148]; &quot;&quot;)">
            <text:p/>
          </table:table-cell>
          <table:table-cell table:formula="of:=IF([.R148]&lt;&gt;&quot;&quot;; [.R148]-[.Q148]; &quot;&quot;)">
            <text:p/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678.68414" calcext:value-type="float">
            <text:p>678.68414</text:p>
          </table:table-cell>
          <table:table-cell office:value-type="float" office:value="676.95917" calcext:value-type="float">
            <text:p>676.9591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H149]/[.B149]-1" office:value-type="float" office:value="-0.0275299493516968" calcext:value-type="float">
            <text:p>-0.028</text:p>
          </table:table-cell>
          <table:table-cell table:formula="of:=[.E149]/[.C149]-1" office:value-type="float" office:value="-0.0117572378848195" calcext:value-type="float">
            <text:p>-0.012</text:p>
          </table:table-cell>
          <table:table-cell/>
          <table:table-cell table:formula="of:=[.C149]*(1+[.J149])" office:value-type="float" office:value="658.322518336733" calcext:value-type="float">
            <text:p>658.322518336733</text:p>
          </table:table-cell>
          <table:table-cell table:formula="of:=[.M149]/[.E149]-1" office:value-type="float" office:value="-0.0159603612305931" calcext:value-type="float">
            <text:p>-0.016</text:p>
          </table:table-cell>
          <table:table-cell table:formula="of:=INT([.M149]-[.$P$2])" office:value-type="float" office:value="633" calcext:value-type="float">
            <text:p>633</text:p>
          </table:table-cell>
          <table:table-cell/>
          <table:table-cell table:formula="of:=IF([.G149]&lt;[.O149]; [.O149]; &quot;&quot;)">
            <text:p/>
          </table:table-cell>
          <table:table-cell table:formula="of:=IF([.Q149]&lt;&gt;&quot;&quot;; [.E149]; &quot;&quot;)">
            <text:p/>
          </table:table-cell>
          <table:table-cell table:formula="of:=IF([.R149]&lt;&gt;&quot;&quot;; [.R149]-[.Q149]; &quot;&quot;)">
            <text:p/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675.4688" calcext:value-type="float">
            <text:p>675.4688</text:p>
          </table:table-cell>
          <table:table-cell office:value-type="float" office:value="673.56445" calcext:value-type="float">
            <text:p>673.56445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H150]/[.B150]-1" office:value-type="float" office:value="0.00374732334047101" calcext:value-type="float">
            <text:p>0.004</text:p>
          </table:table-cell>
          <table:table-cell table:formula="of:=[.E150]/[.C150]-1" office:value-type="float" office:value="0.00658519017742099" calcext:value-type="float">
            <text:p>0.007</text:p>
          </table:table-cell>
          <table:table-cell/>
          <table:table-cell table:formula="of:=[.C150]*(1+[.J150])" office:value-type="float" office:value="676.088513784797" calcext:value-type="float">
            <text:p>676.088513784797</text:p>
          </table:table-cell>
          <table:table-cell table:formula="of:=[.M150]/[.E150]-1" office:value-type="float" office:value="-0.00281930120236495" calcext:value-type="float">
            <text:p>-0.003</text:p>
          </table:table-cell>
          <table:table-cell table:formula="of:=INT([.M150]-[.$P$2])" office:value-type="float" office:value="651" calcext:value-type="float">
            <text:p>651</text:p>
          </table:table-cell>
          <table:table-cell/>
          <table:table-cell table:formula="of:=IF([.G150]&lt;[.O150]; [.O150]; &quot;&quot;)">
            <text:p/>
          </table:table-cell>
          <table:table-cell table:formula="of:=IF([.Q150]&lt;&gt;&quot;&quot;; [.E150]; &quot;&quot;)">
            <text:p/>
          </table:table-cell>
          <table:table-cell table:formula="of:=IF([.R150]&lt;&gt;&quot;&quot;; [.R150]-[.Q150]; &quot;&quot;)">
            <text:p/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693.95447" calcext:value-type="float">
            <text:p>693.95447</text:p>
          </table:table-cell>
          <table:table-cell office:value-type="float" office:value="692.0273" calcext:value-type="float">
            <text:p>692.0273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H151]/[.B151]-1" office:value-type="float" office:value="-0.0229906581623431" calcext:value-type="float">
            <text:p>-0.023</text:p>
          </table:table-cell>
          <table:table-cell table:formula="of:=[.E151]/[.C151]-1" office:value-type="float" office:value="-0.0115996868909651" calcext:value-type="float">
            <text:p>-0.012</text:p>
          </table:table-cell>
          <table:table-cell/>
          <table:table-cell table:formula="of:=[.C151]*(1+[.J151])" office:value-type="float" office:value="676.117136906691" calcext:value-type="float">
            <text:p>676.117136906691</text:p>
          </table:table-cell>
          <table:table-cell table:formula="of:=[.M151]/[.E151]-1" office:value-type="float" office:value="-0.0115246536451891" calcext:value-type="float">
            <text:p>-0.012</text:p>
          </table:table-cell>
          <table:table-cell table:formula="of:=INT([.M151]-[.$P$2])" office:value-type="float" office:value="651" calcext:value-type="float">
            <text:p>651</text:p>
          </table:table-cell>
          <table:table-cell/>
          <table:table-cell table:formula="of:=IF([.G151]&lt;[.O151]; [.O151]; &quot;&quot;)">
            <text:p/>
          </table:table-cell>
          <table:table-cell table:formula="of:=IF([.Q151]&lt;&gt;&quot;&quot;; [.E151]; &quot;&quot;)">
            <text:p/>
          </table:table-cell>
          <table:table-cell table:formula="of:=IF([.R151]&lt;&gt;&quot;&quot;; [.R151]-[.Q151]; &quot;&quot;)">
            <text:p/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695.0742" calcext:value-type="float">
            <text:p>695.0742</text:p>
          </table:table-cell>
          <table:table-cell office:value-type="float" office:value="693.1267" calcext:value-type="float">
            <text:p>693.126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H152]/[.B152]-1" office:value-type="float" office:value="-0.0188097903792143" calcext:value-type="float">
            <text:p>-0.019</text:p>
          </table:table-cell>
          <table:table-cell table:formula="of:=[.E152]/[.C152]-1" office:value-type="float" office:value="-0.0203811222392674" calcext:value-type="float">
            <text:p>-0.020</text:p>
          </table:table-cell>
          <table:table-cell/>
          <table:table-cell table:formula="of:=[.C152]*(1+[.J152])" office:value-type="float" office:value="680.089132066764" calcext:value-type="float">
            <text:p>680.089132066764</text:p>
          </table:table-cell>
          <table:table-cell table:formula="of:=[.M152]/[.E152]-1" office:value-type="float" office:value="0.00160402366239087" calcext:value-type="float">
            <text:p>0.002</text:p>
          </table:table-cell>
          <table:table-cell table:formula="of:=INT([.M152]-[.$P$2])" office:value-type="float" office:value="655" calcext:value-type="float">
            <text:p>655</text:p>
          </table:table-cell>
          <table:table-cell/>
          <table:table-cell table:formula="of:=IF([.G152]&lt;[.O152]; [.O152]; &quot;&quot;)">
            <text:p/>
          </table:table-cell>
          <table:table-cell table:formula="of:=IF([.Q152]&lt;&gt;&quot;&quot;; [.E152]; &quot;&quot;)">
            <text:p/>
          </table:table-cell>
          <table:table-cell table:formula="of:=IF([.R152]&lt;&gt;&quot;&quot;; [.R152]-[.Q152]; &quot;&quot;)">
            <text:p/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686.6182" calcext:value-type="float">
            <text:p>686.6182</text:p>
          </table:table-cell>
          <table:table-cell office:value-type="float" office:value="684.399" calcext:value-type="float">
            <text:p>684.399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H153]/[.B153]-1" office:value-type="float" office:value="-0.0169209030579148" calcext:value-type="float">
            <text:p>-0.017</text:p>
          </table:table-cell>
          <table:table-cell table:formula="of:=[.E153]/[.C153]-1" office:value-type="float" office:value="-0.00496640117826008" calcext:value-type="float">
            <text:p>-0.005</text:p>
          </table:table-cell>
          <table:table-cell/>
          <table:table-cell table:formula="of:=[.C153]*(1+[.J153])" office:value-type="float" office:value="672.818350868066" calcext:value-type="float">
            <text:p>672.818350868066</text:p>
          </table:table-cell>
          <table:table-cell table:formula="of:=[.M153]/[.E153]-1" office:value-type="float" office:value="-0.0120141690630452" calcext:value-type="float">
            <text:p>-0.012</text:p>
          </table:table-cell>
          <table:table-cell table:formula="of:=INT([.M153]-[.$P$2])" office:value-type="float" office:value="647" calcext:value-type="float">
            <text:p>647</text:p>
          </table:table-cell>
          <table:table-cell/>
          <table:table-cell table:formula="of:=IF([.G153]&lt;[.O153]; [.O153]; &quot;&quot;)">
            <text:p/>
          </table:table-cell>
          <table:table-cell table:formula="of:=IF([.Q153]&lt;&gt;&quot;&quot;; [.E153]; &quot;&quot;)">
            <text:p/>
          </table:table-cell>
          <table:table-cell table:formula="of:=IF([.R153]&lt;&gt;&quot;&quot;; [.R153]-[.Q153]; &quot;&quot;)">
            <text:p/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693.6159" calcext:value-type="float">
            <text:p>693.6159</text:p>
          </table:table-cell>
          <table:table-cell office:value-type="float" office:value="691.75665" calcext:value-type="float">
            <text:p>691.75665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H154]/[.B154]-1" office:value-type="float" office:value="-0.00232967554521168" calcext:value-type="float">
            <text:p>-0.002</text:p>
          </table:table-cell>
          <table:table-cell table:formula="of:=[.E154]/[.C154]-1" office:value-type="float" office:value="-0.00398499963823984" calcext:value-type="float">
            <text:p>-0.004</text:p>
          </table:table-cell>
          <table:table-cell/>
          <table:table-cell table:formula="of:=[.C154]*(1+[.J154])" office:value-type="float" office:value="690.145081449258" calcext:value-type="float">
            <text:p>690.145081449258</text:p>
          </table:table-cell>
          <table:table-cell table:formula="of:=[.M154]/[.E154]-1" office:value-type="float" office:value="0.00166194695102684" calcext:value-type="float">
            <text:p>0.002</text:p>
          </table:table-cell>
          <table:table-cell table:formula="of:=INT([.M154]-[.$P$2])" office:value-type="float" office:value="665" calcext:value-type="float">
            <text:p>665</text:p>
          </table:table-cell>
          <table:table-cell/>
          <table:table-cell table:formula="of:=IF([.G154]&lt;[.O154]; [.O154]; &quot;&quot;)">
            <text:p/>
          </table:table-cell>
          <table:table-cell table:formula="of:=IF([.Q154]&lt;&gt;&quot;&quot;; [.E154]; &quot;&quot;)">
            <text:p/>
          </table:table-cell>
          <table:table-cell table:formula="of:=IF([.R154]&lt;&gt;&quot;&quot;; [.R154]-[.Q154]; &quot;&quot;)">
            <text:p/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700.60925" calcext:value-type="float">
            <text:p>700.60925</text:p>
          </table:table-cell>
          <table:table-cell office:value-type="float" office:value="698.9634" calcext:value-type="float">
            <text:p>698.9634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H155]/[.B155]-1" office:value-type="float" office:value="-0.0108609042772415" calcext:value-type="float">
            <text:p>-0.011</text:p>
          </table:table-cell>
          <table:table-cell table:formula="of:=[.E155]/[.C155]-1" office:value-type="float" office:value="-0.00280901689559132" calcext:value-type="float">
            <text:p>-0.003</text:p>
          </table:table-cell>
          <table:table-cell/>
          <table:table-cell table:formula="of:=[.C155]*(1+[.J155])" office:value-type="float" office:value="691.372025419305" calcext:value-type="float">
            <text:p>691.372025419305</text:p>
          </table:table-cell>
          <table:table-cell table:formula="of:=[.M155]/[.E155]-1" office:value-type="float" office:value="-0.00807456898234626" calcext:value-type="float">
            <text:p>-0.008</text:p>
          </table:table-cell>
          <table:table-cell table:formula="of:=INT([.M155]-[.$P$2])" office:value-type="float" office:value="666" calcext:value-type="float">
            <text:p>666</text:p>
          </table:table-cell>
          <table:table-cell/>
          <table:table-cell table:formula="of:=IF([.G155]&lt;[.O155]; [.O155]; &quot;&quot;)">
            <text:p/>
          </table:table-cell>
          <table:table-cell table:formula="of:=IF([.Q155]&lt;&gt;&quot;&quot;; [.E155]; &quot;&quot;)">
            <text:p/>
          </table:table-cell>
          <table:table-cell table:formula="of:=IF([.R155]&lt;&gt;&quot;&quot;; [.R155]-[.Q155]; &quot;&quot;)">
            <text:p/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706.34064" calcext:value-type="float">
            <text:p>706.34064</text:p>
          </table:table-cell>
          <table:table-cell office:value-type="float" office:value="704.82306" calcext:value-type="float">
            <text:p>704.82306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H156]/[.B156]-1" office:value-type="float" office:value="-0.0103924927779888" calcext:value-type="float">
            <text:p>-0.010</text:p>
          </table:table-cell>
          <table:table-cell table:formula="of:=[.E156]/[.C156]-1" office:value-type="float" office:value="-0.0153557121130515" calcext:value-type="float">
            <text:p>-0.015</text:p>
          </table:table-cell>
          <table:table-cell/>
          <table:table-cell table:formula="of:=[.C156]*(1+[.J156])" office:value-type="float" office:value="697.49819143919" calcext:value-type="float">
            <text:p>697.49819143919</text:p>
          </table:table-cell>
          <table:table-cell table:formula="of:=[.M156]/[.E156]-1" office:value-type="float" office:value="0.00504062167030273" calcext:value-type="float">
            <text:p>0.005</text:p>
          </table:table-cell>
          <table:table-cell table:formula="of:=INT([.M156]-[.$P$2])" office:value-type="float" office:value="672" calcext:value-type="float">
            <text:p>672</text:p>
          </table:table-cell>
          <table:table-cell/>
          <table:table-cell table:formula="of:=IF([.G156]&lt;[.O156]; [.O156]; &quot;&quot;)">
            <text:p/>
          </table:table-cell>
          <table:table-cell table:formula="of:=IF([.Q156]&lt;&gt;&quot;&quot;; [.E156]; &quot;&quot;)">
            <text:p/>
          </table:table-cell>
          <table:table-cell table:formula="of:=IF([.R156]&lt;&gt;&quot;&quot;; [.R156]-[.Q156]; &quot;&quot;)">
            <text:p/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706.5202" calcext:value-type="float">
            <text:p>706.5202</text:p>
          </table:table-cell>
          <table:table-cell office:value-type="float" office:value="704.8635" calcext:value-type="float">
            <text:p>704.8635</text:p>
          </table:table-cell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H157]/[.B157]-1" office:value-type="float" office:value="-0.026213263258432" calcext:value-type="float">
            <text:p>-0.026</text:p>
          </table:table-cell>
          <table:table-cell table:formula="of:=[.E157]/[.C157]-1" office:value-type="float" office:value="-0.0196683471338778" calcext:value-type="float">
            <text:p>-0.020</text:p>
          </table:table-cell>
          <table:table-cell/>
          <table:table-cell table:formula="of:=[.C157]*(1+[.J157])" office:value-type="float" office:value="686.38672751324" calcext:value-type="float">
            <text:p>686.38672751324</text:p>
          </table:table-cell>
          <table:table-cell table:formula="of:=[.M157]/[.E157]-1" office:value-type="float" office:value="-0.00667622646419641" calcext:value-type="float">
            <text:p>-0.007</text:p>
          </table:table-cell>
          <table:table-cell table:formula="of:=INT([.M157]-[.$P$2])" office:value-type="float" office:value="661" calcext:value-type="float">
            <text:p>661</text:p>
          </table:table-cell>
          <table:table-cell/>
          <table:table-cell table:formula="of:=IF([.G157]&lt;[.O157]; [.O157]; &quot;&quot;)">
            <text:p/>
          </table:table-cell>
          <table:table-cell table:formula="of:=IF([.Q157]&lt;&gt;&quot;&quot;; [.E157]; &quot;&quot;)">
            <text:p/>
          </table:table-cell>
          <table:table-cell table:formula="of:=IF([.R157]&lt;&gt;&quot;&quot;; [.R157]-[.Q157]; &quot;&quot;)">
            <text:p/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701.34485" calcext:value-type="float">
            <text:p>701.34485</text:p>
          </table:table-cell>
          <table:table-cell office:value-type="float" office:value="699.48535" calcext:value-type="float">
            <text:p>699.48535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158]/[.B158]-1" office:value-type="float" office:value="-0.0518216537841547" calcext:value-type="float">
            <text:p>-0.052</text:p>
          </table:table-cell>
          <table:table-cell table:formula="of:=[.E158]/[.C158]-1" office:value-type="float" office:value="-0.0593083900899426" calcext:value-type="float">
            <text:p>-0.059</text:p>
          </table:table-cell>
          <table:table-cell/>
          <table:table-cell table:formula="of:=[.C158]*(1+[.J158])" office:value-type="float" office:value="663.236862365212" calcext:value-type="float">
            <text:p>663.236862365212</text:p>
          </table:table-cell>
          <table:table-cell table:formula="of:=[.M158]/[.E158]-1" office:value-type="float" office:value="0.00795875739393881" calcext:value-type="float">
            <text:p>0.008</text:p>
          </table:table-cell>
          <table:table-cell table:formula="of:=INT([.M158]-[.$P$2])" office:value-type="float" office:value="638" calcext:value-type="float">
            <text:p>638</text:p>
          </table:table-cell>
          <table:table-cell/>
          <table:table-cell table:formula="of:=IF([.G158]&lt;[.O158]; [.O158]; &quot;&quot;)">
            <text:p/>
          </table:table-cell>
          <table:table-cell table:formula="of:=IF([.Q158]&lt;&gt;&quot;&quot;; [.E158]; &quot;&quot;)">
            <text:p/>
          </table:table-cell>
          <table:table-cell table:formula="of:=IF([.R158]&lt;&gt;&quot;&quot;; [.R158]-[.Q158]; &quot;&quot;)">
            <text:p/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671.2074" calcext:value-type="float">
            <text:p>671.2074</text:p>
          </table:table-cell>
          <table:table-cell office:value-type="float" office:value="671.6636" calcext:value-type="float">
            <text:p>671.6636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H159]/[.B159]-1" office:value-type="float" office:value="0.0279982014501032" calcext:value-type="float">
            <text:p>0.028</text:p>
          </table:table-cell>
          <table:table-cell table:formula="of:=[.E159]/[.C159]-1" office:value-type="float" office:value="0.0213446135833475" calcext:value-type="float">
            <text:p>0.021</text:p>
          </table:table-cell>
          <table:table-cell/>
          <table:table-cell table:formula="of:=[.C159]*(1+[.J159])" office:value-type="float" office:value="690.468972779502" calcext:value-type="float">
            <text:p>690.468972779502</text:p>
          </table:table-cell>
          <table:table-cell table:formula="of:=[.M159]/[.E159]-1" office:value-type="float" office:value="0.00651453757944842" calcext:value-type="float">
            <text:p>0.007</text:p>
          </table:table-cell>
          <table:table-cell table:formula="of:=INT([.M159]-[.$P$2])" office:value-type="float" office:value="665" calcext:value-type="float">
            <text:p>665</text:p>
          </table:table-cell>
          <table:table-cell/>
          <table:table-cell table:formula="of:=IF([.G159]&lt;[.O159]; [.O159]; &quot;&quot;)">
            <text:p/>
          </table:table-cell>
          <table:table-cell table:formula="of:=IF([.Q159]&lt;&gt;&quot;&quot;; [.E159]; &quot;&quot;)">
            <text:p/>
          </table:table-cell>
          <table:table-cell table:formula="of:=IF([.R159]&lt;&gt;&quot;&quot;; [.R159]-[.Q159]; &quot;&quot;)">
            <text:p/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711.8527" calcext:value-type="float">
            <text:p>711.8527</text:p>
          </table:table-cell>
          <table:table-cell office:value-type="float" office:value="712.2161" calcext:value-type="float">
            <text:p>712.216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H160]/[.B160]-1" office:value-type="float" office:value="-0.0278887753042167" calcext:value-type="float">
            <text:p>-0.028</text:p>
          </table:table-cell>
          <table:table-cell table:formula="of:=[.E160]/[.C160]-1" office:value-type="float" office:value="-0.0480417390171326" calcext:value-type="float">
            <text:p>-0.048</text:p>
          </table:table-cell>
          <table:table-cell/>
          <table:table-cell table:formula="of:=[.C160]*(1+[.J160])" office:value-type="float" office:value="692.353265219054" calcext:value-type="float">
            <text:p>692.353265219054</text:p>
          </table:table-cell>
          <table:table-cell table:formula="of:=[.M160]/[.E160]-1" office:value-type="float" office:value="0.0211700076977204" calcext:value-type="float">
            <text:p>0.021</text:p>
          </table:table-cell>
          <table:table-cell table:formula="of:=INT([.M160]-[.$P$2])" office:value-type="float" office:value="667" calcext:value-type="float">
            <text:p>667</text:p>
          </table:table-cell>
          <table:table-cell/>
          <table:table-cell table:formula="of:=IF([.G160]&lt;[.O160]; [.O160]; &quot;&quot;)">
            <text:p/>
          </table:table-cell>
          <table:table-cell table:formula="of:=IF([.Q160]&lt;&gt;&quot;&quot;; [.E160]; &quot;&quot;)">
            <text:p/>
          </table:table-cell>
          <table:table-cell table:formula="of:=IF([.R160]&lt;&gt;&quot;&quot;; [.R160]-[.Q160]; &quot;&quot;)">
            <text:p/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688.1195" calcext:value-type="float">
            <text:p>688.1195</text:p>
          </table:table-cell>
          <table:table-cell office:value-type="float" office:value="687.8038" calcext:value-type="float">
            <text:p>687.803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H161]/[.B161]-1" office:value-type="float" office:value="-0.0103463133946938" calcext:value-type="float">
            <text:p>-0.010</text:p>
          </table:table-cell>
          <table:table-cell table:formula="of:=[.E161]/[.C161]-1" office:value-type="float" office:value="-0.0171615800901362" calcext:value-type="float">
            <text:p>-0.017</text:p>
          </table:table-cell>
          <table:table-cell/>
          <table:table-cell table:formula="of:=[.C161]*(1+[.J161])" office:value-type="float" office:value="680.687566331139" calcext:value-type="float">
            <text:p>680.687566331139</text:p>
          </table:table-cell>
          <table:table-cell table:formula="of:=[.M161]/[.E161]-1" office:value-type="float" office:value="0.00693426972061939" calcext:value-type="float">
            <text:p>0.007</text:p>
          </table:table-cell>
          <table:table-cell table:formula="of:=INT([.M161]-[.$P$2])" office:value-type="float" office:value="655" calcext:value-type="float">
            <text:p>655</text:p>
          </table:table-cell>
          <table:table-cell/>
          <table:table-cell table:formula="of:=IF([.G161]&lt;[.O161]; [.O161]; &quot;&quot;)">
            <text:p/>
          </table:table-cell>
          <table:table-cell table:formula="of:=IF([.Q161]&lt;&gt;&quot;&quot;; [.E161]; &quot;&quot;)">
            <text:p/>
          </table:table-cell>
          <table:table-cell table:formula="of:=IF([.R161]&lt;&gt;&quot;&quot;; [.R161]-[.Q161]; &quot;&quot;)">
            <text:p/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696.3388" calcext:value-type="float">
            <text:p>696.3388</text:p>
          </table:table-cell>
          <table:table-cell office:value-type="float" office:value="695.647" calcext:value-type="float">
            <text:p>695.647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H162]/[.B162]-1" office:value-type="float" office:value="-0.0177195353755959" calcext:value-type="float">
            <text:p>-0.018</text:p>
          </table:table-cell>
          <table:table-cell table:formula="of:=[.E162]/[.C162]-1" office:value-type="float" office:value="-0.0181801977152206" calcext:value-type="float">
            <text:p>-0.018</text:p>
          </table:table-cell>
          <table:table-cell/>
          <table:table-cell table:formula="of:=[.C162]*(1+[.J162])" office:value-type="float" office:value="683.320458374573" calcext:value-type="float">
            <text:p>683.320458374573</text:p>
          </table:table-cell>
          <table:table-cell table:formula="of:=[.M162]/[.E162]-1" office:value-type="float" office:value="0.000469192349301428" calcext:value-type="float">
            <text:p>0.000</text:p>
          </table:table-cell>
          <table:table-cell table:formula="of:=INT([.M162]-[.$P$2])" office:value-type="float" office:value="658" calcext:value-type="float">
            <text:p>658</text:p>
          </table:table-cell>
          <table:table-cell/>
          <table:table-cell table:formula="of:=IF([.G162]&lt;[.O162]; [.O162]; &quot;&quot;)">
            <text:p/>
          </table:table-cell>
          <table:table-cell table:formula="of:=IF([.Q162]&lt;&gt;&quot;&quot;; [.E162]; &quot;&quot;)">
            <text:p/>
          </table:table-cell>
          <table:table-cell table:formula="of:=IF([.R162]&lt;&gt;&quot;&quot;; [.R162]-[.Q162]; &quot;&quot;)">
            <text:p/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694.7791" calcext:value-type="float">
            <text:p>694.7791</text:p>
          </table:table-cell>
          <table:table-cell office:value-type="float" office:value="693.70355" calcext:value-type="float">
            <text:p>693.7035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H163]/[.B163]-1" office:value-type="float" office:value="-0.0299074914602353" calcext:value-type="float">
            <text:p>-0.030</text:p>
          </table:table-cell>
          <table:table-cell table:formula="of:=[.E163]/[.C163]-1" office:value-type="float" office:value="-0.0240788013842512" calcext:value-type="float">
            <text:p>-0.024</text:p>
          </table:table-cell>
          <table:table-cell/>
          <table:table-cell table:formula="of:=[.C163]*(1+[.J163])" office:value-type="float" office:value="672.95661700244" calcext:value-type="float">
            <text:p>672.95661700244</text:p>
          </table:table-cell>
          <table:table-cell table:formula="of:=[.M163]/[.E163]-1" office:value-type="float" office:value="-0.00597250073494826" calcext:value-type="float">
            <text:p>-0.006</text:p>
          </table:table-cell>
          <table:table-cell table:formula="of:=INT([.M163]-[.$P$2])" office:value-type="float" office:value="647" calcext:value-type="float">
            <text:p>647</text:p>
          </table:table-cell>
          <table:table-cell/>
          <table:table-cell table:formula="of:=IF([.G163]&lt;[.O163]; [.O163]; &quot;&quot;)">
            <text:p/>
          </table:table-cell>
          <table:table-cell table:formula="of:=IF([.Q163]&lt;&gt;&quot;&quot;; [.E163]; &quot;&quot;)">
            <text:p/>
          </table:table-cell>
          <table:table-cell table:formula="of:=IF([.R163]&lt;&gt;&quot;&quot;; [.R163]-[.Q163]; &quot;&quot;)">
            <text:p/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691.8944" calcext:value-type="float">
            <text:p>691.8944</text:p>
          </table:table-cell>
          <table:table-cell office:value-type="float" office:value="690.8357" calcext:value-type="float">
            <text:p>690.835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H164]/[.B164]-1" office:value-type="float" office:value="-0.0446519006368602" calcext:value-type="float">
            <text:p>-0.045</text:p>
          </table:table-cell>
          <table:table-cell table:formula="of:=[.E164]/[.C164]-1" office:value-type="float" office:value="-0.0576630593931379" calcext:value-type="float">
            <text:p>-0.058</text:p>
          </table:table-cell>
          <table:table-cell/>
          <table:table-cell table:formula="of:=[.C164]*(1+[.J164])" office:value-type="float" office:value="659.988572967204" calcext:value-type="float">
            <text:p>659.988572967204</text:p>
          </table:table-cell>
          <table:table-cell table:formula="of:=[.M164]/[.E164]-1" office:value-type="float" office:value="0.0138073317468574" calcext:value-type="float">
            <text:p>0.014</text:p>
          </table:table-cell>
          <table:table-cell table:formula="of:=INT([.M164]-[.$P$2])" office:value-type="float" office:value="634" calcext:value-type="float">
            <text:p>634</text:p>
          </table:table-cell>
          <table:table-cell/>
          <table:table-cell table:formula="of:=IF([.G164]&lt;[.O164]; [.O164]; &quot;&quot;)">
            <text:p/>
          </table:table-cell>
          <table:table-cell table:formula="of:=IF([.Q164]&lt;&gt;&quot;&quot;; [.E164]; &quot;&quot;)">
            <text:p/>
          </table:table-cell>
          <table:table-cell table:formula="of:=IF([.R164]&lt;&gt;&quot;&quot;; [.R164]-[.Q164]; &quot;&quot;)">
            <text:p/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638.5144" calcext:value-type="float">
            <text:p>638.5144</text:p>
          </table:table-cell>
          <table:table-cell office:value-type="float" office:value="638.6145" calcext:value-type="float">
            <text:p>638.6145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H165]/[.B165]-1" office:value-type="float" office:value="-0.00550402622086521" calcext:value-type="float">
            <text:p>-0.006</text:p>
          </table:table-cell>
          <table:table-cell table:formula="of:=[.E165]/[.C165]-1" office:value-type="float" office:value="-0.00722579897575149" calcext:value-type="float">
            <text:p>-0.007</text:p>
          </table:table-cell>
          <table:table-cell/>
          <table:table-cell table:formula="of:=[.C165]*(1+[.J165])" office:value-type="float" office:value="635.099549046975" calcext:value-type="float">
            <text:p>635.099549046975</text:p>
          </table:table-cell>
          <table:table-cell table:formula="of:=[.M165]/[.E165]-1" office:value-type="float" office:value="0.00173430449049738" calcext:value-type="float">
            <text:p>0.002</text:p>
          </table:table-cell>
          <table:table-cell table:formula="of:=INT([.M165]-[.$P$2])" office:value-type="float" office:value="610" calcext:value-type="float">
            <text:p>610</text:p>
          </table:table-cell>
          <table:table-cell/>
          <table:table-cell table:formula="of:=IF([.G165]&lt;[.O165]; [.O165]; &quot;&quot;)">
            <text:p/>
          </table:table-cell>
          <table:table-cell table:formula="of:=IF([.Q165]&lt;&gt;&quot;&quot;; [.E165]; &quot;&quot;)">
            <text:p/>
          </table:table-cell>
          <table:table-cell table:formula="of:=IF([.R165]&lt;&gt;&quot;&quot;; [.R165]-[.Q165]; &quot;&quot;)">
            <text:p/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625.88324" calcext:value-type="float">
            <text:p>625.88324</text:p>
          </table:table-cell>
          <table:table-cell office:value-type="float" office:value="626.7051" calcext:value-type="float">
            <text:p>626.7051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H166]/[.B166]-1" office:value-type="float" office:value="0.028945910102977" calcext:value-type="float">
            <text:p>0.029</text:p>
          </table:table-cell>
          <table:table-cell table:formula="of:=[.E166]/[.C166]-1" office:value-type="float" office:value="0.0323834926506901" calcext:value-type="float">
            <text:p>0.032</text:p>
          </table:table-cell>
          <table:table-cell/>
          <table:table-cell table:formula="of:=[.C166]*(1+[.J166])" office:value-type="float" office:value="644.845649485677" calcext:value-type="float">
            <text:p>644.845649485677</text:p>
          </table:table-cell>
          <table:table-cell table:formula="of:=[.M166]/[.E166]-1" office:value-type="float" office:value="-0.00332975349972608" calcext:value-type="float">
            <text:p>-0.003</text:p>
          </table:table-cell>
          <table:table-cell table:formula="of:=INT([.M166]-[.$P$2])" office:value-type="float" office:value="619" calcext:value-type="float">
            <text:p>619</text:p>
          </table:table-cell>
          <table:table-cell/>
          <table:table-cell table:formula="of:=IF([.G166]&lt;[.O166]; [.O166]; &quot;&quot;)">
            <text:p/>
          </table:table-cell>
          <table:table-cell table:formula="of:=IF([.Q166]&lt;&gt;&quot;&quot;; [.E166]; &quot;&quot;)">
            <text:p/>
          </table:table-cell>
          <table:table-cell table:formula="of:=IF([.R166]&lt;&gt;&quot;&quot;; [.R166]-[.Q166]; &quot;&quot;)">
            <text:p/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659.8911" calcext:value-type="float">
            <text:p>659.8911</text:p>
          </table:table-cell>
          <table:table-cell office:value-type="float" office:value="659.728" calcext:value-type="float">
            <text:p>659.72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H167]/[.B167]-1" office:value-type="float" office:value="-0.0165043898909988" calcext:value-type="float">
            <text:p>-0.017</text:p>
          </table:table-cell>
          <table:table-cell table:formula="of:=[.E167]/[.C167]-1" office:value-type="float" office:value="-0.0162612470593941" calcext:value-type="float">
            <text:p>-0.016</text:p>
          </table:table-cell>
          <table:table-cell/>
          <table:table-cell table:formula="of:=[.C167]*(1+[.J167])" office:value-type="float" office:value="648.839591865991" calcext:value-type="float">
            <text:p>648.839591865991</text:p>
          </table:table-cell>
          <table:table-cell table:formula="of:=[.M167]/[.E167]-1" office:value-type="float" office:value="-0.000247161993850331" calcext:value-type="float">
            <text:p>0.000</text:p>
          </table:table-cell>
          <table:table-cell table:formula="of:=INT([.M167]-[.$P$2])" office:value-type="float" office:value="623" calcext:value-type="float">
            <text:p>623</text:p>
          </table:table-cell>
          <table:table-cell/>
          <table:table-cell table:formula="of:=IF([.G167]&lt;[.O167]; [.O167]; &quot;&quot;)">
            <text:p/>
          </table:table-cell>
          <table:table-cell table:formula="of:=IF([.Q167]&lt;&gt;&quot;&quot;; [.E167]; &quot;&quot;)">
            <text:p/>
          </table:table-cell>
          <table:table-cell table:formula="of:=IF([.R167]&lt;&gt;&quot;&quot;; [.R167]-[.Q167]; &quot;&quot;)">
            <text:p/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office:value-type="float" office:value="661.9116" calcext:value-type="float">
            <text:p>661.9116</text:p>
          </table:table-cell>
          <table:table-cell office:value-type="float" office:value="660.95746" calcext:value-type="float">
            <text:p>660.95746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H168]/[.B168]-1" office:value-type="float" office:value="-0.0149742050146878" calcext:value-type="float">
            <text:p>-0.015</text:p>
          </table:table-cell>
          <table:table-cell table:formula="of:=[.E168]/[.C168]-1" office:value-type="float" office:value="-0.0211170322519697" calcext:value-type="float">
            <text:p>-0.021</text:p>
          </table:table-cell>
          <table:table-cell/>
          <table:table-cell table:formula="of:=[.C168]*(1+[.J168])" office:value-type="float" office:value="651.060147487973" calcext:value-type="float">
            <text:p>651.060147487973</text:p>
          </table:table-cell>
          <table:table-cell table:formula="of:=[.M168]/[.E168]-1" office:value-type="float" office:value="0.00627534387631012" calcext:value-type="float">
            <text:p>0.006</text:p>
          </table:table-cell>
          <table:table-cell table:formula="of:=INT([.M168]-[.$P$2])" office:value-type="float" office:value="626" calcext:value-type="float">
            <text:p>626</text:p>
          </table:table-cell>
          <table:table-cell/>
          <table:table-cell table:formula="of:=IF([.G168]&lt;[.O168]; [.O168]; &quot;&quot;)">
            <text:p/>
          </table:table-cell>
          <table:table-cell table:formula="of:=IF([.Q168]&lt;&gt;&quot;&quot;; [.E168]; &quot;&quot;)">
            <text:p/>
          </table:table-cell>
          <table:table-cell table:formula="of:=IF([.R168]&lt;&gt;&quot;&quot;; [.R168]-[.Q168]; &quot;&quot;)">
            <text:p/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664.61835" calcext:value-type="float">
            <text:p>664.61835</text:p>
          </table:table-cell>
          <table:table-cell office:value-type="float" office:value="663.1052" calcext:value-type="float">
            <text:p>663.105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69]/[.B169]-1" office:value-type="float" office:value="-0.0144719898269435" calcext:value-type="float">
            <text:p>-0.014</text:p>
          </table:table-cell>
          <table:table-cell table:formula="of:=[.E169]/[.C169]-1" office:value-type="float" office:value="-0.0197633799282526" calcext:value-type="float">
            <text:p>-0.020</text:p>
          </table:table-cell>
          <table:table-cell/>
          <table:table-cell table:formula="of:=[.C169]*(1+[.J169])" office:value-type="float" office:value="653.508748291407" calcext:value-type="float">
            <text:p>653.508748291407</text:p>
          </table:table-cell>
          <table:table-cell table:formula="of:=[.M169]/[.E169]-1" office:value-type="float" office:value="0.0053980742944717" calcext:value-type="float">
            <text:p>0.005</text:p>
          </table:table-cell>
          <table:table-cell table:formula="of:=INT([.M169]-[.$P$2])" office:value-type="float" office:value="628" calcext:value-type="float">
            <text:p>628</text:p>
          </table:table-cell>
          <table:table-cell/>
          <table:table-cell table:formula="of:=IF([.G169]&lt;[.O169]; [.O169]; &quot;&quot;)">
            <text:p/>
          </table:table-cell>
          <table:table-cell table:formula="of:=IF([.Q169]&lt;&gt;&quot;&quot;; [.E169]; &quot;&quot;)">
            <text:p/>
          </table:table-cell>
          <table:table-cell table:formula="of:=IF([.R169]&lt;&gt;&quot;&quot;; [.R169]-[.Q169]; &quot;&quot;)">
            <text:p/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667.27765" calcext:value-type="float">
            <text:p>667.27765</text:p>
          </table:table-cell>
          <table:table-cell office:value-type="float" office:value="665.00903" calcext:value-type="float">
            <text:p>665.0090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H170]/[.B170]-1" office:value-type="float" office:value="-0.0198982387616309" calcext:value-type="float">
            <text:p>-0.020</text:p>
          </table:table-cell>
          <table:table-cell table:formula="of:=[.E170]/[.C170]-1" office:value-type="float" office:value="-0.0180584465146286" calcext:value-type="float">
            <text:p>-0.018</text:p>
          </table:table-cell>
          <table:table-cell/>
          <table:table-cell table:formula="of:=[.C170]*(1+[.J170])" office:value-type="float" office:value="651.77652154242" calcext:value-type="float">
            <text:p>651.77652154242</text:p>
          </table:table-cell>
          <table:table-cell table:formula="of:=[.M170]/[.E170]-1" office:value-type="float" office:value="-0.00187362704070526" calcext:value-type="float">
            <text:p>-0.002</text:p>
          </table:table-cell>
          <table:table-cell table:formula="of:=INT([.M170]-[.$P$2])" office:value-type="float" office:value="626" calcext:value-type="float">
            <text:p>626</text:p>
          </table:table-cell>
          <table:table-cell/>
          <table:table-cell table:formula="of:=IF([.G170]&lt;[.O170]; [.O170]; &quot;&quot;)">
            <text:p/>
          </table:table-cell>
          <table:table-cell table:formula="of:=IF([.Q170]&lt;&gt;&quot;&quot;; [.E170]; &quot;&quot;)">
            <text:p/>
          </table:table-cell>
          <table:table-cell table:formula="of:=IF([.R170]&lt;&gt;&quot;&quot;; [.R170]-[.Q170]; &quot;&quot;)">
            <text:p/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665.1304" calcext:value-type="float">
            <text:p>665.1304</text:p>
          </table:table-cell>
          <table:table-cell office:value-type="float" office:value="663.0083" calcext:value-type="float">
            <text:p>663.0083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H171]/[.B171]-1" office:value-type="float" office:value="-0.022748020538529" calcext:value-type="float">
            <text:p>-0.023</text:p>
          </table:table-cell>
          <table:table-cell table:formula="of:=[.E171]/[.C171]-1" office:value-type="float" office:value="-0.0181118396255371" calcext:value-type="float">
            <text:p>-0.018</text:p>
          </table:table-cell>
          <table:table-cell/>
          <table:table-cell table:formula="of:=[.C171]*(1+[.J171])" office:value-type="float" office:value="647.926173574385" calcext:value-type="float">
            <text:p>647.926173574385</text:p>
          </table:table-cell>
          <table:table-cell table:formula="of:=[.M171]/[.E171]-1" office:value-type="float" office:value="-0.00472169957851809" calcext:value-type="float">
            <text:p>-0.005</text:p>
          </table:table-cell>
          <table:table-cell table:formula="of:=INT([.M171]-[.$P$2])" office:value-type="float" office:value="622" calcext:value-type="float">
            <text:p>622</text:p>
          </table:table-cell>
          <table:table-cell/>
          <table:table-cell table:formula="of:=IF([.G171]&lt;[.O171]; [.O171]; &quot;&quot;)">
            <text:p/>
          </table:table-cell>
          <table:table-cell table:formula="of:=IF([.Q171]&lt;&gt;&quot;&quot;; [.E171]; &quot;&quot;)">
            <text:p/>
          </table:table-cell>
          <table:table-cell table:formula="of:=IF([.R171]&lt;&gt;&quot;&quot;; [.R171]-[.Q171]; &quot;&quot;)">
            <text:p/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666.3644" calcext:value-type="float">
            <text:p>666.3644</text:p>
          </table:table-cell>
          <table:table-cell office:value-type="float" office:value="664.1937" calcext:value-type="float">
            <text:p>664.1937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H172]/[.B172]-1" office:value-type="float" office:value="-0.0230570540683146" calcext:value-type="float">
            <text:p>-0.023</text:p>
          </table:table-cell>
          <table:table-cell table:formula="of:=[.E172]/[.C172]-1" office:value-type="float" office:value="-0.00781955625294251" calcext:value-type="float">
            <text:p>-0.008</text:p>
          </table:table-cell>
          <table:table-cell/>
          <table:table-cell table:formula="of:=[.C172]*(1+[.J172])" office:value-type="float" office:value="648.879349947266" calcext:value-type="float">
            <text:p>648.879349947266</text:p>
          </table:table-cell>
          <table:table-cell table:formula="of:=[.M172]/[.E172]-1" office:value-type="float" office:value="-0.0153575873334354" calcext:value-type="float">
            <text:p>-0.015</text:p>
          </table:table-cell>
          <table:table-cell table:formula="of:=INT([.M172]-[.$P$2])" office:value-type="float" office:value="623" calcext:value-type="float">
            <text:p>623</text:p>
          </table:table-cell>
          <table:table-cell/>
          <table:table-cell table:formula="of:=IF([.G172]&lt;[.O172]; [.O172]; &quot;&quot;)">
            <text:p/>
          </table:table-cell>
          <table:table-cell table:formula="of:=IF([.Q172]&lt;&gt;&quot;&quot;; [.E172]; &quot;&quot;)">
            <text:p/>
          </table:table-cell>
          <table:table-cell table:formula="of:=IF([.R172]&lt;&gt;&quot;&quot;; [.R172]-[.Q172]; &quot;&quot;)">
            <text:p/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671.8354" calcext:value-type="float">
            <text:p>671.8354</text:p>
          </table:table-cell>
          <table:table-cell office:value-type="float" office:value="669.7023" calcext:value-type="float">
            <text:p>669.7023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H173]/[.B173]-1" office:value-type="float" office:value="-0.0176165173791081" calcext:value-type="float">
            <text:p>-0.018</text:p>
          </table:table-cell>
          <table:table-cell table:formula="of:=[.E173]/[.C173]-1" office:value-type="float" office:value="-0.0174738835449721" calcext:value-type="float">
            <text:p>-0.017</text:p>
          </table:table-cell>
          <table:table-cell/>
          <table:table-cell table:formula="of:=[.C173]*(1+[.J173])" office:value-type="float" office:value="657.904477793221" calcext:value-type="float">
            <text:p>657.904477793221</text:p>
          </table:table-cell>
          <table:table-cell table:formula="of:=[.M173]/[.E173]-1" office:value-type="float" office:value="-0.000145170527019123" calcext:value-type="float">
            <text:p>0.000</text:p>
          </table:table-cell>
          <table:table-cell table:formula="of:=INT([.M173]-[.$P$2])" office:value-type="float" office:value="632" calcext:value-type="float">
            <text:p>632</text:p>
          </table:table-cell>
          <table:table-cell/>
          <table:table-cell table:formula="of:=IF([.G173]&lt;[.O173]; [.O173]; &quot;&quot;)">
            <text:p/>
          </table:table-cell>
          <table:table-cell table:formula="of:=IF([.Q173]&lt;&gt;&quot;&quot;; [.E173]; &quot;&quot;)">
            <text:p/>
          </table:table-cell>
          <table:table-cell table:formula="of:=IF([.R173]&lt;&gt;&quot;&quot;; [.R173]-[.Q173]; &quot;&quot;)">
            <text:p/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677.1784" calcext:value-type="float">
            <text:p>677.1784</text:p>
          </table:table-cell>
          <table:table-cell office:value-type="float" office:value="674.8456" calcext:value-type="float">
            <text:p>674.845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H174]/[.B174]-1" office:value-type="float" office:value="-0.0165073191938786" calcext:value-type="float">
            <text:p>-0.017</text:p>
          </table:table-cell>
          <table:table-cell table:formula="of:=[.E174]/[.C174]-1" office:value-type="float" office:value="-0.0219985134377404" calcext:value-type="float">
            <text:p>-0.022</text:p>
          </table:table-cell>
          <table:table-cell/>
          <table:table-cell table:formula="of:=[.C174]*(1+[.J174])" office:value-type="float" office:value="663.705708274216" calcext:value-type="float">
            <text:p>663.705708274216</text:p>
          </table:table-cell>
          <table:table-cell table:formula="of:=[.M174]/[.E174]-1" office:value-type="float" office:value="0.00561470950638698" calcext:value-type="float">
            <text:p>0.006</text:p>
          </table:table-cell>
          <table:table-cell table:formula="of:=INT([.M174]-[.$P$2])" office:value-type="float" office:value="638" calcext:value-type="float">
            <text:p>638</text:p>
          </table:table-cell>
          <table:table-cell/>
          <table:table-cell table:formula="of:=IF([.G174]&lt;[.O174]; [.O174]; &quot;&quot;)">
            <text:p/>
          </table:table-cell>
          <table:table-cell table:formula="of:=IF([.Q174]&lt;&gt;&quot;&quot;; [.E174]; &quot;&quot;)">
            <text:p/>
          </table:table-cell>
          <table:table-cell table:formula="of:=IF([.R174]&lt;&gt;&quot;&quot;; [.R174]-[.Q174]; &quot;&quot;)">
            <text:p/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670.8324" calcext:value-type="float">
            <text:p>670.8324</text:p>
          </table:table-cell>
          <table:table-cell office:value-type="float" office:value="668.9288" calcext:value-type="float">
            <text:p>668.9288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H175]/[.B175]-1" office:value-type="float" office:value="-0.0131663288773768" calcext:value-type="float">
            <text:p>-0.013</text:p>
          </table:table-cell>
          <table:table-cell table:formula="of:=[.E175]/[.C175]-1" office:value-type="float" office:value="-0.0178326901158987" calcext:value-type="float">
            <text:p>-0.018</text:p>
          </table:table-cell>
          <table:table-cell/>
          <table:table-cell table:formula="of:=[.C175]*(1+[.J175])" office:value-type="float" office:value="660.121463423651" calcext:value-type="float">
            <text:p>660.121463423651</text:p>
          </table:table-cell>
          <table:table-cell table:formula="of:=[.M175]/[.E175]-1" office:value-type="float" office:value="0.00475108588074735" calcext:value-type="float">
            <text:p>0.005</text:p>
          </table:table-cell>
          <table:table-cell table:formula="of:=INT([.M175]-[.$P$2])" office:value-type="float" office:value="635" calcext:value-type="float">
            <text:p>635</text:p>
          </table:table-cell>
          <table:table-cell/>
          <table:table-cell table:formula="of:=IF([.G175]&lt;[.O175]; [.O175]; &quot;&quot;)">
            <text:p/>
          </table:table-cell>
          <table:table-cell table:formula="of:=IF([.Q175]&lt;&gt;&quot;&quot;; [.E175]; &quot;&quot;)">
            <text:p/>
          </table:table-cell>
          <table:table-cell table:formula="of:=IF([.R175]&lt;&gt;&quot;&quot;; [.R175]-[.Q175]; &quot;&quot;)">
            <text:p/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679.994" calcext:value-type="float">
            <text:p>679.994</text:p>
          </table:table-cell>
          <table:table-cell office:value-type="float" office:value="677.95325" calcext:value-type="float">
            <text:p>677.95325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H176]/[.B176]-1" office:value-type="float" office:value="-0.038226807883599" calcext:value-type="float">
            <text:p>-0.038</text:p>
          </table:table-cell>
          <table:table-cell table:formula="of:=[.E176]/[.C176]-1" office:value-type="float" office:value="-0.0338566855457955" calcext:value-type="float">
            <text:p>-0.034</text:p>
          </table:table-cell>
          <table:table-cell/>
          <table:table-cell table:formula="of:=[.C176]*(1+[.J176])" office:value-type="float" office:value="652.037261358189" calcext:value-type="float">
            <text:p>652.037261358189</text:p>
          </table:table-cell>
          <table:table-cell table:formula="of:=[.M176]/[.E176]-1" office:value-type="float" office:value="-0.00452326510200229" calcext:value-type="float">
            <text:p>-0.005</text:p>
          </table:table-cell>
          <table:table-cell table:formula="of:=INT([.M176]-[.$P$2])" office:value-type="float" office:value="627" calcext:value-type="float">
            <text:p>627</text:p>
          </table:table-cell>
          <table:table-cell/>
          <table:table-cell table:formula="of:=IF([.G176]&lt;[.O176]; [.O176]; &quot;&quot;)">
            <text:p/>
          </table:table-cell>
          <table:table-cell table:formula="of:=IF([.Q176]&lt;&gt;&quot;&quot;; [.E176]; &quot;&quot;)">
            <text:p/>
          </table:table-cell>
          <table:table-cell table:formula="of:=IF([.R176]&lt;&gt;&quot;&quot;; [.R176]-[.Q176]; &quot;&quot;)">
            <text:p/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667.9538" calcext:value-type="float">
            <text:p>667.9538</text:p>
          </table:table-cell>
          <table:table-cell office:value-type="float" office:value="665.9631" calcext:value-type="float">
            <text:p>665.9631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H177]/[.B177]-1" office:value-type="float" office:value="-0.0253816955603816" calcext:value-type="float">
            <text:p>-0.025</text:p>
          </table:table-cell>
          <table:table-cell table:formula="of:=[.E177]/[.C177]-1" office:value-type="float" office:value="-0.0209667772884115" calcext:value-type="float">
            <text:p>-0.021</text:p>
          </table:table-cell>
          <table:table-cell/>
          <table:table-cell table:formula="of:=[.C177]*(1+[.J177])" office:value-type="float" office:value="649.059827341352" calcext:value-type="float">
            <text:p>649.059827341352</text:p>
          </table:table-cell>
          <table:table-cell table:formula="of:=[.M177]/[.E177]-1" office:value-type="float" office:value="-0.00450946726786494" calcext:value-type="float">
            <text:p>-0.005</text:p>
          </table:table-cell>
          <table:table-cell table:formula="of:=INT([.M177]-[.$P$2])" office:value-type="float" office:value="624" calcext:value-type="float">
            <text:p>624</text:p>
          </table:table-cell>
          <table:table-cell/>
          <table:table-cell table:formula="of:=IF([.G177]&lt;[.O177]; [.O177]; &quot;&quot;)">
            <text:p/>
          </table:table-cell>
          <table:table-cell table:formula="of:=IF([.Q177]&lt;&gt;&quot;&quot;; [.E177]; &quot;&quot;)">
            <text:p/>
          </table:table-cell>
          <table:table-cell table:formula="of:=IF([.R177]&lt;&gt;&quot;&quot;; [.R177]-[.Q177]; &quot;&quot;)">
            <text:p/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662.09265" calcext:value-type="float">
            <text:p>662.09265</text:p>
          </table:table-cell>
          <table:table-cell office:value-type="float" office:value="660.3399" calcext:value-type="float">
            <text:p>660.3399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78]/[.B178]-1" office:value-type="float" office:value="-0.0107124735488304" calcext:value-type="float">
            <text:p>-0.011</text:p>
          </table:table-cell>
          <table:table-cell table:formula="of:=[.E178]/[.C178]-1" office:value-type="float" office:value="-0.0126297078216838" calcext:value-type="float">
            <text:p>-0.013</text:p>
          </table:table-cell>
          <table:table-cell/>
          <table:table-cell table:formula="of:=[.C178]*(1+[.J178])" office:value-type="float" office:value="653.266026288013" calcext:value-type="float">
            <text:p>653.266026288013</text:p>
          </table:table-cell>
          <table:table-cell table:formula="of:=[.M178]/[.E178]-1" office:value-type="float" office:value="0.00194175811044883" calcext:value-type="float">
            <text:p>0.002</text:p>
          </table:table-cell>
          <table:table-cell table:formula="of:=INT([.M178]-[.$P$2])" office:value-type="float" office:value="628" calcext:value-type="float">
            <text:p>628</text:p>
          </table:table-cell>
          <table:table-cell/>
          <table:table-cell table:formula="of:=IF([.G178]&lt;[.O178]; [.O178]; &quot;&quot;)">
            <text:p/>
          </table:table-cell>
          <table:table-cell table:formula="of:=IF([.Q178]&lt;&gt;&quot;&quot;; [.E178]; &quot;&quot;)">
            <text:p/>
          </table:table-cell>
          <table:table-cell table:formula="of:=IF([.R178]&lt;&gt;&quot;&quot;; [.R178]-[.Q178]; &quot;&quot;)">
            <text:p/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672.11426" calcext:value-type="float">
            <text:p>672.11426</text:p>
          </table:table-cell>
          <table:table-cell office:value-type="float" office:value="670.1972" calcext:value-type="float">
            <text:p>670.197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H179]/[.B179]-1" office:value-type="float" office:value="-0.0299268460692977" calcext:value-type="float">
            <text:p>-0.030</text:p>
          </table:table-cell>
          <table:table-cell table:formula="of:=[.E179]/[.C179]-1" office:value-type="float" office:value="-0.0167073213675019" calcext:value-type="float">
            <text:p>-0.017</text:p>
          </table:table-cell>
          <table:table-cell/>
          <table:table-cell table:formula="of:=[.C179]*(1+[.J179])" office:value-type="float" office:value="650.140311559526" calcext:value-type="float">
            <text:p>650.140311559526</text:p>
          </table:table-cell>
          <table:table-cell table:formula="of:=[.M179]/[.E179]-1" office:value-type="float" office:value="-0.0134441402738611" calcext:value-type="float">
            <text:p>-0.013</text:p>
          </table:table-cell>
          <table:table-cell table:formula="of:=INT([.M179]-[.$P$2])" office:value-type="float" office:value="625" calcext:value-type="float">
            <text:p>625</text:p>
          </table:table-cell>
          <table:table-cell/>
          <table:table-cell table:formula="of:=IF([.G179]&lt;[.O179]; [.O179]; &quot;&quot;)">
            <text:p/>
          </table:table-cell>
          <table:table-cell table:formula="of:=IF([.Q179]&lt;&gt;&quot;&quot;; [.E179]; &quot;&quot;)">
            <text:p/>
          </table:table-cell>
          <table:table-cell table:formula="of:=IF([.R179]&lt;&gt;&quot;&quot;; [.R179]-[.Q179]; &quot;&quot;)">
            <text:p/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667.9646" calcext:value-type="float">
            <text:p>667.9646</text:p>
          </table:table-cell>
          <table:table-cell office:value-type="float" office:value="665.9411" calcext:value-type="float">
            <text:p>665.941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H180]/[.B180]-1" office:value-type="float" office:value="0.00454425279423498" calcext:value-type="float">
            <text:p>0.005</text:p>
          </table:table-cell>
          <table:table-cell table:formula="of:=[.E180]/[.C180]-1" office:value-type="float" office:value="-0.0164295310801511" calcext:value-type="float">
            <text:p>-0.016</text:p>
          </table:table-cell>
          <table:table-cell/>
          <table:table-cell table:formula="of:=[.C180]*(1+[.J180])" office:value-type="float" office:value="668.967304704471" calcext:value-type="float">
            <text:p>668.967304704471</text:p>
          </table:table-cell>
          <table:table-cell table:formula="of:=[.M180]/[.E180]-1" office:value-type="float" office:value="0.021324129319803" calcext:value-type="float">
            <text:p>0.021</text:p>
          </table:table-cell>
          <table:table-cell table:formula="of:=INT([.M180]-[.$P$2])" office:value-type="float" office:value="643" calcext:value-type="float">
            <text:p>643</text:p>
          </table:table-cell>
          <table:table-cell/>
          <table:table-cell table:formula="of:=IF([.G180]&lt;[.O180]; [.O180]; &quot;&quot;)">
            <text:p/>
          </table:table-cell>
          <table:table-cell table:formula="of:=IF([.Q180]&lt;&gt;&quot;&quot;; [.E180]; &quot;&quot;)">
            <text:p/>
          </table:table-cell>
          <table:table-cell table:formula="of:=IF([.R180]&lt;&gt;&quot;&quot;; [.R180]-[.Q180]; &quot;&quot;)">
            <text:p/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672.82745" calcext:value-type="float">
            <text:p>672.82745</text:p>
          </table:table-cell>
          <table:table-cell office:value-type="float" office:value="670.6167" calcext:value-type="float">
            <text:p>670.6167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181]/[.B181]-1" office:value-type="float" office:value="-0.0250100527259998" calcext:value-type="float">
            <text:p>-0.025</text:p>
          </table:table-cell>
          <table:table-cell table:formula="of:=[.E181]/[.C181]-1" office:value-type="float" office:value="-0.0232870729285448" calcext:value-type="float">
            <text:p>-0.023</text:p>
          </table:table-cell>
          <table:table-cell/>
          <table:table-cell table:formula="of:=[.C181]*(1+[.J181])" office:value-type="float" office:value="653.844540974064" calcext:value-type="float">
            <text:p>653.844540974064</text:p>
          </table:table-cell>
          <table:table-cell table:formula="of:=[.M181]/[.E181]-1" office:value-type="float" office:value="-0.00176405958158155" calcext:value-type="float">
            <text:p>-0.002</text:p>
          </table:table-cell>
          <table:table-cell table:formula="of:=INT([.M181]-[.$P$2])" office:value-type="float" office:value="628" calcext:value-type="float">
            <text:p>628</text:p>
          </table:table-cell>
          <table:table-cell/>
          <table:table-cell table:formula="of:=IF([.G181]&lt;[.O181]; [.O181]; &quot;&quot;)">
            <text:p/>
          </table:table-cell>
          <table:table-cell table:formula="of:=IF([.Q181]&lt;&gt;&quot;&quot;; [.E181]; &quot;&quot;)">
            <text:p/>
          </table:table-cell>
          <table:table-cell table:formula="of:=IF([.R181]&lt;&gt;&quot;&quot;; [.R181]-[.Q181]; &quot;&quot;)">
            <text:p/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672.996" calcext:value-type="float">
            <text:p>672.996</text:p>
          </table:table-cell>
          <table:table-cell office:value-type="float" office:value="670.8265" calcext:value-type="float">
            <text:p>670.8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82]/[.B182]-1" office:value-type="float" office:value="-0.0267401292132494" calcext:value-type="float">
            <text:p>-0.027</text:p>
          </table:table-cell>
          <table:table-cell table:formula="of:=[.E182]/[.C182]-1" office:value-type="float" office:value="-0.0295553321164266" calcext:value-type="float">
            <text:p>-0.030</text:p>
          </table:table-cell>
          <table:table-cell/>
          <table:table-cell table:formula="of:=[.C182]*(1+[.J182])" office:value-type="float" office:value="652.888512710328" calcext:value-type="float">
            <text:p>652.888512710328</text:p>
          </table:table-cell>
          <table:table-cell table:formula="of:=[.M182]/[.E182]-1" office:value-type="float" office:value="0.00290094118329987" calcext:value-type="float">
            <text:p>0.003</text:p>
          </table:table-cell>
          <table:table-cell table:formula="of:=INT([.M182]-[.$P$2])" office:value-type="float" office:value="627" calcext:value-type="float">
            <text:p>627</text:p>
          </table:table-cell>
          <table:table-cell/>
          <table:table-cell table:formula="of:=IF([.G182]&lt;[.O182]; [.O182]; &quot;&quot;)">
            <text:p/>
          </table:table-cell>
          <table:table-cell table:formula="of:=IF([.Q182]&lt;&gt;&quot;&quot;; [.E182]; &quot;&quot;)">
            <text:p/>
          </table:table-cell>
          <table:table-cell table:formula="of:=IF([.R182]&lt;&gt;&quot;&quot;; [.R182]-[.Q182]; &quot;&quot;)">
            <text:p/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671.49286" calcext:value-type="float">
            <text:p>671.49286</text:p>
          </table:table-cell>
          <table:table-cell office:value-type="float" office:value="669.1712" calcext:value-type="float">
            <text:p>669.1712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H183]/[.B183]-1" office:value-type="float" office:value="-0.0305183587506798" calcext:value-type="float">
            <text:p>-0.031</text:p>
          </table:table-cell>
          <table:table-cell table:formula="of:=[.E183]/[.C183]-1" office:value-type="float" office:value="-0.0241660131219036" calcext:value-type="float">
            <text:p>-0.024</text:p>
          </table:table-cell>
          <table:table-cell/>
          <table:table-cell table:formula="of:=[.C183]*(1+[.J183])" office:value-type="float" office:value="648.749193252777" calcext:value-type="float">
            <text:p>648.749193252777</text:p>
          </table:table-cell>
          <table:table-cell table:formula="of:=[.M183]/[.E183]-1" office:value-type="float" office:value="-0.00650965811213311" calcext:value-type="float">
            <text:p>-0.007</text:p>
          </table:table-cell>
          <table:table-cell table:formula="of:=INT([.M183]-[.$P$2])" office:value-type="float" office:value="623" calcext:value-type="float">
            <text:p>623</text:p>
          </table:table-cell>
          <table:table-cell/>
          <table:table-cell table:formula="of:=IF([.G183]&lt;[.O183]; [.O183]; &quot;&quot;)">
            <text:p/>
          </table:table-cell>
          <table:table-cell table:formula="of:=IF([.Q183]&lt;&gt;&quot;&quot;; [.E183]; &quot;&quot;)">
            <text:p/>
          </table:table-cell>
          <table:table-cell table:formula="of:=IF([.R183]&lt;&gt;&quot;&quot;; [.R183]-[.Q183]; &quot;&quot;)">
            <text:p/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666.5819" calcext:value-type="float">
            <text:p>666.5819</text:p>
          </table:table-cell>
          <table:table-cell office:value-type="float" office:value="664.25867" calcext:value-type="float">
            <text:p>664.2586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H184]/[.B184]-1" office:value-type="float" office:value="-0.0203754407372898" calcext:value-type="float">
            <text:p>-0.020</text:p>
          </table:table-cell>
          <table:table-cell table:formula="of:=[.E184]/[.C184]-1" office:value-type="float" office:value="-0.0184546631510283" calcext:value-type="float">
            <text:p>-0.018</text:p>
          </table:table-cell>
          <table:table-cell/>
          <table:table-cell table:formula="of:=[.C184]*(1+[.J184])" office:value-type="float" office:value="650.724106835184" calcext:value-type="float">
            <text:p>650.724106835184</text:p>
          </table:table-cell>
          <table:table-cell table:formula="of:=[.M184]/[.E184]-1" office:value-type="float" office:value="-0.00195689135707955" calcext:value-type="float">
            <text:p>-0.002</text:p>
          </table:table-cell>
          <table:table-cell table:formula="of:=INT([.M184]-[.$P$2])" office:value-type="float" office:value="625" calcext:value-type="float">
            <text:p>625</text:p>
          </table:table-cell>
          <table:table-cell/>
          <table:table-cell table:formula="of:=IF([.G184]&lt;[.O184]; [.O184]; &quot;&quot;)">
            <text:p/>
          </table:table-cell>
          <table:table-cell table:formula="of:=IF([.Q184]&lt;&gt;&quot;&quot;; [.E184]; &quot;&quot;)">
            <text:p/>
          </table:table-cell>
          <table:table-cell table:formula="of:=IF([.R184]&lt;&gt;&quot;&quot;; [.R184]-[.Q184]; &quot;&quot;)">
            <text:p/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663.2774" calcext:value-type="float">
            <text:p>663.2774</text:p>
          </table:table-cell>
          <table:table-cell office:value-type="float" office:value="661.37976" calcext:value-type="float">
            <text:p>661.3797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H185]/[.B185]-1" office:value-type="float" office:value="-0.0124795447575931" calcext:value-type="float">
            <text:p>-0.012</text:p>
          </table:table-cell>
          <table:table-cell table:formula="of:=[.E185]/[.C185]-1" office:value-type="float" office:value="-0.00662215608170413" calcext:value-type="float">
            <text:p>-0.007</text:p>
          </table:table-cell>
          <table:table-cell/>
          <table:table-cell table:formula="of:=[.C185]*(1+[.J185])" office:value-type="float" office:value="653.126041683314" calcext:value-type="float">
            <text:p>653.126041683314</text:p>
          </table:table-cell>
          <table:table-cell table:formula="of:=[.M185]/[.E185]-1" office:value-type="float" office:value="-0.00589643579404275" calcext:value-type="float">
            <text:p>-0.006</text:p>
          </table:table-cell>
          <table:table-cell table:formula="of:=INT([.M185]-[.$P$2])" office:value-type="float" office:value="628" calcext:value-type="float">
            <text:p>628</text:p>
          </table:table-cell>
          <table:table-cell/>
          <table:table-cell table:formula="of:=IF([.G185]&lt;[.O185]; [.O185]; &quot;&quot;)">
            <text:p/>
          </table:table-cell>
          <table:table-cell table:formula="of:=IF([.Q185]&lt;&gt;&quot;&quot;; [.E185]; &quot;&quot;)">
            <text:p/>
          </table:table-cell>
          <table:table-cell table:formula="of:=IF([.R185]&lt;&gt;&quot;&quot;; [.R185]-[.Q185]; &quot;&quot;)">
            <text:p/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673.0294" calcext:value-type="float">
            <text:p>673.0294</text:p>
          </table:table-cell>
          <table:table-cell office:value-type="float" office:value="670.8946" calcext:value-type="float">
            <text:p>670.894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H186]/[.B186]-1" office:value-type="float" office:value="-0.0208451517868313" calcext:value-type="float">
            <text:p>-0.021</text:p>
          </table:table-cell>
          <table:table-cell table:formula="of:=[.E186]/[.C186]-1" office:value-type="float" office:value="-0.00431453763378031" calcext:value-type="float">
            <text:p>-0.004</text:p>
          </table:table-cell>
          <table:table-cell/>
          <table:table-cell table:formula="of:=[.C186]*(1+[.J186])" office:value-type="float" office:value="656.909700230034" calcext:value-type="float">
            <text:p>656.909700230034</text:p>
          </table:table-cell>
          <table:table-cell table:formula="of:=[.M186]/[.E186]-1" office:value-type="float" office:value="-0.0166022451646191" calcext:value-type="float">
            <text:p>-0.017</text:p>
          </table:table-cell>
          <table:table-cell table:formula="of:=INT([.M186]-[.$P$2])" office:value-type="float" office:value="631" calcext:value-type="float">
            <text:p>631</text:p>
          </table:table-cell>
          <table:table-cell/>
          <table:table-cell table:formula="of:=IF([.G186]&lt;[.O186]; [.O186]; &quot;&quot;)">
            <text:p/>
          </table:table-cell>
          <table:table-cell table:formula="of:=IF([.Q186]&lt;&gt;&quot;&quot;; [.E186]; &quot;&quot;)">
            <text:p/>
          </table:table-cell>
          <table:table-cell table:formula="of:=IF([.R186]&lt;&gt;&quot;&quot;; [.R186]-[.Q186]; &quot;&quot;)">
            <text:p/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676.13776" calcext:value-type="float">
            <text:p>676.13776</text:p>
          </table:table-cell>
          <table:table-cell office:value-type="float" office:value="674.4263" calcext:value-type="float">
            <text:p>674.4263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H187]/[.B187]-1" office:value-type="float" office:value="-0.0149936308837417" calcext:value-type="float">
            <text:p>-0.015</text:p>
          </table:table-cell>
          <table:table-cell table:formula="of:=[.E187]/[.C187]-1" office:value-type="float" office:value="-0.00804580129808097" calcext:value-type="float">
            <text:p>-0.008</text:p>
          </table:table-cell>
          <table:table-cell/>
          <table:table-cell table:formula="of:=[.C187]*(1+[.J187])" office:value-type="float" office:value="664.314200999512" calcext:value-type="float">
            <text:p>664.314200999512</text:p>
          </table:table-cell>
          <table:table-cell table:formula="of:=[.M187]/[.E187]-1" office:value-type="float" office:value="-0.00700418385723123" calcext:value-type="float">
            <text:p>-0.007</text:p>
          </table:table-cell>
          <table:table-cell table:formula="of:=INT([.M187]-[.$P$2])" office:value-type="float" office:value="639" calcext:value-type="float">
            <text:p>639</text:p>
          </table:table-cell>
          <table:table-cell/>
          <table:table-cell table:formula="of:=IF([.G187]&lt;[.O187]; [.O187]; &quot;&quot;)">
            <text:p/>
          </table:table-cell>
          <table:table-cell table:formula="of:=IF([.Q187]&lt;&gt;&quot;&quot;; [.E187]; &quot;&quot;)">
            <text:p/>
          </table:table-cell>
          <table:table-cell table:formula="of:=IF([.R187]&lt;&gt;&quot;&quot;; [.R187]-[.Q187]; &quot;&quot;)">
            <text:p/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685.85236" calcext:value-type="float">
            <text:p>685.85236</text:p>
          </table:table-cell>
          <table:table-cell office:value-type="float" office:value="683.7895" calcext:value-type="float">
            <text:p>683.789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H188]/[.B188]-1" office:value-type="float" office:value="-0.0201972914403911" calcext:value-type="float">
            <text:p>-0.020</text:p>
          </table:table-cell>
          <table:table-cell table:formula="of:=[.E188]/[.C188]-1" office:value-type="float" office:value="-0.00992922529521145" calcext:value-type="float">
            <text:p>-0.010</text:p>
          </table:table-cell>
          <table:table-cell/>
          <table:table-cell table:formula="of:=[.C188]*(1+[.J188])" office:value-type="float" office:value="669.978804184621" calcext:value-type="float">
            <text:p>669.978804184621</text:p>
          </table:table-cell>
          <table:table-cell table:formula="of:=[.M188]/[.E188]-1" office:value-type="float" office:value="-0.0103710425633372" calcext:value-type="float">
            <text:p>-0.010</text:p>
          </table:table-cell>
          <table:table-cell table:formula="of:=INT([.M188]-[.$P$2])" office:value-type="float" office:value="644" calcext:value-type="float">
            <text:p>644</text:p>
          </table:table-cell>
          <table:table-cell/>
          <table:table-cell table:formula="of:=IF([.G188]&lt;[.O188]; [.O188]; &quot;&quot;)">
            <text:p/>
          </table:table-cell>
          <table:table-cell table:formula="of:=IF([.Q188]&lt;&gt;&quot;&quot;; [.E188]; &quot;&quot;)">
            <text:p/>
          </table:table-cell>
          <table:table-cell table:formula="of:=IF([.R188]&lt;&gt;&quot;&quot;; [.R188]-[.Q188]; &quot;&quot;)">
            <text:p/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689.83545" calcext:value-type="float">
            <text:p>689.83545</text:p>
          </table:table-cell>
          <table:table-cell office:value-type="float" office:value="687.8005" calcext:value-type="float">
            <text:p>687.800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H189]/[.B189]-1" office:value-type="float" office:value="-0.0186065387042664" calcext:value-type="float">
            <text:p>-0.019</text:p>
          </table:table-cell>
          <table:table-cell table:formula="of:=[.E189]/[.C189]-1" office:value-type="float" office:value="-0.0171568645268505" calcext:value-type="float">
            <text:p>-0.017</text:p>
          </table:table-cell>
          <table:table-cell/>
          <table:table-cell table:formula="of:=[.C189]*(1+[.J189])" office:value-type="float" office:value="675.002913375936" calcext:value-type="float">
            <text:p>675.002913375936</text:p>
          </table:table-cell>
          <table:table-cell table:formula="of:=[.M189]/[.E189]-1" office:value-type="float" office:value="-0.00147498021311199" calcext:value-type="float">
            <text:p>-0.001</text:p>
          </table:table-cell>
          <table:table-cell table:formula="of:=INT([.M189]-[.$P$2])" office:value-type="float" office:value="650" calcext:value-type="float">
            <text:p>650</text:p>
          </table:table-cell>
          <table:table-cell/>
          <table:table-cell table:formula="of:=IF([.G189]&lt;[.O189]; [.O189]; &quot;&quot;)">
            <text:p/>
          </table:table-cell>
          <table:table-cell table:formula="of:=IF([.Q189]&lt;&gt;&quot;&quot;; [.E189]; &quot;&quot;)">
            <text:p/>
          </table:table-cell>
          <table:table-cell table:formula="of:=IF([.R189]&lt;&gt;&quot;&quot;; [.R189]-[.Q189]; &quot;&quot;)">
            <text:p/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691.4248" calcext:value-type="float">
            <text:p>691.4248</text:p>
          </table:table-cell>
          <table:table-cell office:value-type="float" office:value="689.466" calcext:value-type="float">
            <text:p>689.46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H190]/[.B190]-1" office:value-type="float" office:value="-0.0252012944863997" calcext:value-type="float">
            <text:p>-0.025</text:p>
          </table:table-cell>
          <table:table-cell table:formula="of:=[.E190]/[.C190]-1" office:value-type="float" office:value="-0.025332648745551" calcext:value-type="float">
            <text:p>-0.025</text:p>
          </table:table-cell>
          <table:table-cell/>
          <table:table-cell table:formula="of:=[.C190]*(1+[.J190])" office:value-type="float" office:value="672.09056429564" calcext:value-type="float">
            <text:p>672.09056429564</text:p>
          </table:table-cell>
          <table:table-cell table:formula="of:=[.M190]/[.E190]-1" office:value-type="float" office:value="0.000134768297083365" calcext:value-type="float">
            <text:p>0.000</text:p>
          </table:table-cell>
          <table:table-cell table:formula="of:=INT([.M190]-[.$P$2])" office:value-type="float" office:value="647" calcext:value-type="float">
            <text:p>647</text:p>
          </table:table-cell>
          <table:table-cell/>
          <table:table-cell table:formula="of:=IF([.G190]&lt;[.O190]; [.O190]; &quot;&quot;)">
            <text:p/>
          </table:table-cell>
          <table:table-cell table:formula="of:=IF([.Q190]&lt;&gt;&quot;&quot;; [.E190]; &quot;&quot;)">
            <text:p/>
          </table:table-cell>
          <table:table-cell table:formula="of:=IF([.R190]&lt;&gt;&quot;&quot;; [.R190]-[.Q190]; &quot;&quot;)">
            <text:p/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684.143" calcext:value-type="float">
            <text:p>684.143</text:p>
          </table:table-cell>
          <table:table-cell office:value-type="float" office:value="682.0562" calcext:value-type="float">
            <text:p>682.0562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66" calcext:value-type="float">
            <text:p>666</text:p>
          </table:table-cell>
          <table:table-cell/>
          <table:table-cell table:formula="of:=[.H191]/[.B191]-1" office:value-type="float" office:value="-0.0265193095595512" calcext:value-type="float">
            <text:p>-0.027</text:p>
          </table:table-cell>
          <table:table-cell table:formula="of:=[.E191]/[.C191]-1" office:value-type="float" office:value="-0.020608565687109" calcext:value-type="float">
            <text:p>-0.021</text:p>
          </table:table-cell>
          <table:table-cell/>
          <table:table-cell table:formula="of:=[.C191]*(1+[.J191])" office:value-type="float" office:value="663.968540495189" calcext:value-type="float">
            <text:p>663.968540495189</text:p>
          </table:table-cell>
          <table:table-cell table:formula="of:=[.M191]/[.E191]-1" office:value-type="float" office:value="-0.00603511901917841" calcext:value-type="float">
            <text:p>-0.006</text:p>
          </table:table-cell>
          <table:table-cell table:formula="of:=INT([.M191]-[.$P$2])" office:value-type="float" office:value="638" calcext:value-type="float">
            <text:p>638</text:p>
          </table:table-cell>
          <table:table-cell/>
          <table:table-cell table:formula="of:=IF([.G191]&lt;[.O191]; [.O191]; &quot;&quot;)">
            <text:p/>
          </table:table-cell>
          <table:table-cell table:formula="of:=IF([.Q191]&lt;&gt;&quot;&quot;; [.E191]; &quot;&quot;)">
            <text:p/>
          </table:table-cell>
          <table:table-cell table:formula="of:=IF([.R191]&lt;&gt;&quot;&quot;; [.R191]-[.Q191]; &quot;&quot;)">
            <text:p/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682.485" calcext:value-type="float">
            <text:p>682.485</text:p>
          </table:table-cell>
          <table:table-cell office:value-type="float" office:value="680.529" calcext:value-type="float">
            <text:p>680.52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H192]/[.B192]-1" office:value-type="float" office:value="-0.0153629750104398" calcext:value-type="float">
            <text:p>-0.015</text:p>
          </table:table-cell>
          <table:table-cell table:formula="of:=[.E192]/[.C192]-1" office:value-type="float" office:value="-0.00959400701513091" calcext:value-type="float">
            <text:p>-0.010</text:p>
          </table:table-cell>
          <table:table-cell/>
          <table:table-cell table:formula="of:=[.C192]*(1+[.J192])" office:value-type="float" office:value="670.07404997912" calcext:value-type="float">
            <text:p>670.07404997912</text:p>
          </table:table-cell>
          <table:table-cell table:formula="of:=[.M192]/[.E192]-1" office:value-type="float" office:value="-0.00582485166302604" calcext:value-type="float">
            <text:p>-0.006</text:p>
          </table:table-cell>
          <table:table-cell table:formula="of:=INT([.M192]-[.$P$2])" office:value-type="float" office:value="645" calcext:value-type="float">
            <text:p>645</text:p>
          </table:table-cell>
          <table:table-cell/>
          <table:table-cell table:formula="of:=IF([.G192]&lt;[.O192]; [.O192]; &quot;&quot;)">
            <text:p/>
          </table:table-cell>
          <table:table-cell table:formula="of:=IF([.Q192]&lt;&gt;&quot;&quot;; [.E192]; &quot;&quot;)">
            <text:p/>
          </table:table-cell>
          <table:table-cell table:formula="of:=IF([.R192]&lt;&gt;&quot;&quot;; [.R192]-[.Q192]; &quot;&quot;)">
            <text:p/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689.3535" calcext:value-type="float">
            <text:p>689.3535</text:p>
          </table:table-cell>
          <table:table-cell office:value-type="float" office:value="687.66656" calcext:value-type="float">
            <text:p>687.6665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193]/[.B193]-1" office:value-type="float" office:value="-0.0353280283628067" calcext:value-type="float">
            <text:p>-0.035</text:p>
          </table:table-cell>
          <table:table-cell table:formula="of:=[.E193]/[.C193]-1" office:value-type="float" office:value="-0.0431409082913673" calcext:value-type="float">
            <text:p>-0.043</text:p>
          </table:table-cell>
          <table:table-cell/>
          <table:table-cell table:formula="of:=[.C193]*(1+[.J193])" office:value-type="float" office:value="663.372656264166" calcext:value-type="float">
            <text:p>663.372656264166</text:p>
          </table:table-cell>
          <table:table-cell table:formula="of:=[.M193]/[.E193]-1" office:value-type="float" office:value="0.00816513110055661" calcext:value-type="float">
            <text:p>0.008</text:p>
          </table:table-cell>
          <table:table-cell table:formula="of:=INT([.M193]-[.$P$2])" office:value-type="float" office:value="638" calcext:value-type="float">
            <text:p>638</text:p>
          </table:table-cell>
          <table:table-cell/>
          <table:table-cell table:formula="of:=IF([.G193]&lt;[.O193]; [.O193]; &quot;&quot;)">
            <text:p/>
          </table:table-cell>
          <table:table-cell table:formula="of:=IF([.Q193]&lt;&gt;&quot;&quot;; [.E193]; &quot;&quot;)">
            <text:p/>
          </table:table-cell>
          <table:table-cell table:formula="of:=IF([.R193]&lt;&gt;&quot;&quot;; [.R193]-[.Q193]; &quot;&quot;)">
            <text:p/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664.5198" calcext:value-type="float">
            <text:p>664.5198</text:p>
          </table:table-cell>
          <table:table-cell office:value-type="float" office:value="662.8083" calcext:value-type="float">
            <text:p>662.808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H194]/[.B194]-1" office:value-type="float" office:value="-0.00981129531430069" calcext:value-type="float">
            <text:p>-0.010</text:p>
          </table:table-cell>
          <table:table-cell table:formula="of:=[.E194]/[.C194]-1" office:value-type="float" office:value="-0.0147980947130566" calcext:value-type="float">
            <text:p>-0.015</text:p>
          </table:table-cell>
          <table:table-cell/>
          <table:table-cell table:formula="of:=[.C194]*(1+[.J194])" office:value-type="float" office:value="656.30529203193" calcext:value-type="float">
            <text:p>656.30529203193</text:p>
          </table:table-cell>
          <table:table-cell table:formula="of:=[.M194]/[.E194]-1" office:value-type="float" office:value="0.0050617029585458" calcext:value-type="float">
            <text:p>0.005</text:p>
          </table:table-cell>
          <table:table-cell table:formula="of:=INT([.M194]-[.$P$2])" office:value-type="float" office:value="631" calcext:value-type="float">
            <text:p>631</text:p>
          </table:table-cell>
          <table:table-cell/>
          <table:table-cell table:formula="of:=IF([.G194]&lt;[.O194]; [.O194]; &quot;&quot;)">
            <text:p/>
          </table:table-cell>
          <table:table-cell table:formula="of:=IF([.Q194]&lt;&gt;&quot;&quot;; [.E194]; &quot;&quot;)">
            <text:p/>
          </table:table-cell>
          <table:table-cell table:formula="of:=IF([.R194]&lt;&gt;&quot;&quot;; [.R194]-[.Q194]; &quot;&quot;)">
            <text:p/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663.1897" calcext:value-type="float">
            <text:p>663.1897</text:p>
          </table:table-cell>
          <table:table-cell office:value-type="float" office:value="661.7817" calcext:value-type="float">
            <text:p>661.781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195]/[.B195]-1" office:value-type="float" office:value="-0.0108410911689371" calcext:value-type="float">
            <text:p>-0.011</text:p>
          </table:table-cell>
          <table:table-cell table:formula="of:=[.E195]/[.C195]-1" office:value-type="float" office:value="-0.00118120522220544" calcext:value-type="float">
            <text:p>-0.001</text:p>
          </table:table-cell>
          <table:table-cell/>
          <table:table-cell table:formula="of:=[.C195]*(1+[.J195])" office:value-type="float" office:value="654.607264256366" calcext:value-type="float">
            <text:p>654.607264256366</text:p>
          </table:table-cell>
          <table:table-cell table:formula="of:=[.M195]/[.E195]-1" office:value-type="float" office:value="-0.00967130974831187" calcext:value-type="float">
            <text:p>-0.010</text:p>
          </table:table-cell>
          <table:table-cell table:formula="of:=INT([.M195]-[.$P$2])" office:value-type="float" office:value="629" calcext:value-type="float">
            <text:p>629</text:p>
          </table:table-cell>
          <table:table-cell/>
          <table:table-cell table:formula="of:=IF([.G195]&lt;[.O195]; [.O195]; &quot;&quot;)">
            <text:p/>
          </table:table-cell>
          <table:table-cell table:formula="of:=IF([.Q195]&lt;&gt;&quot;&quot;; [.E195]; &quot;&quot;)">
            <text:p/>
          </table:table-cell>
          <table:table-cell table:formula="of:=IF([.R195]&lt;&gt;&quot;&quot;; [.R195]-[.Q195]; &quot;&quot;)">
            <text:p/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679.4044" calcext:value-type="float">
            <text:p>679.4044</text:p>
          </table:table-cell>
          <table:table-cell office:value-type="float" office:value="678.17413" calcext:value-type="float">
            <text:p>678.17413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H196]/[.B196]-1" office:value-type="float" office:value="-0.0285608983397811" calcext:value-type="float">
            <text:p>-0.029</text:p>
          </table:table-cell>
          <table:table-cell table:formula="of:=[.E196]/[.C196]-1" office:value-type="float" office:value="-0.0209004286259047" calcext:value-type="float">
            <text:p>-0.021</text:p>
          </table:table-cell>
          <table:table-cell/>
          <table:table-cell table:formula="of:=[.C196]*(1+[.J196])" office:value-type="float" office:value="658.8048676164" calcext:value-type="float">
            <text:p>658.8048676164</text:p>
          </table:table-cell>
          <table:table-cell table:formula="of:=[.M196]/[.E196]-1" office:value-type="float" office:value="-0.00782399455361382" calcext:value-type="float">
            <text:p>-0.008</text:p>
          </table:table-cell>
          <table:table-cell table:formula="of:=INT([.M196]-[.$P$2])" office:value-type="float" office:value="633" calcext:value-type="float">
            <text:p>633</text:p>
          </table:table-cell>
          <table:table-cell/>
          <table:table-cell table:formula="of:=IF([.G196]&lt;[.O196]; [.O196]; &quot;&quot;)">
            <text:p/>
          </table:table-cell>
          <table:table-cell table:formula="of:=IF([.Q196]&lt;&gt;&quot;&quot;; [.E196]; &quot;&quot;)">
            <text:p/>
          </table:table-cell>
          <table:table-cell table:formula="of:=IF([.R196]&lt;&gt;&quot;&quot;; [.R196]-[.Q196]; &quot;&quot;)">
            <text:p/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676.2712" calcext:value-type="float">
            <text:p>676.2712</text:p>
          </table:table-cell>
          <table:table-cell office:value-type="float" office:value="674.9897" calcext:value-type="float">
            <text:p>674.989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H197]/[.B197]-1" office:value-type="float" office:value="-0.00187971926055708" calcext:value-type="float">
            <text:p>-0.002</text:p>
          </table:table-cell>
          <table:table-cell table:formula="of:=[.E197]/[.C197]-1" office:value-type="float" office:value="0.0177933085497453" calcext:value-type="float">
            <text:p>0.018</text:p>
          </table:table-cell>
          <table:table-cell/>
          <table:table-cell table:formula="of:=[.C197]*(1+[.J197])" office:value-type="float" office:value="673.720908860232" calcext:value-type="float">
            <text:p>673.720908860232</text:p>
          </table:table-cell>
          <table:table-cell table:formula="of:=[.M197]/[.E197]-1" office:value-type="float" office:value="-0.0193290991845236" calcext:value-type="float">
            <text:p>-0.019</text:p>
          </table:table-cell>
          <table:table-cell table:formula="of:=INT([.M197]-[.$P$2])" office:value-type="float" office:value="648" calcext:value-type="float">
            <text:p>648</text:p>
          </table:table-cell>
          <table:table-cell/>
          <table:table-cell table:formula="of:=IF([.G197]&lt;[.O197]; [.O197]; &quot;&quot;)">
            <text:p/>
          </table:table-cell>
          <table:table-cell table:formula="of:=IF([.Q197]&lt;&gt;&quot;&quot;; [.E197]; &quot;&quot;)">
            <text:p/>
          </table:table-cell>
          <table:table-cell table:formula="of:=IF([.R197]&lt;&gt;&quot;&quot;; [.R197]-[.Q197]; &quot;&quot;)">
            <text:p/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693.7467" calcext:value-type="float">
            <text:p>693.7467</text:p>
          </table:table-cell>
          <table:table-cell office:value-type="float" office:value="692.7628" calcext:value-type="float">
            <text:p>692.7628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H198]/[.B198]-1" office:value-type="float" office:value="-0.00684212263640327" calcext:value-type="float">
            <text:p>-0.007</text:p>
          </table:table-cell>
          <table:table-cell table:formula="of:=[.E198]/[.C198]-1" office:value-type="float" office:value="-0.0112055670425721" calcext:value-type="float">
            <text:p>-0.011</text:p>
          </table:table-cell>
          <table:table-cell/>
          <table:table-cell table:formula="of:=[.C198]*(1+[.J198])" office:value-type="float" office:value="688.022831964462" calcext:value-type="float">
            <text:p>688.022831964462</text:p>
          </table:table-cell>
          <table:table-cell table:formula="of:=[.M198]/[.E198]-1" office:value-type="float" office:value="0.00441289337877637" calcext:value-type="float">
            <text:p>0.004</text:p>
          </table:table-cell>
          <table:table-cell table:formula="of:=INT([.M198]-[.$P$2])" office:value-type="float" office:value="663" calcext:value-type="float">
            <text:p>663</text:p>
          </table:table-cell>
          <table:table-cell/>
          <table:table-cell table:formula="of:=IF([.G198]&lt;[.O198]; [.O198]; &quot;&quot;)">
            <text:p/>
          </table:table-cell>
          <table:table-cell table:formula="of:=IF([.Q198]&lt;&gt;&quot;&quot;; [.E198]; &quot;&quot;)">
            <text:p/>
          </table:table-cell>
          <table:table-cell table:formula="of:=IF([.R198]&lt;&gt;&quot;&quot;; [.R198]-[.Q198]; &quot;&quot;)">
            <text:p/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702.1774" calcext:value-type="float">
            <text:p>702.1774</text:p>
          </table:table-cell>
          <table:table-cell office:value-type="float" office:value="701.1764" calcext:value-type="float">
            <text:p>701.1764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H199]/[.B199]-1" office:value-type="float" office:value="-0.0244630487965007" calcext:value-type="float">
            <text:p>-0.024</text:p>
          </table:table-cell>
          <table:table-cell table:formula="of:=[.E199]/[.C199]-1" office:value-type="float" office:value="-0.00738245040762919" calcext:value-type="float">
            <text:p>-0.007</text:p>
          </table:table-cell>
          <table:table-cell/>
          <table:table-cell table:formula="of:=[.C199]*(1+[.J199])" office:value-type="float" office:value="684.023487511845" calcext:value-type="float">
            <text:p>684.023487511845</text:p>
          </table:table-cell>
          <table:table-cell table:formula="of:=[.M199]/[.E199]-1" office:value-type="float" office:value="-0.0172076328852798" calcext:value-type="float">
            <text:p>-0.017</text:p>
          </table:table-cell>
          <table:table-cell table:formula="of:=INT([.M199]-[.$P$2])" office:value-type="float" office:value="659" calcext:value-type="float">
            <text:p>659</text:p>
          </table:table-cell>
          <table:table-cell/>
          <table:table-cell table:formula="of:=IF([.G199]&lt;[.O199]; [.O199]; &quot;&quot;)">
            <text:p/>
          </table:table-cell>
          <table:table-cell table:formula="of:=IF([.Q199]&lt;&gt;&quot;&quot;; [.E199]; &quot;&quot;)">
            <text:p/>
          </table:table-cell>
          <table:table-cell table:formula="of:=IF([.R199]&lt;&gt;&quot;&quot;; [.R199]-[.Q199]; &quot;&quot;)">
            <text:p/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700.16943" calcext:value-type="float">
            <text:p>700.16943</text:p>
          </table:table-cell>
          <table:table-cell office:value-type="float" office:value="699.5448" calcext:value-type="float">
            <text:p>699.544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702" calcext:value-type="float">
            <text:p>702</text:p>
          </table:table-cell>
          <table:table-cell office:value-type="float" office:value="680" calcext:value-type="float">
            <text:p>680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H200]/[.B200]-1" office:value-type="float" office:value="-0.00595488723350868" calcext:value-type="float">
            <text:p>-0.006</text:p>
          </table:table-cell>
          <table:table-cell table:formula="of:=[.E200]/[.C200]-1" office:value-type="float" office:value="-0.0279393113922082" calcext:value-type="float">
            <text:p>-0.028</text:p>
          </table:table-cell>
          <table:table-cell/>
          <table:table-cell table:formula="of:=[.C200]*(1+[.J200])" office:value-type="float" office:value="695.379089601213" calcext:value-type="float">
            <text:p>695.379089601213</text:p>
          </table:table-cell>
          <table:table-cell table:formula="of:=[.M200]/[.E200]-1" office:value-type="float" office:value="0.0226163082370774" calcext:value-type="float">
            <text:p>0.023</text:p>
          </table:table-cell>
          <table:table-cell table:formula="of:=INT([.M200]-[.$P$2])" office:value-type="float" office:value="670" calcext:value-type="float">
            <text:p>670</text:p>
          </table:table-cell>
          <table:table-cell/>
          <table:table-cell table:formula="of:=IF([.G200]&lt;[.O200]; [.O200]; &quot;&quot;)">
            <text:p/>
          </table:table-cell>
          <table:table-cell table:formula="of:=IF([.Q200]&lt;&gt;&quot;&quot;; [.E200]; &quot;&quot;)">
            <text:p/>
          </table:table-cell>
          <table:table-cell table:formula="of:=IF([.R200]&lt;&gt;&quot;&quot;; [.R200]-[.Q200]; &quot;&quot;)">
            <text:p/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696.3946" calcext:value-type="float">
            <text:p>696.3946</text:p>
          </table:table-cell>
          <table:table-cell office:value-type="float" office:value="695.7355" calcext:value-type="float">
            <text:p>695.735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H201]/[.B201]-1" office:value-type="float" office:value="-0.0264140474380473" calcext:value-type="float">
            <text:p>-0.026</text:p>
          </table:table-cell>
          <table:table-cell table:formula="of:=[.E201]/[.C201]-1" office:value-type="float" office:value="-0.0283663834891277" calcext:value-type="float">
            <text:p>-0.028</text:p>
          </table:table-cell>
          <table:table-cell/>
          <table:table-cell table:formula="of:=[.C201]*(1+[.J201])" office:value-type="float" office:value="677.358309498667" calcext:value-type="float">
            <text:p>677.358309498667</text:p>
          </table:table-cell>
          <table:table-cell table:formula="of:=[.M201]/[.E201]-1" office:value-type="float" office:value="0.002009333577909" calcext:value-type="float">
            <text:p>0.002</text:p>
          </table:table-cell>
          <table:table-cell table:formula="of:=INT([.M201]-[.$P$2])" office:value-type="float" office:value="652" calcext:value-type="float">
            <text:p>652</text:p>
          </table:table-cell>
          <table:table-cell/>
          <table:table-cell table:formula="of:=IF([.G201]&lt;[.O201]; [.O201]; &quot;&quot;)">
            <text:p/>
          </table:table-cell>
          <table:table-cell table:formula="of:=IF([.Q201]&lt;&gt;&quot;&quot;; [.E201]; &quot;&quot;)">
            <text:p/>
          </table:table-cell>
          <table:table-cell table:formula="of:=IF([.R201]&lt;&gt;&quot;&quot;; [.R201]-[.Q201]; &quot;&quot;)">
            <text:p/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688.7626" calcext:value-type="float">
            <text:p>688.7626</text:p>
          </table:table-cell>
          <table:table-cell office:value-type="float" office:value="687.72986" calcext:value-type="float">
            <text:p>687.729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H202]/[.B202]-1" office:value-type="float" office:value="-0.00981847736796393" calcext:value-type="float">
            <text:p>-0.010</text:p>
          </table:table-cell>
          <table:table-cell table:formula="of:=[.E202]/[.C202]-1" office:value-type="float" office:value="-0.0199640306442417" calcext:value-type="float">
            <text:p>-0.020</text:p>
          </table:table-cell>
          <table:table-cell/>
          <table:table-cell table:formula="of:=[.C202]*(1+[.J202])" office:value-type="float" office:value="680.977399934317" calcext:value-type="float">
            <text:p>680.977399934317</text:p>
          </table:table-cell>
          <table:table-cell table:formula="of:=[.M202]/[.E202]-1" office:value-type="float" office:value="0.0103522254218353" calcext:value-type="float">
            <text:p>0.010</text:p>
          </table:table-cell>
          <table:table-cell table:formula="of:=INT([.M202]-[.$P$2])" office:value-type="float" office:value="655" calcext:value-type="float">
            <text:p>655</text:p>
          </table:table-cell>
          <table:table-cell/>
          <table:table-cell table:formula="of:=IF([.G202]&lt;[.O202]; [.O202]; &quot;&quot;)">
            <text:p/>
          </table:table-cell>
          <table:table-cell table:formula="of:=IF([.Q202]&lt;&gt;&quot;&quot;; [.E202]; &quot;&quot;)">
            <text:p/>
          </table:table-cell>
          <table:table-cell table:formula="of:=IF([.R202]&lt;&gt;&quot;&quot;; [.R202]-[.Q202]; &quot;&quot;)">
            <text:p/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689.54645" calcext:value-type="float">
            <text:p>689.54645</text:p>
          </table:table-cell>
          <table:table-cell office:value-type="float" office:value="688.58276" calcext:value-type="float">
            <text:p>688.5827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H203]/[.B203]-1" office:value-type="float" office:value="-0.0109440778065061" calcext:value-type="float">
            <text:p>-0.011</text:p>
          </table:table-cell>
          <table:table-cell table:formula="of:=[.E203]/[.C203]-1" office:value-type="float" office:value="-0.0124643840923349" calcext:value-type="float">
            <text:p>-0.012</text:p>
          </table:table-cell>
          <table:table-cell/>
          <table:table-cell table:formula="of:=[.C203]*(1+[.J203])" office:value-type="float" office:value="681.046856698341" calcext:value-type="float">
            <text:p>681.046856698341</text:p>
          </table:table-cell>
          <table:table-cell table:formula="of:=[.M203]/[.E203]-1" office:value-type="float" office:value="0.00153949514461971" calcext:value-type="float">
            <text:p>0.002</text:p>
          </table:table-cell>
          <table:table-cell table:formula="of:=INT([.M203]-[.$P$2])" office:value-type="float" office:value="656" calcext:value-type="float">
            <text:p>656</text:p>
          </table:table-cell>
          <table:table-cell/>
          <table:table-cell table:formula="of:=IF([.G203]&lt;[.O203]; [.O203]; &quot;&quot;)">
            <text:p/>
          </table:table-cell>
          <table:table-cell table:formula="of:=IF([.Q203]&lt;&gt;&quot;&quot;; [.E203]; &quot;&quot;)">
            <text:p/>
          </table:table-cell>
          <table:table-cell table:formula="of:=IF([.R203]&lt;&gt;&quot;&quot;; [.R203]-[.Q203]; &quot;&quot;)">
            <text:p/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697.809" calcext:value-type="float">
            <text:p>697.809</text:p>
          </table:table-cell>
          <table:table-cell office:value-type="float" office:value="696.8845" calcext:value-type="float">
            <text:p>696.884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H204]/[.B204]-1" office:value-type="float" office:value="-0.0341196516525295" calcext:value-type="float">
            <text:p>-0.034</text:p>
          </table:table-cell>
          <table:table-cell table:formula="of:=[.E204]/[.C204]-1" office:value-type="float" office:value="-0.0457529188839757" calcext:value-type="float">
            <text:p>-0.046</text:p>
          </table:table-cell>
          <table:table-cell/>
          <table:table-cell table:formula="of:=[.C204]*(1+[.J204])" office:value-type="float" office:value="673.107043617953" calcext:value-type="float">
            <text:p>673.107043617953</text:p>
          </table:table-cell>
          <table:table-cell table:formula="of:=[.M204]/[.E204]-1" office:value-type="float" office:value="0.0121910430345156" calcext:value-type="float">
            <text:p>0.012</text:p>
          </table:table-cell>
          <table:table-cell table:formula="of:=INT([.M204]-[.$P$2])" office:value-type="float" office:value="648" calcext:value-type="float">
            <text:p>648</text:p>
          </table:table-cell>
          <table:table-cell/>
          <table:table-cell table:formula="of:=IF([.G204]&lt;[.O204]; [.O204]; &quot;&quot;)">
            <text:p/>
          </table:table-cell>
          <table:table-cell table:formula="of:=IF([.Q204]&lt;&gt;&quot;&quot;; [.E204]; &quot;&quot;)">
            <text:p/>
          </table:table-cell>
          <table:table-cell table:formula="of:=IF([.R204]&lt;&gt;&quot;&quot;; [.R204]-[.Q204]; &quot;&quot;)">
            <text:p/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671.04224" calcext:value-type="float">
            <text:p>671.04224</text:p>
          </table:table-cell>
          <table:table-cell office:value-type="float" office:value="670.2802" calcext:value-type="float">
            <text:p>670.280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H205]/[.B205]-1" office:value-type="float" office:value="-0.00304338516752689" calcext:value-type="float">
            <text:p>-0.003</text:p>
          </table:table-cell>
          <table:table-cell table:formula="of:=[.E205]/[.C205]-1" office:value-type="float" office:value="-0.00489377427529569" calcext:value-type="float">
            <text:p>-0.005</text:p>
          </table:table-cell>
          <table:table-cell/>
          <table:table-cell table:formula="of:=[.C205]*(1+[.J205])" office:value-type="float" office:value="668.240279181233" calcext:value-type="float">
            <text:p>668.240279181233</text:p>
          </table:table-cell>
          <table:table-cell table:formula="of:=[.M205]/[.E205]-1" office:value-type="float" office:value="0.00185948902733601" calcext:value-type="float">
            <text:p>0.002</text:p>
          </table:table-cell>
          <table:table-cell table:formula="of:=INT([.M205]-[.$P$2])" office:value-type="float" office:value="643" calcext:value-type="float">
            <text:p>643</text:p>
          </table:table-cell>
          <table:table-cell/>
          <table:table-cell table:formula="of:=IF([.G205]&lt;[.O205]; [.O205]; &quot;&quot;)">
            <text:p/>
          </table:table-cell>
          <table:table-cell table:formula="of:=IF([.Q205]&lt;&gt;&quot;&quot;; [.E205]; &quot;&quot;)">
            <text:p/>
          </table:table-cell>
          <table:table-cell table:formula="of:=IF([.R205]&lt;&gt;&quot;&quot;; [.R205]-[.Q205]; &quot;&quot;)">
            <text:p/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683.17017" calcext:value-type="float">
            <text:p>683.17017</text:p>
          </table:table-cell>
          <table:table-cell office:value-type="float" office:value="682.2193" calcext:value-type="float">
            <text:p>682.2193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H206]/[.B206]-1" office:value-type="float" office:value="-0.0134229660525137" calcext:value-type="float">
            <text:p>-0.013</text:p>
          </table:table-cell>
          <table:table-cell table:formula="of:=[.E206]/[.C206]-1" office:value-type="float" office:value="-0.00911627683356364" calcext:value-type="float">
            <text:p>-0.009</text:p>
          </table:table-cell>
          <table:table-cell/>
          <table:table-cell table:formula="of:=[.C206]*(1+[.J206])" office:value-type="float" office:value="673.06189349573" calcext:value-type="float">
            <text:p>673.06189349573</text:p>
          </table:table-cell>
          <table:table-cell table:formula="of:=[.M206]/[.E206]-1" office:value-type="float" office:value="-0.0043463113968486" calcext:value-type="float">
            <text:p>-0.004</text:p>
          </table:table-cell>
          <table:table-cell table:formula="of:=INT([.M206]-[.$P$2])" office:value-type="float" office:value="648" calcext:value-type="float">
            <text:p>648</text:p>
          </table:table-cell>
          <table:table-cell/>
          <table:table-cell table:formula="of:=IF([.G206]&lt;[.O206]; [.O206]; &quot;&quot;)">
            <text:p/>
          </table:table-cell>
          <table:table-cell table:formula="of:=IF([.Q206]&lt;&gt;&quot;&quot;; [.E206]; &quot;&quot;)">
            <text:p/>
          </table:table-cell>
          <table:table-cell table:formula="of:=IF([.R206]&lt;&gt;&quot;&quot;; [.R206]-[.Q206]; &quot;&quot;)">
            <text:p/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694.17267" calcext:value-type="float">
            <text:p>694.17267</text:p>
          </table:table-cell>
          <table:table-cell office:value-type="float" office:value="693.07886" calcext:value-type="float">
            <text:p>693.0788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H207]/[.B207]-1" office:value-type="float" office:value="-0.0333817089053651" calcext:value-type="float">
            <text:p>-0.033</text:p>
          </table:table-cell>
          <table:table-cell table:formula="of:=[.E207]/[.C207]-1" office:value-type="float" office:value="-0.0347418762707609" calcext:value-type="float">
            <text:p>-0.035</text:p>
          </table:table-cell>
          <table:table-cell/>
          <table:table-cell table:formula="of:=[.C207]*(1+[.J207])" office:value-type="float" office:value="669.942703247018" calcext:value-type="float">
            <text:p>669.942703247018</text:p>
          </table:table-cell>
          <table:table-cell table:formula="of:=[.M207]/[.E207]-1" office:value-type="float" office:value="0.00140912294023576" calcext:value-type="float">
            <text:p>0.001</text:p>
          </table:table-cell>
          <table:table-cell table:formula="of:=INT([.M207]-[.$P$2])" office:value-type="float" office:value="644" calcext:value-type="float">
            <text:p>644</text:p>
          </table:table-cell>
          <table:table-cell/>
          <table:table-cell table:formula="of:=IF([.G207]&lt;[.O207]; [.O207]; &quot;&quot;)">
            <text:p/>
          </table:table-cell>
          <table:table-cell table:formula="of:=IF([.Q207]&lt;&gt;&quot;&quot;; [.E207]; &quot;&quot;)">
            <text:p/>
          </table:table-cell>
          <table:table-cell table:formula="of:=IF([.R207]&lt;&gt;&quot;&quot;; [.R207]-[.Q207]; &quot;&quot;)">
            <text:p/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678.6129" calcext:value-type="float">
            <text:p>678.6129</text:p>
          </table:table-cell>
          <table:table-cell office:value-type="float" office:value="677.5009" calcext:value-type="float">
            <text:p>677.50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H208]/[.B208]-1" office:value-type="float" office:value="-0.020059889813471" calcext:value-type="float">
            <text:p>-0.020</text:p>
          </table:table-cell>
          <table:table-cell table:formula="of:=[.E208]/[.C208]-1" office:value-type="float" office:value="-0.0199275012033194" calcext:value-type="float">
            <text:p>-0.020</text:p>
          </table:table-cell>
          <table:table-cell/>
          <table:table-cell table:formula="of:=[.C208]*(1+[.J208])" office:value-type="float" office:value="663.910306597473" calcext:value-type="float">
            <text:p>663.910306597473</text:p>
          </table:table-cell>
          <table:table-cell table:formula="of:=[.M208]/[.E208]-1" office:value-type="float" office:value="-0.000135080425493039" calcext:value-type="float">
            <text:p>0.000</text:p>
          </table:table-cell>
          <table:table-cell table:formula="of:=INT([.M208]-[.$P$2])" office:value-type="float" office:value="638" calcext:value-type="float">
            <text:p>638</text:p>
          </table:table-cell>
          <table:table-cell/>
          <table:table-cell table:formula="of:=IF([.G208]&lt;[.O208]; [.O208]; &quot;&quot;)">
            <text:p/>
          </table:table-cell>
          <table:table-cell table:formula="of:=IF([.Q208]&lt;&gt;&quot;&quot;; [.E208]; &quot;&quot;)">
            <text:p/>
          </table:table-cell>
          <table:table-cell table:formula="of:=IF([.R208]&lt;&gt;&quot;&quot;; [.R208]-[.Q208]; &quot;&quot;)">
            <text:p/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675.2346" calcext:value-type="float">
            <text:p>675.2346</text:p>
          </table:table-cell>
          <table:table-cell office:value-type="float" office:value="674.21136" calcext:value-type="float">
            <text:p>674.2113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209]/[.B209]-1" office:value-type="float" office:value="-0.0284858033045108" calcext:value-type="float">
            <text:p>-0.028</text:p>
          </table:table-cell>
          <table:table-cell table:formula="of:=[.E209]/[.C209]-1" office:value-type="float" office:value="-0.024044922648589" calcext:value-type="float">
            <text:p>-0.024</text:p>
          </table:table-cell>
          <table:table-cell/>
          <table:table-cell table:formula="of:=[.C209]*(1+[.J209])" office:value-type="float" office:value="655.005907813373" calcext:value-type="float">
            <text:p>655.005907813373</text:p>
          </table:table-cell>
          <table:table-cell table:formula="of:=[.M209]/[.E209]-1" office:value-type="float" office:value="-0.00455029207694035" calcext:value-type="float">
            <text:p>-0.005</text:p>
          </table:table-cell>
          <table:table-cell table:formula="of:=INT([.M209]-[.$P$2])" office:value-type="float" office:value="630" calcext:value-type="float">
            <text:p>630</text:p>
          </table:table-cell>
          <table:table-cell/>
          <table:table-cell table:formula="of:=IF([.G209]&lt;[.O209]; [.O209]; &quot;&quot;)">
            <text:p/>
          </table:table-cell>
          <table:table-cell table:formula="of:=IF([.Q209]&lt;&gt;&quot;&quot;; [.E209]; &quot;&quot;)">
            <text:p/>
          </table:table-cell>
          <table:table-cell table:formula="of:=IF([.R209]&lt;&gt;&quot;&quot;; [.R209]-[.Q209]; &quot;&quot;)">
            <text:p/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669.0871" calcext:value-type="float">
            <text:p>669.0871</text:p>
          </table:table-cell>
          <table:table-cell office:value-type="float" office:value="668.0956" calcext:value-type="float">
            <text:p>668.095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H210]/[.B210]-1" office:value-type="float" office:value="-0.0195596358082527" calcext:value-type="float">
            <text:p>-0.020</text:p>
          </table:table-cell>
          <table:table-cell table:formula="of:=[.E210]/[.C210]-1" office:value-type="float" office:value="-0.0300789288239587" calcext:value-type="float">
            <text:p>-0.030</text:p>
          </table:table-cell>
          <table:table-cell/>
          <table:table-cell table:formula="of:=[.C210]*(1+[.J210])" office:value-type="float" office:value="655.027893378904" calcext:value-type="float">
            <text:p>655.027893378904</text:p>
          </table:table-cell>
          <table:table-cell table:formula="of:=[.M210]/[.E210]-1" office:value-type="float" office:value="0.0108455144736173" calcext:value-type="float">
            <text:p>0.011</text:p>
          </table:table-cell>
          <table:table-cell table:formula="of:=INT([.M210]-[.$P$2])" office:value-type="float" office:value="630" calcext:value-type="float">
            <text:p>630</text:p>
          </table:table-cell>
          <table:table-cell/>
          <table:table-cell table:formula="of:=IF([.G210]&lt;[.O210]; [.O210]; &quot;&quot;)">
            <text:p/>
          </table:table-cell>
          <table:table-cell table:formula="of:=IF([.Q210]&lt;&gt;&quot;&quot;; [.E210]; &quot;&quot;)">
            <text:p/>
          </table:table-cell>
          <table:table-cell table:formula="of:=IF([.R210]&lt;&gt;&quot;&quot;; [.R210]-[.Q210]; &quot;&quot;)">
            <text:p/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668.804" calcext:value-type="float">
            <text:p>668.804</text:p>
          </table:table-cell>
          <table:table-cell office:value-type="float" office:value="667.6235" calcext:value-type="float">
            <text:p>667.623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46" calcext:value-type="float">
            <text:p>646</text:p>
          </table:table-cell>
          <table:table-cell/>
          <table:table-cell table:formula="of:=[.H211]/[.B211]-1" office:value-type="float" office:value="-0.034096686024605" calcext:value-type="float">
            <text:p>-0.034</text:p>
          </table:table-cell>
          <table:table-cell table:formula="of:=[.E211]/[.C211]-1" office:value-type="float" office:value="-0.0204059623425479" calcext:value-type="float">
            <text:p>-0.020</text:p>
          </table:table-cell>
          <table:table-cell/>
          <table:table-cell table:formula="of:=[.C211]*(1+[.J211])" office:value-type="float" office:value="644.859751137852" calcext:value-type="float">
            <text:p>644.859751137852</text:p>
          </table:table-cell>
          <table:table-cell table:formula="of:=[.M211]/[.E211]-1" office:value-type="float" office:value="-0.0139759156913575" calcext:value-type="float">
            <text:p>-0.014</text:p>
          </table:table-cell>
          <table:table-cell table:formula="of:=INT([.M211]-[.$P$2])" office:value-type="float" office:value="619" calcext:value-type="float">
            <text:p>619</text:p>
          </table:table-cell>
          <table:table-cell/>
          <table:table-cell table:formula="of:=IF([.G211]&lt;[.O211]; [.O211]; &quot;&quot;)">
            <text:p/>
          </table:table-cell>
          <table:table-cell table:formula="of:=IF([.Q211]&lt;&gt;&quot;&quot;; [.E211]; &quot;&quot;)">
            <text:p/>
          </table:table-cell>
          <table:table-cell table:formula="of:=IF([.R211]&lt;&gt;&quot;&quot;; [.R211]-[.Q211]; &quot;&quot;)">
            <text:p/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668.1537" calcext:value-type="float">
            <text:p>668.1537</text:p>
          </table:table-cell>
          <table:table-cell office:value-type="float" office:value="667.0005" calcext:value-type="float">
            <text:p>667.000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H212]/[.B212]-1" office:value-type="float" office:value="-0.007713344998314" calcext:value-type="float">
            <text:p>-0.008</text:p>
          </table:table-cell>
          <table:table-cell table:formula="of:=[.E212]/[.C212]-1" office:value-type="float" office:value="-0.00899624513025099" calcext:value-type="float">
            <text:p>-0.009</text:p>
          </table:table-cell>
          <table:table-cell/>
          <table:table-cell table:formula="of:=[.C212]*(1+[.J212])" office:value-type="float" office:value="661.855695029452" calcext:value-type="float">
            <text:p>661.855695029452</text:p>
          </table:table-cell>
          <table:table-cell table:formula="of:=[.M212]/[.E212]-1" office:value-type="float" office:value="0.0012945461867655" calcext:value-type="float">
            <text:p>0.001</text:p>
          </table:table-cell>
          <table:table-cell table:formula="of:=INT([.M212]-[.$P$2])" office:value-type="float" office:value="636" calcext:value-type="float">
            <text:p>636</text:p>
          </table:table-cell>
          <table:table-cell/>
          <table:table-cell table:formula="of:=IF([.G212]&lt;[.O212]; [.O212]; &quot;&quot;)">
            <text:p/>
          </table:table-cell>
          <table:table-cell table:formula="of:=IF([.Q212]&lt;&gt;&quot;&quot;; [.E212]; &quot;&quot;)">
            <text:p/>
          </table:table-cell>
          <table:table-cell table:formula="of:=IF([.R212]&lt;&gt;&quot;&quot;; [.R212]-[.Q212]; &quot;&quot;)">
            <text:p/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677.5583" calcext:value-type="float">
            <text:p>677.5583</text:p>
          </table:table-cell>
          <table:table-cell office:value-type="float" office:value="676.28436" calcext:value-type="float">
            <text:p>676.28436</text:p>
          </table:table-cell>
          <table:table-cell/>
          <table:table-cell table:number-columns-repeated="2"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H213]/[.B213]-1" office:value-type="float" office:value="-0.0200105289832625" calcext:value-type="float">
            <text:p>-0.020</text:p>
          </table:table-cell>
          <table:table-cell table:formula="of:=[.E213]/[.C213]-1" office:value-type="float" office:value="0.0188022091772164" calcext:value-type="float">
            <text:p>0.019</text:p>
          </table:table-cell>
          <table:table-cell/>
          <table:table-cell table:formula="of:=[.C213]*(1+[.J213])" office:value-type="float" office:value="662.751552213293" calcext:value-type="float">
            <text:p>662.751552213293</text:p>
          </table:table-cell>
          <table:table-cell table:formula="of:=[.M213]/[.E213]-1" office:value-type="float" office:value="-0.0380964409095895" calcext:value-type="float">
            <text:p>-0.038</text:p>
          </table:table-cell>
          <table:table-cell table:formula="of:=INT([.M213]-[.$P$2])" office:value-type="float" office:value="637" calcext:value-type="float">
            <text:p>637</text:p>
          </table:table-cell>
          <table:table-cell/>
          <table:table-cell table:formula="of:=IF([.G213]&lt;[.O213]; [.O213]; &quot;&quot;)">
            <text:p/>
          </table:table-cell>
          <table:table-cell table:formula="of:=IF([.Q213]&lt;&gt;&quot;&quot;; [.E213]; &quot;&quot;)">
            <text:p/>
          </table:table-cell>
          <table:table-cell table:formula="of:=IF([.R213]&lt;&gt;&quot;&quot;; [.R213]-[.Q213]; &quot;&quot;)">
            <text:p/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680.3908" calcext:value-type="float">
            <text:p>680.3908</text:p>
          </table:table-cell>
          <table:table-cell office:value-type="float" office:value="679.883" calcext:value-type="float">
            <text:p>679.883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H214]/[.B214]-1" office:value-type="float" office:value="0.00677434203989824" calcext:value-type="float">
            <text:p>0.007</text:p>
          </table:table-cell>
          <table:table-cell table:formula="of:=[.E214]/[.C214]-1" office:value-type="float" office:value="0.00458461235241936" calcext:value-type="float">
            <text:p>0.005</text:p>
          </table:table-cell>
          <table:table-cell/>
          <table:table-cell table:formula="of:=[.C214]*(1+[.J214])" office:value-type="float" office:value="684.488759989112" calcext:value-type="float">
            <text:p>684.488759989112</text:p>
          </table:table-cell>
          <table:table-cell table:formula="of:=[.M214]/[.E214]-1" office:value-type="float" office:value="0.00217973644086711" calcext:value-type="float">
            <text:p>0.002</text:p>
          </table:table-cell>
          <table:table-cell table:formula="of:=INT([.M214]-[.$P$2])" office:value-type="float" office:value="659" calcext:value-type="float">
            <text:p>659</text:p>
          </table:table-cell>
          <table:table-cell/>
          <table:table-cell table:formula="of:=IF([.G214]&lt;[.O214]; [.O214]; &quot;&quot;)">
            <text:p/>
          </table:table-cell>
          <table:table-cell table:formula="of:=IF([.Q214]&lt;&gt;&quot;&quot;; [.E214]; &quot;&quot;)">
            <text:p/>
          </table:table-cell>
          <table:table-cell table:formula="of:=IF([.R214]&lt;&gt;&quot;&quot;; [.R214]-[.Q214]; &quot;&quot;)">
            <text:p/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699.23395" calcext:value-type="float">
            <text:p>699.23395</text:p>
          </table:table-cell>
          <table:table-cell office:value-type="float" office:value="698.6829" calcext:value-type="float">
            <text:p>698.6829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H215]/[.B215]-1" office:value-type="float" office:value="-0.018926355048979" calcext:value-type="float">
            <text:p>-0.019</text:p>
          </table:table-cell>
          <table:table-cell table:formula="of:=[.E215]/[.C215]-1" office:value-type="float" office:value="-0.0410528152327758" calcext:value-type="float">
            <text:p>-0.041</text:p>
          </table:table-cell>
          <table:table-cell/>
          <table:table-cell table:formula="of:=[.C215]*(1+[.J215])" office:value-type="float" office:value="685.45937936795" calcext:value-type="float">
            <text:p>685.45937936795</text:p>
          </table:table-cell>
          <table:table-cell table:formula="of:=[.M215]/[.E215]-1" office:value-type="float" office:value="0.0230737005491788" calcext:value-type="float">
            <text:p>0.023</text:p>
          </table:table-cell>
          <table:table-cell table:formula="of:=INT([.M215]-[.$P$2])" office:value-type="float" office:value="660" calcext:value-type="float">
            <text:p>660</text:p>
          </table:table-cell>
          <table:table-cell/>
          <table:table-cell table:formula="of:=IF([.G215]&lt;[.O215]; [.O215]; &quot;&quot;)">
            <text:p/>
          </table:table-cell>
          <table:table-cell table:formula="of:=IF([.Q215]&lt;&gt;&quot;&quot;; [.E215]; &quot;&quot;)">
            <text:p/>
          </table:table-cell>
          <table:table-cell table:formula="of:=IF([.R215]&lt;&gt;&quot;&quot;; [.R215]-[.Q215]; &quot;&quot;)">
            <text:p/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679.9579" calcext:value-type="float">
            <text:p>679.9579</text:p>
          </table:table-cell>
          <table:table-cell office:value-type="float" office:value="679.2223" calcext:value-type="float">
            <text:p>679.2223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H216]/[.B216]-1" office:value-type="float" office:value="-0.0043501222649226" calcext:value-type="float">
            <text:p>-0.004</text:p>
          </table:table-cell>
          <table:table-cell table:formula="of:=[.E216]/[.C216]-1" office:value-type="float" office:value="-0.00327183015045296" calcext:value-type="float">
            <text:p>-0.003</text:p>
          </table:table-cell>
          <table:table-cell/>
          <table:table-cell table:formula="of:=[.C216]*(1+[.J216])" office:value-type="float" office:value="676.267599949938" calcext:value-type="float">
            <text:p>676.267599949938</text:p>
          </table:table-cell>
          <table:table-cell table:formula="of:=[.M216]/[.E216]-1" office:value-type="float" office:value="-0.0010818316839909" calcext:value-type="float">
            <text:p>-0.001</text:p>
          </table:table-cell>
          <table:table-cell table:formula="of:=INT([.M216]-[.$P$2])" office:value-type="float" office:value="651" calcext:value-type="float">
            <text:p>651</text:p>
          </table:table-cell>
          <table:table-cell/>
          <table:table-cell table:formula="of:=IF([.G216]&lt;[.O216]; [.O216]; &quot;&quot;)">
            <text:p/>
          </table:table-cell>
          <table:table-cell table:formula="of:=IF([.Q216]&lt;&gt;&quot;&quot;; [.E216]; &quot;&quot;)">
            <text:p/>
          </table:table-cell>
          <table:table-cell table:formula="of:=IF([.R216]&lt;&gt;&quot;&quot;; [.R216]-[.Q216]; &quot;&quot;)">
            <text:p/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687.7145" calcext:value-type="float">
            <text:p>687.7145</text:p>
          </table:table-cell>
          <table:table-cell office:value-type="float" office:value="686.4102" calcext:value-type="float">
            <text:p>686.410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H217]/[.B217]-1" office:value-type="float" office:value="-0.0170339581323355" calcext:value-type="float">
            <text:p>-0.017</text:p>
          </table:table-cell>
          <table:table-cell table:formula="of:=[.E217]/[.C217]-1" office:value-type="float" office:value="-0.00351131145778427" calcext:value-type="float">
            <text:p>-0.004</text:p>
          </table:table-cell>
          <table:table-cell/>
          <table:table-cell table:formula="of:=[.C217]*(1+[.J217])" office:value-type="float" office:value="674.717917391592" calcext:value-type="float">
            <text:p>674.717917391592</text:p>
          </table:table-cell>
          <table:table-cell table:formula="of:=[.M217]/[.E217]-1" office:value-type="float" office:value="-0.0135702962111228" calcext:value-type="float">
            <text:p>-0.014</text:p>
          </table:table-cell>
          <table:table-cell table:formula="of:=INT([.M217]-[.$P$2])" office:value-type="float" office:value="649" calcext:value-type="float">
            <text:p>649</text:p>
          </table:table-cell>
          <table:table-cell/>
          <table:table-cell table:formula="of:=IF([.G217]&lt;[.O217]; [.O217]; &quot;&quot;)">
            <text:p/>
          </table:table-cell>
          <table:table-cell table:formula="of:=IF([.Q217]&lt;&gt;&quot;&quot;; [.E217]; &quot;&quot;)">
            <text:p/>
          </table:table-cell>
          <table:table-cell table:formula="of:=IF([.R217]&lt;&gt;&quot;&quot;; [.R217]-[.Q217]; &quot;&quot;)">
            <text:p/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694.1788" calcext:value-type="float">
            <text:p>694.1788</text:p>
          </table:table-cell>
          <table:table-cell office:value-type="float" office:value="693.02484" calcext:value-type="float">
            <text:p>693.02484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H218]/[.B218]-1" office:value-type="float" office:value="-0.00746032578350131" calcext:value-type="float">
            <text:p>-0.007</text:p>
          </table:table-cell>
          <table:table-cell table:formula="of:=[.E218]/[.C218]-1" office:value-type="float" office:value="-0.0115794406445807" calcext:value-type="float">
            <text:p>-0.012</text:p>
          </table:table-cell>
          <table:table-cell/>
          <table:table-cell table:formula="of:=[.C218]*(1+[.J218])" office:value-type="float" office:value="687.854648917541" calcext:value-type="float">
            <text:p>687.854648917541</text:p>
          </table:table-cell>
          <table:table-cell table:formula="of:=[.M218]/[.E218]-1" office:value-type="float" office:value="0.00416737068254203" calcext:value-type="float">
            <text:p>0.004</text:p>
          </table:table-cell>
          <table:table-cell table:formula="of:=INT([.M218]-[.$P$2])" office:value-type="float" office:value="662" calcext:value-type="float">
            <text:p>662</text:p>
          </table:table-cell>
          <table:table-cell/>
          <table:table-cell table:formula="of:=IF([.G218]&lt;[.O218]; [.O218]; &quot;&quot;)">
            <text:p/>
          </table:table-cell>
          <table:table-cell table:formula="of:=IF([.Q218]&lt;&gt;&quot;&quot;; [.E218]; &quot;&quot;)">
            <text:p/>
          </table:table-cell>
          <table:table-cell table:formula="of:=IF([.R218]&lt;&gt;&quot;&quot;; [.R218]-[.Q218]; &quot;&quot;)">
            <text:p/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697.2989" calcext:value-type="float">
            <text:p>697.2989</text:p>
          </table:table-cell>
          <table:table-cell office:value-type="float" office:value="696.1639" calcext:value-type="float">
            <text:p>696.163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86" calcext:value-type="float">
            <text:p>686</text:p>
          </table:table-cell>
          <table:table-cell/>
          <table:table-cell table:formula="of:=[.H219]/[.B219]-1" office:value-type="float" office:value="-0.0162038115935649" calcext:value-type="float">
            <text:p>-0.016</text:p>
          </table:table-cell>
          <table:table-cell table:formula="of:=[.E219]/[.C219]-1" office:value-type="float" office:value="-0.00310831975056447" calcext:value-type="float">
            <text:p>-0.003</text:p>
          </table:table-cell>
          <table:table-cell/>
          <table:table-cell table:formula="of:=[.C219]*(1+[.J219])" office:value-type="float" office:value="684.883391326159" calcext:value-type="float">
            <text:p>684.883391326159</text:p>
          </table:table-cell>
          <table:table-cell table:formula="of:=[.M219]/[.E219]-1" office:value-type="float" office:value="-0.0131363237375236" calcext:value-type="float">
            <text:p>-0.013</text:p>
          </table:table-cell>
          <table:table-cell table:formula="of:=INT([.M219]-[.$P$2])" office:value-type="float" office:value="659" calcext:value-type="float">
            <text:p>659</text:p>
          </table:table-cell>
          <table:table-cell/>
          <table:table-cell table:formula="of:=IF([.G219]&lt;[.O219]; [.O219]; &quot;&quot;)">
            <text:p/>
          </table:table-cell>
          <table:table-cell table:formula="of:=IF([.Q219]&lt;&gt;&quot;&quot;; [.E219]; &quot;&quot;)">
            <text:p/>
          </table:table-cell>
          <table:table-cell table:formula="of:=IF([.R219]&lt;&gt;&quot;&quot;; [.R219]-[.Q219]; &quot;&quot;)">
            <text:p/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703.65906" calcext:value-type="float">
            <text:p>703.65906</text:p>
          </table:table-cell>
          <table:table-cell office:value-type="float" office:value="702.4377" calcext:value-type="float">
            <text:p>702.4377</text:p>
          </table:table-cell>
          <table:table-cell/>
          <table:table-cell table:number-columns-repeated="2"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H220]/[.B220]-1" office:value-type="float" office:value="-0.0151480462711586" calcext:value-type="float">
            <text:p>-0.015</text:p>
          </table:table-cell>
          <table:table-cell table:formula="of:=[.E220]/[.C220]-1" office:value-type="float" office:value="-0.0120120261198964" calcext:value-type="float">
            <text:p>-0.012</text:p>
          </table:table-cell>
          <table:table-cell/>
          <table:table-cell table:formula="of:=[.C220]*(1+[.J220])" office:value-type="float" office:value="691.797141217794" calcext:value-type="float">
            <text:p>691.797141217794</text:p>
          </table:table-cell>
          <table:table-cell table:formula="of:=[.M220]/[.E220]-1" office:value-type="float" office:value="-0.00317414810116179" calcext:value-type="float">
            <text:p>-0.003</text:p>
          </table:table-cell>
          <table:table-cell table:formula="of:=INT([.M220]-[.$P$2])" office:value-type="float" office:value="666" calcext:value-type="float">
            <text:p>666</text:p>
          </table:table-cell>
          <table:table-cell/>
          <table:table-cell table:formula="of:=IF([.G220]&lt;[.O220]; [.O220]; &quot;&quot;)">
            <text:p/>
          </table:table-cell>
          <table:table-cell table:formula="of:=IF([.Q220]&lt;&gt;&quot;&quot;; [.E220]; &quot;&quot;)">
            <text:p/>
          </table:table-cell>
          <table:table-cell table:formula="of:=IF([.R220]&lt;&gt;&quot;&quot;; [.R220]-[.Q220]; &quot;&quot;)">
            <text:p/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700.54297" calcext:value-type="float">
            <text:p>700.54297</text:p>
          </table:table-cell>
          <table:table-cell office:value-type="float" office:value="699.64813" calcext:value-type="float">
            <text:p>699.64813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H221]/[.B221]-1" office:value-type="float" office:value="0.0691706748552483" calcext:value-type="float">
            <text:p>0.069</text:p>
          </table:table-cell>
          <table:table-cell table:formula="of:=[.E221]/[.C221]-1" office:value-type="float" office:value="0.0748259986058992" calcext:value-type="float">
            <text:p>0.075</text:p>
          </table:table-cell>
          <table:table-cell/>
          <table:table-cell table:formula="of:=[.C221]*(1+[.J221])" office:value-type="float" office:value="748.043263313313" calcext:value-type="float">
            <text:p>748.043263313313</text:p>
          </table:table-cell>
          <table:table-cell table:formula="of:=[.M221]/[.E221]-1" office:value-type="float" office:value="-0.00526161793442481" calcext:value-type="float">
            <text:p>-0.005</text:p>
          </table:table-cell>
          <table:table-cell table:formula="of:=INT([.M221]-[.$P$2])" office:value-type="float" office:value="723" calcext:value-type="float">
            <text:p>723</text:p>
          </table:table-cell>
          <table:table-cell/>
          <table:table-cell table:formula="of:=IF([.G221]&lt;[.O221]; [.O221]; &quot;&quot;)">
            <text:p/>
          </table:table-cell>
          <table:table-cell table:formula="of:=IF([.Q221]&lt;&gt;&quot;&quot;; [.E221]; &quot;&quot;)">
            <text:p/>
          </table:table-cell>
          <table:table-cell table:formula="of:=IF([.R221]&lt;&gt;&quot;&quot;; [.R221]-[.Q221]; &quot;&quot;)">
            <text:p/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office:value-type="float" office:value="739.8533" calcext:value-type="float">
            <text:p>739.8533</text:p>
          </table:table-cell>
          <table:table-cell office:value-type="float" office:value="740.7212" calcext:value-type="float">
            <text:p>740.721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H222]/[.B222]-1" office:value-type="float" office:value="0.0191209527618517" calcext:value-type="float">
            <text:p>0.019</text:p>
          </table:table-cell>
          <table:table-cell table:formula="of:=[.E222]/[.C222]-1" office:value-type="float" office:value="0.0206269241382588" calcext:value-type="float">
            <text:p>0.021</text:p>
          </table:table-cell>
          <table:table-cell/>
          <table:table-cell table:formula="of:=[.C222]*(1+[.J222])" office:value-type="float" office:value="754.884495074902" calcext:value-type="float">
            <text:p>754.884495074902</text:p>
          </table:table-cell>
          <table:table-cell table:formula="of:=[.M222]/[.E222]-1" office:value-type="float" office:value="-0.00147553561520897" calcext:value-type="float">
            <text:p>-0.001</text:p>
          </table:table-cell>
          <table:table-cell table:formula="of:=INT([.M222]-[.$P$2])" office:value-type="float" office:value="729" calcext:value-type="float">
            <text:p>729</text:p>
          </table:table-cell>
          <table:table-cell/>
          <table:table-cell table:formula="of:=IF([.G222]&lt;[.O222]; [.O222]; &quot;&quot;)">
            <text:p/>
          </table:table-cell>
          <table:table-cell table:formula="of:=IF([.Q222]&lt;&gt;&quot;&quot;; [.E222]; &quot;&quot;)">
            <text:p/>
          </table:table-cell>
          <table:table-cell table:formula="of:=IF([.R222]&lt;&gt;&quot;&quot;; [.R222]-[.Q222]; &quot;&quot;)">
            <text:p/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768.2101" calcext:value-type="float">
            <text:p>768.2101</text:p>
          </table:table-cell>
          <table:table-cell office:value-type="float" office:value="769.8153" calcext:value-type="float">
            <text:p>769.8153</text:p>
          </table:table-cell>
          <table:table-cell/>
          <table:table-cell table:number-columns-repeated="2"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H223]/[.B223]-1" office:value-type="float" office:value="0.00232996155608989" calcext:value-type="float">
            <text:p>0.002</text:p>
          </table:table-cell>
          <table:table-cell table:formula="of:=[.E223]/[.C223]-1" office:value-type="float" office:value="0.0288182113293929" calcext:value-type="float">
            <text:p>0.029</text:p>
          </table:table-cell>
          <table:table-cell/>
          <table:table-cell table:formula="of:=[.C223]*(1+[.J223])" office:value-type="float" office:value="771.60894005429" calcext:value-type="float">
            <text:p>771.60894005429</text:p>
          </table:table-cell>
          <table:table-cell table:formula="of:=[.M223]/[.E223]-1" office:value-type="float" office:value="-0.0257462878102402" calcext:value-type="float">
            <text:p>-0.026</text:p>
          </table:table-cell>
          <table:table-cell table:formula="of:=INT([.M223]-[.$P$2])" office:value-type="float" office:value="746" calcext:value-type="float">
            <text:p>746</text:p>
          </table:table-cell>
          <table:table-cell/>
          <table:table-cell table:formula="of:=IF([.G223]&lt;[.O223]; [.O223]; &quot;&quot;)">
            <text:p/>
          </table:table-cell>
          <table:table-cell table:formula="of:=IF([.Q223]&lt;&gt;&quot;&quot;; [.E223]; &quot;&quot;)">
            <text:p/>
          </table:table-cell>
          <table:table-cell table:formula="of:=IF([.R223]&lt;&gt;&quot;&quot;; [.R223]-[.Q223]; &quot;&quot;)">
            <text:p/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776.28766" calcext:value-type="float">
            <text:p>776.28766</text:p>
          </table:table-cell>
          <table:table-cell office:value-type="float" office:value="778.651" calcext:value-type="float">
            <text:p>778.65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H224]/[.B224]-1" office:value-type="float" office:value="0.0176639932676503" calcext:value-type="float">
            <text:p>0.018</text:p>
          </table:table-cell>
          <table:table-cell table:formula="of:=[.E224]/[.C224]-1" office:value-type="float" office:value="0.0107223903905602" calcext:value-type="float">
            <text:p>0.011</text:p>
          </table:table-cell>
          <table:table-cell/>
          <table:table-cell table:formula="of:=[.C224]*(1+[.J224])" office:value-type="float" office:value="792.405086021849" calcext:value-type="float">
            <text:p>792.405086021849</text:p>
          </table:table-cell>
          <table:table-cell table:formula="of:=[.M224]/[.E224]-1" office:value-type="float" office:value="0.00686796190832162" calcext:value-type="float">
            <text:p>0.007</text:p>
          </table:table-cell>
          <table:table-cell table:formula="of:=INT([.M224]-[.$P$2])" office:value-type="float" office:value="767" calcext:value-type="float">
            <text:p>767</text:p>
          </table:table-cell>
          <table:table-cell/>
          <table:table-cell table:formula="of:=IF([.G224]&lt;[.O224]; [.O224]; &quot;&quot;)">
            <text:p/>
          </table:table-cell>
          <table:table-cell table:formula="of:=IF([.Q224]&lt;&gt;&quot;&quot;; [.E224]; &quot;&quot;)">
            <text:p/>
          </table:table-cell>
          <table:table-cell table:formula="of:=IF([.R224]&lt;&gt;&quot;&quot;; [.R224]-[.Q224]; &quot;&quot;)">
            <text:p/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791.29504" calcext:value-type="float">
            <text:p>791.29504</text:p>
          </table:table-cell>
          <table:table-cell office:value-type="float" office:value="793.89526" calcext:value-type="float">
            <text:p>793.8952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H225]/[.B225]-1" office:value-type="float" office:value="0.0008908939957466" calcext:value-type="float">
            <text:p>0.001</text:p>
          </table:table-cell>
          <table:table-cell table:formula="of:=[.E225]/[.C225]-1" office:value-type="float" office:value="0.00391076777558785" calcext:value-type="float">
            <text:p>0.004</text:p>
          </table:table-cell>
          <table:table-cell/>
          <table:table-cell table:formula="of:=[.C225]*(1+[.J225])" office:value-type="float" office:value="794.602536520386" calcext:value-type="float">
            <text:p>794.602536520386</text:p>
          </table:table-cell>
          <table:table-cell table:formula="of:=[.M225]/[.E225]-1" office:value-type="float" office:value="-0.00300810976112209" calcext:value-type="float">
            <text:p>-0.003</text:p>
          </table:table-cell>
          <table:table-cell table:formula="of:=INT([.M225]-[.$P$2])" office:value-type="float" office:value="769" calcext:value-type="float">
            <text:p>769</text:p>
          </table:table-cell>
          <table:table-cell/>
          <table:table-cell table:formula="of:=IF([.G225]&lt;[.O225]; [.O225]; &quot;&quot;)">
            <text:p/>
          </table:table-cell>
          <table:table-cell table:formula="of:=IF([.Q225]&lt;&gt;&quot;&quot;; [.E225]; &quot;&quot;)">
            <text:p/>
          </table:table-cell>
          <table:table-cell table:formula="of:=IF([.R225]&lt;&gt;&quot;&quot;; [.R225]-[.Q225]; &quot;&quot;)">
            <text:p/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792.3484" calcext:value-type="float">
            <text:p>792.3484</text:p>
          </table:table-cell>
          <table:table-cell office:value-type="float" office:value="794.7112" calcext:value-type="float">
            <text:p>794.711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H226]/[.B226]-1" office:value-type="float" office:value="0.00965686306680258" calcext:value-type="float">
            <text:p>0.010</text:p>
          </table:table-cell>
          <table:table-cell table:formula="of:=[.E226]/[.C226]-1" office:value-type="float" office:value="0.00665499617974441" calcext:value-type="float">
            <text:p>0.007</text:p>
          </table:table-cell>
          <table:table-cell/>
          <table:table-cell table:formula="of:=[.C226]*(1+[.J226])" office:value-type="float" office:value="802.385617236054" calcext:value-type="float">
            <text:p>802.385617236054</text:p>
          </table:table-cell>
          <table:table-cell table:formula="of:=[.M226]/[.E226]-1" office:value-type="float" office:value="0.00298202154506799" calcext:value-type="float">
            <text:p>0.003</text:p>
          </table:table-cell>
          <table:table-cell table:formula="of:=INT([.M226]-[.$P$2])" office:value-type="float" office:value="777" calcext:value-type="float">
            <text:p>777</text:p>
          </table:table-cell>
          <table:table-cell/>
          <table:table-cell table:formula="of:=IF([.G226]&lt;[.O226]; [.O226]; &quot;&quot;)">
            <text:p/>
          </table:table-cell>
          <table:table-cell table:formula="of:=IF([.Q226]&lt;&gt;&quot;&quot;; [.E226]; &quot;&quot;)">
            <text:p/>
          </table:table-cell>
          <table:table-cell table:formula="of:=IF([.R226]&lt;&gt;&quot;&quot;; [.R226]-[.Q226]; &quot;&quot;)">
            <text:p/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799.9782" calcext:value-type="float">
            <text:p>799.9782</text:p>
          </table:table-cell>
          <table:table-cell office:value-type="float" office:value="802.19836" calcext:value-type="float">
            <text:p>802.1983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H227]/[.B227]-1" office:value-type="float" office:value="0.00502738699629557" calcext:value-type="float">
            <text:p>0.005</text:p>
          </table:table-cell>
          <table:table-cell table:formula="of:=[.E227]/[.C227]-1" office:value-type="float" office:value="-0.0176993131723679" calcext:value-type="float">
            <text:p>-0.018</text:p>
          </table:table-cell>
          <table:table-cell/>
          <table:table-cell table:formula="of:=[.C227]*(1+[.J227])" office:value-type="float" office:value="806.231321603514" calcext:value-type="float">
            <text:p>806.231321603514</text:p>
          </table:table-cell>
          <table:table-cell table:formula="of:=[.M227]/[.E227]-1" office:value-type="float" office:value="0.0231361949283169" calcext:value-type="float">
            <text:p>0.023</text:p>
          </table:table-cell>
          <table:table-cell table:formula="of:=INT([.M227]-[.$P$2])" office:value-type="float" office:value="781" calcext:value-type="float">
            <text:p>781</text:p>
          </table:table-cell>
          <table:table-cell/>
          <table:table-cell table:formula="of:=IF([.G227]&lt;[.O227]; [.O227]; &quot;&quot;)">
            <text:p/>
          </table:table-cell>
          <table:table-cell table:formula="of:=IF([.Q227]&lt;&gt;&quot;&quot;; [.E227]; &quot;&quot;)">
            <text:p/>
          </table:table-cell>
          <table:table-cell table:formula="of:=IF([.R227]&lt;&gt;&quot;&quot;; [.R227]-[.Q227]; &quot;&quot;)">
            <text:p/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790.7932" calcext:value-type="float">
            <text:p>790.7932</text:p>
          </table:table-cell>
          <table:table-cell office:value-type="float" office:value="792.43994" calcext:value-type="float">
            <text:p>792.4399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H228]/[.B228]-1" office:value-type="float" office:value="-0.00479670285480449" calcext:value-type="float">
            <text:p>-0.005</text:p>
          </table:table-cell>
          <table:table-cell table:formula="of:=[.E228]/[.C228]-1" office:value-type="float" office:value="-0.0093886484318294" calcext:value-type="float">
            <text:p>-0.009</text:p>
          </table:table-cell>
          <table:table-cell/>
          <table:table-cell table:formula="of:=[.C228]*(1+[.J228])" office:value-type="float" office:value="788.638841077541" calcext:value-type="float">
            <text:p>788.638841077541</text:p>
          </table:table-cell>
          <table:table-cell table:formula="of:=[.M228]/[.E228]-1" office:value-type="float" office:value="0.00463546634081635" calcext:value-type="float">
            <text:p>0.005</text:p>
          </table:table-cell>
          <table:table-cell table:formula="of:=INT([.M228]-[.$P$2])" office:value-type="float" office:value="763" calcext:value-type="float">
            <text:p>763</text:p>
          </table:table-cell>
          <table:table-cell/>
          <table:table-cell table:formula="of:=IF([.G228]&lt;[.O228]; [.O228]; &quot;&quot;)">
            <text:p/>
          </table:table-cell>
          <table:table-cell table:formula="of:=IF([.Q228]&lt;&gt;&quot;&quot;; [.E228]; &quot;&quot;)">
            <text:p/>
          </table:table-cell>
          <table:table-cell table:formula="of:=IF([.R228]&lt;&gt;&quot;&quot;; [.R228]-[.Q228]; &quot;&quot;)">
            <text:p/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787.04846" calcext:value-type="float">
            <text:p>787.04846</text:p>
          </table:table-cell>
          <table:table-cell office:value-type="float" office:value="788.11346" calcext:value-type="float">
            <text:p>788.1134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H229]/[.B229]-1" office:value-type="float" office:value="0.00756184695412543" calcext:value-type="float">
            <text:p>0.008</text:p>
          </table:table-cell>
          <table:table-cell table:formula="of:=[.E229]/[.C229]-1" office:value-type="float" office:value="0.0201576813571995" calcext:value-type="float">
            <text:p>0.020</text:p>
          </table:table-cell>
          <table:table-cell/>
          <table:table-cell table:formula="of:=[.C229]*(1+[.J229])" office:value-type="float" office:value="794.073053367006" calcext:value-type="float">
            <text:p>794.073053367006</text:p>
          </table:table-cell>
          <table:table-cell table:formula="of:=[.M229]/[.E229]-1" office:value-type="float" office:value="-0.0123469485484996" calcext:value-type="float">
            <text:p>-0.012</text:p>
          </table:table-cell>
          <table:table-cell table:formula="of:=INT([.M229]-[.$P$2])" office:value-type="float" office:value="769" calcext:value-type="float">
            <text:p>769</text:p>
          </table:table-cell>
          <table:table-cell/>
          <table:table-cell table:formula="of:=IF([.G229]&lt;[.O229]; [.O229]; &quot;&quot;)">
            <text:p/>
          </table:table-cell>
          <table:table-cell table:formula="of:=IF([.Q229]&lt;&gt;&quot;&quot;; [.E229]; &quot;&quot;)">
            <text:p/>
          </table:table-cell>
          <table:table-cell table:formula="of:=IF([.R229]&lt;&gt;&quot;&quot;; [.R229]-[.Q229]; &quot;&quot;)">
            <text:p/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794.0419" calcext:value-type="float">
            <text:p>794.0419</text:p>
          </table:table-cell>
          <table:table-cell office:value-type="float" office:value="794.7258" calcext:value-type="float">
            <text:p>794.7258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H230]/[.B230]-1" office:value-type="float" office:value="0.00372537015993735" calcext:value-type="float">
            <text:p>0.004</text:p>
          </table:table-cell>
          <table:table-cell table:formula="of:=[.E230]/[.C230]-1" office:value-type="float" office:value="0.00915309406086973" calcext:value-type="float">
            <text:p>0.009</text:p>
          </table:table-cell>
          <table:table-cell/>
          <table:table-cell table:formula="of:=[.C230]*(1+[.J230])" office:value-type="float" office:value="797.686447780652" calcext:value-type="float">
            <text:p>797.686447780652</text:p>
          </table:table-cell>
          <table:table-cell table:formula="of:=[.M230]/[.E230]-1" office:value-type="float" office:value="-0.00537849403908675" calcext:value-type="float">
            <text:p>-0.005</text:p>
          </table:table-cell>
          <table:table-cell table:formula="of:=INT([.M230]-[.$P$2])" office:value-type="float" office:value="772" calcext:value-type="float">
            <text:p>772</text:p>
          </table:table-cell>
          <table:table-cell/>
          <table:table-cell table:formula="of:=IF([.G230]&lt;[.O230]; [.O230]; &quot;&quot;)">
            <text:p/>
          </table:table-cell>
          <table:table-cell table:formula="of:=IF([.Q230]&lt;&gt;&quot;&quot;; [.E230]; &quot;&quot;)">
            <text:p/>
          </table:table-cell>
          <table:table-cell table:formula="of:=IF([.R230]&lt;&gt;&quot;&quot;; [.R230]-[.Q230]; &quot;&quot;)">
            <text:p/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809.0341" calcext:value-type="float">
            <text:p>809.0341</text:p>
          </table:table-cell>
          <table:table-cell office:value-type="float" office:value="809.8562" calcext:value-type="float">
            <text:p>809.8562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H231]/[.B231]-1" office:value-type="float" office:value="-0.0198188185145718" calcext:value-type="float">
            <text:p>-0.020</text:p>
          </table:table-cell>
          <table:table-cell table:formula="of:=[.E231]/[.C231]-1" office:value-type="float" office:value="-0.0220486056660428" calcext:value-type="float">
            <text:p>-0.022</text:p>
          </table:table-cell>
          <table:table-cell/>
          <table:table-cell table:formula="of:=[.C231]*(1+[.J231])" office:value-type="float" office:value="793.805806949299" calcext:value-type="float">
            <text:p>793.805806949299</text:p>
          </table:table-cell>
          <table:table-cell table:formula="of:=[.M231]/[.E231]-1" office:value-type="float" office:value="0.0022800592794181" calcext:value-type="float">
            <text:p>0.002</text:p>
          </table:table-cell>
          <table:table-cell table:formula="of:=INT([.M231]-[.$P$2])" office:value-type="float" office:value="768" calcext:value-type="float">
            <text:p>768</text:p>
          </table:table-cell>
          <table:table-cell/>
          <table:table-cell table:formula="of:=IF([.G231]&lt;[.O231]; [.O231]; &quot;&quot;)">
            <text:p/>
          </table:table-cell>
          <table:table-cell table:formula="of:=IF([.Q231]&lt;&gt;&quot;&quot;; [.E231]; &quot;&quot;)">
            <text:p/>
          </table:table-cell>
          <table:table-cell table:formula="of:=IF([.R231]&lt;&gt;&quot;&quot;; [.R231]-[.Q231]; &quot;&quot;)">
            <text:p/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786.6887" calcext:value-type="float">
            <text:p>786.6887</text:p>
          </table:table-cell>
          <table:table-cell office:value-type="float" office:value="786.6169" calcext:value-type="float">
            <text:p>786.616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H232]/[.B232]-1" office:value-type="float" office:value="0.00802261428186268" calcext:value-type="float">
            <text:p>0.008</text:p>
          </table:table-cell>
          <table:table-cell table:formula="of:=[.E232]/[.C232]-1" office:value-type="float" office:value="0.00430082292917944" calcext:value-type="float">
            <text:p>0.004</text:p>
          </table:table-cell>
          <table:table-cell/>
          <table:table-cell table:formula="of:=[.C232]*(1+[.J232])" office:value-type="float" office:value="792.927623976295" calcext:value-type="float">
            <text:p>792.927623976295</text:p>
          </table:table-cell>
          <table:table-cell table:formula="of:=[.M232]/[.E232]-1" office:value-type="float" office:value="0.00370585313454996" calcext:value-type="float">
            <text:p>0.004</text:p>
          </table:table-cell>
          <table:table-cell table:formula="of:=INT([.M232]-[.$P$2])" office:value-type="float" office:value="767" calcext:value-type="float">
            <text:p>767</text:p>
          </table:table-cell>
          <table:table-cell/>
          <table:table-cell table:formula="of:=IF([.G232]&lt;[.O232]; [.O232]; &quot;&quot;)">
            <text:p/>
          </table:table-cell>
          <table:table-cell table:formula="of:=IF([.Q232]&lt;&gt;&quot;&quot;; [.E232]; &quot;&quot;)">
            <text:p/>
          </table:table-cell>
          <table:table-cell table:formula="of:=IF([.R232]&lt;&gt;&quot;&quot;; [.R232]-[.Q232]; &quot;&quot;)">
            <text:p/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795.0738" calcext:value-type="float">
            <text:p>795.0738</text:p>
          </table:table-cell>
          <table:table-cell office:value-type="float" office:value="795.1606" calcext:value-type="float">
            <text:p>795.160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H233]/[.B233]-1" office:value-type="float" office:value="-0.00260831132908668" calcext:value-type="float">
            <text:p>-0.003</text:p>
          </table:table-cell>
          <table:table-cell table:formula="of:=[.E233]/[.C233]-1" office:value-type="float" office:value="-0.00523240210845466" calcext:value-type="float">
            <text:p>-0.005</text:p>
          </table:table-cell>
          <table:table-cell/>
          <table:table-cell table:formula="of:=[.C233]*(1+[.J233])" office:value-type="float" office:value="793.086573598577" calcext:value-type="float">
            <text:p>793.086573598577</text:p>
          </table:table-cell>
          <table:table-cell table:formula="of:=[.M233]/[.E233]-1" office:value-type="float" office:value="0.00263789329782127" calcext:value-type="float">
            <text:p>0.003</text:p>
          </table:table-cell>
          <table:table-cell table:formula="of:=INT([.M233]-[.$P$2])" office:value-type="float" office:value="768" calcext:value-type="float">
            <text:p>768</text:p>
          </table:table-cell>
          <table:table-cell/>
          <table:table-cell table:formula="of:=IF([.G233]&lt;[.O233]; [.O233]; &quot;&quot;)">
            <text:p/>
          </table:table-cell>
          <table:table-cell table:formula="of:=IF([.Q233]&lt;&gt;&quot;&quot;; [.E233]; &quot;&quot;)">
            <text:p/>
          </table:table-cell>
          <table:table-cell table:formula="of:=IF([.R233]&lt;&gt;&quot;&quot;; [.R233]-[.Q233]; &quot;&quot;)">
            <text:p/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801.3473" calcext:value-type="float">
            <text:p>801.3473</text:p>
          </table:table-cell>
          <table:table-cell office:value-type="float" office:value="801.66077" calcext:value-type="float">
            <text:p>801.66077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H234]/[.B234]-1" office:value-type="float" office:value="-0.015408175706089" calcext:value-type="float">
            <text:p>-0.015</text:p>
          </table:table-cell>
          <table:table-cell table:formula="of:=[.E234]/[.C234]-1" office:value-type="float" office:value="-0.0195354077261383" calcext:value-type="float">
            <text:p>-0.020</text:p>
          </table:table-cell>
          <table:table-cell/>
          <table:table-cell table:formula="of:=[.C234]*(1+[.J234])" office:value-type="float" office:value="789.308639999161" calcext:value-type="float">
            <text:p>789.308639999161</text:p>
          </table:table-cell>
          <table:table-cell table:formula="of:=[.M234]/[.E234]-1" office:value-type="float" office:value="0.00420946564778801" calcext:value-type="float">
            <text:p>0.004</text:p>
          </table:table-cell>
          <table:table-cell table:formula="of:=INT([.M234]-[.$P$2])" office:value-type="float" office:value="764" calcext:value-type="float">
            <text:p>764</text:p>
          </table:table-cell>
          <table:table-cell/>
          <table:table-cell table:formula="of:=IF([.G234]&lt;[.O234]; [.O234]; &quot;&quot;)">
            <text:p/>
          </table:table-cell>
          <table:table-cell table:formula="of:=IF([.Q234]&lt;&gt;&quot;&quot;; [.E234]; &quot;&quot;)">
            <text:p/>
          </table:table-cell>
          <table:table-cell table:formula="of:=IF([.R234]&lt;&gt;&quot;&quot;; [.R234]-[.Q234]; &quot;&quot;)">
            <text:p/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789.7229" calcext:value-type="float">
            <text:p>789.7229</text:p>
          </table:table-cell>
          <table:table-cell office:value-type="float" office:value="790.0557" calcext:value-type="float">
            <text:p>790.055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H235]/[.B235]-1" office:value-type="float" office:value="0.00541595032890663" calcext:value-type="float">
            <text:p>0.005</text:p>
          </table:table-cell>
          <table:table-cell table:formula="of:=[.E235]/[.C235]-1" office:value-type="float" office:value="0.0265099030359506" calcext:value-type="float">
            <text:p>0.027</text:p>
          </table:table-cell>
          <table:table-cell/>
          <table:table-cell table:formula="of:=[.C235]*(1+[.J235])" office:value-type="float" office:value="794.33460242827" calcext:value-type="float">
            <text:p>794.33460242827</text:p>
          </table:table-cell>
          <table:table-cell table:formula="of:=[.M235]/[.E235]-1" office:value-type="float" office:value="-0.0205491955261781" calcext:value-type="float">
            <text:p>-0.021</text:p>
          </table:table-cell>
          <table:table-cell table:formula="of:=INT([.M235]-[.$P$2])" office:value-type="float" office:value="769" calcext:value-type="float">
            <text:p>769</text:p>
          </table:table-cell>
          <table:table-cell/>
          <table:table-cell table:formula="of:=IF([.G235]&lt;[.O235]; [.O235]; &quot;&quot;)">
            <text:p/>
          </table:table-cell>
          <table:table-cell table:formula="of:=IF([.Q235]&lt;&gt;&quot;&quot;; [.E235]; &quot;&quot;)">
            <text:p/>
          </table:table-cell>
          <table:table-cell table:formula="of:=IF([.R235]&lt;&gt;&quot;&quot;; [.R235]-[.Q235]; &quot;&quot;)">
            <text:p/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801.4176" calcext:value-type="float">
            <text:p>801.4176</text:p>
          </table:table-cell>
          <table:table-cell office:value-type="float" office:value="802.29785" calcext:value-type="float">
            <text:p>802.29785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236]/[.B236]-1" office:value-type="float" office:value="0.0119568125282001" calcext:value-type="float">
            <text:p>0.012</text:p>
          </table:table-cell>
          <table:table-cell table:formula="of:=[.E236]/[.C236]-1" office:value-type="float" office:value="0.0145857925457484" calcext:value-type="float">
            <text:p>0.015</text:p>
          </table:table-cell>
          <table:table-cell/>
          <table:table-cell table:formula="of:=[.C236]*(1+[.J236])" office:value-type="float" office:value="811.890774984228" calcext:value-type="float">
            <text:p>811.890774984228</text:p>
          </table:table-cell>
          <table:table-cell table:formula="of:=[.M236]/[.E236]-1" office:value-type="float" office:value="-0.00259118552306137" calcext:value-type="float">
            <text:p>-0.003</text:p>
          </table:table-cell>
          <table:table-cell table:formula="of:=INT([.M236]-[.$P$2])" office:value-type="float" office:value="786" calcext:value-type="float">
            <text:p>786</text:p>
          </table:table-cell>
          <table:table-cell/>
          <table:table-cell table:formula="of:=IF([.G236]&lt;[.O236]; [.O236]; &quot;&quot;)">
            <text:p/>
          </table:table-cell>
          <table:table-cell table:formula="of:=IF([.Q236]&lt;&gt;&quot;&quot;; [.E236]; &quot;&quot;)">
            <text:p/>
          </table:table-cell>
          <table:table-cell table:formula="of:=IF([.R236]&lt;&gt;&quot;&quot;; [.R236]-[.Q236]; &quot;&quot;)">
            <text:p/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816.69635" calcext:value-type="float">
            <text:p>816.69635</text:p>
          </table:table-cell>
          <table:table-cell office:value-type="float" office:value="817.9862" calcext:value-type="float">
            <text:p>817.9862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237]/[.B237]-1" office:value-type="float" office:value="-0.00697486893384558" calcext:value-type="float">
            <text:p>-0.007</text:p>
          </table:table-cell>
          <table:table-cell table:formula="of:=[.E237]/[.C237]-1" office:value-type="float" office:value="-0.00365067283531195" calcext:value-type="float">
            <text:p>-0.004</text:p>
          </table:table-cell>
          <table:table-cell/>
          <table:table-cell table:formula="of:=[.C237]*(1+[.J237])" office:value-type="float" office:value="812.280853465306" calcext:value-type="float">
            <text:p>812.280853465306</text:p>
          </table:table-cell>
          <table:table-cell table:formula="of:=[.M237]/[.E237]-1" office:value-type="float" office:value="-0.00333637611618942" calcext:value-type="float">
            <text:p>-0.003</text:p>
          </table:table-cell>
          <table:table-cell table:formula="of:=INT([.M237]-[.$P$2])" office:value-type="float" office:value="787" calcext:value-type="float">
            <text:p>787</text:p>
          </table:table-cell>
          <table:table-cell/>
          <table:table-cell table:formula="of:=IF([.G237]&lt;[.O237]; [.O237]; &quot;&quot;)">
            <text:p/>
          </table:table-cell>
          <table:table-cell table:formula="of:=IF([.Q237]&lt;&gt;&quot;&quot;; [.E237]; &quot;&quot;)">
            <text:p/>
          </table:table-cell>
          <table:table-cell table:formula="of:=IF([.R237]&lt;&gt;&quot;&quot;; [.R237]-[.Q237]; &quot;&quot;)">
            <text:p/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814.1872" calcext:value-type="float">
            <text:p>814.1872</text:p>
          </table:table-cell>
          <table:table-cell office:value-type="float" office:value="815.61316" calcext:value-type="float">
            <text:p>815.6131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238]/[.B238]-1" office:value-type="float" office:value="-0.00391457885852287" calcext:value-type="float">
            <text:p>-0.004</text:p>
          </table:table-cell>
          <table:table-cell table:formula="of:=[.E238]/[.C238]-1" office:value-type="float" office:value="-0.0105603494676324" calcext:value-type="float">
            <text:p>-0.011</text:p>
          </table:table-cell>
          <table:table-cell/>
          <table:table-cell table:formula="of:=[.C238]*(1+[.J238])" office:value-type="float" office:value="812.420377967131" calcext:value-type="float">
            <text:p>812.420377967131</text:p>
          </table:table-cell>
          <table:table-cell table:formula="of:=[.M238]/[.E238]-1" office:value-type="float" office:value="0.00671670132234326" calcext:value-type="float">
            <text:p>0.007</text:p>
          </table:table-cell>
          <table:table-cell table:formula="of:=INT([.M238]-[.$P$2])" office:value-type="float" office:value="787" calcext:value-type="float">
            <text:p>787</text:p>
          </table:table-cell>
          <table:table-cell/>
          <table:table-cell table:formula="of:=IF([.G238]&lt;[.O238]; [.O238]; &quot;&quot;)">
            <text:p/>
          </table:table-cell>
          <table:table-cell table:formula="of:=IF([.Q238]&lt;&gt;&quot;&quot;; [.E238]; &quot;&quot;)">
            <text:p/>
          </table:table-cell>
          <table:table-cell table:formula="of:=IF([.R238]&lt;&gt;&quot;&quot;; [.R238]-[.Q238]; &quot;&quot;)">
            <text:p/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816.5803" calcext:value-type="float">
            <text:p>816.5803</text:p>
          </table:table-cell>
          <table:table-cell office:value-type="float" office:value="818.2783" calcext:value-type="float">
            <text:p>818.278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H239]/[.B239]-1" office:value-type="float" office:value="-0.00805836241702129" calcext:value-type="float">
            <text:p>-0.008</text:p>
          </table:table-cell>
          <table:table-cell table:formula="of:=[.E239]/[.C239]-1" office:value-type="float" office:value="-0.00522841678680708" calcext:value-type="float">
            <text:p>-0.005</text:p>
          </table:table-cell>
          <table:table-cell/>
          <table:table-cell table:formula="of:=[.C239]*(1+[.J239])" office:value-type="float" office:value="811.684316900616" calcext:value-type="float">
            <text:p>811.684316900616</text:p>
          </table:table-cell>
          <table:table-cell table:formula="of:=[.M239]/[.E239]-1" office:value-type="float" office:value="-0.002844819532413" calcext:value-type="float">
            <text:p>-0.003</text:p>
          </table:table-cell>
          <table:table-cell table:formula="of:=INT([.M239]-[.$P$2])" office:value-type="float" office:value="786" calcext:value-type="float">
            <text:p>786</text:p>
          </table:table-cell>
          <table:table-cell/>
          <table:table-cell table:formula="of:=IF([.G239]&lt;[.O239]; [.O239]; &quot;&quot;)">
            <text:p/>
          </table:table-cell>
          <table:table-cell table:formula="of:=IF([.Q239]&lt;&gt;&quot;&quot;; [.E239]; &quot;&quot;)">
            <text:p/>
          </table:table-cell>
          <table:table-cell table:formula="of:=IF([.R239]&lt;&gt;&quot;&quot;; [.R239]-[.Q239]; &quot;&quot;)">
            <text:p/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812.9108" calcext:value-type="float">
            <text:p>812.9108</text:p>
          </table:table-cell>
          <table:table-cell office:value-type="float" office:value="814.35626" calcext:value-type="float">
            <text:p>814.3562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H240]/[.B240]-1" office:value-type="float" office:value="-0.00358071266859783" calcext:value-type="float">
            <text:p>-0.004</text:p>
          </table:table-cell>
          <table:table-cell table:formula="of:=[.E240]/[.C240]-1" office:value-type="float" office:value="-0.00903322091488556" calcext:value-type="float">
            <text:p>-0.009</text:p>
          </table:table-cell>
          <table:table-cell/>
          <table:table-cell table:formula="of:=[.C240]*(1+[.J240])" office:value-type="float" office:value="811.440284223066" calcext:value-type="float">
            <text:p>811.440284223066</text:p>
          </table:table-cell>
          <table:table-cell table:formula="of:=[.M240]/[.E240]-1" office:value-type="float" office:value="0.0055022109331675" calcext:value-type="float">
            <text:p>0.006</text:p>
          </table:table-cell>
          <table:table-cell table:formula="of:=INT([.M240]-[.$P$2])" office:value-type="float" office:value="786" calcext:value-type="float">
            <text:p>786</text:p>
          </table:table-cell>
          <table:table-cell/>
          <table:table-cell table:formula="of:=IF([.G240]&lt;[.O240]; [.O240]; &quot;&quot;)">
            <text:p/>
          </table:table-cell>
          <table:table-cell table:formula="of:=IF([.Q240]&lt;&gt;&quot;&quot;; [.E240]; &quot;&quot;)">
            <text:p/>
          </table:table-cell>
          <table:table-cell table:formula="of:=IF([.R240]&lt;&gt;&quot;&quot;; [.R240]-[.Q240]; &quot;&quot;)">
            <text:p/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799.13477" calcext:value-type="float">
            <text:p>799.13477</text:p>
          </table:table-cell>
          <table:table-cell office:value-type="float" office:value="800.2943" calcext:value-type="float">
            <text:p>800.294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H241]/[.B241]-1" office:value-type="float" office:value="0.00608812203228259" calcext:value-type="float">
            <text:p>0.006</text:p>
          </table:table-cell>
          <table:table-cell table:formula="of:=[.E241]/[.C241]-1" office:value-type="float" office:value="-0.000367739717751392" calcext:value-type="float">
            <text:p>0.000</text:p>
          </table:table-cell>
          <table:table-cell/>
          <table:table-cell table:formula="of:=[.C241]*(1+[.J241])" office:value-type="float" office:value="805.16658936014" calcext:value-type="float">
            <text:p>805.16658936014</text:p>
          </table:table-cell>
          <table:table-cell table:formula="of:=[.M241]/[.E241]-1" office:value-type="float" office:value="0.00645823670017531" calcext:value-type="float">
            <text:p>0.006</text:p>
          </table:table-cell>
          <table:table-cell table:formula="of:=INT([.M241]-[.$P$2])" office:value-type="float" office:value="780" calcext:value-type="float">
            <text:p>780</text:p>
          </table:table-cell>
          <table:table-cell/>
          <table:table-cell table:formula="of:=IF([.G241]&lt;[.O241]; [.O241]; &quot;&quot;)">
            <text:p/>
          </table:table-cell>
          <table:table-cell table:formula="of:=IF([.Q241]&lt;&gt;&quot;&quot;; [.E241]; &quot;&quot;)">
            <text:p/>
          </table:table-cell>
          <table:table-cell table:formula="of:=IF([.R241]&lt;&gt;&quot;&quot;; [.R241]-[.Q241]; &quot;&quot;)">
            <text:p/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803.4409" calcext:value-type="float">
            <text:p>803.4409</text:p>
          </table:table-cell>
          <table:table-cell office:value-type="float" office:value="803.7915" calcext:value-type="float">
            <text:p>803.791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H242]/[.B242]-1" office:value-type="float" office:value="-0.00428270455238222" calcext:value-type="float">
            <text:p>-0.004</text:p>
          </table:table-cell>
          <table:table-cell table:formula="of:=[.E242]/[.C242]-1" office:value-type="float" office:value="0.00399170680456318" calcext:value-type="float">
            <text:p>0.004</text:p>
          </table:table-cell>
          <table:table-cell/>
          <table:table-cell table:formula="of:=[.C242]*(1+[.J242])" office:value-type="float" office:value="800.349098483784" calcext:value-type="float">
            <text:p>800.349098483784</text:p>
          </table:table-cell>
          <table:table-cell table:formula="of:=[.M242]/[.E242]-1" office:value-type="float" office:value="-0.00824151365082537" calcext:value-type="float">
            <text:p>-0.008</text:p>
          </table:table-cell>
          <table:table-cell table:formula="of:=INT([.M242]-[.$P$2])" office:value-type="float" office:value="775" calcext:value-type="float">
            <text:p>775</text:p>
          </table:table-cell>
          <table:table-cell/>
          <table:table-cell table:formula="of:=IF([.G242]&lt;[.O242]; [.O242]; &quot;&quot;)">
            <text:p/>
          </table:table-cell>
          <table:table-cell table:formula="of:=IF([.Q242]&lt;&gt;&quot;&quot;; [.E242]; &quot;&quot;)">
            <text:p/>
          </table:table-cell>
          <table:table-cell table:formula="of:=IF([.R242]&lt;&gt;&quot;&quot;; [.R242]-[.Q242]; &quot;&quot;)">
            <text:p/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798.7567" calcext:value-type="float">
            <text:p>798.7567</text:p>
          </table:table-cell>
          <table:table-cell office:value-type="float" office:value="799.2464" calcext:value-type="float">
            <text:p>799.2464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H243]/[.B243]-1" office:value-type="float" office:value="0.0115721095046839" calcext:value-type="float">
            <text:p>0.012</text:p>
          </table:table-cell>
          <table:table-cell table:formula="of:=[.E243]/[.C243]-1" office:value-type="float" office:value="0.0272176390159531" calcext:value-type="float">
            <text:p>0.027</text:p>
          </table:table-cell>
          <table:table-cell/>
          <table:table-cell table:formula="of:=[.C243]*(1+[.J243])" office:value-type="float" office:value="808.495366862024" calcext:value-type="float">
            <text:p>808.495366862024</text:p>
          </table:table-cell>
          <table:table-cell table:formula="of:=[.M243]/[.E243]-1" office:value-type="float" office:value="-0.0152309782435757" calcext:value-type="float">
            <text:p>-0.015</text:p>
          </table:table-cell>
          <table:table-cell table:formula="of:=INT([.M243]-[.$P$2])" office:value-type="float" office:value="783" calcext:value-type="float">
            <text:p>783</text:p>
          </table:table-cell>
          <table:table-cell/>
          <table:table-cell table:formula="of:=IF([.G243]&lt;[.O243]; [.O243]; &quot;&quot;)">
            <text:p/>
          </table:table-cell>
          <table:table-cell table:formula="of:=IF([.Q243]&lt;&gt;&quot;&quot;; [.E243]; &quot;&quot;)">
            <text:p/>
          </table:table-cell>
          <table:table-cell table:formula="of:=IF([.R243]&lt;&gt;&quot;&quot;; [.R243]-[.Q243]; &quot;&quot;)">
            <text:p/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823.3968" calcext:value-type="float">
            <text:p>823.3968</text:p>
          </table:table-cell>
          <table:table-cell office:value-type="float" office:value="824.49786" calcext:value-type="float">
            <text:p>824.4978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H244]/[.B244]-1" office:value-type="float" office:value="-0.0029108687330337" calcext:value-type="float">
            <text:p>-0.003</text:p>
          </table:table-cell>
          <table:table-cell table:formula="of:=[.E244]/[.C244]-1" office:value-type="float" office:value="-0.0236481632590289" calcext:value-type="float">
            <text:p>-0.024</text:p>
          </table:table-cell>
          <table:table-cell/>
          <table:table-cell table:formula="of:=[.C244]*(1+[.J244])" office:value-type="float" office:value="822.097854958873" calcext:value-type="float">
            <text:p>822.097854958873</text:p>
          </table:table-cell>
          <table:table-cell table:formula="of:=[.M244]/[.E244]-1" office:value-type="float" office:value="0.0212395713774818" calcext:value-type="float">
            <text:p>0.021</text:p>
          </table:table-cell>
          <table:table-cell table:formula="of:=INT([.M244]-[.$P$2])" office:value-type="float" office:value="797" calcext:value-type="float">
            <text:p>797</text:p>
          </table:table-cell>
          <table:table-cell/>
          <table:table-cell table:formula="of:=IF([.G244]&lt;[.O244]; [.O244]; &quot;&quot;)">
            <text:p/>
          </table:table-cell>
          <table:table-cell table:formula="of:=IF([.Q244]&lt;&gt;&quot;&quot;; [.E244]; &quot;&quot;)">
            <text:p/>
          </table:table-cell>
          <table:table-cell table:formula="of:=IF([.R244]&lt;&gt;&quot;&quot;; [.R244]-[.Q244]; &quot;&quot;)">
            <text:p/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804.6322" calcext:value-type="float">
            <text:p>804.6322</text:p>
          </table:table-cell>
          <table:table-cell office:value-type="float" office:value="805.43384" calcext:value-type="float">
            <text:p>805.43384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H245]/[.B245]-1" office:value-type="float" office:value="-0.00575691601703243" calcext:value-type="float">
            <text:p>-0.006</text:p>
          </table:table-cell>
          <table:table-cell table:formula="of:=[.E245]/[.C245]-1" office:value-type="float" office:value="-0.0154374442474382" calcext:value-type="float">
            <text:p>-0.015</text:p>
          </table:table-cell>
          <table:table-cell/>
          <table:table-cell table:formula="of:=[.C245]*(1+[.J245])" office:value-type="float" office:value="800.797025025844" calcext:value-type="float">
            <text:p>800.797025025844</text:p>
          </table:table-cell>
          <table:table-cell table:formula="of:=[.M245]/[.E245]-1" office:value-type="float" office:value="0.00983231403006823" calcext:value-type="float">
            <text:p>0.010</text:p>
          </table:table-cell>
          <table:table-cell table:formula="of:=INT([.M245]-[.$P$2])" office:value-type="float" office:value="775" calcext:value-type="float">
            <text:p>775</text:p>
          </table:table-cell>
          <table:table-cell/>
          <table:table-cell table:formula="of:=IF([.G245]&lt;[.O245]; [.O245]; &quot;&quot;)">
            <text:p/>
          </table:table-cell>
          <table:table-cell table:formula="of:=IF([.Q245]&lt;&gt;&quot;&quot;; [.E245]; &quot;&quot;)">
            <text:p/>
          </table:table-cell>
          <table:table-cell table:formula="of:=IF([.R245]&lt;&gt;&quot;&quot;; [.R245]-[.Q245]; &quot;&quot;)">
            <text:p/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788.0633" calcext:value-type="float">
            <text:p>788.0633</text:p>
          </table:table-cell>
          <table:table-cell office:value-type="float" office:value="788.46826" calcext:value-type="float">
            <text:p>788.4682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5" calcext:value-type="float">
            <text:p>805</text:p>
          </table:table-cell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H246]/[.B246]-1" office:value-type="float" office:value="0.0164158132982464" calcext:value-type="float">
            <text:p>0.016</text:p>
          </table:table-cell>
          <table:table-cell table:formula="of:=[.E246]/[.C246]-1" office:value-type="float" office:value="-0.001862167539883" calcext:value-type="float">
            <text:p>-0.002</text:p>
          </table:table-cell>
          <table:table-cell/>
          <table:table-cell table:formula="of:=[.C246]*(1+[.J246])" office:value-type="float" office:value="801.411607747753" calcext:value-type="float">
            <text:p>801.411607747753</text:p>
          </table:table-cell>
          <table:table-cell table:formula="of:=[.M246]/[.E246]-1" office:value-type="float" office:value="0.0183120810009569" calcext:value-type="float">
            <text:p>0.018</text:p>
          </table:table-cell>
          <table:table-cell table:formula="of:=INT([.M246]-[.$P$2])" office:value-type="float" office:value="776" calcext:value-type="float">
            <text:p>776</text:p>
          </table:table-cell>
          <table:table-cell/>
          <table:table-cell table:formula="of:=IF([.G246]&lt;[.O246]; [.O246]; &quot;&quot;)">
            <text:p/>
          </table:table-cell>
          <table:table-cell table:formula="of:=IF([.Q246]&lt;&gt;&quot;&quot;; [.E246]; &quot;&quot;)">
            <text:p/>
          </table:table-cell>
          <table:table-cell table:formula="of:=IF([.R246]&lt;&gt;&quot;&quot;; [.R246]-[.Q246]; &quot;&quot;)">
            <text:p/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800.56146" calcext:value-type="float">
            <text:p>800.56146</text:p>
          </table:table-cell>
          <table:table-cell office:value-type="float" office:value="800.7064" calcext:value-type="float">
            <text:p>800.7064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H247]/[.B247]-1" office:value-type="float" office:value="-0.0169399361293261" calcext:value-type="float">
            <text:p>-0.017</text:p>
          </table:table-cell>
          <table:table-cell table:formula="of:=[.E247]/[.C247]-1" office:value-type="float" office:value="-0.00338001544636091" calcext:value-type="float">
            <text:p>-0.003</text:p>
          </table:table-cell>
          <table:table-cell/>
          <table:table-cell table:formula="of:=[.C247]*(1+[.J247])" office:value-type="float" office:value="787.142484725657" calcext:value-type="float">
            <text:p>787.142484725657</text:p>
          </table:table-cell>
          <table:table-cell table:formula="of:=[.M247]/[.E247]-1" office:value-type="float" office:value="-0.0136059088650911" calcext:value-type="float">
            <text:p>-0.014</text:p>
          </table:table-cell>
          <table:table-cell table:formula="of:=INT([.M247]-[.$P$2])" office:value-type="float" office:value="762" calcext:value-type="float">
            <text:p>762</text:p>
          </table:table-cell>
          <table:table-cell/>
          <table:table-cell table:formula="of:=IF([.G247]&lt;[.O247]; [.O247]; &quot;&quot;)">
            <text:p/>
          </table:table-cell>
          <table:table-cell table:formula="of:=IF([.Q247]&lt;&gt;&quot;&quot;; [.E247]; &quot;&quot;)">
            <text:p/>
          </table:table-cell>
          <table:table-cell table:formula="of:=IF([.R247]&lt;&gt;&quot;&quot;; [.R247]-[.Q247]; &quot;&quot;)">
            <text:p/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794.7089" calcext:value-type="float">
            <text:p>794.7089</text:p>
          </table:table-cell>
          <table:table-cell office:value-type="float" office:value="794.4617" calcext:value-type="float">
            <text:p>794.461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H248]/[.B248]-1" office:value-type="float" office:value="-0.0109586038359454" calcext:value-type="float">
            <text:p>-0.011</text:p>
          </table:table-cell>
          <table:table-cell table:formula="of:=[.E248]/[.C248]-1" office:value-type="float" office:value="-0.0194618570033017" calcext:value-type="float">
            <text:p>-0.019</text:p>
          </table:table-cell>
          <table:table-cell/>
          <table:table-cell table:formula="of:=[.C248]*(1+[.J248])" office:value-type="float" office:value="785.755508966868" calcext:value-type="float">
            <text:p>785.755508966868</text:p>
          </table:table-cell>
          <table:table-cell table:formula="of:=[.M248]/[.E248]-1" office:value-type="float" office:value="0.00867202691510705" calcext:value-type="float">
            <text:p>0.009</text:p>
          </table:table-cell>
          <table:table-cell table:formula="of:=INT([.M248]-[.$P$2])" office:value-type="float" office:value="760" calcext:value-type="float">
            <text:p>760</text:p>
          </table:table-cell>
          <table:table-cell/>
          <table:table-cell table:formula="of:=IF([.G248]&lt;[.O248]; [.O248]; &quot;&quot;)">
            <text:p/>
          </table:table-cell>
          <table:table-cell table:formula="of:=IF([.Q248]&lt;&gt;&quot;&quot;; [.E248]; &quot;&quot;)">
            <text:p/>
          </table:table-cell>
          <table:table-cell table:formula="of:=IF([.R248]&lt;&gt;&quot;&quot;; [.R248]-[.Q248]; &quot;&quot;)">
            <text:p/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782.5033" calcext:value-type="float">
            <text:p>782.5033</text:p>
          </table:table-cell>
          <table:table-cell office:value-type="float" office:value="781.57446" calcext:value-type="float">
            <text:p>781.57446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H249]/[.B249]-1" office:value-type="float" office:value="0.00574655723496642" calcext:value-type="float">
            <text:p>0.006</text:p>
          </table:table-cell>
          <table:table-cell table:formula="of:=[.E249]/[.C249]-1" office:value-type="float" office:value="0.0133391513330667" calcext:value-type="float">
            <text:p>0.013</text:p>
          </table:table-cell>
          <table:table-cell/>
          <table:table-cell table:formula="of:=[.C249]*(1+[.J249])" office:value-type="float" office:value="786.065822367778" calcext:value-type="float">
            <text:p>786.065822367778</text:p>
          </table:table-cell>
          <table:table-cell table:formula="of:=[.M249]/[.E249]-1" office:value-type="float" office:value="-0.00749264852553289" calcext:value-type="float">
            <text:p>-0.007</text:p>
          </table:table-cell>
          <table:table-cell table:formula="of:=INT([.M249]-[.$P$2])" office:value-type="float" office:value="761" calcext:value-type="float">
            <text:p>761</text:p>
          </table:table-cell>
          <table:table-cell/>
          <table:table-cell table:formula="of:=IF([.G249]&lt;[.O249]; [.O249]; &quot;&quot;)">
            <text:p/>
          </table:table-cell>
          <table:table-cell table:formula="of:=IF([.Q249]&lt;&gt;&quot;&quot;; [.E249]; &quot;&quot;)">
            <text:p/>
          </table:table-cell>
          <table:table-cell table:formula="of:=IF([.R249]&lt;&gt;&quot;&quot;; [.R249]-[.Q249]; &quot;&quot;)">
            <text:p/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796.9056" calcext:value-type="float">
            <text:p>796.9056</text:p>
          </table:table-cell>
          <table:table-cell office:value-type="float" office:value="795.70605" calcext:value-type="float">
            <text:p>795.70605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H250]/[.B250]-1" office:value-type="float" office:value="0.00388301951950143" calcext:value-type="float">
            <text:p>0.004</text:p>
          </table:table-cell>
          <table:table-cell table:formula="of:=[.E250]/[.C250]-1" office:value-type="float" office:value="-0.00842779817999373" calcext:value-type="float">
            <text:p>-0.008</text:p>
          </table:table-cell>
          <table:table-cell/>
          <table:table-cell table:formula="of:=[.C250]*(1+[.J250])" office:value-type="float" office:value="798.795792123935" calcext:value-type="float">
            <text:p>798.795792123935</text:p>
          </table:table-cell>
          <table:table-cell table:formula="of:=[.M250]/[.E250]-1" office:value-type="float" office:value="0.012415452628562" calcext:value-type="float">
            <text:p>0.012</text:p>
          </table:table-cell>
          <table:table-cell table:formula="of:=INT([.M250]-[.$P$2])" office:value-type="float" office:value="773" calcext:value-type="float">
            <text:p>773</text:p>
          </table:table-cell>
          <table:table-cell/>
          <table:table-cell table:formula="of:=IF([.G250]&lt;[.O250]; [.O250]; &quot;&quot;)">
            <text:p/>
          </table:table-cell>
          <table:table-cell table:formula="of:=IF([.Q250]&lt;&gt;&quot;&quot;; [.E250]; &quot;&quot;)">
            <text:p/>
          </table:table-cell>
          <table:table-cell table:formula="of:=IF([.R250]&lt;&gt;&quot;&quot;; [.R250]-[.Q250]; &quot;&quot;)">
            <text:p/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802.7443" calcext:value-type="float">
            <text:p>802.7443</text:p>
          </table:table-cell>
          <table:table-cell office:value-type="float" office:value="802.6714" calcext:value-type="float">
            <text:p>802.6714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H251]/[.B251]-1" office:value-type="float" office:value="-0.0221045481107744" calcext:value-type="float">
            <text:p>-0.022</text:p>
          </table:table-cell>
          <table:table-cell table:formula="of:=[.E251]/[.C251]-1" office:value-type="float" office:value="-0.0182782144723233" calcext:value-type="float">
            <text:p>-0.018</text:p>
          </table:table-cell>
          <table:table-cell/>
          <table:table-cell table:formula="of:=[.C251]*(1+[.J251])" office:value-type="float" office:value="784.928711421557" calcext:value-type="float">
            <text:p>784.928711421557</text:p>
          </table:table-cell>
          <table:table-cell table:formula="of:=[.M251]/[.E251]-1" office:value-type="float" office:value="-0.00389757433812521" calcext:value-type="float">
            <text:p>-0.004</text:p>
          </table:table-cell>
          <table:table-cell table:formula="of:=INT([.M251]-[.$P$2])" office:value-type="float" office:value="759" calcext:value-type="float">
            <text:p>759</text:p>
          </table:table-cell>
          <table:table-cell/>
          <table:table-cell table:formula="of:=IF([.G251]&lt;[.O251]; [.O251]; &quot;&quot;)">
            <text:p/>
          </table:table-cell>
          <table:table-cell table:formula="of:=IF([.Q251]&lt;&gt;&quot;&quot;; [.E251]; &quot;&quot;)">
            <text:p/>
          </table:table-cell>
          <table:table-cell table:formula="of:=IF([.R251]&lt;&gt;&quot;&quot;; [.R251]-[.Q251]; &quot;&quot;)">
            <text:p/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789.0578" calcext:value-type="float">
            <text:p>789.0578</text:p>
          </table:table-cell>
          <table:table-cell office:value-type="float" office:value="788.90753" calcext:value-type="float">
            <text:p>788.90753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H252]/[.B252]-1" office:value-type="float" office:value="0.00753075376734125" calcext:value-type="float">
            <text:p>0.008</text:p>
          </table:table-cell>
          <table:table-cell table:formula="of:=[.E252]/[.C252]-1" office:value-type="float" office:value="-0.00115036295825433" calcext:value-type="float">
            <text:p>-0.001</text:p>
          </table:table-cell>
          <table:table-cell/>
          <table:table-cell table:formula="of:=[.C252]*(1+[.J252])" office:value-type="float" office:value="794.848598353631" calcext:value-type="float">
            <text:p>794.848598353631</text:p>
          </table:table-cell>
          <table:table-cell table:formula="of:=[.M252]/[.E252]-1" office:value-type="float" office:value="0.00869111466196881" calcext:value-type="float">
            <text:p>0.009</text:p>
          </table:table-cell>
          <table:table-cell table:formula="of:=INT([.M252]-[.$P$2])" office:value-type="float" office:value="769" calcext:value-type="float">
            <text:p>769</text:p>
          </table:table-cell>
          <table:table-cell/>
          <table:table-cell table:formula="of:=IF([.G252]&lt;[.O252]; [.O252]; &quot;&quot;)">
            <text:p/>
          </table:table-cell>
          <table:table-cell table:formula="of:=IF([.Q252]&lt;&gt;&quot;&quot;; [.E252]; &quot;&quot;)">
            <text:p/>
          </table:table-cell>
          <table:table-cell table:formula="of:=IF([.R252]&lt;&gt;&quot;&quot;; [.R252]-[.Q252]; &quot;&quot;)">
            <text:p/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789.8014" calcext:value-type="float">
            <text:p>789.8014</text:p>
          </table:table-cell>
          <table:table-cell office:value-type="float" office:value="789.6457" calcext:value-type="float">
            <text:p>789.645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H253]/[.B253]-1" office:value-type="float" office:value="0.00151759670215834" calcext:value-type="float">
            <text:p>0.002</text:p>
          </table:table-cell>
          <table:table-cell table:formula="of:=[.E253]/[.C253]-1" office:value-type="float" office:value="0.00678063592317413" calcext:value-type="float">
            <text:p>0.007</text:p>
          </table:table-cell>
          <table:table-cell/>
          <table:table-cell table:formula="of:=[.C253]*(1+[.J253])" office:value-type="float" office:value="790.844063710194" calcext:value-type="float">
            <text:p>790.844063710194</text:p>
          </table:table-cell>
          <table:table-cell table:formula="of:=[.M253]/[.E253]-1" office:value-type="float" office:value="-0.00522759281736662" calcext:value-type="float">
            <text:p>-0.005</text:p>
          </table:table-cell>
          <table:table-cell table:formula="of:=INT([.M253]-[.$P$2])" office:value-type="float" office:value="765" calcext:value-type="float">
            <text:p>765</text:p>
          </table:table-cell>
          <table:table-cell/>
          <table:table-cell table:formula="of:=IF([.G253]&lt;[.O253]; [.O253]; &quot;&quot;)">
            <text:p/>
          </table:table-cell>
          <table:table-cell table:formula="of:=IF([.Q253]&lt;&gt;&quot;&quot;; [.E253]; &quot;&quot;)">
            <text:p/>
          </table:table-cell>
          <table:table-cell table:formula="of:=IF([.R253]&lt;&gt;&quot;&quot;; [.R253]-[.Q253]; &quot;&quot;)">
            <text:p/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795.86053" calcext:value-type="float">
            <text:p>795.86053</text:p>
          </table:table-cell>
          <table:table-cell office:value-type="float" office:value="794.4376" calcext:value-type="float">
            <text:p>794.4376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H254]/[.B254]-1" office:value-type="float" office:value="0.0127402599045841" calcext:value-type="float">
            <text:p>0.013</text:p>
          </table:table-cell>
          <table:table-cell table:formula="of:=[.E254]/[.C254]-1" office:value-type="float" office:value="0.0082604348031865" calcext:value-type="float">
            <text:p>0.008</text:p>
          </table:table-cell>
          <table:table-cell/>
          <table:table-cell table:formula="of:=[.C254]*(1+[.J254])" office:value-type="float" office:value="804.558941501974" calcext:value-type="float">
            <text:p>804.558941501974</text:p>
          </table:table-cell>
          <table:table-cell table:formula="of:=[.M254]/[.E254]-1" office:value-type="float" office:value="0.00444312297375027" calcext:value-type="float">
            <text:p>0.004</text:p>
          </table:table-cell>
          <table:table-cell table:formula="of:=INT([.M254]-[.$P$2])" office:value-type="float" office:value="779" calcext:value-type="float">
            <text:p>779</text:p>
          </table:table-cell>
          <table:table-cell/>
          <table:table-cell table:formula="of:=IF([.G254]&lt;[.O254]; [.O254]; &quot;&quot;)">
            <text:p/>
          </table:table-cell>
          <table:table-cell table:formula="of:=IF([.Q254]&lt;&gt;&quot;&quot;; [.E254]; &quot;&quot;)">
            <text:p/>
          </table:table-cell>
          <table:table-cell table:formula="of:=IF([.R254]&lt;&gt;&quot;&quot;; [.R254]-[.Q254]; &quot;&quot;)">
            <text:p/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809.131" calcext:value-type="float">
            <text:p>809.131</text:p>
          </table:table-cell>
          <table:table-cell office:value-type="float" office:value="809.3237" calcext:value-type="float">
            <text:p>809.3237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H255]/[.B255]-1" office:value-type="float" office:value="-0.0112849464425414" calcext:value-type="float">
            <text:p>-0.011</text:p>
          </table:table-cell>
          <table:table-cell table:formula="of:=[.E255]/[.C255]-1" office:value-type="float" office:value="-0.00287116267570076" calcext:value-type="float">
            <text:p>-0.003</text:p>
          </table:table-cell>
          <table:table-cell/>
          <table:table-cell table:formula="of:=[.C255]*(1+[.J255])" office:value-type="float" office:value="800.190525390821" calcext:value-type="float">
            <text:p>800.190525390821</text:p>
          </table:table-cell>
          <table:table-cell table:formula="of:=[.M255]/[.E255]-1" office:value-type="float" office:value="-0.00843801066812821" calcext:value-type="float">
            <text:p>-0.008</text:p>
          </table:table-cell>
          <table:table-cell table:formula="of:=INT([.M255]-[.$P$2])" office:value-type="float" office:value="775" calcext:value-type="float">
            <text:p>775</text:p>
          </table:table-cell>
          <table:table-cell/>
          <table:table-cell table:formula="of:=IF([.G255]&lt;[.O255]; [.O255]; &quot;&quot;)">
            <text:p/>
          </table:table-cell>
          <table:table-cell table:formula="of:=IF([.Q255]&lt;&gt;&quot;&quot;; [.E255]; &quot;&quot;)">
            <text:p/>
          </table:table-cell>
          <table:table-cell table:formula="of:=IF([.R255]&lt;&gt;&quot;&quot;; [.R255]-[.Q255]; &quot;&quot;)">
            <text:p/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805.6282" calcext:value-type="float">
            <text:p>805.6282</text:p>
          </table:table-cell>
          <table:table-cell office:value-type="float" office:value="805.81995" calcext:value-type="float">
            <text:p>805.81995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810" calcext:value-type="float">
            <text:p>810</text:p>
          </table:table-cell>
          <table:table-cell/>
          <table:table-cell table:formula="of:=[.H256]/[.B256]-1" office:value-type="float" office:value="0.00542657270438141" calcext:value-type="float">
            <text:p>0.005</text:p>
          </table:table-cell>
          <table:table-cell table:formula="of:=[.E256]/[.C256]-1" office:value-type="float" office:value="0.0225609331215988" calcext:value-type="float">
            <text:p>0.023</text:p>
          </table:table-cell>
          <table:table-cell/>
          <table:table-cell table:formula="of:=[.C256]*(1+[.J256])" office:value-type="float" office:value="810.192790545316" calcext:value-type="float">
            <text:p>810.192790545316</text:p>
          </table:table-cell>
          <table:table-cell table:formula="of:=[.M256]/[.E256]-1" office:value-type="float" office:value="-0.0167563221537428" calcext:value-type="float">
            <text:p>-0.017</text:p>
          </table:table-cell>
          <table:table-cell table:formula="of:=INT([.M256]-[.$P$2])" office:value-type="float" office:value="785" calcext:value-type="float">
            <text:p>785</text:p>
          </table:table-cell>
          <table:table-cell/>
          <table:table-cell table:formula="of:=IF([.G256]&lt;[.O256]; [.O256]; &quot;&quot;)">
            <text:p/>
          </table:table-cell>
          <table:table-cell table:formula="of:=IF([.Q256]&lt;&gt;&quot;&quot;; [.E256]; &quot;&quot;)">
            <text:p/>
          </table:table-cell>
          <table:table-cell table:formula="of:=IF([.R256]&lt;&gt;&quot;&quot;; [.R256]-[.Q256]; &quot;&quot;)">
            <text:p/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815.1858" calcext:value-type="float">
            <text:p>815.1858</text:p>
          </table:table-cell>
          <table:table-cell office:value-type="float" office:value="815.957" calcext:value-type="float">
            <text:p>815.957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H257]/[.B257]-1" office:value-type="float" office:value="0.0181727895652746" calcext:value-type="float">
            <text:p>0.018</text:p>
          </table:table-cell>
          <table:table-cell table:formula="of:=[.E257]/[.C257]-1" office:value-type="float" office:value="0.0208871300816098" calcext:value-type="float">
            <text:p>0.021</text:p>
          </table:table-cell>
          <table:table-cell/>
          <table:table-cell table:formula="of:=[.C257]*(1+[.J257])" office:value-type="float" office:value="830.785214855313" calcext:value-type="float">
            <text:p>830.785214855313</text:p>
          </table:table-cell>
          <table:table-cell table:formula="of:=[.M257]/[.E257]-1" office:value-type="float" office:value="-0.00265880569590315" calcext:value-type="float">
            <text:p>-0.003</text:p>
          </table:table-cell>
          <table:table-cell table:formula="of:=INT([.M257]-[.$P$2])" office:value-type="float" office:value="805" calcext:value-type="float">
            <text:p>805</text:p>
          </table:table-cell>
          <table:table-cell/>
          <table:table-cell table:formula="of:=IF([.G257]&lt;[.O257]; [.O257]; &quot;&quot;)">
            <text:p/>
          </table:table-cell>
          <table:table-cell table:formula="of:=IF([.Q257]&lt;&gt;&quot;&quot;; [.E257]; &quot;&quot;)">
            <text:p/>
          </table:table-cell>
          <table:table-cell table:formula="of:=IF([.R257]&lt;&gt;&quot;&quot;; [.R257]-[.Q257]; &quot;&quot;)">
            <text:p/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834.85974" calcext:value-type="float">
            <text:p>834.85974</text:p>
          </table:table-cell>
          <table:table-cell office:value-type="float" office:value="836.18085" calcext:value-type="float">
            <text:p>836.18085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H258]/[.B258]-1" office:value-type="float" office:value="-0.00582102569708298" calcext:value-type="float">
            <text:p>-0.006</text:p>
          </table:table-cell>
          <table:table-cell table:formula="of:=[.E258]/[.C258]-1" office:value-type="float" office:value="-0.00619584866120759" calcext:value-type="float">
            <text:p>-0.006</text:p>
          </table:table-cell>
          <table:table-cell/>
          <table:table-cell table:formula="of:=[.C258]*(1+[.J258])" office:value-type="float" office:value="831.313419784741" calcext:value-type="float">
            <text:p>831.313419784741</text:p>
          </table:table-cell>
          <table:table-cell table:formula="of:=[.M258]/[.E258]-1" office:value-type="float" office:value="0.000377159789099135" calcext:value-type="float">
            <text:p>0.000</text:p>
          </table:table-cell>
          <table:table-cell table:formula="of:=INT([.M258]-[.$P$2])" office:value-type="float" office:value="806" calcext:value-type="float">
            <text:p>806</text:p>
          </table:table-cell>
          <table:table-cell/>
          <table:table-cell table:formula="of:=IF([.G258]&lt;[.O258]; [.O258]; &quot;&quot;)">
            <text:p/>
          </table:table-cell>
          <table:table-cell table:formula="of:=IF([.Q258]&lt;&gt;&quot;&quot;; [.E258]; &quot;&quot;)">
            <text:p/>
          </table:table-cell>
          <table:table-cell table:formula="of:=IF([.R258]&lt;&gt;&quot;&quot;; [.R258]-[.Q258]; &quot;&quot;)">
            <text:p/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826.84863" calcext:value-type="float">
            <text:p>826.84863</text:p>
          </table:table-cell>
          <table:table-cell office:value-type="float" office:value="827.4398" calcext:value-type="float">
            <text:p>827.439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H259]/[.B259]-1" office:value-type="float" office:value="0.00743953581927093" calcext:value-type="float">
            <text:p>0.007</text:p>
          </table:table-cell>
          <table:table-cell table:formula="of:=[.E259]/[.C259]-1" office:value-type="float" office:value="0.0357248950316387" calcext:value-type="float">
            <text:p>0.036</text:p>
          </table:table-cell>
          <table:table-cell/>
          <table:table-cell table:formula="of:=[.C259]*(1+[.J259])" office:value-type="float" office:value="833.59556803039" calcext:value-type="float">
            <text:p>833.59556803039</text:p>
          </table:table-cell>
          <table:table-cell table:formula="of:=[.M259]/[.E259]-1" office:value-type="float" office:value="-0.0273097222515865" calcext:value-type="float">
            <text:p>-0.027</text:p>
          </table:table-cell>
          <table:table-cell table:formula="of:=INT([.M259]-[.$P$2])" office:value-type="float" office:value="808" calcext:value-type="float">
            <text:p>808</text:p>
          </table:table-cell>
          <table:table-cell/>
          <table:table-cell table:formula="of:=IF([.G259]&lt;[.O259]; [.O259]; &quot;&quot;)">
            <text:p/>
          </table:table-cell>
          <table:table-cell table:formula="of:=IF([.Q259]&lt;&gt;&quot;&quot;; [.E259]; &quot;&quot;)">
            <text:p/>
          </table:table-cell>
          <table:table-cell table:formula="of:=IF([.R259]&lt;&gt;&quot;&quot;; [.R259]-[.Q259]; &quot;&quot;)">
            <text:p/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836.38104" calcext:value-type="float">
            <text:p>836.38104</text:p>
          </table:table-cell>
          <table:table-cell office:value-type="float" office:value="838.0648" calcext:value-type="float">
            <text:p>838.0648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H260]/[.B260]-1" office:value-type="float" office:value="0.023456964065087" calcext:value-type="float">
            <text:p>0.023</text:p>
          </table:table-cell>
          <table:table-cell table:formula="of:=[.E260]/[.C260]-1" office:value-type="float" office:value="0.00111590416397389" calcext:value-type="float">
            <text:p>0.001</text:p>
          </table:table-cell>
          <table:table-cell/>
          <table:table-cell table:formula="of:=[.C260]*(1+[.J260])" office:value-type="float" office:value="857.723255897814" calcext:value-type="float">
            <text:p>857.723255897814</text:p>
          </table:table-cell>
          <table:table-cell table:formula="of:=[.M260]/[.E260]-1" office:value-type="float" office:value="0.0223161572083603" calcext:value-type="float">
            <text:p>0.022</text:p>
          </table:table-cell>
          <table:table-cell table:formula="of:=INT([.M260]-[.$P$2])" office:value-type="float" office:value="832" calcext:value-type="float">
            <text:p>832</text:p>
          </table:table-cell>
          <table:table-cell/>
          <table:table-cell table:formula="of:=IF([.G260]&lt;[.O260]; [.O260]; &quot;&quot;)">
            <text:p/>
          </table:table-cell>
          <table:table-cell table:formula="of:=IF([.Q260]&lt;&gt;&quot;&quot;; [.E260]; &quot;&quot;)">
            <text:p/>
          </table:table-cell>
          <table:table-cell table:formula="of:=IF([.R260]&lt;&gt;&quot;&quot;; [.R260]-[.Q260]; &quot;&quot;)">
            <text:p/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845.11316" calcext:value-type="float">
            <text:p>845.11316</text:p>
          </table:table-cell>
          <table:table-cell office:value-type="float" office:value="846.44495" calcext:value-type="float">
            <text:p>846.44495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H261]/[.B261]-1" office:value-type="float" office:value="0.00459919473979076" calcext:value-type="float">
            <text:p>0.005</text:p>
          </table:table-cell>
          <table:table-cell table:formula="of:=[.E261]/[.C261]-1" office:value-type="float" office:value="-0.0147026100161622" calcext:value-type="float">
            <text:p>-0.015</text:p>
          </table:table-cell>
          <table:table-cell/>
          <table:table-cell table:formula="of:=[.C261]*(1+[.J261])" office:value-type="float" office:value="850.337915161562" calcext:value-type="float">
            <text:p>850.337915161562</text:p>
          </table:table-cell>
          <table:table-cell table:formula="of:=[.M261]/[.E261]-1" office:value-type="float" office:value="0.0195898263328085" calcext:value-type="float">
            <text:p>0.020</text:p>
          </table:table-cell>
          <table:table-cell table:formula="of:=INT([.M261]-[.$P$2])" office:value-type="float" office:value="825" calcext:value-type="float">
            <text:p>825</text:p>
          </table:table-cell>
          <table:table-cell/>
          <table:table-cell table:formula="of:=IF([.G261]&lt;[.O261]; [.O261]; &quot;&quot;)">
            <text:p/>
          </table:table-cell>
          <table:table-cell table:formula="of:=IF([.Q261]&lt;&gt;&quot;&quot;; [.E261]; &quot;&quot;)">
            <text:p/>
          </table:table-cell>
          <table:table-cell table:formula="of:=IF([.R261]&lt;&gt;&quot;&quot;; [.R261]-[.Q261]; &quot;&quot;)">
            <text:p/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839.4391" calcext:value-type="float">
            <text:p>839.4391</text:p>
          </table:table-cell>
          <table:table-cell office:value-type="float" office:value="840.55585" calcext:value-type="float">
            <text:p>840.55585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H262]/[.B262]-1" office:value-type="float" office:value="-0.0207747053955434" calcext:value-type="float">
            <text:p>-0.021</text:p>
          </table:table-cell>
          <table:table-cell table:formula="of:=[.E262]/[.C262]-1" office:value-type="float" office:value="-0.0161272448463715" calcext:value-type="float">
            <text:p>-0.016</text:p>
          </table:table-cell>
          <table:table-cell/>
          <table:table-cell table:formula="of:=[.C262]*(1+[.J262])" office:value-type="float" office:value="823.093549847749" calcext:value-type="float">
            <text:p>823.093549847749</text:p>
          </table:table-cell>
          <table:table-cell table:formula="of:=[.M262]/[.E262]-1" office:value-type="float" office:value="-0.00472363984552671" calcext:value-type="float">
            <text:p>-0.005</text:p>
          </table:table-cell>
          <table:table-cell table:formula="of:=INT([.M262]-[.$P$2])" office:value-type="float" office:value="798" calcext:value-type="float">
            <text:p>798</text:p>
          </table:table-cell>
          <table:table-cell/>
          <table:table-cell table:formula="of:=IF([.G262]&lt;[.O262]; [.O262]; &quot;&quot;)">
            <text:p/>
          </table:table-cell>
          <table:table-cell table:formula="of:=IF([.Q262]&lt;&gt;&quot;&quot;; [.E262]; &quot;&quot;)">
            <text:p/>
          </table:table-cell>
          <table:table-cell table:formula="of:=IF([.R262]&lt;&gt;&quot;&quot;; [.R262]-[.Q262]; &quot;&quot;)">
            <text:p/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819.42163" calcext:value-type="float">
            <text:p>819.42163</text:p>
          </table:table-cell>
          <table:table-cell office:value-type="float" office:value="819.525" calcext:value-type="float">
            <text:p>819.52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H263]/[.B263]-1" office:value-type="float" office:value="0.00558731894836595" calcext:value-type="float">
            <text:p>0.006</text:p>
          </table:table-cell>
          <table:table-cell table:formula="of:=[.E263]/[.C263]-1" office:value-type="float" office:value="0.00424026112687237" calcext:value-type="float">
            <text:p>0.004</text:p>
          </table:table-cell>
          <table:table-cell/>
          <table:table-cell table:formula="of:=[.C263]*(1+[.J263])" office:value-type="float" office:value="824.10394756116" calcext:value-type="float">
            <text:p>824.10394756116</text:p>
          </table:table-cell>
          <table:table-cell table:formula="of:=[.M263]/[.E263]-1" office:value-type="float" office:value="0.00134137006216228" calcext:value-type="float">
            <text:p>0.001</text:p>
          </table:table-cell>
          <table:table-cell table:formula="of:=INT([.M263]-[.$P$2])" office:value-type="float" office:value="799" calcext:value-type="float">
            <text:p>799</text:p>
          </table:table-cell>
          <table:table-cell/>
          <table:table-cell table:formula="of:=IF([.G263]&lt;[.O263]; [.O263]; &quot;&quot;)">
            <text:p/>
          </table:table-cell>
          <table:table-cell table:formula="of:=IF([.Q263]&lt;&gt;&quot;&quot;; [.E263]; &quot;&quot;)">
            <text:p/>
          </table:table-cell>
          <table:table-cell table:formula="of:=IF([.R263]&lt;&gt;&quot;&quot;; [.R263]-[.Q263]; &quot;&quot;)">
            <text:p/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830.17413" calcext:value-type="float">
            <text:p>830.17413</text:p>
          </table:table-cell>
          <table:table-cell office:value-type="float" office:value="830.52295" calcext:value-type="float">
            <text:p>830.5229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H264]/[.B264]-1" office:value-type="float" office:value="-0.00141431774078526" calcext:value-type="float">
            <text:p>-0.001</text:p>
          </table:table-cell>
          <table:table-cell table:formula="of:=[.E264]/[.C264]-1" office:value-type="float" office:value="-0.0235068157959994" calcext:value-type="float">
            <text:p>-0.024</text:p>
          </table:table-cell>
          <table:table-cell/>
          <table:table-cell table:formula="of:=[.C264]*(1+[.J264])" office:value-type="float" office:value="829.348326657686" calcext:value-type="float">
            <text:p>829.348326657686</text:p>
          </table:table-cell>
          <table:table-cell table:formula="of:=[.M264]/[.E264]-1" office:value-type="float" office:value="0.0226243238689097" calcext:value-type="float">
            <text:p>0.023</text:p>
          </table:table-cell>
          <table:table-cell table:formula="of:=INT([.M264]-[.$P$2])" office:value-type="float" office:value="804" calcext:value-type="float">
            <text:p>804</text:p>
          </table:table-cell>
          <table:table-cell/>
          <table:table-cell table:formula="of:=IF([.G264]&lt;[.O264]; [.O264]; &quot;&quot;)">
            <text:p/>
          </table:table-cell>
          <table:table-cell table:formula="of:=IF([.Q264]&lt;&gt;&quot;&quot;; [.E264]; &quot;&quot;)">
            <text:p/>
          </table:table-cell>
          <table:table-cell table:formula="of:=IF([.R264]&lt;&gt;&quot;&quot;; [.R264]-[.Q264]; &quot;&quot;)">
            <text:p/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811.0709" calcext:value-type="float">
            <text:p>811.0709</text:p>
          </table:table-cell>
          <table:table-cell office:value-type="float" office:value="811.45135" calcext:value-type="float">
            <text:p>811.45135</text:p>
          </table:table-cell>
          <table:table-cell/>
          <table:table-cell table:number-columns-repeated="2"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H265]/[.B265]-1" office:value-type="float" office:value="-0.00255329096383561" calcext:value-type="float">
            <text:p>-0.003</text:p>
          </table:table-cell>
          <table:table-cell table:formula="of:=[.E265]/[.C265]-1" office:value-type="float" office:value="0.0056055732731235" calcext:value-type="float">
            <text:p>0.006</text:p>
          </table:table-cell>
          <table:table-cell/>
          <table:table-cell table:formula="of:=[.C265]*(1+[.J265])" office:value-type="float" office:value="809.379478600453" calcext:value-type="float">
            <text:p>809.379478600453</text:p>
          </table:table-cell>
          <table:table-cell table:formula="of:=[.M265]/[.E265]-1" office:value-type="float" office:value="-0.00811338406807238" calcext:value-type="float">
            <text:p>-0.008</text:p>
          </table:table-cell>
          <table:table-cell table:formula="of:=INT([.M265]-[.$P$2])" office:value-type="float" office:value="784" calcext:value-type="float">
            <text:p>784</text:p>
          </table:table-cell>
          <table:table-cell/>
          <table:table-cell table:formula="of:=IF([.G265]&lt;[.O265]; [.O265]; &quot;&quot;)">
            <text:p/>
          </table:table-cell>
          <table:table-cell table:formula="of:=IF([.Q265]&lt;&gt;&quot;&quot;; [.E265]; &quot;&quot;)">
            <text:p/>
          </table:table-cell>
          <table:table-cell table:formula="of:=IF([.R265]&lt;&gt;&quot;&quot;; [.R265]-[.Q265]; &quot;&quot;)">
            <text:p/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811.7404" calcext:value-type="float">
            <text:p>811.7404</text:p>
          </table:table-cell>
          <table:table-cell office:value-type="float" office:value="812.12964" calcext:value-type="float">
            <text:p>812.12964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H266]/[.B266]-1" office:value-type="float" office:value="0.0126390161189465" calcext:value-type="float">
            <text:p>0.013</text:p>
          </table:table-cell>
          <table:table-cell table:formula="of:=[.E266]/[.C266]-1" office:value-type="float" office:value="0.00599702283985115" calcext:value-type="float">
            <text:p>0.006</text:p>
          </table:table-cell>
          <table:table-cell/>
          <table:table-cell table:formula="of:=[.C266]*(1+[.J266])" office:value-type="float" office:value="822.394159610634" calcext:value-type="float">
            <text:p>822.394159610634</text:p>
          </table:table-cell>
          <table:table-cell table:formula="of:=[.M266]/[.E266]-1" office:value-type="float" office:value="0.00660239854422784" calcext:value-type="float">
            <text:p>0.007</text:p>
          </table:table-cell>
          <table:table-cell table:formula="of:=INT([.M266]-[.$P$2])" office:value-type="float" office:value="797" calcext:value-type="float">
            <text:p>797</text:p>
          </table:table-cell>
          <table:table-cell/>
          <table:table-cell table:formula="of:=IF([.G266]&lt;[.O266]; [.O266]; &quot;&quot;)">
            <text:p/>
          </table:table-cell>
          <table:table-cell table:formula="of:=IF([.Q266]&lt;&gt;&quot;&quot;; [.E266]; &quot;&quot;)">
            <text:p/>
          </table:table-cell>
          <table:table-cell table:formula="of:=IF([.R266]&lt;&gt;&quot;&quot;; [.R266]-[.Q266]; &quot;&quot;)">
            <text:p/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818.1325" calcext:value-type="float">
            <text:p>818.1325</text:p>
          </table:table-cell>
          <table:table-cell office:value-type="float" office:value="818.55554" calcext:value-type="float">
            <text:p>818.5555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267]/[.B267]-1" office:value-type="float" office:value="-0.008718025503204" calcext:value-type="float">
            <text:p>-0.009</text:p>
          </table:table-cell>
          <table:table-cell table:formula="of:=[.E267]/[.C267]-1" office:value-type="float" office:value="-0.00678700433693225" calcext:value-type="float">
            <text:p>-0.007</text:p>
          </table:table-cell>
          <table:table-cell/>
          <table:table-cell table:formula="of:=[.C267]*(1+[.J267])" office:value-type="float" office:value="811.419351926491" calcext:value-type="float">
            <text:p>811.419351926491</text:p>
          </table:table-cell>
          <table:table-cell table:formula="of:=[.M267]/[.E267]-1" office:value-type="float" office:value="-0.00194421657258181" calcext:value-type="float">
            <text:p>-0.002</text:p>
          </table:table-cell>
          <table:table-cell table:formula="of:=INT([.M267]-[.$P$2])" office:value-type="float" office:value="786" calcext:value-type="float">
            <text:p>786</text:p>
          </table:table-cell>
          <table:table-cell/>
          <table:table-cell table:formula="of:=IF([.G267]&lt;[.O267]; [.O267]; &quot;&quot;)">
            <text:p/>
          </table:table-cell>
          <table:table-cell table:formula="of:=IF([.Q267]&lt;&gt;&quot;&quot;; [.E267]; &quot;&quot;)">
            <text:p/>
          </table:table-cell>
          <table:table-cell table:formula="of:=IF([.R267]&lt;&gt;&quot;&quot;; [.R267]-[.Q267]; &quot;&quot;)">
            <text:p/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815.54395" calcext:value-type="float">
            <text:p>815.54395</text:p>
          </table:table-cell>
          <table:table-cell office:value-type="float" office:value="815.68933" calcext:value-type="float">
            <text:p>815.68933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H268]/[.B268]-1" office:value-type="float" office:value="0.00669007476543726" calcext:value-type="float">
            <text:p>0.007</text:p>
          </table:table-cell>
          <table:table-cell table:formula="of:=[.E268]/[.C268]-1" office:value-type="float" office:value="0.00528469582898672" calcext:value-type="float">
            <text:p>0.005</text:p>
          </table:table-cell>
          <table:table-cell/>
          <table:table-cell table:formula="of:=[.C268]*(1+[.J268])" office:value-type="float" office:value="821.14635260307" calcext:value-type="float">
            <text:p>821.14635260307</text:p>
          </table:table-cell>
          <table:table-cell table:formula="of:=[.M268]/[.E268]-1" office:value-type="float" office:value="0.00139799097935289" calcext:value-type="float">
            <text:p>0.001</text:p>
          </table:table-cell>
          <table:table-cell table:formula="of:=INT([.M268]-[.$P$2])" office:value-type="float" office:value="796" calcext:value-type="float">
            <text:p>796</text:p>
          </table:table-cell>
          <table:table-cell/>
          <table:table-cell table:formula="of:=IF([.G268]&lt;[.O268]; [.O268]; &quot;&quot;)">
            <text:p/>
          </table:table-cell>
          <table:table-cell table:formula="of:=IF([.Q268]&lt;&gt;&quot;&quot;; [.E268]; &quot;&quot;)">
            <text:p/>
          </table:table-cell>
          <table:table-cell table:formula="of:=IF([.R268]&lt;&gt;&quot;&quot;; [.R268]-[.Q268]; &quot;&quot;)">
            <text:p/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825.33124" calcext:value-type="float">
            <text:p>825.33124</text:p>
          </table:table-cell>
          <table:table-cell office:value-type="float" office:value="826.1422" calcext:value-type="float">
            <text:p>826.1422</text:p>
          </table:table-cell>
          <table:table-cell/>
          <table:table-cell table:number-columns-repeated="2"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H269]/[.B269]-1" office:value-type="float" office:value="0.000810292846784799" calcext:value-type="float">
            <text:p>0.001</text:p>
          </table:table-cell>
          <table:table-cell table:formula="of:=[.E269]/[.C269]-1" office:value-type="float" office:value="0.0131427737258791" calcext:value-type="float">
            <text:p>0.013</text:p>
          </table:table-cell>
          <table:table-cell/>
          <table:table-cell table:formula="of:=[.C269]*(1+[.J269])" office:value-type="float" office:value="826.811617115087" calcext:value-type="float">
            <text:p>826.811617115087</text:p>
          </table:table-cell>
          <table:table-cell table:formula="of:=[.M269]/[.E269]-1" office:value-type="float" office:value="-0.0121725004598721" calcext:value-type="float">
            <text:p>-0.012</text:p>
          </table:table-cell>
          <table:table-cell table:formula="of:=INT([.M269]-[.$P$2])" office:value-type="float" office:value="801" calcext:value-type="float">
            <text:p>801</text:p>
          </table:table-cell>
          <table:table-cell/>
          <table:table-cell table:formula="of:=IF([.G269]&lt;[.O269]; [.O269]; &quot;&quot;)">
            <text:p/>
          </table:table-cell>
          <table:table-cell table:formula="of:=IF([.Q269]&lt;&gt;&quot;&quot;; [.E269]; &quot;&quot;)">
            <text:p/>
          </table:table-cell>
          <table:table-cell table:formula="of:=IF([.R269]&lt;&gt;&quot;&quot;; [.R269]-[.Q269]; &quot;&quot;)">
            <text:p/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829.96045" calcext:value-type="float">
            <text:p>829.96045</text:p>
          </table:table-cell>
          <table:table-cell office:value-type="float" office:value="830.8147" calcext:value-type="float">
            <text:p>830.814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H270]/[.B270]-1" office:value-type="float" office:value="0.00607203632414044" calcext:value-type="float">
            <text:p>0.006</text:p>
          </table:table-cell>
          <table:table-cell table:formula="of:=[.E270]/[.C270]-1" office:value-type="float" office:value="-0.0033878793911567" calcext:value-type="float">
            <text:p>-0.003</text:p>
          </table:table-cell>
          <table:table-cell/>
          <table:table-cell table:formula="of:=[.C270]*(1+[.J270])" office:value-type="float" office:value="835.85943703703" calcext:value-type="float">
            <text:p>835.85943703703</text:p>
          </table:table-cell>
          <table:table-cell table:formula="of:=[.M270]/[.E270]-1" office:value-type="float" office:value="0.00949207371621963" calcext:value-type="float">
            <text:p>0.009</text:p>
          </table:table-cell>
          <table:table-cell table:formula="of:=INT([.M270]-[.$P$2])" office:value-type="float" office:value="810" calcext:value-type="float">
            <text:p>810</text:p>
          </table:table-cell>
          <table:table-cell/>
          <table:table-cell table:formula="of:=IF([.G270]&lt;[.O270]; [.O270]; &quot;&quot;)">
            <text:p/>
          </table:table-cell>
          <table:table-cell table:formula="of:=IF([.Q270]&lt;&gt;&quot;&quot;; [.E270]; &quot;&quot;)">
            <text:p/>
          </table:table-cell>
          <table:table-cell table:formula="of:=IF([.R270]&lt;&gt;&quot;&quot;; [.R270]-[.Q270]; &quot;&quot;)">
            <text:p/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835.3279" calcext:value-type="float">
            <text:p>835.3279</text:p>
          </table:table-cell>
          <table:table-cell office:value-type="float" office:value="836.4154" calcext:value-type="float">
            <text:p>836.4154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835" calcext:value-type="float">
            <text:p>835</text:p>
          </table:table-cell>
          <table:table-cell/>
          <table:table-cell table:formula="of:=[.H271]/[.B271]-1" office:value-type="float" office:value="-0.000392540462254454" calcext:value-type="float">
            <text:p>0.000</text:p>
          </table:table-cell>
          <table:table-cell table:formula="of:=[.E271]/[.C271]-1" office:value-type="float" office:value="0.00667682589297147" calcext:value-type="float">
            <text:p>0.007</text:p>
          </table:table-cell>
          <table:table-cell/>
          <table:table-cell table:formula="of:=[.C271]*(1+[.J271])" office:value-type="float" office:value="836.087073112247" calcext:value-type="float">
            <text:p>836.087073112247</text:p>
          </table:table-cell>
          <table:table-cell table:formula="of:=[.M271]/[.E271]-1" office:value-type="float" office:value="-0.00702247848901749" calcext:value-type="float">
            <text:p>-0.007</text:p>
          </table:table-cell>
          <table:table-cell table:formula="of:=INT([.M271]-[.$P$2])" office:value-type="float" office:value="811" calcext:value-type="float">
            <text:p>811</text:p>
          </table:table-cell>
          <table:table-cell/>
          <table:table-cell table:formula="of:=IF([.G271]&lt;[.O271]; [.O271]; &quot;&quot;)">
            <text:p/>
          </table:table-cell>
          <table:table-cell table:formula="of:=IF([.Q271]&lt;&gt;&quot;&quot;; [.E271]; &quot;&quot;)">
            <text:p/>
          </table:table-cell>
          <table:table-cell table:formula="of:=IF([.R271]&lt;&gt;&quot;&quot;; [.R271]-[.Q271]; &quot;&quot;)">
            <text:p/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838.2483" calcext:value-type="float">
            <text:p>838.2483</text:p>
          </table:table-cell>
          <table:table-cell office:value-type="float" office:value="839.4491" calcext:value-type="float">
            <text:p>839.449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H272]/[.B272]-1" office:value-type="float" office:value="0.00924749862302132" calcext:value-type="float">
            <text:p>0.009</text:p>
          </table:table-cell>
          <table:table-cell table:formula="of:=[.E272]/[.C272]-1" office:value-type="float" office:value="-0.00172625118068515" calcext:value-type="float">
            <text:p>-0.002</text:p>
          </table:table-cell>
          <table:table-cell/>
          <table:table-cell table:formula="of:=[.C272]*(1+[.J272])" office:value-type="float" office:value="847.211904396347" calcext:value-type="float">
            <text:p>847.211904396347</text:p>
          </table:table-cell>
          <table:table-cell table:formula="of:=[.M272]/[.E272]-1" office:value-type="float" office:value="0.01099272600996" calcext:value-type="float">
            <text:p>0.011</text:p>
          </table:table-cell>
          <table:table-cell table:formula="of:=INT([.M272]-[.$P$2])" office:value-type="float" office:value="822" calcext:value-type="float">
            <text:p>822</text:p>
          </table:table-cell>
          <table:table-cell/>
          <table:table-cell table:formula="of:=IF([.G272]&lt;[.O272]; [.O272]; &quot;&quot;)">
            <text:p/>
          </table:table-cell>
          <table:table-cell table:formula="of:=IF([.Q272]&lt;&gt;&quot;&quot;; [.E272]; &quot;&quot;)">
            <text:p/>
          </table:table-cell>
          <table:table-cell table:formula="of:=IF([.R272]&lt;&gt;&quot;&quot;; [.R272]-[.Q272]; &quot;&quot;)">
            <text:p/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843.53845" calcext:value-type="float">
            <text:p>843.53845</text:p>
          </table:table-cell>
          <table:table-cell office:value-type="float" office:value="844.9481" calcext:value-type="float">
            <text:p>844.9481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H273]/[.B273]-1" office:value-type="float" office:value="-0.00656573508889846" calcext:value-type="float">
            <text:p>-0.007</text:p>
          </table:table-cell>
          <table:table-cell table:formula="of:=[.E273]/[.C273]-1" office:value-type="float" office:value="0.0249150214078238" calcext:value-type="float">
            <text:p>0.025</text:p>
          </table:table-cell>
          <table:table-cell/>
          <table:table-cell table:formula="of:=[.C273]*(1+[.J273])" office:value-type="float" office:value="839.400394611532" calcext:value-type="float">
            <text:p>839.400394611532</text:p>
          </table:table-cell>
          <table:table-cell table:formula="of:=[.M273]/[.E273]-1" office:value-type="float" office:value="-0.0307154796633582" calcext:value-type="float">
            <text:p>-0.031</text:p>
          </table:table-cell>
          <table:table-cell table:formula="of:=INT([.M273]-[.$P$2])" office:value-type="float" office:value="814" calcext:value-type="float">
            <text:p>814</text:p>
          </table:table-cell>
          <table:table-cell/>
          <table:table-cell table:formula="of:=IF([.G273]&lt;[.O273]; [.O273]; &quot;&quot;)">
            <text:p/>
          </table:table-cell>
          <table:table-cell table:formula="of:=IF([.Q273]&lt;&gt;&quot;&quot;; [.E273]; &quot;&quot;)">
            <text:p/>
          </table:table-cell>
          <table:table-cell table:formula="of:=IF([.R273]&lt;&gt;&quot;&quot;; [.R273]-[.Q273]; &quot;&quot;)">
            <text:p/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835.19434" calcext:value-type="float">
            <text:p>835.19434</text:p>
          </table:table-cell>
          <table:table-cell office:value-type="float" office:value="836.7672" calcext:value-type="float">
            <text:p>836.767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H274]/[.B274]-1" office:value-type="float" office:value="0.034489769171568" calcext:value-type="float">
            <text:p>0.034</text:p>
          </table:table-cell>
          <table:table-cell table:formula="of:=[.E274]/[.C274]-1" office:value-type="float" office:value="0.0301551016818058" calcext:value-type="float">
            <text:p>0.030</text:p>
          </table:table-cell>
          <table:table-cell/>
          <table:table-cell table:formula="of:=[.C274]*(1+[.J274])" office:value-type="float" office:value="865.627107578339" calcext:value-type="float">
            <text:p>865.627107578339</text:p>
          </table:table-cell>
          <table:table-cell table:formula="of:=[.M274]/[.E274]-1" office:value-type="float" office:value="0.00420778141338674" calcext:value-type="float">
            <text:p>0.004</text:p>
          </table:table-cell>
          <table:table-cell table:formula="of:=INT([.M274]-[.$P$2])" office:value-type="float" office:value="840" calcext:value-type="float">
            <text:p>840</text:p>
          </table:table-cell>
          <table:table-cell/>
          <table:table-cell table:formula="of:=IF([.G274]&lt;[.O274]; [.O274]; &quot;&quot;)">
            <text:p/>
          </table:table-cell>
          <table:table-cell table:formula="of:=IF([.Q274]&lt;&gt;&quot;&quot;; [.E274]; &quot;&quot;)">
            <text:p/>
          </table:table-cell>
          <table:table-cell table:formula="of:=IF([.R274]&lt;&gt;&quot;&quot;; [.R274]-[.Q274]; &quot;&quot;)">
            <text:p/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868.265" calcext:value-type="float">
            <text:p>868.265</text:p>
          </table:table-cell>
          <table:table-cell office:value-type="float" office:value="870.66016" calcext:value-type="float">
            <text:p>870.66016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H275]/[.B275]-1" office:value-type="float" office:value="-0.00836726114723041" calcext:value-type="float">
            <text:p>-0.008</text:p>
          </table:table-cell>
          <table:table-cell table:formula="of:=[.E275]/[.C275]-1" office:value-type="float" office:value="-0.00535244428779191" calcext:value-type="float">
            <text:p>-0.005</text:p>
          </table:table-cell>
          <table:table-cell/>
          <table:table-cell table:formula="of:=[.C275]*(1+[.J275])" office:value-type="float" office:value="863.375119070791" calcext:value-type="float">
            <text:p>863.375119070791</text:p>
          </table:table-cell>
          <table:table-cell table:formula="of:=[.M275]/[.E275]-1" office:value-type="float" office:value="-0.00303104033396007" calcext:value-type="float">
            <text:p>-0.003</text:p>
          </table:table-cell>
          <table:table-cell table:formula="of:=INT([.M275]-[.$P$2])" office:value-type="float" office:value="838" calcext:value-type="float">
            <text:p>838</text:p>
          </table:table-cell>
          <table:table-cell/>
          <table:table-cell table:formula="of:=IF([.G275]&lt;[.O275]; [.O275]; &quot;&quot;)">
            <text:p/>
          </table:table-cell>
          <table:table-cell table:formula="of:=IF([.Q275]&lt;&gt;&quot;&quot;; [.E275]; &quot;&quot;)">
            <text:p/>
          </table:table-cell>
          <table:table-cell table:formula="of:=IF([.R275]&lt;&gt;&quot;&quot;; [.R275]-[.Q275]; &quot;&quot;)">
            <text:p/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856.8806" calcext:value-type="float">
            <text:p>856.8806</text:p>
          </table:table-cell>
          <table:table-cell office:value-type="float" office:value="858.9142" calcext:value-type="float">
            <text:p>858.914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H276]/[.B276]-1" office:value-type="float" office:value="0.0106425562674659" calcext:value-type="float">
            <text:p>0.011</text:p>
          </table:table-cell>
          <table:table-cell table:formula="of:=[.E276]/[.C276]-1" office:value-type="float" office:value="0.00242841485214695" calcext:value-type="float">
            <text:p>0.002</text:p>
          </table:table-cell>
          <table:table-cell/>
          <table:table-cell table:formula="of:=[.C276]*(1+[.J276])" office:value-type="float" office:value="868.055242702425" calcext:value-type="float">
            <text:p>868.055242702425</text:p>
          </table:table-cell>
          <table:table-cell table:formula="of:=[.M276]/[.E276]-1" office:value-type="float" office:value="0.0081942423953838" calcext:value-type="float">
            <text:p>0.008</text:p>
          </table:table-cell>
          <table:table-cell table:formula="of:=INT([.M276]-[.$P$2])" office:value-type="float" office:value="843" calcext:value-type="float">
            <text:p>843</text:p>
          </table:table-cell>
          <table:table-cell/>
          <table:table-cell table:formula="of:=IF([.G276]&lt;[.O276]; [.O276]; &quot;&quot;)">
            <text:p/>
          </table:table-cell>
          <table:table-cell table:formula="of:=IF([.Q276]&lt;&gt;&quot;&quot;; [.E276]; &quot;&quot;)">
            <text:p/>
          </table:table-cell>
          <table:table-cell table:formula="of:=IF([.R276]&lt;&gt;&quot;&quot;; [.R276]-[.Q276]; &quot;&quot;)">
            <text:p/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861.07" calcext:value-type="float">
            <text:p>861.07</text:p>
          </table:table-cell>
          <table:table-cell office:value-type="float" office:value="862.8357" calcext:value-type="float">
            <text:p>862.8357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H277]/[.B277]-1" office:value-type="float" office:value="-0.0128560976459522" calcext:value-type="float">
            <text:p>-0.013</text:p>
          </table:table-cell>
          <table:table-cell table:formula="of:=[.E277]/[.C277]-1" office:value-type="float" office:value="-0.0160351501450392" calcext:value-type="float">
            <text:p>-0.016</text:p>
          </table:table-cell>
          <table:table-cell/>
          <table:table-cell table:formula="of:=[.C277]*(1+[.J277])" office:value-type="float" office:value="851.742999988386" calcext:value-type="float">
            <text:p>851.742999988386</text:p>
          </table:table-cell>
          <table:table-cell table:formula="of:=[.M277]/[.E277]-1" office:value-type="float" office:value="0.00323085982142102" calcext:value-type="float">
            <text:p>0.003</text:p>
          </table:table-cell>
          <table:table-cell table:formula="of:=INT([.M277]-[.$P$2])" office:value-type="float" office:value="826" calcext:value-type="float">
            <text:p>826</text:p>
          </table:table-cell>
          <table:table-cell/>
          <table:table-cell table:formula="of:=IF([.G277]&lt;[.O277]; [.O277]; &quot;&quot;)">
            <text:p/>
          </table:table-cell>
          <table:table-cell table:formula="of:=IF([.Q277]&lt;&gt;&quot;&quot;; [.E277]; &quot;&quot;)">
            <text:p/>
          </table:table-cell>
          <table:table-cell table:formula="of:=IF([.R277]&lt;&gt;&quot;&quot;; [.R277]-[.Q277]; &quot;&quot;)">
            <text:p/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849.0939" calcext:value-type="float">
            <text:p>849.0939</text:p>
          </table:table-cell>
          <table:table-cell office:value-type="float" office:value="850.037" calcext:value-type="float">
            <text:p>850.03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H278]/[.B278]-1" office:value-type="float" office:value="-0.000110588475550233" calcext:value-type="float">
            <text:p>0.000</text:p>
          </table:table-cell>
          <table:table-cell table:formula="of:=[.E278]/[.C278]-1" office:value-type="float" office:value="-0.00592562441399613" calcext:value-type="float">
            <text:p>-0.006</text:p>
          </table:table-cell>
          <table:table-cell/>
          <table:table-cell table:formula="of:=[.C278]*(1+[.J278])" office:value-type="float" office:value="849.942995704009" calcext:value-type="float">
            <text:p>849.942995704009</text:p>
          </table:table-cell>
          <table:table-cell table:formula="of:=[.M278]/[.E278]-1" office:value-type="float" office:value="0.00584969905799837" calcext:value-type="float">
            <text:p>0.006</text:p>
          </table:table-cell>
          <table:table-cell table:formula="of:=INT([.M278]-[.$P$2])" office:value-type="float" office:value="824" calcext:value-type="float">
            <text:p>824</text:p>
          </table:table-cell>
          <table:table-cell/>
          <table:table-cell table:formula="of:=IF([.G278]&lt;[.O278]; [.O278]; &quot;&quot;)">
            <text:p/>
          </table:table-cell>
          <table:table-cell table:formula="of:=IF([.Q278]&lt;&gt;&quot;&quot;; [.E278]; &quot;&quot;)">
            <text:p/>
          </table:table-cell>
          <table:table-cell table:formula="of:=IF([.R278]&lt;&gt;&quot;&quot;; [.R278]-[.Q278]; &quot;&quot;)">
            <text:p/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844.1539" calcext:value-type="float">
            <text:p>844.1539</text:p>
          </table:table-cell>
          <table:table-cell office:value-type="float" office:value="845.25433" calcext:value-type="float">
            <text:p>845.25433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H279]/[.B279]-1" office:value-type="float" office:value="0.00811001406260159" calcext:value-type="float">
            <text:p>0.008</text:p>
          </table:table-cell>
          <table:table-cell table:formula="of:=[.E279]/[.C279]-1" office:value-type="float" office:value="-0.0144978020993989" calcext:value-type="float">
            <text:p>-0.014</text:p>
          </table:table-cell>
          <table:table-cell/>
          <table:table-cell table:formula="of:=[.C279]*(1+[.J279])" office:value-type="float" office:value="852.109354502775" calcext:value-type="float">
            <text:p>852.109354502775</text:p>
          </table:table-cell>
          <table:table-cell table:formula="of:=[.M279]/[.E279]-1" office:value-type="float" office:value="0.0229404015639554" calcext:value-type="float">
            <text:p>0.023</text:p>
          </table:table-cell>
          <table:table-cell table:formula="of:=INT([.M279]-[.$P$2])" office:value-type="float" office:value="827" calcext:value-type="float">
            <text:p>827</text:p>
          </table:table-cell>
          <table:table-cell/>
          <table:table-cell table:formula="of:=IF([.G279]&lt;[.O279]; [.O279]; &quot;&quot;)">
            <text:p/>
          </table:table-cell>
          <table:table-cell table:formula="of:=IF([.Q279]&lt;&gt;&quot;&quot;; [.E279]; &quot;&quot;)">
            <text:p/>
          </table:table-cell>
          <table:table-cell table:formula="of:=IF([.R279]&lt;&gt;&quot;&quot;; [.R279]-[.Q279]; &quot;&quot;)">
            <text:p/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831.31525" calcext:value-type="float">
            <text:p>831.31525</text:p>
          </table:table-cell>
          <table:table-cell office:value-type="float" office:value="832.0471" calcext:value-type="float">
            <text:p>832.047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H280]/[.B280]-1" office:value-type="float" office:value="0.00202660783619701" calcext:value-type="float">
            <text:p>0.002</text:p>
          </table:table-cell>
          <table:table-cell table:formula="of:=[.E280]/[.C280]-1" office:value-type="float" office:value="0.0119619430198121" calcext:value-type="float">
            <text:p>0.012</text:p>
          </table:table-cell>
          <table:table-cell/>
          <table:table-cell table:formula="of:=[.C280]*(1+[.J280])" office:value-type="float" office:value="833.733333172945" calcext:value-type="float">
            <text:p>833.733333172945</text:p>
          </table:table-cell>
          <table:table-cell table:formula="of:=[.M280]/[.E280]-1" office:value-type="float" office:value="-0.00981789409388956" calcext:value-type="float">
            <text:p>-0.010</text:p>
          </table:table-cell>
          <table:table-cell table:formula="of:=INT([.M280]-[.$P$2])" office:value-type="float" office:value="808" calcext:value-type="float">
            <text:p>808</text:p>
          </table:table-cell>
          <table:table-cell/>
          <table:table-cell table:formula="of:=IF([.G280]&lt;[.O280]; [.O280]; &quot;&quot;)">
            <text:p/>
          </table:table-cell>
          <table:table-cell table:formula="of:=IF([.Q280]&lt;&gt;&quot;&quot;; [.E280]; &quot;&quot;)">
            <text:p/>
          </table:table-cell>
          <table:table-cell table:formula="of:=IF([.R280]&lt;&gt;&quot;&quot;; [.R280]-[.Q280]; &quot;&quot;)">
            <text:p/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836.04004" calcext:value-type="float">
            <text:p>836.04004</text:p>
          </table:table-cell>
          <table:table-cell office:value-type="float" office:value="837.0533" calcext:value-type="float">
            <text:p>837.0533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H281]/[.B281]-1" office:value-type="float" office:value="-0.0215779617445117" calcext:value-type="float">
            <text:p>-0.022</text:p>
          </table:table-cell>
          <table:table-cell table:formula="of:=[.E281]/[.C281]-1" office:value-type="float" office:value="-0.0370983544297597" calcext:value-type="float">
            <text:p>-0.037</text:p>
          </table:table-cell>
          <table:table-cell/>
          <table:table-cell table:formula="of:=[.C281]*(1+[.J281])" office:value-type="float" office:value="818.991395914483" calcext:value-type="float">
            <text:p>818.991395914483</text:p>
          </table:table-cell>
          <table:table-cell table:formula="of:=[.M281]/[.E281]-1" office:value-type="float" office:value="0.0161183572139985" calcext:value-type="float">
            <text:p>0.016</text:p>
          </table:table-cell>
          <table:table-cell table:formula="of:=INT([.M281]-[.$P$2])" office:value-type="float" office:value="793" calcext:value-type="float">
            <text:p>793</text:p>
          </table:table-cell>
          <table:table-cell/>
          <table:table-cell table:formula="of:=IF([.G281]&lt;[.O281]; [.O281]; &quot;&quot;)">
            <text:p/>
          </table:table-cell>
          <table:table-cell table:formula="of:=IF([.Q281]&lt;&gt;&quot;&quot;; [.E281]; &quot;&quot;)">
            <text:p/>
          </table:table-cell>
          <table:table-cell table:formula="of:=IF([.R281]&lt;&gt;&quot;&quot;; [.R281]-[.Q281]; &quot;&quot;)">
            <text:p/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792.386" calcext:value-type="float">
            <text:p>792.386</text:p>
          </table:table-cell>
          <table:table-cell office:value-type="float" office:value="791.90265" calcext:value-type="float">
            <text:p>791.9026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H282]/[.B282]-1" office:value-type="float" office:value="0.0285391210849257" calcext:value-type="float">
            <text:p>0.029</text:p>
          </table:table-cell>
          <table:table-cell table:formula="of:=[.E282]/[.C282]-1" office:value-type="float" office:value="0.039269157642041" calcext:value-type="float">
            <text:p>0.039</text:p>
          </table:table-cell>
          <table:table-cell/>
          <table:table-cell table:formula="of:=[.C282]*(1+[.J282])" office:value-type="float" office:value="814.502855615824" calcext:value-type="float">
            <text:p>814.502855615824</text:p>
          </table:table-cell>
          <table:table-cell table:formula="of:=[.M282]/[.E282]-1" office:value-type="float" office:value="-0.0103245982796797" calcext:value-type="float">
            <text:p>-0.010</text:p>
          </table:table-cell>
          <table:table-cell table:formula="of:=INT([.M282]-[.$P$2])" office:value-type="float" office:value="789" calcext:value-type="float">
            <text:p>789</text:p>
          </table:table-cell>
          <table:table-cell/>
          <table:table-cell table:formula="of:=IF([.G282]&lt;[.O282]; [.O282]; &quot;&quot;)">
            <text:p/>
          </table:table-cell>
          <table:table-cell table:formula="of:=IF([.Q282]&lt;&gt;&quot;&quot;; [.E282]; &quot;&quot;)">
            <text:p/>
          </table:table-cell>
          <table:table-cell table:formula="of:=IF([.R282]&lt;&gt;&quot;&quot;; [.R282]-[.Q282]; &quot;&quot;)">
            <text:p/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824.3714" calcext:value-type="float">
            <text:p>824.3714</text:p>
          </table:table-cell>
          <table:table-cell office:value-type="float" office:value="825.29443" calcext:value-type="float">
            <text:p>825.29443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H283]/[.B283]-1" office:value-type="float" office:value="-0.00287661604951361" calcext:value-type="float">
            <text:p>-0.003</text:p>
          </table:table-cell>
          <table:table-cell table:formula="of:=[.E283]/[.C283]-1" office:value-type="float" office:value="-0.0148970228721889" calcext:value-type="float">
            <text:p>-0.015</text:p>
          </table:table-cell>
          <table:table-cell/>
          <table:table-cell table:formula="of:=[.C283]*(1+[.J283])" office:value-type="float" office:value="822.920374797088" calcext:value-type="float">
            <text:p>822.920374797088</text:p>
          </table:table-cell>
          <table:table-cell table:formula="of:=[.M283]/[.E283]-1" office:value-type="float" office:value="0.0122021830222483" calcext:value-type="float">
            <text:p>0.012</text:p>
          </table:table-cell>
          <table:table-cell table:formula="of:=INT([.M283]-[.$P$2])" office:value-type="float" office:value="797" calcext:value-type="float">
            <text:p>797</text:p>
          </table:table-cell>
          <table:table-cell/>
          <table:table-cell table:formula="of:=IF([.G283]&lt;[.O283]; [.O283]; &quot;&quot;)">
            <text:p/>
          </table:table-cell>
          <table:table-cell table:formula="of:=IF([.Q283]&lt;&gt;&quot;&quot;; [.E283]; &quot;&quot;)">
            <text:p/>
          </table:table-cell>
          <table:table-cell table:formula="of:=IF([.R283]&lt;&gt;&quot;&quot;; [.R283]-[.Q283]; &quot;&quot;)">
            <text:p/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814.6588" calcext:value-type="float">
            <text:p>814.6588</text:p>
          </table:table-cell>
          <table:table-cell office:value-type="float" office:value="814.81573" calcext:value-type="float">
            <text:p>814.8157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818" calcext:value-type="float">
            <text:p>818</text:p>
          </table:table-cell>
          <table:table-cell/>
          <table:table-cell table:formula="of:=[.H284]/[.B284]-1" office:value-type="float" office:value="0.00410134893282921" calcext:value-type="float">
            <text:p>0.004</text:p>
          </table:table-cell>
          <table:table-cell table:formula="of:=[.E284]/[.C284]-1" office:value-type="float" office:value="0.0210897622214534" calcext:value-type="float">
            <text:p>0.021</text:p>
          </table:table-cell>
          <table:table-cell/>
          <table:table-cell table:formula="of:=[.C284]*(1+[.J284])" office:value-type="float" office:value="818.157573624688" calcext:value-type="float">
            <text:p>818.157573624688</text:p>
          </table:table-cell>
          <table:table-cell table:formula="of:=[.M284]/[.E284]-1" office:value-type="float" office:value="-0.0166375317010962" calcext:value-type="float">
            <text:p>-0.017</text:p>
          </table:table-cell>
          <table:table-cell table:formula="of:=INT([.M284]-[.$P$2])" office:value-type="float" office:value="793" calcext:value-type="float">
            <text:p>793</text:p>
          </table:table-cell>
          <table:table-cell/>
          <table:table-cell table:formula="of:=IF([.G284]&lt;[.O284]; [.O284]; &quot;&quot;)">
            <text:p/>
          </table:table-cell>
          <table:table-cell table:formula="of:=IF([.Q284]&lt;&gt;&quot;&quot;; [.E284]; &quot;&quot;)">
            <text:p/>
          </table:table-cell>
          <table:table-cell table:formula="of:=IF([.R284]&lt;&gt;&quot;&quot;; [.R284]-[.Q284]; &quot;&quot;)">
            <text:p/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828.84125" calcext:value-type="float">
            <text:p>828.84125</text:p>
          </table:table-cell>
          <table:table-cell office:value-type="float" office:value="829.21783" calcext:value-type="float">
            <text:p>829.21783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H285]/[.B285]-1" office:value-type="float" office:value="0.00139803611367073" calcext:value-type="float">
            <text:p>0.001</text:p>
          </table:table-cell>
          <table:table-cell table:formula="of:=[.E285]/[.C285]-1" office:value-type="float" office:value="0.000943262399458966" calcext:value-type="float">
            <text:p>0.001</text:p>
          </table:table-cell>
          <table:table-cell/>
          <table:table-cell table:formula="of:=[.C285]*(1+[.J285])" office:value-type="float" office:value="830.37710647244" calcext:value-type="float">
            <text:p>830.37710647244</text:p>
          </table:table-cell>
          <table:table-cell table:formula="of:=[.M285]/[.E285]-1" office:value-type="float" office:value="0.000454345147517854" calcext:value-type="float">
            <text:p>0.000</text:p>
          </table:table-cell>
          <table:table-cell table:formula="of:=INT([.M285]-[.$P$2])" office:value-type="float" office:value="805" calcext:value-type="float">
            <text:p>805</text:p>
          </table:table-cell>
          <table:table-cell/>
          <table:table-cell table:formula="of:=IF([.G285]&lt;[.O285]; [.O285]; &quot;&quot;)">
            <text:p/>
          </table:table-cell>
          <table:table-cell table:formula="of:=IF([.Q285]&lt;&gt;&quot;&quot;; [.E285]; &quot;&quot;)">
            <text:p/>
          </table:table-cell>
          <table:table-cell table:formula="of:=IF([.R285]&lt;&gt;&quot;&quot;; [.R285]-[.Q285]; &quot;&quot;)">
            <text:p/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830.6378" calcext:value-type="float">
            <text:p>830.6378</text:p>
          </table:table-cell>
          <table:table-cell office:value-type="float" office:value="830.9972" calcext:value-type="float">
            <text:p>830.997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H286]/[.B286]-1" office:value-type="float" office:value="-0.00317563202637772" calcext:value-type="float">
            <text:p>-0.003</text:p>
          </table:table-cell>
          <table:table-cell table:formula="of:=[.E286]/[.C286]-1" office:value-type="float" office:value="0.00120674293487388" calcext:value-type="float">
            <text:p>0.001</text:p>
          </table:table-cell>
          <table:table-cell/>
          <table:table-cell table:formula="of:=[.C286]*(1+[.J286])" office:value-type="float" office:value="828.35825867785" calcext:value-type="float">
            <text:p>828.35825867785</text:p>
          </table:table-cell>
          <table:table-cell table:formula="of:=[.M286]/[.E286]-1" office:value-type="float" office:value="-0.00437709293527666" calcext:value-type="float">
            <text:p>-0.004</text:p>
          </table:table-cell>
          <table:table-cell table:formula="of:=INT([.M286]-[.$P$2])" office:value-type="float" office:value="803" calcext:value-type="float">
            <text:p>803</text:p>
          </table:table-cell>
          <table:table-cell/>
          <table:table-cell table:formula="of:=IF([.G286]&lt;[.O286]; [.O286]; &quot;&quot;)">
            <text:p/>
          </table:table-cell>
          <table:table-cell table:formula="of:=IF([.Q286]&lt;&gt;&quot;&quot;; [.E286]; &quot;&quot;)">
            <text:p/>
          </table:table-cell>
          <table:table-cell table:formula="of:=IF([.R286]&lt;&gt;&quot;&quot;; [.R286]-[.Q286]; &quot;&quot;)">
            <text:p/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830.32465" calcext:value-type="float">
            <text:p>830.32465</text:p>
          </table:table-cell>
          <table:table-cell office:value-type="float" office:value="831.0373" calcext:value-type="float">
            <text:p>831.037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H287]/[.B287]-1" office:value-type="float" office:value="0.00803944577581794" calcext:value-type="float">
            <text:p>0.008</text:p>
          </table:table-cell>
          <table:table-cell table:formula="of:=[.E287]/[.C287]-1" office:value-type="float" office:value="0.00115843175751573" calcext:value-type="float">
            <text:p>0.001</text:p>
          </table:table-cell>
          <table:table-cell/>
          <table:table-cell table:formula="of:=[.C287]*(1+[.J287])" office:value-type="float" office:value="837.718379311032" calcext:value-type="float">
            <text:p>837.718379311032</text:p>
          </table:table-cell>
          <table:table-cell table:formula="of:=[.M287]/[.E287]-1" office:value-type="float" office:value="0.00687305205652899" calcext:value-type="float">
            <text:p>0.007</text:p>
          </table:table-cell>
          <table:table-cell table:formula="of:=INT([.M287]-[.$P$2])" office:value-type="float" office:value="812" calcext:value-type="float">
            <text:p>812</text:p>
          </table:table-cell>
          <table:table-cell/>
          <table:table-cell table:formula="of:=IF([.G287]&lt;[.O287]; [.O287]; &quot;&quot;)">
            <text:p/>
          </table:table-cell>
          <table:table-cell table:formula="of:=IF([.Q287]&lt;&gt;&quot;&quot;; [.E287]; &quot;&quot;)">
            <text:p/>
          </table:table-cell>
          <table:table-cell table:formula="of:=IF([.R287]&lt;&gt;&quot;&quot;; [.R287]-[.Q287]; &quot;&quot;)">
            <text:p/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832.8152" calcext:value-type="float">
            <text:p>832.8152</text:p>
          </table:table-cell>
          <table:table-cell office:value-type="float" office:value="833.73846" calcext:value-type="float">
            <text:p>833.7384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H288]/[.B288]-1" office:value-type="float" office:value="0.00262339111966248" calcext:value-type="float">
            <text:p>0.003</text:p>
          </table:table-cell>
          <table:table-cell table:formula="of:=[.E288]/[.C288]-1" office:value-type="float" office:value="-0.00208513830584234" calcext:value-type="float">
            <text:p>-0.002</text:p>
          </table:table-cell>
          <table:table-cell/>
          <table:table-cell table:formula="of:=[.C288]*(1+[.J288])" office:value-type="float" office:value="835.925682072085" calcext:value-type="float">
            <text:p>835.925682072085</text:p>
          </table:table-cell>
          <table:table-cell table:formula="of:=[.M288]/[.E288]-1" office:value-type="float" office:value="0.00471836787510238" calcext:value-type="float">
            <text:p>0.005</text:p>
          </table:table-cell>
          <table:table-cell table:formula="of:=INT([.M288]-[.$P$2])" office:value-type="float" office:value="810" calcext:value-type="float">
            <text:p>810</text:p>
          </table:table-cell>
          <table:table-cell/>
          <table:table-cell table:formula="of:=IF([.G288]&lt;[.O288]; [.O288]; &quot;&quot;)">
            <text:p/>
          </table:table-cell>
          <table:table-cell table:formula="of:=IF([.Q288]&lt;&gt;&quot;&quot;; [.E288]; &quot;&quot;)">
            <text:p/>
          </table:table-cell>
          <table:table-cell table:formula="of:=IF([.R288]&lt;&gt;&quot;&quot;; [.R288]-[.Q288]; &quot;&quot;)">
            <text:p/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828.7561" calcext:value-type="float">
            <text:p>828.7561</text:p>
          </table:table-cell>
          <table:table-cell office:value-type="float" office:value="829.81396" calcext:value-type="float">
            <text:p>829.81396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H289]/[.B289]-1" office:value-type="float" office:value="-0.00211895876241508" calcext:value-type="float">
            <text:p>-0.002</text:p>
          </table:table-cell>
          <table:table-cell table:formula="of:=[.E289]/[.C289]-1" office:value-type="float" office:value="-0.0154419672573356" calcext:value-type="float">
            <text:p>-0.015</text:p>
          </table:table-cell>
          <table:table-cell/>
          <table:table-cell table:formula="of:=[.C289]*(1+[.J289])" office:value-type="float" office:value="828.055618438284" calcext:value-type="float">
            <text:p>828.055618438284</text:p>
          </table:table-cell>
          <table:table-cell table:formula="of:=[.M289]/[.E289]-1" office:value-type="float" office:value="0.0135319687127093" calcext:value-type="float">
            <text:p>0.014</text:p>
          </table:table-cell>
          <table:table-cell table:formula="of:=INT([.M289]-[.$P$2])" office:value-type="float" office:value="803" calcext:value-type="float">
            <text:p>803</text:p>
          </table:table-cell>
          <table:table-cell/>
          <table:table-cell table:formula="of:=IF([.G289]&lt;[.O289]; [.O289]; &quot;&quot;)">
            <text:p/>
          </table:table-cell>
          <table:table-cell table:formula="of:=IF([.Q289]&lt;&gt;&quot;&quot;; [.E289]; &quot;&quot;)">
            <text:p/>
          </table:table-cell>
          <table:table-cell table:formula="of:=IF([.R289]&lt;&gt;&quot;&quot;; [.R289]-[.Q289]; &quot;&quot;)">
            <text:p/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809.4813" calcext:value-type="float">
            <text:p>809.4813</text:p>
          </table:table-cell>
          <table:table-cell office:value-type="float" office:value="809.8806" calcext:value-type="float">
            <text:p>809.8806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819" calcext:value-type="float">
            <text:p>819</text:p>
          </table:table-cell>
          <table:table-cell/>
          <table:table-cell table:formula="of:=[.H290]/[.B290]-1" office:value-type="float" office:value="0.0117590116040975" calcext:value-type="float">
            <text:p>0.012</text:p>
          </table:table-cell>
          <table:table-cell table:formula="of:=[.E290]/[.C290]-1" office:value-type="float" office:value="0.0186686778273242" calcext:value-type="float">
            <text:p>0.019</text:p>
          </table:table-cell>
          <table:table-cell/>
          <table:table-cell table:formula="of:=[.C290]*(1+[.J290])" office:value-type="float" office:value="819.403995373333" calcext:value-type="float">
            <text:p>819.403995373333</text:p>
          </table:table-cell>
          <table:table-cell table:formula="of:=[.M290]/[.E290]-1" office:value-type="float" office:value="-0.00678303591111096" calcext:value-type="float">
            <text:p>-0.007</text:p>
          </table:table-cell>
          <table:table-cell table:formula="of:=INT([.M290]-[.$P$2])" office:value-type="float" office:value="794" calcext:value-type="float">
            <text:p>794</text:p>
          </table:table-cell>
          <table:table-cell/>
          <table:table-cell table:formula="of:=IF([.G290]&lt;[.O290]; [.O290]; &quot;&quot;)">
            <text:p/>
          </table:table-cell>
          <table:table-cell table:formula="of:=IF([.Q290]&lt;&gt;&quot;&quot;; [.E290]; &quot;&quot;)">
            <text:p/>
          </table:table-cell>
          <table:table-cell table:formula="of:=IF([.R290]&lt;&gt;&quot;&quot;; [.R290]-[.Q290]; &quot;&quot;)">
            <text:p/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823.2747" calcext:value-type="float">
            <text:p>823.2747</text:p>
          </table:table-cell>
          <table:table-cell office:value-type="float" office:value="824.2453" calcext:value-type="float">
            <text:p>824.245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H291]/[.B291]-1" office:value-type="float" office:value="0.00331031671445747" calcext:value-type="float">
            <text:p>0.003</text:p>
          </table:table-cell>
          <table:table-cell table:formula="of:=[.E291]/[.C291]-1" office:value-type="float" office:value="0.00212885654307038" calcext:value-type="float">
            <text:p>0.002</text:p>
          </table:table-cell>
          <table:table-cell/>
          <table:table-cell table:formula="of:=[.C291]*(1+[.J291])" office:value-type="float" office:value="826.973812993403" calcext:value-type="float">
            <text:p>826.973812993403</text:p>
          </table:table-cell>
          <table:table-cell table:formula="of:=[.M291]/[.E291]-1" office:value-type="float" office:value="0.00117895035520954" calcext:value-type="float">
            <text:p>0.001</text:p>
          </table:table-cell>
          <table:table-cell table:formula="of:=INT([.M291]-[.$P$2])" office:value-type="float" office:value="801" calcext:value-type="float">
            <text:p>801</text:p>
          </table:table-cell>
          <table:table-cell/>
          <table:table-cell table:formula="of:=IF([.G291]&lt;[.O291]; [.O291]; &quot;&quot;)">
            <text:p/>
          </table:table-cell>
          <table:table-cell table:formula="of:=IF([.Q291]&lt;&gt;&quot;&quot;; [.E291]; &quot;&quot;)">
            <text:p/>
          </table:table-cell>
          <table:table-cell table:formula="of:=IF([.R291]&lt;&gt;&quot;&quot;; [.R291]-[.Q291]; &quot;&quot;)">
            <text:p/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office:value-type="float" office:value="818.5593" calcext:value-type="float">
            <text:p>818.5593</text:p>
          </table:table-cell>
          <table:table-cell office:value-type="float" office:value="819.7857" calcext:value-type="float">
            <text:p>819.7857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H292]/[.B292]-1" office:value-type="float" office:value="0.0188632637855315" calcext:value-type="float">
            <text:p>0.019</text:p>
          </table:table-cell>
          <table:table-cell table:formula="of:=[.E292]/[.C292]-1" office:value-type="float" office:value="0.0185588745936895" calcext:value-type="float">
            <text:p>0.019</text:p>
          </table:table-cell>
          <table:table-cell/>
          <table:table-cell table:formula="of:=[.C292]*(1+[.J292])" office:value-type="float" office:value="835.249533906707" calcext:value-type="float">
            <text:p>835.249533906707</text:p>
          </table:table-cell>
          <table:table-cell table:formula="of:=[.M292]/[.E292]-1" office:value-type="float" office:value="0.000298843002043858" calcext:value-type="float">
            <text:p>0.000</text:p>
          </table:table-cell>
          <table:table-cell table:formula="of:=INT([.M292]-[.$P$2])" office:value-type="float" office:value="810" calcext:value-type="float">
            <text:p>810</text:p>
          </table:table-cell>
          <table:table-cell/>
          <table:table-cell table:formula="of:=IF([.G292]&lt;[.O292]; [.O292]; &quot;&quot;)">
            <text:p/>
          </table:table-cell>
          <table:table-cell table:formula="of:=IF([.Q292]&lt;&gt;&quot;&quot;; [.E292]; &quot;&quot;)">
            <text:p/>
          </table:table-cell>
          <table:table-cell table:formula="of:=IF([.R292]&lt;&gt;&quot;&quot;; [.R292]-[.Q292]; &quot;&quot;)">
            <text:p/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828.5382" calcext:value-type="float">
            <text:p>828.5382</text:p>
          </table:table-cell>
          <table:table-cell office:value-type="float" office:value="830.23645" calcext:value-type="float">
            <text:p>830.23645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H293]/[.B293]-1" office:value-type="float" office:value="0.0102129268149616" calcext:value-type="float">
            <text:p>0.010</text:p>
          </table:table-cell>
          <table:table-cell table:formula="of:=[.E293]/[.C293]-1" office:value-type="float" office:value="0.00332863005472728" calcext:value-type="float">
            <text:p>0.003</text:p>
          </table:table-cell>
          <table:table-cell/>
          <table:table-cell table:formula="of:=[.C293]*(1+[.J293])" office:value-type="float" office:value="838.715594102963" calcext:value-type="float">
            <text:p>838.715594102963</text:p>
          </table:table-cell>
          <table:table-cell table:formula="of:=[.M293]/[.E293]-1" office:value-type="float" office:value="0.00686145750655887" calcext:value-type="float">
            <text:p>0.007</text:p>
          </table:table-cell>
          <table:table-cell table:formula="of:=INT([.M293]-[.$P$2])" office:value-type="float" office:value="813" calcext:value-type="float">
            <text:p>813</text:p>
          </table:table-cell>
          <table:table-cell/>
          <table:table-cell table:formula="of:=IF([.G293]&lt;[.O293]; [.O293]; &quot;&quot;)">
            <text:p/>
          </table:table-cell>
          <table:table-cell table:formula="of:=IF([.Q293]&lt;&gt;&quot;&quot;; [.E293]; &quot;&quot;)">
            <text:p/>
          </table:table-cell>
          <table:table-cell table:formula="of:=IF([.R293]&lt;&gt;&quot;&quot;; [.R293]-[.Q293]; &quot;&quot;)">
            <text:p/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832.65576" calcext:value-type="float">
            <text:p>832.65576</text:p>
          </table:table-cell>
          <table:table-cell office:value-type="float" office:value="834.17993" calcext:value-type="float">
            <text:p>834.17993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H294]/[.B294]-1" office:value-type="float" office:value="0.0040163536489557" calcext:value-type="float">
            <text:p>0.004</text:p>
          </table:table-cell>
          <table:table-cell table:formula="of:=[.E294]/[.C294]-1" office:value-type="float" office:value="-0.0038120432842349" calcext:value-type="float">
            <text:p>-0.004</text:p>
          </table:table-cell>
          <table:table-cell/>
          <table:table-cell table:formula="of:=[.C294]*(1+[.J294])" office:value-type="float" office:value="837.530291605741" calcext:value-type="float">
            <text:p>837.530291605741</text:p>
          </table:table-cell>
          <table:table-cell table:formula="of:=[.M294]/[.E294]-1" office:value-type="float" office:value="0.00785835331617468" calcext:value-type="float">
            <text:p>0.008</text:p>
          </table:table-cell>
          <table:table-cell table:formula="of:=INT([.M294]-[.$P$2])" office:value-type="float" office:value="812" calcext:value-type="float">
            <text:p>812</text:p>
          </table:table-cell>
          <table:table-cell/>
          <table:table-cell table:formula="of:=IF([.G294]&lt;[.O294]; [.O294]; &quot;&quot;)">
            <text:p/>
          </table:table-cell>
          <table:table-cell table:formula="of:=IF([.Q294]&lt;&gt;&quot;&quot;; [.E294]; &quot;&quot;)">
            <text:p/>
          </table:table-cell>
          <table:table-cell table:formula="of:=IF([.R294]&lt;&gt;&quot;&quot;; [.R294]-[.Q294]; &quot;&quot;)">
            <text:p/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833.83276" calcext:value-type="float">
            <text:p>833.83276</text:p>
          </table:table-cell>
          <table:table-cell office:value-type="float" office:value="835.35345" calcext:value-type="float">
            <text:p>835.35345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H295]/[.B295]-1" office:value-type="float" office:value="-0.0189879323043148" calcext:value-type="float">
            <text:p>-0.019</text:p>
          </table:table-cell>
          <table:table-cell table:formula="of:=[.E295]/[.C295]-1" office:value-type="float" office:value="-0.0207737814454467" calcext:value-type="float">
            <text:p>-0.021</text:p>
          </table:table-cell>
          <table:table-cell/>
          <table:table-cell table:formula="of:=[.C295]*(1+[.J295])" office:value-type="float" office:value="819.491815241224" calcext:value-type="float">
            <text:p>819.491815241224</text:p>
          </table:table-cell>
          <table:table-cell table:formula="of:=[.M295]/[.E295]-1" office:value-type="float" office:value="0.00182373501372135" calcext:value-type="float">
            <text:p>0.002</text:p>
          </table:table-cell>
          <table:table-cell table:formula="of:=INT([.M295]-[.$P$2])" office:value-type="float" office:value="794" calcext:value-type="float">
            <text:p>794</text:p>
          </table:table-cell>
          <table:table-cell/>
          <table:table-cell table:formula="of:=IF([.G295]&lt;[.O295]; [.O295]; &quot;&quot;)">
            <text:p/>
          </table:table-cell>
          <table:table-cell table:formula="of:=IF([.Q295]&lt;&gt;&quot;&quot;; [.E295]; &quot;&quot;)">
            <text:p/>
          </table:table-cell>
          <table:table-cell table:formula="of:=IF([.R295]&lt;&gt;&quot;&quot;; [.R295]-[.Q295]; &quot;&quot;)">
            <text:p/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809.87976" calcext:value-type="float">
            <text:p>809.87976</text:p>
          </table:table-cell>
          <table:table-cell office:value-type="float" office:value="810.53876" calcext:value-type="float">
            <text:p>810.5387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H296]/[.B296]-1" office:value-type="float" office:value="0.00632222244941638" calcext:value-type="float">
            <text:p>0.006</text:p>
          </table:table-cell>
          <table:table-cell table:formula="of:=[.E296]/[.C296]-1" office:value-type="float" office:value="-0.00559968285785617" calcext:value-type="float">
            <text:p>-0.006</text:p>
          </table:table-cell>
          <table:table-cell/>
          <table:table-cell table:formula="of:=[.C296]*(1+[.J296])" office:value-type="float" office:value="815.663166344594" calcext:value-type="float">
            <text:p>815.663166344594</text:p>
          </table:table-cell>
          <table:table-cell table:formula="of:=[.M296]/[.E296]-1" office:value-type="float" office:value="0.0119890401297695" calcext:value-type="float">
            <text:p>0.012</text:p>
          </table:table-cell>
          <table:table-cell table:formula="of:=INT([.M296]-[.$P$2])" office:value-type="float" office:value="790" calcext:value-type="float">
            <text:p>790</text:p>
          </table:table-cell>
          <table:table-cell/>
          <table:table-cell table:formula="of:=IF([.G296]&lt;[.O296]; [.O296]; &quot;&quot;)">
            <text:p/>
          </table:table-cell>
          <table:table-cell table:formula="of:=IF([.Q296]&lt;&gt;&quot;&quot;; [.E296]; &quot;&quot;)">
            <text:p/>
          </table:table-cell>
          <table:table-cell table:formula="of:=IF([.R296]&lt;&gt;&quot;&quot;; [.R296]-[.Q296]; &quot;&quot;)">
            <text:p/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806.8098" calcext:value-type="float">
            <text:p>806.8098</text:p>
          </table:table-cell>
          <table:table-cell office:value-type="float" office:value="807.4916" calcext:value-type="float">
            <text:p>807.4916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H297]/[.B297]-1" office:value-type="float" office:value="0.0089118897663365" calcext:value-type="float">
            <text:p>0.009</text:p>
          </table:table-cell>
          <table:table-cell table:formula="of:=[.E297]/[.C297]-1" office:value-type="float" office:value="0.00310641002333645" calcext:value-type="float">
            <text:p>0.003</text:p>
          </table:table-cell>
          <table:table-cell/>
          <table:table-cell table:formula="of:=[.C297]*(1+[.J297])" office:value-type="float" office:value="814.687876126443" calcext:value-type="float">
            <text:p>814.687876126443</text:p>
          </table:table-cell>
          <table:table-cell table:formula="of:=[.M297]/[.E297]-1" office:value-type="float" office:value="0.00578750139067008" calcext:value-type="float">
            <text:p>0.006</text:p>
          </table:table-cell>
          <table:table-cell table:formula="of:=INT([.M297]-[.$P$2])" office:value-type="float" office:value="789" calcext:value-type="float">
            <text:p>789</text:p>
          </table:table-cell>
          <table:table-cell/>
          <table:table-cell table:formula="of:=IF([.G297]&lt;[.O297]; [.O297]; &quot;&quot;)">
            <text:p/>
          </table:table-cell>
          <table:table-cell table:formula="of:=IF([.Q297]&lt;&gt;&quot;&quot;; [.E297]; &quot;&quot;)">
            <text:p/>
          </table:table-cell>
          <table:table-cell table:formula="of:=IF([.R297]&lt;&gt;&quot;&quot;; [.R297]-[.Q297]; &quot;&quot;)">
            <text:p/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813.1602" calcext:value-type="float">
            <text:p>813.1602</text:p>
          </table:table-cell>
          <table:table-cell office:value-type="float" office:value="814.3068" calcext:value-type="float">
            <text:p>814.3068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H298]/[.B298]-1" office:value-type="float" office:value="0.0059518407319985" calcext:value-type="float">
            <text:p>0.006</text:p>
          </table:table-cell>
          <table:table-cell table:formula="of:=[.E298]/[.C298]-1" office:value-type="float" office:value="0.000851276202040951" calcext:value-type="float">
            <text:p>0.001</text:p>
          </table:table-cell>
          <table:table-cell/>
          <table:table-cell table:formula="of:=[.C298]*(1+[.J298])" office:value-type="float" office:value="819.153424380583" calcext:value-type="float">
            <text:p>819.153424380583</text:p>
          </table:table-cell>
          <table:table-cell table:formula="of:=[.M298]/[.E298]-1" office:value-type="float" office:value="0.00509622623384454" calcext:value-type="float">
            <text:p>0.005</text:p>
          </table:table-cell>
          <table:table-cell table:formula="of:=INT([.M298]-[.$P$2])" office:value-type="float" office:value="794" calcext:value-type="float">
            <text:p>794</text:p>
          </table:table-cell>
          <table:table-cell/>
          <table:table-cell table:formula="of:=IF([.G298]&lt;[.O298]; [.O298]; &quot;&quot;)">
            <text:p/>
          </table:table-cell>
          <table:table-cell table:formula="of:=IF([.Q298]&lt;&gt;&quot;&quot;; [.E298]; &quot;&quot;)">
            <text:p/>
          </table:table-cell>
          <table:table-cell table:formula="of:=IF([.R298]&lt;&gt;&quot;&quot;; [.R298]-[.Q298]; &quot;&quot;)">
            <text:p/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816.7582" calcext:value-type="float">
            <text:p>816.7582</text:p>
          </table:table-cell>
          <table:table-cell office:value-type="float" office:value="818.16583" calcext:value-type="float">
            <text:p>818.16583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H299]/[.B299]-1" office:value-type="float" office:value="-0.00460136182287485" calcext:value-type="float">
            <text:p>-0.005</text:p>
          </table:table-cell>
          <table:table-cell table:formula="of:=[.E299]/[.C299]-1" office:value-type="float" office:value="-0.0148696383470329" calcext:value-type="float">
            <text:p>-0.015</text:p>
          </table:table-cell>
          <table:table-cell/>
          <table:table-cell table:formula="of:=[.C299]*(1+[.J299])" office:value-type="float" office:value="814.401152985057" calcext:value-type="float">
            <text:p>814.401152985057</text:p>
          </table:table-cell>
          <table:table-cell table:formula="of:=[.M299]/[.E299]-1" office:value-type="float" office:value="0.0104232667308404" calcext:value-type="float">
            <text:p>0.010</text:p>
          </table:table-cell>
          <table:table-cell table:formula="of:=INT([.M299]-[.$P$2])" office:value-type="float" office:value="789" calcext:value-type="float">
            <text:p>789</text:p>
          </table:table-cell>
          <table:table-cell/>
          <table:table-cell table:formula="of:=IF([.G299]&lt;[.O299]; [.O299]; &quot;&quot;)">
            <text:p/>
          </table:table-cell>
          <table:table-cell table:formula="of:=IF([.Q299]&lt;&gt;&quot;&quot;; [.E299]; &quot;&quot;)">
            <text:p/>
          </table:table-cell>
          <table:table-cell table:formula="of:=IF([.R299]&lt;&gt;&quot;&quot;; [.R299]-[.Q299]; &quot;&quot;)">
            <text:p/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807.3252" calcext:value-type="float">
            <text:p>807.3252</text:p>
          </table:table-cell>
          <table:table-cell office:value-type="float" office:value="808.593" calcext:value-type="float">
            <text:p>808.593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H300]/[.B300]-1" office:value-type="float" office:value="-0.000402811655080271" calcext:value-type="float">
            <text:p>0.000</text:p>
          </table:table-cell>
          <table:table-cell table:formula="of:=[.E300]/[.C300]-1" office:value-type="float" office:value="-0.00815366939857254" calcext:value-type="float">
            <text:p>-0.008</text:p>
          </table:table-cell>
          <table:table-cell/>
          <table:table-cell table:formula="of:=[.C300]*(1+[.J300])" office:value-type="float" office:value="808.267289315384" calcext:value-type="float">
            <text:p>808.267289315384</text:p>
          </table:table-cell>
          <table:table-cell table:formula="of:=[.M300]/[.E300]-1" office:value-type="float" office:value="0.00781457520621398" calcext:value-type="float">
            <text:p>0.008</text:p>
          </table:table-cell>
          <table:table-cell table:formula="of:=INT([.M300]-[.$P$2])" office:value-type="float" office:value="783" calcext:value-type="float">
            <text:p>783</text:p>
          </table:table-cell>
          <table:table-cell/>
          <table:table-cell table:formula="of:=IF([.G300]&lt;[.O300]; [.O300]; &quot;&quot;)">
            <text:p/>
          </table:table-cell>
          <table:table-cell table:formula="of:=IF([.Q300]&lt;&gt;&quot;&quot;; [.E300]; &quot;&quot;)">
            <text:p/>
          </table:table-cell>
          <table:table-cell table:formula="of:=IF([.R300]&lt;&gt;&quot;&quot;; [.R300]-[.Q300]; &quot;&quot;)">
            <text:p/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798.48267" calcext:value-type="float">
            <text:p>798.48267</text:p>
          </table:table-cell>
          <table:table-cell office:value-type="float" office:value="799.5087" calcext:value-type="float">
            <text:p>799.508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H301]/[.B301]-1" office:value-type="float" office:value="0.00690976799784515" calcext:value-type="float">
            <text:p>0.007</text:p>
          </table:table-cell>
          <table:table-cell table:formula="of:=[.E301]/[.C301]-1" office:value-type="float" office:value="0.0068683430211578" calcext:value-type="float">
            <text:p>0.007</text:p>
          </table:table-cell>
          <table:table-cell/>
          <table:table-cell table:formula="of:=[.C301]*(1+[.J301])" office:value-type="float" office:value="805.033119629259" calcext:value-type="float">
            <text:p>805.033119629259</text:p>
          </table:table-cell>
          <table:table-cell table:formula="of:=[.M301]/[.E301]-1" office:value-type="float" office:value="0.0000411423965946955" calcext:value-type="float">
            <text:p>0.000</text:p>
          </table:table-cell>
          <table:table-cell table:formula="of:=INT([.M301]-[.$P$2])" office:value-type="float" office:value="780" calcext:value-type="float">
            <text:p>780</text:p>
          </table:table-cell>
          <table:table-cell/>
          <table:table-cell table:formula="of:=IF([.G301]&lt;[.O301]; [.O301]; &quot;&quot;)">
            <text:p/>
          </table:table-cell>
          <table:table-cell table:formula="of:=IF([.Q301]&lt;&gt;&quot;&quot;; [.E301]; &quot;&quot;)">
            <text:p/>
          </table:table-cell>
          <table:table-cell table:formula="of:=IF([.R301]&lt;&gt;&quot;&quot;; [.R301]-[.Q301]; &quot;&quot;)">
            <text:p/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804.1125" calcext:value-type="float">
            <text:p>804.1125</text:p>
          </table:table-cell>
          <table:table-cell office:value-type="float" office:value="805.5419" calcext:value-type="float">
            <text:p>805.5419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H302]/[.B302]-1" office:value-type="float" office:value="-0.00884515537315977" calcext:value-type="float">
            <text:p>-0.009</text:p>
          </table:table-cell>
          <table:table-cell table:formula="of:=[.E302]/[.C302]-1" office:value-type="float" office:value="-0.0130867183941643" calcext:value-type="float">
            <text:p>-0.013</text:p>
          </table:table-cell>
          <table:table-cell/>
          <table:table-cell table:formula="of:=[.C302]*(1+[.J302])" office:value-type="float" office:value="798.41675673491" calcext:value-type="float">
            <text:p>798.41675673491</text:p>
          </table:table-cell>
          <table:table-cell table:formula="of:=[.M302]/[.E302]-1" office:value-type="float" office:value="0.00429780721372297" calcext:value-type="float">
            <text:p>0.004</text:p>
          </table:table-cell>
          <table:table-cell table:formula="of:=INT([.M302]-[.$P$2])" office:value-type="float" office:value="773" calcext:value-type="float">
            <text:p>773</text:p>
          </table:table-cell>
          <table:table-cell/>
          <table:table-cell table:formula="of:=IF([.G302]&lt;[.O302]; [.O302]; &quot;&quot;)">
            <text:p/>
          </table:table-cell>
          <table:table-cell table:formula="of:=IF([.Q302]&lt;&gt;&quot;&quot;; [.E302]; &quot;&quot;)">
            <text:p/>
          </table:table-cell>
          <table:table-cell table:formula="of:=IF([.R302]&lt;&gt;&quot;&quot;; [.R302]-[.Q302]; &quot;&quot;)">
            <text:p/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790.9221" calcext:value-type="float">
            <text:p>790.9221</text:p>
          </table:table-cell>
          <table:table-cell office:value-type="float" office:value="792.13745" calcext:value-type="float">
            <text:p>792.13745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H303]/[.B303]-1" office:value-type="float" office:value="0.0127419628304735" calcext:value-type="float">
            <text:p>0.013</text:p>
          </table:table-cell>
          <table:table-cell table:formula="of:=[.E303]/[.C303]-1" office:value-type="float" office:value="0.0124505538779918" calcext:value-type="float">
            <text:p>0.012</text:p>
          </table:table-cell>
          <table:table-cell/>
          <table:table-cell table:formula="of:=[.C303]*(1+[.J303])" office:value-type="float" office:value="802.230835944526" calcext:value-type="float">
            <text:p>802.230835944526</text:p>
          </table:table-cell>
          <table:table-cell table:formula="of:=[.M303]/[.E303]-1" office:value-type="float" office:value="0.000287825367239369" calcext:value-type="float">
            <text:p>0.000</text:p>
          </table:table-cell>
          <table:table-cell table:formula="of:=INT([.M303]-[.$P$2])" office:value-type="float" office:value="777" calcext:value-type="float">
            <text:p>777</text:p>
          </table:table-cell>
          <table:table-cell/>
          <table:table-cell table:formula="of:=IF([.G303]&lt;[.O303]; [.O303]; &quot;&quot;)">
            <text:p/>
          </table:table-cell>
          <table:table-cell table:formula="of:=IF([.Q303]&lt;&gt;&quot;&quot;; [.E303]; &quot;&quot;)">
            <text:p/>
          </table:table-cell>
          <table:table-cell table:formula="of:=IF([.R303]&lt;&gt;&quot;&quot;; [.R303]-[.Q303]; &quot;&quot;)">
            <text:p/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796.8774" calcext:value-type="float">
            <text:p>796.8774</text:p>
          </table:table-cell>
          <table:table-cell office:value-type="float" office:value="798.33765" calcext:value-type="float">
            <text:p>798.3376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H304]/[.B304]-1" office:value-type="float" office:value="0.0139577305116194" calcext:value-type="float">
            <text:p>0.014</text:p>
          </table:table-cell>
          <table:table-cell table:formula="of:=[.E304]/[.C304]-1" office:value-type="float" office:value="0.0208713067710133" calcext:value-type="float">
            <text:p>0.021</text:p>
          </table:table-cell>
          <table:table-cell/>
          <table:table-cell table:formula="of:=[.C304]*(1+[.J304])" office:value-type="float" office:value="809.48063177598" calcext:value-type="float">
            <text:p>809.48063177598</text:p>
          </table:table-cell>
          <table:table-cell table:formula="of:=[.M304]/[.E304]-1" office:value-type="float" office:value="-0.00677223094971824" calcext:value-type="float">
            <text:p>-0.007</text:p>
          </table:table-cell>
          <table:table-cell table:formula="of:=INT([.M304]-[.$P$2])" office:value-type="float" office:value="784" calcext:value-type="float">
            <text:p>784</text:p>
          </table:table-cell>
          <table:table-cell/>
          <table:table-cell table:formula="of:=IF([.G304]&lt;[.O304]; [.O304]; &quot;&quot;)">
            <text:p/>
          </table:table-cell>
          <table:table-cell table:formula="of:=IF([.Q304]&lt;&gt;&quot;&quot;; [.E304]; &quot;&quot;)">
            <text:p/>
          </table:table-cell>
          <table:table-cell table:formula="of:=IF([.R304]&lt;&gt;&quot;&quot;; [.R304]-[.Q304]; &quot;&quot;)">
            <text:p/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805.63025" calcext:value-type="float">
            <text:p>805.63025</text:p>
          </table:table-cell>
          <table:table-cell office:value-type="float" office:value="807.1248" calcext:value-type="float">
            <text:p>807.1248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H305]/[.B305]-1" office:value-type="float" office:value="0.0116303353802814" calcext:value-type="float">
            <text:p>0.012</text:p>
          </table:table-cell>
          <table:table-cell table:formula="of:=[.E305]/[.C305]-1" office:value-type="float" office:value="0.00232330861348817" calcext:value-type="float">
            <text:p>0.002</text:p>
          </table:table-cell>
          <table:table-cell/>
          <table:table-cell table:formula="of:=[.C305]*(1+[.J305])" office:value-type="float" office:value="816.511932117743" calcext:value-type="float">
            <text:p>816.511932117743</text:p>
          </table:table-cell>
          <table:table-cell table:formula="of:=[.M305]/[.E305]-1" office:value-type="float" office:value="0.00928545379201817" calcext:value-type="float">
            <text:p>0.009</text:p>
          </table:table-cell>
          <table:table-cell table:formula="of:=INT([.M305]-[.$P$2])" office:value-type="float" office:value="791" calcext:value-type="float">
            <text:p>791</text:p>
          </table:table-cell>
          <table:table-cell/>
          <table:table-cell table:formula="of:=IF([.G305]&lt;[.O305]; [.O305]; &quot;&quot;)">
            <text:p/>
          </table:table-cell>
          <table:table-cell table:formula="of:=IF([.Q305]&lt;&gt;&quot;&quot;; [.E305]; &quot;&quot;)">
            <text:p/>
          </table:table-cell>
          <table:table-cell table:formula="of:=IF([.R305]&lt;&gt;&quot;&quot;; [.R305]-[.Q305]; &quot;&quot;)">
            <text:p/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807.6106" calcext:value-type="float">
            <text:p>807.6106</text:p>
          </table:table-cell>
          <table:table-cell office:value-type="float" office:value="808.3559" calcext:value-type="float">
            <text:p>808.355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H306]/[.B306]-1" office:value-type="float" office:value="-0.000756057436591351" calcext:value-type="float">
            <text:p>-0.001</text:p>
          </table:table-cell>
          <table:table-cell table:formula="of:=[.E306]/[.C306]-1" office:value-type="float" office:value="-0.00786274956365141" calcext:value-type="float">
            <text:p>-0.008</text:p>
          </table:table-cell>
          <table:table-cell/>
          <table:table-cell table:formula="of:=[.C306]*(1+[.J306])" office:value-type="float" office:value="807.744736510393" calcext:value-type="float">
            <text:p>807.744736510393</text:p>
          </table:table-cell>
          <table:table-cell table:formula="of:=[.M306]/[.E306]-1" office:value-type="float" office:value="0.0071630131052276" calcext:value-type="float">
            <text:p>0.007</text:p>
          </table:table-cell>
          <table:table-cell table:formula="of:=INT([.M306]-[.$P$2])" office:value-type="float" office:value="782" calcext:value-type="float">
            <text:p>782</text:p>
          </table:table-cell>
          <table:table-cell/>
          <table:table-cell table:formula="of:=IF([.G306]&lt;[.O306]; [.O306]; &quot;&quot;)">
            <text:p/>
          </table:table-cell>
          <table:table-cell table:formula="of:=IF([.Q306]&lt;&gt;&quot;&quot;; [.E306]; &quot;&quot;)">
            <text:p/>
          </table:table-cell>
          <table:table-cell table:formula="of:=IF([.R306]&lt;&gt;&quot;&quot;; [.R306]-[.Q306]; &quot;&quot;)">
            <text:p/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float" office:value="803.0632" calcext:value-type="float">
            <text:p>803.0632</text:p>
          </table:table-cell>
          <table:table-cell office:value-type="float" office:value="804.1444" calcext:value-type="float">
            <text:p>804.1444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H307]/[.B307]-1" office:value-type="float" office:value="-0.0000786986628201758" calcext:value-type="float">
            <text:p>0.000</text:p>
          </table:table-cell>
          <table:table-cell table:formula="of:=[.E307]/[.C307]-1" office:value-type="float" office:value="-0.0300249557169086" calcext:value-type="float">
            <text:p>-0.030</text:p>
          </table:table-cell>
          <table:table-cell/>
          <table:table-cell table:formula="of:=[.C307]*(1+[.J307])" office:value-type="float" office:value="804.081114911006" calcext:value-type="float">
            <text:p>804.081114911006</text:p>
          </table:table-cell>
          <table:table-cell table:formula="of:=[.M307]/[.E307]-1" office:value-type="float" office:value="0.030873224244879" calcext:value-type="float">
            <text:p>0.031</text:p>
          </table:table-cell>
          <table:table-cell table:formula="of:=INT([.M307]-[.$P$2])" office:value-type="float" office:value="779" calcext:value-type="float">
            <text:p>779</text:p>
          </table:table-cell>
          <table:table-cell/>
          <table:table-cell table:formula="of:=IF([.G307]&lt;[.O307]; [.O307]; &quot;&quot;)" office:value-type="float" office:value="779" calcext:value-type="float">
            <text:p>779</text:p>
          </table:table-cell>
          <table:table-cell table:formula="of:=IF([.Q307]&lt;&gt;&quot;&quot;; [.E307]; &quot;&quot;)" office:value-type="float" office:value="780" calcext:value-type="float">
            <text:p>780</text:p>
          </table:table-cell>
          <table:table-cell table:formula="of:=IF([.R307]&lt;&gt;&quot;&quot;; [.R307]-[.Q307]; 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776.5411" calcext:value-type="float">
            <text:p>776.5411</text:p>
          </table:table-cell>
          <table:table-cell office:value-type="float" office:value="776.99927" calcext:value-type="float">
            <text:p>776.99927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H308]/[.B308]-1" office:value-type="float" office:value="-0.016149950079912" calcext:value-type="float">
            <text:p>-0.016</text:p>
          </table:table-cell>
          <table:table-cell table:formula="of:=[.E308]/[.C308]-1" office:value-type="float" office:value="0.00128794200797633" calcext:value-type="float">
            <text:p>0.001</text:p>
          </table:table-cell>
          <table:table-cell/>
          <table:table-cell table:formula="of:=[.C308]*(1+[.J308])" office:value-type="float" office:value="764.450770577372" calcext:value-type="float">
            <text:p>764.450770577372</text:p>
          </table:table-cell>
          <table:table-cell table:formula="of:=[.M308]/[.E308]-1" office:value-type="float" office:value="-0.0174154619828124" calcext:value-type="float">
            <text:p>-0.017</text:p>
          </table:table-cell>
          <table:table-cell table:formula="of:=INT([.M308]-[.$P$2])" office:value-type="float" office:value="739" calcext:value-type="float">
            <text:p>739</text:p>
          </table:table-cell>
          <table:table-cell/>
          <table:table-cell table:formula="of:=IF([.G308]&lt;[.O308]; [.O308]; &quot;&quot;)">
            <text:p/>
          </table:table-cell>
          <table:table-cell table:formula="of:=IF([.Q308]&lt;&gt;&quot;&quot;; [.E308]; &quot;&quot;)">
            <text:p/>
          </table:table-cell>
          <table:table-cell table:formula="of:=IF([.R308]&lt;&gt;&quot;&quot;; [.R308]-[.Q308]; &quot;&quot;)">
            <text:p/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767.8922" calcext:value-type="float">
            <text:p>767.8922</text:p>
          </table:table-cell>
          <table:table-cell office:value-type="float" office:value="767.68994" calcext:value-type="float">
            <text:p>767.6899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H309]/[.B309]-1" office:value-type="float" office:value="0.0222789084196975" calcext:value-type="float">
            <text:p>0.022</text:p>
          </table:table-cell>
          <table:table-cell table:formula="of:=[.E309]/[.C309]-1" office:value-type="float" office:value="0.0225482438912772" calcext:value-type="float">
            <text:p>0.023</text:p>
          </table:table-cell>
          <table:table-cell/>
          <table:table-cell table:formula="of:=[.C309]*(1+[.J309])" office:value-type="float" office:value="784.793233867983" calcext:value-type="float">
            <text:p>784.793233867983</text:p>
          </table:table-cell>
          <table:table-cell table:formula="of:=[.M309]/[.E309]-1" office:value-type="float" office:value="-0.000263396346518396" calcext:value-type="float">
            <text:p>0.000</text:p>
          </table:table-cell>
          <table:table-cell table:formula="of:=INT([.M309]-[.$P$2])" office:value-type="float" office:value="759" calcext:value-type="float">
            <text:p>759</text:p>
          </table:table-cell>
          <table:table-cell/>
          <table:table-cell table:formula="of:=IF([.G309]&lt;[.O309]; [.O309]; &quot;&quot;)">
            <text:p/>
          </table:table-cell>
          <table:table-cell table:formula="of:=IF([.Q309]&lt;&gt;&quot;&quot;; [.E309]; &quot;&quot;)">
            <text:p/>
          </table:table-cell>
          <table:table-cell table:formula="of:=IF([.R309]&lt;&gt;&quot;&quot;; [.R309]-[.Q309]; &quot;&quot;)">
            <text:p/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787.65894" calcext:value-type="float">
            <text:p>787.65894</text:p>
          </table:table-cell>
          <table:table-cell office:value-type="float" office:value="787.9429" calcext:value-type="float">
            <text:p>787.9429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H310]/[.B310]-1" office:value-type="float" office:value="0.00932009988993454" calcext:value-type="float">
            <text:p>0.009</text:p>
          </table:table-cell>
          <table:table-cell table:formula="of:=[.E310]/[.C310]-1" office:value-type="float" office:value="0.00768723215857392" calcext:value-type="float">
            <text:p>0.008</text:p>
          </table:table-cell>
          <table:table-cell/>
          <table:table-cell table:formula="of:=[.C310]*(1+[.J310])" office:value-type="float" office:value="795.286606535565" calcext:value-type="float">
            <text:p>795.286606535565</text:p>
          </table:table-cell>
          <table:table-cell table:formula="of:=[.M310]/[.E310]-1" office:value-type="float" office:value="0.00162041125385981" calcext:value-type="float">
            <text:p>0.002</text:p>
          </table:table-cell>
          <table:table-cell table:formula="of:=INT([.M310]-[.$P$2])" office:value-type="float" office:value="770" calcext:value-type="float">
            <text:p>770</text:p>
          </table:table-cell>
          <table:table-cell/>
          <table:table-cell table:formula="of:=IF([.G310]&lt;[.O310]; [.O310]; &quot;&quot;)">
            <text:p/>
          </table:table-cell>
          <table:table-cell table:formula="of:=IF([.Q310]&lt;&gt;&quot;&quot;; [.E310]; &quot;&quot;)">
            <text:p/>
          </table:table-cell>
          <table:table-cell table:formula="of:=IF([.R310]&lt;&gt;&quot;&quot;; [.R310]-[.Q310]; &quot;&quot;)">
            <text:p/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784.7361" calcext:value-type="float">
            <text:p>784.7361</text:p>
          </table:table-cell>
          <table:table-cell office:value-type="float" office:value="785.30164" calcext:value-type="float">
            <text:p>785.30164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H311]/[.B311]-1" office:value-type="float" office:value="0.0219996250968957" calcext:value-type="float">
            <text:p>0.022</text:p>
          </table:table-cell>
          <table:table-cell table:formula="of:=[.E311]/[.C311]-1" office:value-type="float" office:value="0.0327241899049135" calcext:value-type="float">
            <text:p>0.033</text:p>
          </table:table-cell>
          <table:table-cell/>
          <table:table-cell table:formula="of:=[.C311]*(1+[.J311])" office:value-type="float" office:value="802.577981667977" calcext:value-type="float">
            <text:p>802.577981667977</text:p>
          </table:table-cell>
          <table:table-cell table:formula="of:=[.M311]/[.E311]-1" office:value-type="float" office:value="-0.0103847328384989" calcext:value-type="float">
            <text:p>-0.010</text:p>
          </table:table-cell>
          <table:table-cell table:formula="of:=INT([.M311]-[.$P$2])" office:value-type="float" office:value="777" calcext:value-type="float">
            <text:p>777</text:p>
          </table:table-cell>
          <table:table-cell/>
          <table:table-cell table:formula="of:=IF([.G311]&lt;[.O311]; [.O311]; &quot;&quot;)">
            <text:p/>
          </table:table-cell>
          <table:table-cell table:formula="of:=IF([.Q311]&lt;&gt;&quot;&quot;; [.E311]; &quot;&quot;)">
            <text:p/>
          </table:table-cell>
          <table:table-cell table:formula="of:=IF([.R311]&lt;&gt;&quot;&quot;; [.R311]-[.Q311]; &quot;&quot;)">
            <text:p/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807.1256" calcext:value-type="float">
            <text:p>807.1256</text:p>
          </table:table-cell>
          <table:table-cell office:value-type="float" office:value="808.5891" calcext:value-type="float">
            <text:p>808.5891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H312]/[.B312]-1" office:value-type="float" office:value="0.00975610239595914" calcext:value-type="float">
            <text:p>0.010</text:p>
          </table:table-cell>
          <table:table-cell table:formula="of:=[.E312]/[.C312]-1" office:value-type="float" office:value="-0.000728552981978159" calcext:value-type="float">
            <text:p>-0.001</text:p>
          </table:table-cell>
          <table:table-cell/>
          <table:table-cell table:formula="of:=[.C312]*(1+[.J312])" office:value-type="float" office:value="816.477778055856" calcext:value-type="float">
            <text:p>816.477778055856</text:p>
          </table:table-cell>
          <table:table-cell table:formula="of:=[.M312]/[.E312]-1" office:value-type="float" office:value="0.0104922995740797" calcext:value-type="float">
            <text:p>0.010</text:p>
          </table:table-cell>
          <table:table-cell table:formula="of:=INT([.M312]-[.$P$2])" office:value-type="float" office:value="791" calcext:value-type="float">
            <text:p>791</text:p>
          </table:table-cell>
          <table:table-cell/>
          <table:table-cell table:formula="of:=IF([.G312]&lt;[.O312]; [.O312]; &quot;&quot;)">
            <text:p/>
          </table:table-cell>
          <table:table-cell table:formula="of:=IF([.Q312]&lt;&gt;&quot;&quot;; [.E312]; &quot;&quot;)">
            <text:p/>
          </table:table-cell>
          <table:table-cell table:formula="of:=IF([.R312]&lt;&gt;&quot;&quot;; [.R312]-[.Q312]; &quot;&quot;)">
            <text:p/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799.2231" calcext:value-type="float">
            <text:p>799.2231</text:p>
          </table:table-cell>
          <table:table-cell office:value-type="float" office:value="800.3308" calcext:value-type="float">
            <text:p>800.3308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H313]/[.B313]-1" office:value-type="float" office:value="0.0159866500355157" calcext:value-type="float">
            <text:p>0.016</text:p>
          </table:table-cell>
          <table:table-cell table:formula="of:=[.E313]/[.C313]-1" office:value-type="float" office:value="0.0245763376843675" calcext:value-type="float">
            <text:p>0.025</text:p>
          </table:table-cell>
          <table:table-cell/>
          <table:table-cell table:formula="of:=[.C313]*(1+[.J313])" office:value-type="float" office:value="813.125408412244" calcext:value-type="float">
            <text:p>813.125408412244</text:p>
          </table:table-cell>
          <table:table-cell table:formula="of:=[.M313]/[.E313]-1" office:value-type="float" office:value="-0.00838364827775084" calcext:value-type="float">
            <text:p>-0.008</text:p>
          </table:table-cell>
          <table:table-cell table:formula="of:=INT([.M313]-[.$P$2])" office:value-type="float" office:value="788" calcext:value-type="float">
            <text:p>788</text:p>
          </table:table-cell>
          <table:table-cell/>
          <table:table-cell table:formula="of:=IF([.G313]&lt;[.O313]; [.O313]; &quot;&quot;)">
            <text:p/>
          </table:table-cell>
          <table:table-cell table:formula="of:=IF([.Q313]&lt;&gt;&quot;&quot;; [.E313]; &quot;&quot;)">
            <text:p/>
          </table:table-cell>
          <table:table-cell table:formula="of:=IF([.R313]&lt;&gt;&quot;&quot;; [.R313]-[.Q313]; &quot;&quot;)">
            <text:p/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815.91693" calcext:value-type="float">
            <text:p>815.91693</text:p>
          </table:table-cell>
          <table:table-cell office:value-type="float" office:value="817.001" calcext:value-type="float">
            <text:p>817.00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H314]/[.B314]-1" office:value-type="float" office:value="0.000101811835182763" calcext:value-type="float">
            <text:p>0.000</text:p>
          </table:table-cell>
          <table:table-cell table:formula="of:=[.E314]/[.C314]-1" office:value-type="float" office:value="-0.00612116753835057" calcext:value-type="float">
            <text:p>-0.006</text:p>
          </table:table-cell>
          <table:table-cell/>
          <table:table-cell table:formula="of:=[.C314]*(1+[.J314])" office:value-type="float" office:value="817.084180371156" calcext:value-type="float">
            <text:p>817.084180371156</text:p>
          </table:table-cell>
          <table:table-cell table:formula="of:=[.M314]/[.E314]-1" office:value-type="float" office:value="0.00626130587580809" calcext:value-type="float">
            <text:p>0.006</text:p>
          </table:table-cell>
          <table:table-cell table:formula="of:=INT([.M314]-[.$P$2])" office:value-type="float" office:value="792" calcext:value-type="float">
            <text:p>792</text:p>
          </table:table-cell>
          <table:table-cell/>
          <table:table-cell table:formula="of:=IF([.G314]&lt;[.O314]; [.O314]; &quot;&quot;)">
            <text:p/>
          </table:table-cell>
          <table:table-cell table:formula="of:=IF([.Q314]&lt;&gt;&quot;&quot;; [.E314]; &quot;&quot;)">
            <text:p/>
          </table:table-cell>
          <table:table-cell table:formula="of:=IF([.R314]&lt;&gt;&quot;&quot;; [.R314]-[.Q314]; &quot;&quot;)">
            <text:p/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804.2605" calcext:value-type="float">
            <text:p>804.2605</text:p>
          </table:table-cell>
          <table:table-cell office:value-type="float" office:value="805.2483" calcext:value-type="float">
            <text:p>805.2483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H315]/[.B315]-1" office:value-type="float" office:value="0.00589299113906505" calcext:value-type="float">
            <text:p>0.006</text:p>
          </table:table-cell>
          <table:table-cell table:formula="of:=[.E315]/[.C315]-1" office:value-type="float" office:value="0.017077589608075" calcext:value-type="float">
            <text:p>0.017</text:p>
          </table:table-cell>
          <table:table-cell/>
          <table:table-cell table:formula="of:=[.C315]*(1+[.J315])" office:value-type="float" office:value="809.993621096647" calcext:value-type="float">
            <text:p>809.993621096647</text:p>
          </table:table-cell>
          <table:table-cell table:formula="of:=[.M315]/[.E315]-1" office:value-type="float" office:value="-0.0109967996377934" calcext:value-type="float">
            <text:p>-0.011</text:p>
          </table:table-cell>
          <table:table-cell table:formula="of:=INT([.M315]-[.$P$2])" office:value-type="float" office:value="784" calcext:value-type="float">
            <text:p>784</text:p>
          </table:table-cell>
          <table:table-cell/>
          <table:table-cell table:formula="of:=IF([.G315]&lt;[.O315]; [.O315]; &quot;&quot;)">
            <text:p/>
          </table:table-cell>
          <table:table-cell table:formula="of:=IF([.Q315]&lt;&gt;&quot;&quot;; [.E315]; &quot;&quot;)">
            <text:p/>
          </table:table-cell>
          <table:table-cell table:formula="of:=IF([.R315]&lt;&gt;&quot;&quot;; [.R315]-[.Q315]; &quot;&quot;)">
            <text:p/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809.0127" calcext:value-type="float">
            <text:p>809.0127</text:p>
          </table:table-cell>
          <table:table-cell office:value-type="float" office:value="810.07263" calcext:value-type="float">
            <text:p>810.07263</text:p>
          </table:table-cell>
          <table:table-cell/>
          <table:table-cell table:number-columns-repeated="2"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H316]/[.B316]-1" office:value-type="float" office:value="0.0259418671672273" calcext:value-type="float">
            <text:p>0.026</text:p>
          </table:table-cell>
          <table:table-cell table:formula="of:=[.E316]/[.C316]-1" office:value-type="float" office:value="0.044350800989289" calcext:value-type="float">
            <text:p>0.044</text:p>
          </table:table-cell>
          <table:table-cell/>
          <table:table-cell table:formula="of:=[.C316]*(1+[.J316])" office:value-type="float" office:value="831.087426563266" calcext:value-type="float">
            <text:p>831.087426563266</text:p>
          </table:table-cell>
          <table:table-cell table:formula="of:=[.M316]/[.E316]-1" office:value-type="float" office:value="-0.0176271553625692" calcext:value-type="float">
            <text:p>-0.018</text:p>
          </table:table-cell>
          <table:table-cell table:formula="of:=INT([.M316]-[.$P$2])" office:value-type="float" office:value="806" calcext:value-type="float">
            <text:p>806</text:p>
          </table:table-cell>
          <table:table-cell/>
          <table:table-cell table:formula="of:=IF([.G316]&lt;[.O316]; [.O316]; &quot;&quot;)">
            <text:p/>
          </table:table-cell>
          <table:table-cell table:formula="of:=IF([.Q316]&lt;&gt;&quot;&quot;; [.E316]; &quot;&quot;)">
            <text:p/>
          </table:table-cell>
          <table:table-cell table:formula="of:=IF([.R316]&lt;&gt;&quot;&quot;; [.R316]-[.Q316]; &quot;&quot;)">
            <text:p/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824.32135" calcext:value-type="float">
            <text:p>824.32135</text:p>
          </table:table-cell>
          <table:table-cell office:value-type="float" office:value="825.5541" calcext:value-type="float">
            <text:p>825.554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H317]/[.B317]-1" office:value-type="float" office:value="0.0299381424489369" calcext:value-type="float">
            <text:p>0.030</text:p>
          </table:table-cell>
          <table:table-cell table:formula="of:=[.E317]/[.C317]-1" office:value-type="float" office:value="0.0259775828137732" calcext:value-type="float">
            <text:p>0.026</text:p>
          </table:table-cell>
          <table:table-cell/>
          <table:table-cell table:formula="of:=[.C317]*(1+[.J317])" office:value-type="float" office:value="850.269656245104" calcext:value-type="float">
            <text:p>850.269656245104</text:p>
          </table:table-cell>
          <table:table-cell table:formula="of:=[.M317]/[.E317]-1" office:value-type="float" office:value="0.0038602789198392" calcext:value-type="float">
            <text:p>0.004</text:p>
          </table:table-cell>
          <table:table-cell table:formula="of:=INT([.M317]-[.$P$2])" office:value-type="float" office:value="825" calcext:value-type="float">
            <text:p>825</text:p>
          </table:table-cell>
          <table:table-cell/>
          <table:table-cell table:formula="of:=IF([.G317]&lt;[.O317]; [.O317]; &quot;&quot;)">
            <text:p/>
          </table:table-cell>
          <table:table-cell table:formula="of:=IF([.Q317]&lt;&gt;&quot;&quot;; [.E317]; &quot;&quot;)">
            <text:p/>
          </table:table-cell>
          <table:table-cell table:formula="of:=IF([.R317]&lt;&gt;&quot;&quot;; [.R317]-[.Q317]; &quot;&quot;)">
            <text:p/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837.3324" calcext:value-type="float">
            <text:p>837.3324</text:p>
          </table:table-cell>
          <table:table-cell office:value-type="float" office:value="839.02356" calcext:value-type="float">
            <text:p>839.0235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H318]/[.B318]-1" office:value-type="float" office:value="0.0139342512005984" calcext:value-type="float">
            <text:p>0.014</text:p>
          </table:table-cell>
          <table:table-cell table:formula="of:=[.E318]/[.C318]-1" office:value-type="float" office:value="0.00712308960668517" calcext:value-type="float">
            <text:p>0.007</text:p>
          </table:table-cell>
          <table:table-cell/>
          <table:table-cell table:formula="of:=[.C318]*(1+[.J318])" office:value-type="float" office:value="850.71472504826" calcext:value-type="float">
            <text:p>850.71472504826</text:p>
          </table:table-cell>
          <table:table-cell table:formula="of:=[.M318]/[.E318]-1" office:value-type="float" office:value="0.00676298822279331" calcext:value-type="float">
            <text:p>0.007</text:p>
          </table:table-cell>
          <table:table-cell table:formula="of:=INT([.M318]-[.$P$2])" office:value-type="float" office:value="825" calcext:value-type="float">
            <text:p>825</text:p>
          </table:table-cell>
          <table:table-cell/>
          <table:table-cell table:formula="of:=IF([.G318]&lt;[.O318]; [.O318]; &quot;&quot;)">
            <text:p/>
          </table:table-cell>
          <table:table-cell table:formula="of:=IF([.Q318]&lt;&gt;&quot;&quot;; [.E318]; &quot;&quot;)">
            <text:p/>
          </table:table-cell>
          <table:table-cell table:formula="of:=IF([.R318]&lt;&gt;&quot;&quot;; [.R318]-[.Q318]; &quot;&quot;)">
            <text:p/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832.4861" calcext:value-type="float">
            <text:p>832.4861</text:p>
          </table:table-cell>
          <table:table-cell office:value-type="float" office:value="833.5492" calcext:value-type="float">
            <text:p>833.549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H319]/[.B319]-1" office:value-type="float" office:value="0.0150319626958337" calcext:value-type="float">
            <text:p>0.015</text:p>
          </table:table-cell>
          <table:table-cell table:formula="of:=[.E319]/[.C319]-1" office:value-type="float" office:value="0.0101383337660212" calcext:value-type="float">
            <text:p>0.010</text:p>
          </table:table-cell>
          <table:table-cell/>
          <table:table-cell table:formula="of:=[.C319]*(1+[.J319])" office:value-type="float" office:value="846.079080479542" calcext:value-type="float">
            <text:p>846.079080479542</text:p>
          </table:table-cell>
          <table:table-cell table:formula="of:=[.M319]/[.E319]-1" office:value-type="float" office:value="0.00484451363366034" calcext:value-type="float">
            <text:p>0.005</text:p>
          </table:table-cell>
          <table:table-cell table:formula="of:=INT([.M319]-[.$P$2])" office:value-type="float" office:value="821" calcext:value-type="float">
            <text:p>821</text:p>
          </table:table-cell>
          <table:table-cell/>
          <table:table-cell table:formula="of:=IF([.G319]&lt;[.O319]; [.O319]; &quot;&quot;)">
            <text:p/>
          </table:table-cell>
          <table:table-cell table:formula="of:=IF([.Q319]&lt;&gt;&quot;&quot;; [.E319]; &quot;&quot;)">
            <text:p/>
          </table:table-cell>
          <table:table-cell table:formula="of:=IF([.R319]&lt;&gt;&quot;&quot;; [.R319]-[.Q319]; &quot;&quot;)">
            <text:p/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840.86804" calcext:value-type="float">
            <text:p>840.86804</text:p>
          </table:table-cell>
          <table:table-cell office:value-type="float" office:value="842.22437" calcext:value-type="float">
            <text:p>842.2243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H320]/[.B320]-1" office:value-type="float" office:value="0.00610316929158117" calcext:value-type="float">
            <text:p>0.006</text:p>
          </table:table-cell>
          <table:table-cell table:formula="of:=[.E320]/[.C320]-1" office:value-type="float" office:value="0.00329559449817385" calcext:value-type="float">
            <text:p>0.003</text:p>
          </table:table-cell>
          <table:table-cell/>
          <table:table-cell table:formula="of:=[.C320]*(1+[.J320])" office:value-type="float" office:value="847.364607911605" calcext:value-type="float">
            <text:p>847.364607911605</text:p>
          </table:table-cell>
          <table:table-cell table:formula="of:=[.M320]/[.E320]-1" office:value-type="float" office:value="0.00279835255811278" calcext:value-type="float">
            <text:p>0.003</text:p>
          </table:table-cell>
          <table:table-cell table:formula="of:=INT([.M320]-[.$P$2])" office:value-type="float" office:value="822" calcext:value-type="float">
            <text:p>822</text:p>
          </table:table-cell>
          <table:table-cell/>
          <table:table-cell table:formula="of:=IF([.G320]&lt;[.O320]; [.O320]; &quot;&quot;)">
            <text:p/>
          </table:table-cell>
          <table:table-cell table:formula="of:=IF([.Q320]&lt;&gt;&quot;&quot;; [.E320]; &quot;&quot;)">
            <text:p/>
          </table:table-cell>
          <table:table-cell table:formula="of:=IF([.R320]&lt;&gt;&quot;&quot;; [.R320]-[.Q320]; &quot;&quot;)">
            <text:p/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837.7819" calcext:value-type="float">
            <text:p>837.7819</text:p>
          </table:table-cell>
          <table:table-cell office:value-type="float" office:value="838.8955" calcext:value-type="float">
            <text:p>838.895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H321]/[.B321]-1" office:value-type="float" office:value="0.00503484260044296" calcext:value-type="float">
            <text:p>0.005</text:p>
          </table:table-cell>
          <table:table-cell table:formula="of:=[.E321]/[.C321]-1" office:value-type="float" office:value="0.0013166121406063" calcext:value-type="float">
            <text:p>0.001</text:p>
          </table:table-cell>
          <table:table-cell/>
          <table:table-cell table:formula="of:=[.C321]*(1+[.J321])" office:value-type="float" office:value="843.11920680072" calcext:value-type="float">
            <text:p>843.11920680072</text:p>
          </table:table-cell>
          <table:table-cell table:formula="of:=[.M321]/[.E321]-1" office:value-type="float" office:value="0.00371334142942836" calcext:value-type="float">
            <text:p>0.004</text:p>
          </table:table-cell>
          <table:table-cell table:formula="of:=INT([.M321]-[.$P$2])" office:value-type="float" office:value="818" calcext:value-type="float">
            <text:p>818</text:p>
          </table:table-cell>
          <table:table-cell/>
          <table:table-cell table:formula="of:=IF([.G321]&lt;[.O321]; [.O321]; &quot;&quot;)">
            <text:p/>
          </table:table-cell>
          <table:table-cell table:formula="of:=IF([.Q321]&lt;&gt;&quot;&quot;; [.E321]; &quot;&quot;)">
            <text:p/>
          </table:table-cell>
          <table:table-cell table:formula="of:=IF([.R321]&lt;&gt;&quot;&quot;; [.R321]-[.Q321]; &quot;&quot;)">
            <text:p/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float" office:value="836.165" calcext:value-type="float">
            <text:p>836.165</text:p>
          </table:table-cell>
          <table:table-cell office:value-type="float" office:value="837.10004" calcext:value-type="float">
            <text:p>837.1000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H322]/[.B322]-1" office:value-type="float" office:value="-0.00498107430949624" calcext:value-type="float">
            <text:p>-0.005</text:p>
          </table:table-cell>
          <table:table-cell table:formula="of:=[.E322]/[.C322]-1" office:value-type="float" office:value="-0.000119507818922115" calcext:value-type="float">
            <text:p>0.000</text:p>
          </table:table-cell>
          <table:table-cell/>
          <table:table-cell table:formula="of:=[.C322]*(1+[.J322])" office:value-type="float" office:value="832.930382496278" calcext:value-type="float">
            <text:p>832.930382496278</text:p>
          </table:table-cell>
          <table:table-cell table:formula="of:=[.M322]/[.E322]-1" office:value-type="float" office:value="-0.00486214755522374" calcext:value-type="float">
            <text:p>-0.005</text:p>
          </table:table-cell>
          <table:table-cell table:formula="of:=INT([.M322]-[.$P$2])" office:value-type="float" office:value="807" calcext:value-type="float">
            <text:p>807</text:p>
          </table:table-cell>
          <table:table-cell/>
          <table:table-cell table:formula="of:=IF([.G322]&lt;[.O322]; [.O322]; &quot;&quot;)">
            <text:p/>
          </table:table-cell>
          <table:table-cell table:formula="of:=IF([.Q322]&lt;&gt;&quot;&quot;; [.E322]; &quot;&quot;)">
            <text:p/>
          </table:table-cell>
          <table:table-cell table:formula="of:=IF([.R322]&lt;&gt;&quot;&quot;; [.R322]-[.Q322]; &quot;&quot;)">
            <text:p/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float" office:value="828.5894" calcext:value-type="float">
            <text:p>828.5894</text:p>
          </table:table-cell>
          <table:table-cell office:value-type="float" office:value="829.32056" calcext:value-type="float">
            <text:p>829.32056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H323]/[.B323]-1" office:value-type="float" office:value="0.018598596602853" calcext:value-type="float">
            <text:p>0.019</text:p>
          </table:table-cell>
          <table:table-cell table:formula="of:=[.E323]/[.C323]-1" office:value-type="float" office:value="0.00925991754020905" calcext:value-type="float">
            <text:p>0.009</text:p>
          </table:table-cell>
          <table:table-cell/>
          <table:table-cell table:formula="of:=[.C323]*(1+[.J323])" office:value-type="float" office:value="844.744758549892" calcext:value-type="float">
            <text:p>844.744758549892</text:p>
          </table:table-cell>
          <table:table-cell table:formula="of:=[.M323]/[.E323]-1" office:value-type="float" office:value="0.0092529970727504" calcext:value-type="float">
            <text:p>0.009</text:p>
          </table:table-cell>
          <table:table-cell table:formula="of:=INT([.M323]-[.$P$2])" office:value-type="float" office:value="819" calcext:value-type="float">
            <text:p>819</text:p>
          </table:table-cell>
          <table:table-cell/>
          <table:table-cell table:formula="of:=IF([.G323]&lt;[.O323]; [.O323]; &quot;&quot;)">
            <text:p/>
          </table:table-cell>
          <table:table-cell table:formula="of:=IF([.Q323]&lt;&gt;&quot;&quot;; [.E323]; &quot;&quot;)">
            <text:p/>
          </table:table-cell>
          <table:table-cell table:formula="of:=IF([.R323]&lt;&gt;&quot;&quot;; [.R323]-[.Q323]; &quot;&quot;)">
            <text:p/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830.4919" calcext:value-type="float">
            <text:p>830.4919</text:p>
          </table:table-cell>
          <table:table-cell office:value-type="float" office:value="830.9652" calcext:value-type="float">
            <text:p>830.965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H324]/[.B324]-1" office:value-type="float" office:value="0.00542822874009974" calcext:value-type="float">
            <text:p>0.005</text:p>
          </table:table-cell>
          <table:table-cell table:formula="of:=[.E324]/[.C324]-1" office:value-type="float" office:value="0.00485555833144402" calcext:value-type="float">
            <text:p>0.005</text:p>
          </table:table-cell>
          <table:table-cell/>
          <table:table-cell table:formula="of:=[.C324]*(1+[.J324])" office:value-type="float" office:value="835.475869180663" calcext:value-type="float">
            <text:p>835.475869180663</text:p>
          </table:table-cell>
          <table:table-cell table:formula="of:=[.M324]/[.E324]-1" office:value-type="float" office:value="0.000569903210374534" calcext:value-type="float">
            <text:p>0.001</text:p>
          </table:table-cell>
          <table:table-cell table:formula="of:=INT([.M324]-[.$P$2])" office:value-type="float" office:value="810" calcext:value-type="float">
            <text:p>810</text:p>
          </table:table-cell>
          <table:table-cell/>
          <table:table-cell table:formula="of:=IF([.G324]&lt;[.O324]; [.O324]; &quot;&quot;)">
            <text:p/>
          </table:table-cell>
          <table:table-cell table:formula="of:=IF([.Q324]&lt;&gt;&quot;&quot;; [.E324]; &quot;&quot;)">
            <text:p/>
          </table:table-cell>
          <table:table-cell table:formula="of:=IF([.R324]&lt;&gt;&quot;&quot;; [.R324]-[.Q324]; &quot;&quot;)">
            <text:p/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824.9536" calcext:value-type="float">
            <text:p>824.9536</text:p>
          </table:table-cell>
          <table:table-cell office:value-type="float" office:value="825.7395" calcext:value-type="float">
            <text:p>825.7395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H325]/[.B325]-1" office:value-type="float" office:value="0.0133903288621322" calcext:value-type="float">
            <text:p>0.013</text:p>
          </table:table-cell>
          <table:table-cell table:formula="of:=[.E325]/[.C325]-1" office:value-type="float" office:value="0.0148479030008859" calcext:value-type="float">
            <text:p>0.015</text:p>
          </table:table-cell>
          <table:table-cell/>
          <table:table-cell table:formula="of:=[.C325]*(1+[.J325])" office:value-type="float" office:value="836.796423459453" calcext:value-type="float">
            <text:p>836.796423459453</text:p>
          </table:table-cell>
          <table:table-cell table:formula="of:=[.M325]/[.E325]-1" office:value-type="float" office:value="-0.00143624885506843" calcext:value-type="float">
            <text:p>-0.001</text:p>
          </table:table-cell>
          <table:table-cell table:formula="of:=INT([.M325]-[.$P$2])" office:value-type="float" office:value="811" calcext:value-type="float">
            <text:p>811</text:p>
          </table:table-cell>
          <table:table-cell/>
          <table:table-cell table:formula="of:=IF([.G325]&lt;[.O325]; [.O325]; &quot;&quot;)">
            <text:p/>
          </table:table-cell>
          <table:table-cell table:formula="of:=IF([.Q325]&lt;&gt;&quot;&quot;; [.E325]; &quot;&quot;)">
            <text:p/>
          </table:table-cell>
          <table:table-cell table:formula="of:=IF([.R325]&lt;&gt;&quot;&quot;; [.R325]-[.Q325]; &quot;&quot;)">
            <text:p/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float" office:value="835.68195" calcext:value-type="float">
            <text:p>835.68195</text:p>
          </table:table-cell>
          <table:table-cell office:value-type="float" office:value="836.4909" calcext:value-type="float">
            <text:p>836.4909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H326]/[.B326]-1" office:value-type="float" office:value="0.00636372485967884" calcext:value-type="float">
            <text:p>0.006</text:p>
          </table:table-cell>
          <table:table-cell table:formula="of:=[.E326]/[.C326]-1" office:value-type="float" office:value="0.00658596525078758" calcext:value-type="float">
            <text:p>0.007</text:p>
          </table:table-cell>
          <table:table-cell/>
          <table:table-cell table:formula="of:=[.C326]*(1+[.J326])" office:value-type="float" office:value="841.814097935225" calcext:value-type="float">
            <text:p>841.814097935225</text:p>
          </table:table-cell>
          <table:table-cell table:formula="of:=[.M326]/[.E326]-1" office:value-type="float" office:value="-0.000220786300207609" calcext:value-type="float">
            <text:p>0.000</text:p>
          </table:table-cell>
          <table:table-cell table:formula="of:=INT([.M326]-[.$P$2])" office:value-type="float" office:value="816" calcext:value-type="float">
            <text:p>816</text:p>
          </table:table-cell>
          <table:table-cell/>
          <table:table-cell table:formula="of:=IF([.G326]&lt;[.O326]; [.O326]; &quot;&quot;)">
            <text:p/>
          </table:table-cell>
          <table:table-cell table:formula="of:=IF([.Q326]&lt;&gt;&quot;&quot;; [.E326]; &quot;&quot;)">
            <text:p/>
          </table:table-cell>
          <table:table-cell table:formula="of:=IF([.R326]&lt;&gt;&quot;&quot;; [.R326]-[.Q326]; &quot;&quot;)">
            <text:p/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office:value-type="float" office:value="832.77966" calcext:value-type="float">
            <text:p>832.77966</text:p>
          </table:table-cell>
          <table:table-cell office:value-type="float" office:value="833.4959" calcext:value-type="float">
            <text:p>833.4959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H327]/[.B327]-1" office:value-type="float" office:value="0.0146741576277212" calcext:value-type="float">
            <text:p>0.015</text:p>
          </table:table-cell>
          <table:table-cell table:formula="of:=[.E327]/[.C327]-1" office:value-type="float" office:value="-0.00539402773306985" calcext:value-type="float">
            <text:p>-0.005</text:p>
          </table:table-cell>
          <table:table-cell/>
          <table:table-cell table:formula="of:=[.C327]*(1+[.J327])" office:value-type="float" office:value="845.726750218659" calcext:value-type="float">
            <text:p>845.726750218659</text:p>
          </table:table-cell>
          <table:table-cell table:formula="of:=[.M327]/[.E327]-1" office:value-type="float" office:value="0.0201770207703973" calcext:value-type="float">
            <text:p>0.020</text:p>
          </table:table-cell>
          <table:table-cell table:formula="of:=INT([.M327]-[.$P$2])" office:value-type="float" office:value="820" calcext:value-type="float">
            <text:p>820</text:p>
          </table:table-cell>
          <table:table-cell/>
          <table:table-cell table:formula="of:=IF([.G327]&lt;[.O327]; [.O327]; &quot;&quot;)">
            <text:p/>
          </table:table-cell>
          <table:table-cell table:formula="of:=IF([.Q327]&lt;&gt;&quot;&quot;; [.E327]; &quot;&quot;)">
            <text:p/>
          </table:table-cell>
          <table:table-cell table:formula="of:=IF([.R327]&lt;&gt;&quot;&quot;; [.R327]-[.Q327]; &quot;&quot;)">
            <text:p/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office:value-type="float" office:value="825.54364" calcext:value-type="float">
            <text:p>825.54364</text:p>
          </table:table-cell>
          <table:table-cell office:value-type="float" office:value="826.29425" calcext:value-type="float">
            <text:p>826.29425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H328]/[.B328]-1" office:value-type="float" office:value="0.00903206037660231" calcext:value-type="float">
            <text:p>0.009</text:p>
          </table:table-cell>
          <table:table-cell table:formula="of:=[.E328]/[.C328]-1" office:value-type="float" office:value="0.012956340916084" calcext:value-type="float">
            <text:p>0.013</text:p>
          </table:table-cell>
          <table:table-cell/>
          <table:table-cell table:formula="of:=[.C328]*(1+[.J328])" office:value-type="float" office:value="833.757389554839" calcext:value-type="float">
            <text:p>833.757389554839</text:p>
          </table:table-cell>
          <table:table-cell table:formula="of:=[.M328]/[.E328]-1" office:value-type="float" office:value="-0.00387408655335797" calcext:value-type="float">
            <text:p>-0.004</text:p>
          </table:table-cell>
          <table:table-cell table:formula="of:=INT([.M328]-[.$P$2])" office:value-type="float" office:value="808" calcext:value-type="float">
            <text:p>808</text:p>
          </table:table-cell>
          <table:table-cell/>
          <table:table-cell table:formula="of:=IF([.G328]&lt;[.O328]; [.O328]; &quot;&quot;)">
            <text:p/>
          </table:table-cell>
          <table:table-cell table:formula="of:=IF([.Q328]&lt;&gt;&quot;&quot;; [.E328]; &quot;&quot;)">
            <text:p/>
          </table:table-cell>
          <table:table-cell table:formula="of:=IF([.R328]&lt;&gt;&quot;&quot;; [.R328]-[.Q328]; &quot;&quot;)">
            <text:p/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float" office:value="831.3577" calcext:value-type="float">
            <text:p>831.3577</text:p>
          </table:table-cell>
          <table:table-cell office:value-type="float" office:value="832.2782" calcext:value-type="float">
            <text:p>832.278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H329]/[.B329]-1" office:value-type="float" office:value="0.0152068117009081" calcext:value-type="float">
            <text:p>0.015</text:p>
          </table:table-cell>
          <table:table-cell table:formula="of:=[.E329]/[.C329]-1" office:value-type="float" office:value="0.0188900778609844" calcext:value-type="float">
            <text:p>0.019</text:p>
          </table:table-cell>
          <table:table-cell/>
          <table:table-cell table:formula="of:=[.C329]*(1+[.J329])" office:value-type="float" office:value="844.934497870171" calcext:value-type="float">
            <text:p>844.934497870171</text:p>
          </table:table-cell>
          <table:table-cell table:formula="of:=[.M329]/[.E329]-1" office:value-type="float" office:value="-0.0036149789266855" calcext:value-type="float">
            <text:p>-0.004</text:p>
          </table:table-cell>
          <table:table-cell table:formula="of:=INT([.M329]-[.$P$2])" office:value-type="float" office:value="819" calcext:value-type="float">
            <text:p>819</text:p>
          </table:table-cell>
          <table:table-cell/>
          <table:table-cell table:formula="of:=IF([.G329]&lt;[.O329]; [.O329]; &quot;&quot;)">
            <text:p/>
          </table:table-cell>
          <table:table-cell table:formula="of:=IF([.Q329]&lt;&gt;&quot;&quot;; [.E329]; &quot;&quot;)">
            <text:p/>
          </table:table-cell>
          <table:table-cell table:formula="of:=IF([.R329]&lt;&gt;&quot;&quot;; [.R329]-[.Q329]; &quot;&quot;)">
            <text:p/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office:value-type="float" office:value="836.9085" calcext:value-type="float">
            <text:p>836.9085</text:p>
          </table:table-cell>
          <table:table-cell office:value-type="float" office:value="837.86285" calcext:value-type="float">
            <text:p>837.86285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H330]/[.B330]-1" office:value-type="float" office:value="0.0204221847430155" calcext:value-type="float">
            <text:p>0.020</text:p>
          </table:table-cell>
          <table:table-cell table:formula="of:=[.E330]/[.C330]-1" office:value-type="float" office:value="0.0288079964399901" calcext:value-type="float">
            <text:p>0.029</text:p>
          </table:table-cell>
          <table:table-cell/>
          <table:table-cell table:formula="of:=[.C330]*(1+[.J330])" office:value-type="float" office:value="854.97383991201" calcext:value-type="float">
            <text:p>854.97383991201</text:p>
          </table:table-cell>
          <table:table-cell table:formula="of:=[.M330]/[.E330]-1" office:value-type="float" office:value="-0.00815099778189154" calcext:value-type="float">
            <text:p>-0.008</text:p>
          </table:table-cell>
          <table:table-cell table:formula="of:=INT([.M330]-[.$P$2])" office:value-type="float" office:value="829" calcext:value-type="float">
            <text:p>829</text:p>
          </table:table-cell>
          <table:table-cell/>
          <table:table-cell table:formula="of:=IF([.G330]&lt;[.O330]; [.O330]; &quot;&quot;)">
            <text:p/>
          </table:table-cell>
          <table:table-cell table:formula="of:=IF([.Q330]&lt;&gt;&quot;&quot;; [.E330]; &quot;&quot;)">
            <text:p/>
          </table:table-cell>
          <table:table-cell table:formula="of:=IF([.R330]&lt;&gt;&quot;&quot;; [.R330]-[.Q330]; &quot;&quot;)">
            <text:p/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float" office:value="844.56445" calcext:value-type="float">
            <text:p>844.56445</text:p>
          </table:table-cell>
          <table:table-cell office:value-type="float" office:value="845.4823" calcext:value-type="float">
            <text:p>845.4823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H331]/[.B331]-1" office:value-type="float" office:value="0.0241965548040768" calcext:value-type="float">
            <text:p>0.024</text:p>
          </table:table-cell>
          <table:table-cell table:formula="of:=[.E331]/[.C331]-1" office:value-type="float" office:value="0.0384605331181977" calcext:value-type="float">
            <text:p>0.038</text:p>
          </table:table-cell>
          <table:table-cell/>
          <table:table-cell table:formula="of:=[.C331]*(1+[.J331])" office:value-type="float" office:value="865.940058807827" calcext:value-type="float">
            <text:p>865.940058807827</text:p>
          </table:table-cell>
          <table:table-cell table:formula="of:=[.M331]/[.E331]-1" office:value-type="float" office:value="-0.0137356961186482" calcext:value-type="float">
            <text:p>-0.014</text:p>
          </table:table-cell>
          <table:table-cell table:formula="of:=INT([.M331]-[.$P$2])" office:value-type="float" office:value="840" calcext:value-type="float">
            <text:p>840</text:p>
          </table:table-cell>
          <table:table-cell/>
          <table:table-cell table:formula="of:=IF([.G331]&lt;[.O331]; [.O331]; &quot;&quot;)">
            <text:p/>
          </table:table-cell>
          <table:table-cell table:formula="of:=IF([.Q331]&lt;&gt;&quot;&quot;; [.E331]; &quot;&quot;)">
            <text:p/>
          </table:table-cell>
          <table:table-cell table:formula="of:=IF([.R331]&lt;&gt;&quot;&quot;; [.R331]-[.Q331]; &quot;&quot;)">
            <text:p/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float" office:value="859.82886" calcext:value-type="float">
            <text:p>859.82886</text:p>
          </table:table-cell>
          <table:table-cell office:value-type="float" office:value="861.2316" calcext:value-type="float">
            <text:p>861.231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H332]/[.B332]-1" office:value-type="float" office:value="0.022296460251404" calcext:value-type="float">
            <text:p>0.022</text:p>
          </table:table-cell>
          <table:table-cell table:formula="of:=[.E332]/[.C332]-1" office:value-type="float" office:value="0.0299204070078247" calcext:value-type="float">
            <text:p>0.030</text:p>
          </table:table-cell>
          <table:table-cell/>
          <table:table-cell table:formula="of:=[.C332]*(1+[.J332])" office:value-type="float" office:value="880.434016136653" calcext:value-type="float">
            <text:p>880.434016136653</text:p>
          </table:table-cell>
          <table:table-cell table:formula="of:=[.M332]/[.E332]-1" office:value-type="float" office:value="-0.00740246207818152" calcext:value-type="float">
            <text:p>-0.007</text:p>
          </table:table-cell>
          <table:table-cell table:formula="of:=INT([.M332]-[.$P$2])" office:value-type="float" office:value="855" calcext:value-type="float">
            <text:p>855</text:p>
          </table:table-cell>
          <table:table-cell/>
          <table:table-cell table:formula="of:=IF([.G332]&lt;[.O332]; [.O332]; &quot;&quot;)">
            <text:p/>
          </table:table-cell>
          <table:table-cell table:formula="of:=IF([.Q332]&lt;&gt;&quot;&quot;; [.E332]; &quot;&quot;)">
            <text:p/>
          </table:table-cell>
          <table:table-cell table:formula="of:=IF([.R332]&lt;&gt;&quot;&quot;; [.R332]-[.Q332]; &quot;&quot;)">
            <text:p/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float" office:value="867.84875" calcext:value-type="float">
            <text:p>867.84875</text:p>
          </table:table-cell>
          <table:table-cell office:value-type="float" office:value="869.4784" calcext:value-type="float">
            <text:p>869.478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H333]/[.B333]-1" office:value-type="float" office:value="0.0220674973605712" calcext:value-type="float">
            <text:p>0.022</text:p>
          </table:table-cell>
          <table:table-cell table:formula="of:=[.E333]/[.C333]-1" office:value-type="float" office:value="0.0224520816158285" calcext:value-type="float">
            <text:p>0.022</text:p>
          </table:table-cell>
          <table:table-cell/>
          <table:table-cell table:formula="of:=[.C333]*(1+[.J333])" office:value-type="float" office:value="888.665612297074" calcext:value-type="float">
            <text:p>888.665612297074</text:p>
          </table:table-cell>
          <table:table-cell table:formula="of:=[.M333]/[.E333]-1" office:value-type="float" office:value="-0.000376139148398624" calcext:value-type="float">
            <text:p>0.000</text:p>
          </table:table-cell>
          <table:table-cell table:formula="of:=INT([.M333]-[.$P$2])" office:value-type="float" office:value="863" calcext:value-type="float">
            <text:p>863</text:p>
          </table:table-cell>
          <table:table-cell/>
          <table:table-cell table:formula="of:=IF([.G333]&lt;[.O333]; [.O333]; &quot;&quot;)">
            <text:p/>
          </table:table-cell>
          <table:table-cell table:formula="of:=IF([.Q333]&lt;&gt;&quot;&quot;; [.E333]; &quot;&quot;)">
            <text:p/>
          </table:table-cell>
          <table:table-cell table:formula="of:=IF([.R333]&lt;&gt;&quot;&quot;; [.R333]-[.Q333]; &quot;&quot;)">
            <text:p/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872.80774" calcext:value-type="float">
            <text:p>872.80774</text:p>
          </table:table-cell>
          <table:table-cell office:value-type="float" office:value="874.62213" calcext:value-type="float">
            <text:p>874.6221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H334]/[.B334]-1" office:value-type="float" office:value="0.024280559198524" calcext:value-type="float">
            <text:p>0.024</text:p>
          </table:table-cell>
          <table:table-cell table:formula="of:=[.E334]/[.C334]-1" office:value-type="float" office:value="0.0267291087180701" calcext:value-type="float">
            <text:p>0.027</text:p>
          </table:table-cell>
          <table:table-cell/>
          <table:table-cell table:formula="of:=[.C334]*(1+[.J334])" office:value-type="float" office:value="895.858444403804" calcext:value-type="float">
            <text:p>895.858444403804</text:p>
          </table:table-cell>
          <table:table-cell table:formula="of:=[.M334]/[.E334]-1" office:value-type="float" office:value="-0.00238480578640965" calcext:value-type="float">
            <text:p>-0.002</text:p>
          </table:table-cell>
          <table:table-cell table:formula="of:=INT([.M334]-[.$P$2])" office:value-type="float" office:value="870" calcext:value-type="float">
            <text:p>870</text:p>
          </table:table-cell>
          <table:table-cell/>
          <table:table-cell table:formula="of:=IF([.G334]&lt;[.O334]; [.O334]; &quot;&quot;)">
            <text:p/>
          </table:table-cell>
          <table:table-cell table:formula="of:=IF([.Q334]&lt;&gt;&quot;&quot;; [.E334]; &quot;&quot;)">
            <text:p/>
          </table:table-cell>
          <table:table-cell table:formula="of:=IF([.R334]&lt;&gt;&quot;&quot;; [.R334]-[.Q334]; &quot;&quot;)">
            <text:p/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office:value-type="float" office:value="883.31964" calcext:value-type="float">
            <text:p>883.31964</text:p>
          </table:table-cell>
          <table:table-cell office:value-type="float" office:value="885.73584" calcext:value-type="float">
            <text:p>885.73584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H335]/[.B335]-1" office:value-type="float" office:value="0.0211479051909227" calcext:value-type="float">
            <text:p>0.021</text:p>
          </table:table-cell>
          <table:table-cell table:formula="of:=[.E335]/[.C335]-1" office:value-type="float" office:value="0.0104592809522079" calcext:value-type="float">
            <text:p>0.010</text:p>
          </table:table-cell>
          <table:table-cell/>
          <table:table-cell table:formula="of:=[.C335]*(1+[.J335])" office:value-type="float" office:value="904.467297568522" calcext:value-type="float">
            <text:p>904.467297568522</text:p>
          </table:table-cell>
          <table:table-cell table:formula="of:=[.M335]/[.E335]-1" office:value-type="float" office:value="0.0105779861100808" calcext:value-type="float">
            <text:p>0.011</text:p>
          </table:table-cell>
          <table:table-cell table:formula="of:=INT([.M335]-[.$P$2])" office:value-type="float" office:value="879" calcext:value-type="float">
            <text:p>879</text:p>
          </table:table-cell>
          <table:table-cell/>
          <table:table-cell table:formula="of:=IF([.G335]&lt;[.O335]; [.O335]; &quot;&quot;)">
            <text:p/>
          </table:table-cell>
          <table:table-cell table:formula="of:=IF([.Q335]&lt;&gt;&quot;&quot;; [.E335]; &quot;&quot;)">
            <text:p/>
          </table:table-cell>
          <table:table-cell table:formula="of:=IF([.R335]&lt;&gt;&quot;&quot;; [.R335]-[.Q335]; &quot;&quot;)">
            <text:p/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office:value-type="float" office:value="877.4249" calcext:value-type="float">
            <text:p>877.4249</text:p>
          </table:table-cell>
          <table:table-cell office:value-type="float" office:value="879.6294" calcext:value-type="float">
            <text:p>879.6294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H336]/[.B336]-1" office:value-type="float" office:value="0.0257288116623999" calcext:value-type="float">
            <text:p>0.026</text:p>
          </table:table-cell>
          <table:table-cell table:formula="of:=[.E336]/[.C336]-1" office:value-type="float" office:value="0.0117897378145841" calcext:value-type="float">
            <text:p>0.012</text:p>
          </table:table-cell>
          <table:table-cell/>
          <table:table-cell table:formula="of:=[.C336]*(1+[.J336])" office:value-type="float" office:value="902.26121916531" calcext:value-type="float">
            <text:p>902.26121916531</text:p>
          </table:table-cell>
          <table:table-cell table:formula="of:=[.M336]/[.E336]-1" office:value-type="float" office:value="0.0137766507475392" calcext:value-type="float">
            <text:p>0.014</text:p>
          </table:table-cell>
          <table:table-cell table:formula="of:=INT([.M336]-[.$P$2])" office:value-type="float" office:value="877" calcext:value-type="float">
            <text:p>877</text:p>
          </table:table-cell>
          <table:table-cell/>
          <table:table-cell table:formula="of:=IF([.G336]&lt;[.O336]; [.O336]; &quot;&quot;)">
            <text:p/>
          </table:table-cell>
          <table:table-cell table:formula="of:=IF([.Q336]&lt;&gt;&quot;&quot;; [.E336]; &quot;&quot;)">
            <text:p/>
          </table:table-cell>
          <table:table-cell table:formula="of:=IF([.R336]&lt;&gt;&quot;&quot;; [.R336]-[.Q336]; &quot;&quot;)">
            <text:p/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office:value-type="float" office:value="878.6427" calcext:value-type="float">
            <text:p>878.6427</text:p>
          </table:table-cell>
          <table:table-cell office:value-type="float" office:value="880.8406" calcext:value-type="float">
            <text:p>880.8406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H337]/[.B337]-1" office:value-type="float" office:value="0.0186165548293977" calcext:value-type="float">
            <text:p>0.019</text:p>
          </table:table-cell>
          <table:table-cell table:formula="of:=[.E337]/[.C337]-1" office:value-type="float" office:value="0.0149395929297538" calcext:value-type="float">
            <text:p>0.015</text:p>
          </table:table-cell>
          <table:table-cell/>
          <table:table-cell table:formula="of:=[.C337]*(1+[.J337])" office:value-type="float" office:value="897.23881732586" calcext:value-type="float">
            <text:p>897.23881732586</text:p>
          </table:table-cell>
          <table:table-cell table:formula="of:=[.M337]/[.E337]-1" office:value-type="float" office:value="0.0036228381721024" calcext:value-type="float">
            <text:p>0.004</text:p>
          </table:table-cell>
          <table:table-cell table:formula="of:=INT([.M337]-[.$P$2])" office:value-type="float" office:value="872" calcext:value-type="float">
            <text:p>872</text:p>
          </table:table-cell>
          <table:table-cell/>
          <table:table-cell table:formula="of:=IF([.G337]&lt;[.O337]; [.O337]; &quot;&quot;)">
            <text:p/>
          </table:table-cell>
          <table:table-cell table:formula="of:=IF([.Q337]&lt;&gt;&quot;&quot;; [.E337]; &quot;&quot;)">
            <text:p/>
          </table:table-cell>
          <table:table-cell table:formula="of:=IF([.R337]&lt;&gt;&quot;&quot;; [.R337]-[.Q337]; &quot;&quot;)">
            <text:p/>
          </table:table-cell>
        </table:table-row>
        <table:table-row table:style-name="ro1">
          <table:table-cell office:value-type="string" calcext:value-type="string">
            <text:p>2017-10-20</text:p>
          </table:table-cell>
          <table:table-cell office:value-type="float" office:value="880.0875" calcext:value-type="float">
            <text:p>880.0875</text:p>
          </table:table-cell>
          <table:table-cell office:value-type="float" office:value="882.35205" calcext:value-type="float">
            <text:p>882.3520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H338]/[.B338]-1" office:value-type="float" office:value="0.0146718366071557" calcext:value-type="float">
            <text:p>0.015</text:p>
          </table:table-cell>
          <table:table-cell table:formula="of:=[.E338]/[.C338]-1" office:value-type="float" office:value="0.015467692289036" calcext:value-type="float">
            <text:p>0.015</text:p>
          </table:table-cell>
          <table:table-cell/>
          <table:table-cell table:formula="of:=[.C338]*(1+[.J338])" office:value-type="float" office:value="895.297775107589" calcext:value-type="float">
            <text:p>895.297775107589</text:p>
          </table:table-cell>
          <table:table-cell table:formula="of:=[.M338]/[.E338]-1" office:value-type="float" office:value="-0.000783733138851828" calcext:value-type="float">
            <text:p>-0.001</text:p>
          </table:table-cell>
          <table:table-cell table:formula="of:=INT([.M338]-[.$P$2])" office:value-type="float" office:value="870" calcext:value-type="float">
            <text:p>870</text:p>
          </table:table-cell>
          <table:table-cell/>
          <table:table-cell table:formula="of:=IF([.G338]&lt;[.O338]; [.O338]; &quot;&quot;)">
            <text:p/>
          </table:table-cell>
          <table:table-cell table:formula="of:=IF([.Q338]&lt;&gt;&quot;&quot;; [.E338]; &quot;&quot;)">
            <text:p/>
          </table:table-cell>
          <table:table-cell table:formula="of:=IF([.R338]&lt;&gt;&quot;&quot;; [.R338]-[.Q338]; &quot;&quot;)">
            <text:p/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883.5016" calcext:value-type="float">
            <text:p>883.5016</text:p>
          </table:table-cell>
          <table:table-cell office:value-type="float" office:value="885.34937" calcext:value-type="float">
            <text:p>885.3493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905" calcext:value-type="float">
            <text:p>905</text:p>
          </table:table-cell>
          <table:table-cell/>
          <table:table-cell table:formula="of:=[.H339]/[.B339]-1" office:value-type="float" office:value="0.0243331760802696" calcext:value-type="float">
            <text:p>0.024</text:p>
          </table:table-cell>
          <table:table-cell table:formula="of:=[.E339]/[.C339]-1" office:value-type="float" office:value="0.0278428277415501" calcext:value-type="float">
            <text:p>0.028</text:p>
          </table:table-cell>
          <table:table-cell/>
          <table:table-cell table:formula="of:=[.C339]*(1+[.J339])" office:value-type="float" office:value="906.892732112766" calcext:value-type="float">
            <text:p>906.892732112766</text:p>
          </table:table-cell>
          <table:table-cell table:formula="of:=[.M339]/[.E339]-1" office:value-type="float" office:value="-0.00341458009586182" calcext:value-type="float">
            <text:p>-0.003</text:p>
          </table:table-cell>
          <table:table-cell table:formula="of:=INT([.M339]-[.$P$2])" office:value-type="float" office:value="881" calcext:value-type="float">
            <text:p>881</text:p>
          </table:table-cell>
          <table:table-cell/>
          <table:table-cell table:formula="of:=IF([.G339]&lt;[.O339]; [.O339]; &quot;&quot;)">
            <text:p/>
          </table:table-cell>
          <table:table-cell table:formula="of:=IF([.Q339]&lt;&gt;&quot;&quot;; [.E339]; &quot;&quot;)">
            <text:p/>
          </table:table-cell>
          <table:table-cell table:formula="of:=IF([.R339]&lt;&gt;&quot;&quot;; [.R339]-[.Q339]; &quot;&quot;)">
            <text:p/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office:value-type="float" office:value="891.4675" calcext:value-type="float">
            <text:p>891.4675</text:p>
          </table:table-cell>
          <table:table-cell office:value-type="float" office:value="893.0272" calcext:value-type="float">
            <text:p>893.0272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910" calcext:value-type="float">
            <text:p>910</text:p>
          </table:table-cell>
          <table:table-cell/>
          <table:table-cell table:formula="of:=[.H340]/[.B340]-1" office:value-type="float" office:value="0.0207887556192459" calcext:value-type="float">
            <text:p>0.021</text:p>
          </table:table-cell>
          <table:table-cell table:formula="of:=[.E340]/[.C340]-1" office:value-type="float" office:value="0.0279642098247399" calcext:value-type="float">
            <text:p>0.028</text:p>
          </table:table-cell>
          <table:table-cell/>
          <table:table-cell table:formula="of:=[.C340]*(1+[.J340])" office:value-type="float" office:value="911.59212422214" calcext:value-type="float">
            <text:p>911.59212422214</text:p>
          </table:table-cell>
          <table:table-cell table:formula="of:=[.M340]/[.E340]-1" office:value-type="float" office:value="-0.00698025683862802" calcext:value-type="float">
            <text:p>-0.007</text:p>
          </table:table-cell>
          <table:table-cell table:formula="of:=INT([.M340]-[.$P$2])" office:value-type="float" office:value="886" calcext:value-type="float">
            <text:p>886</text:p>
          </table:table-cell>
          <table:table-cell/>
          <table:table-cell table:formula="of:=IF([.G340]&lt;[.O340]; [.O340]; &quot;&quot;)">
            <text:p/>
          </table:table-cell>
          <table:table-cell table:formula="of:=IF([.Q340]&lt;&gt;&quot;&quot;; [.E340]; &quot;&quot;)">
            <text:p/>
          </table:table-cell>
          <table:table-cell table:formula="of:=IF([.R340]&lt;&gt;&quot;&quot;; [.R340]-[.Q340]; &quot;&quot;)">
            <text:p/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894.0173" calcext:value-type="float">
            <text:p>894.0173</text:p>
          </table:table-cell>
          <table:table-cell office:value-type="float" office:value="895.674" calcext:value-type="float">
            <text:p>895.674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H341]/[.B341]-1" office:value-type="float" office:value="0.0346555933537305" calcext:value-type="float">
            <text:p>0.035</text:p>
          </table:table-cell>
          <table:table-cell table:formula="of:=[.E341]/[.C341]-1" office:value-type="float" office:value="0.0282759128879482" calcext:value-type="float">
            <text:p>0.028</text:p>
          </table:table-cell>
          <table:table-cell/>
          <table:table-cell table:formula="of:=[.C341]*(1+[.J341])" office:value-type="float" office:value="926.714113921509" calcext:value-type="float">
            <text:p>926.714113921509</text:p>
          </table:table-cell>
          <table:table-cell table:formula="of:=[.M341]/[.E341]-1" office:value-type="float" office:value="0.00620424964333233" calcext:value-type="float">
            <text:p>0.006</text:p>
          </table:table-cell>
          <table:table-cell table:formula="of:=INT([.M341]-[.$P$2])" office:value-type="float" office:value="901" calcext:value-type="float">
            <text:p>901</text:p>
          </table:table-cell>
          <table:table-cell/>
          <table:table-cell table:formula="of:=IF([.G341]&lt;[.O341]; [.O341]; &quot;&quot;)">
            <text:p/>
          </table:table-cell>
          <table:table-cell table:formula="of:=IF([.Q341]&lt;&gt;&quot;&quot;; [.E341]; &quot;&quot;)">
            <text:p/>
          </table:table-cell>
          <table:table-cell table:formula="of:=IF([.R341]&lt;&gt;&quot;&quot;; [.R341]-[.Q341]; &quot;&quot;)">
            <text:p/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904.781" calcext:value-type="float">
            <text:p>904.781</text:p>
          </table:table-cell>
          <table:table-cell office:value-type="float" office:value="907.0664" calcext:value-type="float">
            <text:p>907.066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H342]/[.B342]-1" office:value-type="float" office:value="0.0123996856697919" calcext:value-type="float">
            <text:p>0.012</text:p>
          </table:table-cell>
          <table:table-cell table:formula="of:=[.E342]/[.C342]-1" office:value-type="float" office:value="0.00102925210326377" calcext:value-type="float">
            <text:p>0.001</text:p>
          </table:table-cell>
          <table:table-cell/>
          <table:table-cell table:formula="of:=[.C342]*(1+[.J342])" office:value-type="float" office:value="918.31373824163" calcext:value-type="float">
            <text:p>918.31373824163</text:p>
          </table:table-cell>
          <table:table-cell table:formula="of:=[.M342]/[.E342]-1" office:value-type="float" office:value="0.0113587425568609" calcext:value-type="float">
            <text:p>0.011</text:p>
          </table:table-cell>
          <table:table-cell table:formula="of:=INT([.M342]-[.$P$2])" office:value-type="float" office:value="893" calcext:value-type="float">
            <text:p>893</text:p>
          </table:table-cell>
          <table:table-cell/>
          <table:table-cell table:formula="of:=IF([.G342]&lt;[.O342]; [.O342]; &quot;&quot;)">
            <text:p/>
          </table:table-cell>
          <table:table-cell table:formula="of:=IF([.Q342]&lt;&gt;&quot;&quot;; [.E342]; &quot;&quot;)">
            <text:p/>
          </table:table-cell>
          <table:table-cell table:formula="of:=IF([.R342]&lt;&gt;&quot;&quot;; [.R342]-[.Q342]; &quot;&quot;)">
            <text:p/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892.52" calcext:value-type="float">
            <text:p>892.52</text:p>
          </table:table-cell>
          <table:table-cell office:value-type="float" office:value="894.2759" calcext:value-type="float">
            <text:p>894.2759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H343]/[.B343]-1" office:value-type="float" office:value="-0.0476403890108905" calcext:value-type="float">
            <text:p>-0.048</text:p>
          </table:table-cell>
          <table:table-cell table:formula="of:=[.E343]/[.C343]-1" office:value-type="float" office:value="-0.0528650050840015" calcext:value-type="float">
            <text:p>-0.053</text:p>
          </table:table-cell>
          <table:table-cell/>
          <table:table-cell table:formula="of:=[.C343]*(1+[.J343])" office:value-type="float" office:value="851.672248240936" calcext:value-type="float">
            <text:p>851.672248240936</text:p>
          </table:table-cell>
          <table:table-cell table:formula="of:=[.M343]/[.E343]-1" office:value-type="float" office:value="0.00551623168941662" calcext:value-type="float">
            <text:p>0.006</text:p>
          </table:table-cell>
          <table:table-cell table:formula="of:=INT([.M343]-[.$P$2])" office:value-type="float" office:value="826" calcext:value-type="float">
            <text:p>826</text:p>
          </table:table-cell>
          <table:table-cell/>
          <table:table-cell table:formula="of:=IF([.G343]&lt;[.O343]; [.O343]; &quot;&quot;)" office:value-type="float" office:value="826" calcext:value-type="float">
            <text:p>826</text:p>
          </table:table-cell>
          <table:table-cell table:formula="of:=IF([.Q343]&lt;&gt;&quot;&quot;; [.E343]; &quot;&quot;)" office:value-type="float" office:value="847" calcext:value-type="float">
            <text:p>847</text:p>
          </table:table-cell>
          <table:table-cell table:formula="of:=IF([.R343]&lt;&gt;&quot;&quot;; [.R343]-[.Q343]; &quot;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743.9162" calcext:value-type="float">
            <text:p>743.9162</text:p>
          </table:table-cell>
          <table:table-cell office:value-type="float" office:value="743.61993" calcext:value-type="float">
            <text:p>743.6199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H344]/[.B344]-1" office:value-type="float" office:value="0.147978764274793" calcext:value-type="float">
            <text:p>0.148</text:p>
          </table:table-cell>
          <table:table-cell table:formula="of:=[.E344]/[.C344]-1" office:value-type="float" office:value="0.160539094211744" calcext:value-type="float">
            <text:p>0.161</text:p>
          </table:table-cell>
          <table:table-cell/>
          <table:table-cell table:formula="of:=[.C344]*(1+[.J344])" office:value-type="float" office:value="853.659888331508" calcext:value-type="float">
            <text:p>853.659888331508</text:p>
          </table:table-cell>
          <table:table-cell table:formula="of:=[.M344]/[.E344]-1" office:value-type="float" office:value="-0.0108228408673137" calcext:value-type="float">
            <text:p>-0.011</text:p>
          </table:table-cell>
          <table:table-cell table:formula="of:=INT([.M344]-[.$P$2])" office:value-type="float" office:value="828" calcext:value-type="float">
            <text:p>828</text:p>
          </table:table-cell>
          <table:table-cell/>
          <table:table-cell table:formula="of:=IF([.G344]&lt;[.O344]; [.O344]; &quot;&quot;)">
            <text:p/>
          </table:table-cell>
          <table:table-cell table:formula="of:=IF([.Q344]&lt;&gt;&quot;&quot;; [.E344]; &quot;&quot;)">
            <text:p/>
          </table:table-cell>
          <table:table-cell table:formula="of:=IF([.R344]&lt;&gt;&quot;&quot;; [.R344]-[.Q344]; &quot;&quot;)">
            <text:p/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838.32086" calcext:value-type="float">
            <text:p>838.32086</text:p>
          </table:table-cell>
          <table:table-cell office:value-type="float" office:value="837.90845" calcext:value-type="float">
            <text:p>837.90845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H345]/[.B345]-1" office:value-type="float" office:value="0.0425602435802444" calcext:value-type="float">
            <text:p>0.043</text:p>
          </table:table-cell>
          <table:table-cell table:formula="of:=[.E345]/[.C345]-1" office:value-type="float" office:value="0.0478471723253298" calcext:value-type="float">
            <text:p>0.048</text:p>
          </table:table-cell>
          <table:table-cell/>
          <table:table-cell table:formula="of:=[.C345]*(1+[.J345])" office:value-type="float" office:value="873.570037729945" calcext:value-type="float">
            <text:p>873.570037729945</text:p>
          </table:table-cell>
          <table:table-cell table:formula="of:=[.M345]/[.E345]-1" office:value-type="float" office:value="-0.00504551511395779" calcext:value-type="float">
            <text:p>-0.005</text:p>
          </table:table-cell>
          <table:table-cell table:formula="of:=INT([.M345]-[.$P$2])" office:value-type="float" office:value="848" calcext:value-type="float">
            <text:p>848</text:p>
          </table:table-cell>
          <table:table-cell/>
          <table:table-cell table:formula="of:=IF([.G345]&lt;[.O345]; [.O345]; &quot;&quot;)">
            <text:p/>
          </table:table-cell>
          <table:table-cell table:formula="of:=IF([.Q345]&lt;&gt;&quot;&quot;; [.E345]; &quot;&quot;)">
            <text:p/>
          </table:table-cell>
          <table:table-cell table:formula="of:=IF([.R345]&lt;&gt;&quot;&quot;; [.R345]-[.Q345]; &quot;&quot;)">
            <text:p/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865.44" calcext:value-type="float">
            <text:p>865.44</text:p>
          </table:table-cell>
          <table:table-cell office:value-type="float" office:value="865.72144" calcext:value-type="float">
            <text:p>865.72144</text:p>
          </table:table-cell>
          <table:table-cell/>
          <table:table-cell table:number-columns-repeated="2"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H346]/[.B346]-1" office:value-type="float" office:value="0.0226012201885746" calcext:value-type="float">
            <text:p>0.023</text:p>
          </table:table-cell>
          <table:table-cell table:formula="of:=[.E346]/[.C346]-1" office:value-type="float" office:value="0.0349749452895609" calcext:value-type="float">
            <text:p>0.035</text:p>
          </table:table-cell>
          <table:table-cell/>
          <table:table-cell table:formula="of:=[.C346]*(1+[.J346])" office:value-type="float" office:value="885.28780088741" calcext:value-type="float">
            <text:p>885.28780088741</text:p>
          </table:table-cell>
          <table:table-cell table:formula="of:=[.M346]/[.E346]-1" office:value-type="float" office:value="-0.0119555793667301" calcext:value-type="float">
            <text:p>-0.012</text:p>
          </table:table-cell>
          <table:table-cell table:formula="of:=INT([.M346]-[.$P$2])" office:value-type="float" office:value="860" calcext:value-type="float">
            <text:p>860</text:p>
          </table:table-cell>
          <table:table-cell/>
          <table:table-cell table:formula="of:=IF([.G346]&lt;[.O346]; [.O346]; &quot;&quot;)">
            <text:p/>
          </table:table-cell>
          <table:table-cell table:formula="of:=IF([.Q346]&lt;&gt;&quot;&quot;; [.E346]; &quot;&quot;)">
            <text:p/>
          </table:table-cell>
          <table:table-cell table:formula="of:=IF([.R346]&lt;&gt;&quot;&quot;; [.R346]-[.Q346]; &quot;&quot;)">
            <text:p/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871.3792" calcext:value-type="float">
            <text:p>871.3792</text:p>
          </table:table-cell>
          <table:table-cell office:value-type="float" office:value="872.31866" calcext:value-type="float">
            <text:p>872.31866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H347]/[.B347]-1" office:value-type="float" office:value="0.0282549778557946" calcext:value-type="float">
            <text:p>0.028</text:p>
          </table:table-cell>
          <table:table-cell table:formula="of:=[.E347]/[.C347]-1" office:value-type="float" office:value="0.00422017797945529" calcext:value-type="float">
            <text:p>0.004</text:p>
          </table:table-cell>
          <table:table-cell/>
          <table:table-cell table:formula="of:=[.C347]*(1+[.J347])" office:value-type="float" office:value="896.966004421497" calcext:value-type="float">
            <text:p>896.966004421497</text:p>
          </table:table-cell>
          <table:table-cell table:formula="of:=[.M347]/[.E347]-1" office:value-type="float" office:value="0.0239337950017082" calcext:value-type="float">
            <text:p>0.024</text:p>
          </table:table-cell>
          <table:table-cell table:formula="of:=INT([.M347]-[.$P$2])" office:value-type="float" office:value="871" calcext:value-type="float">
            <text:p>871</text:p>
          </table:table-cell>
          <table:table-cell/>
          <table:table-cell table:formula="of:=IF([.G347]&lt;[.O347]; [.O347]; &quot;&quot;)" office:value-type="float" office:value="871" calcext:value-type="float">
            <text:p>871</text:p>
          </table:table-cell>
          <table:table-cell table:formula="of:=IF([.Q347]&lt;&gt;&quot;&quot;; [.E347]; &quot;&quot;)" office:value-type="float" office:value="876" calcext:value-type="float">
            <text:p>876</text:p>
          </table:table-cell>
          <table:table-cell table:formula="of:=IF([.R347]&lt;&gt;&quot;&quot;; [.R347]-[.Q347]; &quot;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856.9694" calcext:value-type="float">
            <text:p>856.9694</text:p>
          </table:table-cell>
          <table:table-cell office:value-type="float" office:value="857.3374" calcext:value-type="float">
            <text:p>857.3374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H348]/[.B348]-1" office:value-type="float" office:value="0.0222068605950225" calcext:value-type="float">
            <text:p>0.022</text:p>
          </table:table-cell>
          <table:table-cell table:formula="of:=[.E348]/[.C348]-1" office:value-type="float" office:value="-0.0073919556058093" calcext:value-type="float">
            <text:p>-0.007</text:p>
          </table:table-cell>
          <table:table-cell/>
          <table:table-cell table:formula="of:=[.C348]*(1+[.J348])" office:value-type="float" office:value="876.376172124699" calcext:value-type="float">
            <text:p>876.376172124699</text:p>
          </table:table-cell>
          <table:table-cell table:formula="of:=[.M348]/[.E348]-1" office:value-type="float" office:value="0.0298192386894232" calcext:value-type="float">
            <text:p>0.030</text:p>
          </table:table-cell>
          <table:table-cell table:formula="of:=INT([.M348]-[.$P$2])" office:value-type="float" office:value="851" calcext:value-type="float">
            <text:p>851</text:p>
          </table:table-cell>
          <table:table-cell/>
          <table:table-cell table:formula="of:=IF([.G348]&lt;[.O348]; [.O348]; &quot;&quot;)" office:value-type="float" office:value="851" calcext:value-type="float">
            <text:p>851</text:p>
          </table:table-cell>
          <table:table-cell table:formula="of:=IF([.Q348]&lt;&gt;&quot;&quot;; [.E348]; &quot;&quot;)" office:value-type="float" office:value="851" calcext:value-type="float">
            <text:p>851</text:p>
          </table:table-cell>
          <table:table-cell table:formula="of:=IF([.R348]&lt;&gt;&quot;&quot;; [.R348]-[.Q348]; 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840.60376" calcext:value-type="float">
            <text:p>840.60376</text:p>
          </table:table-cell>
          <table:table-cell office:value-type="float" office:value="840.3092" calcext:value-type="float">
            <text:p>840.309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H349]/[.B349]-1" office:value-type="float" office:value="0.0171260713846915" calcext:value-type="float">
            <text:p>0.017</text:p>
          </table:table-cell>
          <table:table-cell table:formula="of:=[.E349]/[.C349]-1" office:value-type="float" office:value="0.0270029174975115" calcext:value-type="float">
            <text:p>0.027</text:p>
          </table:table-cell>
          <table:table-cell/>
          <table:table-cell table:formula="of:=[.C349]*(1+[.J349])" office:value-type="float" office:value="854.700395344413" calcext:value-type="float">
            <text:p>854.700395344413</text:p>
          </table:table-cell>
          <table:table-cell table:formula="of:=[.M349]/[.E349]-1" office:value-type="float" office:value="-0.0096171548732179" calcext:value-type="float">
            <text:p>-0.010</text:p>
          </table:table-cell>
          <table:table-cell table:formula="of:=INT([.M349]-[.$P$2])" office:value-type="float" office:value="829" calcext:value-type="float">
            <text:p>829</text:p>
          </table:table-cell>
          <table:table-cell/>
          <table:table-cell table:formula="of:=IF([.G349]&lt;[.O349]; [.O349]; &quot;&quot;)">
            <text:p/>
          </table:table-cell>
          <table:table-cell table:formula="of:=IF([.Q349]&lt;&gt;&quot;&quot;; [.E349]; &quot;&quot;)">
            <text:p/>
          </table:table-cell>
          <table:table-cell table:formula="of:=IF([.R349]&lt;&gt;&quot;&quot;; [.R349]-[.Q349]; &quot;&quot;)">
            <text:p/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847.4371" calcext:value-type="float">
            <text:p>847.4371</text:p>
          </table:table-cell>
          <table:table-cell office:value-type="float" office:value="847.0251" calcext:value-type="float">
            <text:p>847.0251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H350]/[.B350]-1" office:value-type="float" office:value="0.0183646668289599" calcext:value-type="float">
            <text:p>0.018</text:p>
          </table:table-cell>
          <table:table-cell table:formula="of:=[.E350]/[.C350]-1" office:value-type="float" office:value="0.0318466359497493" calcext:value-type="float">
            <text:p>0.032</text:p>
          </table:table-cell>
          <table:table-cell/>
          <table:table-cell table:formula="of:=[.C350]*(1+[.J350])" office:value-type="float" office:value="862.580433757266" calcext:value-type="float">
            <text:p>862.580433757266</text:p>
          </table:table-cell>
          <table:table-cell table:formula="of:=[.M350]/[.E350]-1" office:value-type="float" office:value="-0.0130658652662856" calcext:value-type="float">
            <text:p>-0.013</text:p>
          </table:table-cell>
          <table:table-cell table:formula="of:=INT([.M350]-[.$P$2])" office:value-type="float" office:value="837" calcext:value-type="float">
            <text:p>837</text:p>
          </table:table-cell>
          <table:table-cell/>
          <table:table-cell table:formula="of:=IF([.G350]&lt;[.O350]; [.O350]; &quot;&quot;)">
            <text:p/>
          </table:table-cell>
          <table:table-cell table:formula="of:=IF([.Q350]&lt;&gt;&quot;&quot;; [.E350]; &quot;&quot;)">
            <text:p/>
          </table:table-cell>
          <table:table-cell table:formula="of:=IF([.R350]&lt;&gt;&quot;&quot;; [.R350]-[.Q350]; &quot;&quot;)">
            <text:p/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848.77893" calcext:value-type="float">
            <text:p>848.77893</text:p>
          </table:table-cell>
          <table:table-cell office:value-type="float" office:value="848.7199" calcext:value-type="float">
            <text:p>848.7199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2" calcext:value-type="float">
            <text:p>892</text:p>
          </table:table-cell>
          <table:table-cell office:value-type="float" office:value="861" calcext:value-type="float">
            <text:p>861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H351]/[.B351]-1" office:value-type="float" office:value="0.0367835120506585" calcext:value-type="float">
            <text:p>0.037</text:p>
          </table:table-cell>
          <table:table-cell table:formula="of:=[.E351]/[.C351]-1" office:value-type="float" office:value="0.0321426421131399" calcext:value-type="float">
            <text:p>0.032</text:p>
          </table:table-cell>
          <table:table-cell/>
          <table:table-cell table:formula="of:=[.C351]*(1+[.J351])" office:value-type="float" office:value="879.938798669284" calcext:value-type="float">
            <text:p>879.938798669284</text:p>
          </table:table-cell>
          <table:table-cell table:formula="of:=[.M351]/[.E351]-1" office:value-type="float" office:value="0.00449634551288103" calcext:value-type="float">
            <text:p>0.004</text:p>
          </table:table-cell>
          <table:table-cell table:formula="of:=INT([.M351]-[.$P$2])" office:value-type="float" office:value="854" calcext:value-type="float">
            <text:p>854</text:p>
          </table:table-cell>
          <table:table-cell/>
          <table:table-cell table:formula="of:=IF([.G351]&lt;[.O351]; [.O351]; &quot;&quot;)">
            <text:p/>
          </table:table-cell>
          <table:table-cell table:formula="of:=IF([.Q351]&lt;&gt;&quot;&quot;; [.E351]; &quot;&quot;)">
            <text:p/>
          </table:table-cell>
          <table:table-cell table:formula="of:=IF([.R351]&lt;&gt;&quot;&quot;; [.R351]-[.Q351]; &quot;&quot;)">
            <text:p/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846.7328" calcext:value-type="float">
            <text:p>846.7328</text:p>
          </table:table-cell>
          <table:table-cell office:value-type="float" office:value="846.9098" calcext:value-type="float">
            <text:p>846.9098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61" calcext:value-type="float">
            <text:p>861</text:p>
          </table:table-cell>
          <table:table-cell/>
          <table:table-cell table:formula="of:=[.H352]/[.B352]-1" office:value-type="float" office:value="0.0168497074874152" calcext:value-type="float">
            <text:p>0.017</text:p>
          </table:table-cell>
          <table:table-cell table:formula="of:=[.E352]/[.C352]-1" office:value-type="float" office:value="0.0260832971822973" calcext:value-type="float">
            <text:p>0.026</text:p>
          </table:table-cell>
          <table:table-cell/>
          <table:table-cell table:formula="of:=[.C352]*(1+[.J352])" office:value-type="float" office:value="861.179982398225" calcext:value-type="float">
            <text:p>861.179982398225</text:p>
          </table:table-cell>
          <table:table-cell table:formula="of:=[.M352]/[.E352]-1" office:value-type="float" office:value="-0.00899886950722062" calcext:value-type="float">
            <text:p>-0.009</text:p>
          </table:table-cell>
          <table:table-cell table:formula="of:=INT([.M352]-[.$P$2])" office:value-type="float" office:value="836" calcext:value-type="float">
            <text:p>836</text:p>
          </table:table-cell>
          <table:table-cell/>
          <table:table-cell table:formula="of:=IF([.G352]&lt;[.O352]; [.O352]; &quot;&quot;)">
            <text:p/>
          </table:table-cell>
          <table:table-cell table:formula="of:=IF([.Q352]&lt;&gt;&quot;&quot;; [.E352]; &quot;&quot;)">
            <text:p/>
          </table:table-cell>
          <table:table-cell table:formula="of:=IF([.R352]&lt;&gt;&quot;&quot;; [.R352]-[.Q352]; &quot;&quot;)">
            <text:p/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858.40894" calcext:value-type="float">
            <text:p>858.40894</text:p>
          </table:table-cell>
          <table:table-cell office:value-type="float" office:value="858.8534" calcext:value-type="float">
            <text:p>858.853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74" calcext:value-type="float">
            <text:p>874</text:p>
          </table:table-cell>
          <table:table-cell office:value-type="float" office:value="852" calcext:value-type="float">
            <text:p>852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H353]/[.B353]-1" office:value-type="float" office:value="0.0181627418745196" calcext:value-type="float">
            <text:p>0.018</text:p>
          </table:table-cell>
          <table:table-cell table:formula="of:=[.E353]/[.C353]-1" office:value-type="float" office:value="-0.00797970876054044" calcext:value-type="float">
            <text:p>-0.008</text:p>
          </table:table-cell>
          <table:table-cell/>
          <table:table-cell table:formula="of:=[.C353]*(1+[.J353])" office:value-type="float" office:value="874.452532612253" calcext:value-type="float">
            <text:p>874.452532612253</text:p>
          </table:table-cell>
          <table:table-cell table:formula="of:=[.M353]/[.E353]-1" office:value-type="float" office:value="0.0263527378078092" calcext:value-type="float">
            <text:p>0.026</text:p>
          </table:table-cell>
          <table:table-cell table:formula="of:=INT([.M353]-[.$P$2])" office:value-type="float" office:value="849" calcext:value-type="float">
            <text:p>849</text:p>
          </table:table-cell>
          <table:table-cell/>
          <table:table-cell table:formula="of:=IF([.G353]&lt;[.O353]; [.O353]; &quot;&quot;)">
            <text:p/>
          </table:table-cell>
          <table:table-cell table:formula="of:=IF([.Q353]&lt;&gt;&quot;&quot;; [.E353]; &quot;&quot;)">
            <text:p/>
          </table:table-cell>
          <table:table-cell table:formula="of:=IF([.R353]&lt;&gt;&quot;&quot;; [.R353]-[.Q353]; &quot;&quot;)">
            <text:p/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851.7982" calcext:value-type="float">
            <text:p>851.7982</text:p>
          </table:table-cell>
          <table:table-cell office:value-type="float" office:value="851.6594" calcext:value-type="float">
            <text:p>851.6594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H354]/[.B354]-1" office:value-type="float" office:value="-0.000937076410821192" calcext:value-type="float">
            <text:p>-0.001</text:p>
          </table:table-cell>
          <table:table-cell table:formula="of:=[.E354]/[.C354]-1" office:value-type="float" office:value="-0.00312260981326573" calcext:value-type="float">
            <text:p>-0.003</text:p>
          </table:table-cell>
          <table:table-cell/>
          <table:table-cell table:formula="of:=[.C354]*(1+[.J354])" office:value-type="float" office:value="850.861330066206" calcext:value-type="float">
            <text:p>850.861330066206</text:p>
          </table:table-cell>
          <table:table-cell table:formula="of:=[.M354]/[.E354]-1" office:value-type="float" office:value="0.0021923793477101" calcext:value-type="float">
            <text:p>0.002</text:p>
          </table:table-cell>
          <table:table-cell table:formula="of:=INT([.M354]-[.$P$2])" office:value-type="float" office:value="825" calcext:value-type="float">
            <text:p>825</text:p>
          </table:table-cell>
          <table:table-cell/>
          <table:table-cell table:formula="of:=IF([.G354]&lt;[.O354]; [.O354]; &quot;&quot;)">
            <text:p/>
          </table:table-cell>
          <table:table-cell table:formula="of:=IF([.Q354]&lt;&gt;&quot;&quot;; [.E354]; &quot;&quot;)">
            <text:p/>
          </table:table-cell>
          <table:table-cell table:formula="of:=IF([.R354]&lt;&gt;&quot;&quot;; [.R354]-[.Q354]; &quot;&quot;)">
            <text:p/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838.2479" calcext:value-type="float">
            <text:p>838.2479</text:p>
          </table:table-cell>
          <table:table-cell office:value-type="float" office:value="836.935" calcext:value-type="float">
            <text:p>836.93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48" calcext:value-type="float">
            <text:p>848</text:p>
          </table:table-cell>
          <table:table-cell office:value-type="float" office:value="825" calcext:value-type="float">
            <text:p>825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H355]/[.B355]-1" office:value-type="float" office:value="0.00805501570597444" calcext:value-type="float">
            <text:p>0.008</text:p>
          </table:table-cell>
          <table:table-cell table:formula="of:=[.E355]/[.C355]-1" office:value-type="float" office:value="-0.00589651526104174" calcext:value-type="float">
            <text:p>-0.006</text:p>
          </table:table-cell>
          <table:table-cell/>
          <table:table-cell table:formula="of:=[.C355]*(1+[.J355])" office:value-type="float" office:value="843.67652456988" calcext:value-type="float">
            <text:p>843.67652456988</text:p>
          </table:table-cell>
          <table:table-cell table:formula="of:=[.M355]/[.E355]-1" office:value-type="float" office:value="0.0140342843387977" calcext:value-type="float">
            <text:p>0.014</text:p>
          </table:table-cell>
          <table:table-cell table:formula="of:=INT([.M355]-[.$P$2])" office:value-type="float" office:value="818" calcext:value-type="float">
            <text:p>818</text:p>
          </table:table-cell>
          <table:table-cell/>
          <table:table-cell table:formula="of:=IF([.G355]&lt;[.O355]; [.O355]; &quot;&quot;)">
            <text:p/>
          </table:table-cell>
          <table:table-cell table:formula="of:=IF([.Q355]&lt;&gt;&quot;&quot;; [.E355]; &quot;&quot;)">
            <text:p/>
          </table:table-cell>
          <table:table-cell table:formula="of:=IF([.R355]&lt;&gt;&quot;&quot;; [.R355]-[.Q355]; &quot;&quot;)">
            <text:p/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820.7999" calcext:value-type="float">
            <text:p>820.7999</text:p>
          </table:table-cell>
          <table:table-cell office:value-type="float" office:value="818.62054" calcext:value-type="float">
            <text:p>818.62054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25" calcext:value-type="float">
            <text:p>825</text:p>
          </table:table-cell>
          <table:table-cell/>
          <table:table-cell table:formula="of:=[.H356]/[.B356]-1" office:value-type="float" office:value="0.00511708152011225" calcext:value-type="float">
            <text:p>0.005</text:p>
          </table:table-cell>
          <table:table-cell table:formula="of:=[.E356]/[.C356]-1" office:value-type="float" office:value="0.0175654766737223" calcext:value-type="float">
            <text:p>0.018</text:p>
          </table:table-cell>
          <table:table-cell/>
          <table:table-cell table:formula="of:=[.C356]*(1+[.J356])" office:value-type="float" office:value="822.809488037218" calcext:value-type="float">
            <text:p>822.809488037218</text:p>
          </table:table-cell>
          <table:table-cell table:formula="of:=[.M356]/[.E356]-1" office:value-type="float" office:value="-0.0122335077584413" calcext:value-type="float">
            <text:p>-0.012</text:p>
          </table:table-cell>
          <table:table-cell table:formula="of:=INT([.M356]-[.$P$2])" office:value-type="float" office:value="797" calcext:value-type="float">
            <text:p>797</text:p>
          </table:table-cell>
          <table:table-cell/>
          <table:table-cell table:formula="of:=IF([.G356]&lt;[.O356]; [.O356]; &quot;&quot;)">
            <text:p/>
          </table:table-cell>
          <table:table-cell table:formula="of:=IF([.Q356]&lt;&gt;&quot;&quot;; [.E356]; &quot;&quot;)">
            <text:p/>
          </table:table-cell>
          <table:table-cell table:formula="of:=IF([.R356]&lt;&gt;&quot;&quot;; [.R356]-[.Q356]; &quot;&quot;)">
            <text:p/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float" office:value="829.4913" calcext:value-type="float">
            <text:p>829.4913</text:p>
          </table:table-cell>
          <table:table-cell office:value-type="float" office:value="827.9772" calcext:value-type="float">
            <text:p>827.977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H357]/[.B357]-1" office:value-type="float" office:value="0.0174910815821696" calcext:value-type="float">
            <text:p>0.017</text:p>
          </table:table-cell>
          <table:table-cell table:formula="of:=[.E357]/[.C357]-1" office:value-type="float" office:value="0.00365082516764947" calcext:value-type="float">
            <text:p>0.004</text:p>
          </table:table-cell>
          <table:table-cell/>
          <table:table-cell table:formula="of:=[.C357]*(1+[.J357])" office:value-type="float" office:value="842.459416753376" calcext:value-type="float">
            <text:p>842.459416753376</text:p>
          </table:table-cell>
          <table:table-cell table:formula="of:=[.M357]/[.E357]-1" office:value-type="float" office:value="0.013789911857252" calcext:value-type="float">
            <text:p>0.014</text:p>
          </table:table-cell>
          <table:table-cell table:formula="of:=INT([.M357]-[.$P$2])" office:value-type="float" office:value="817" calcext:value-type="float">
            <text:p>817</text:p>
          </table:table-cell>
          <table:table-cell/>
          <table:table-cell table:formula="of:=IF([.G357]&lt;[.O357]; [.O357]; &quot;&quot;)">
            <text:p/>
          </table:table-cell>
          <table:table-cell table:formula="of:=IF([.Q357]&lt;&gt;&quot;&quot;; [.E357]; &quot;&quot;)">
            <text:p/>
          </table:table-cell>
          <table:table-cell table:formula="of:=IF([.R357]&lt;&gt;&quot;&quot;; [.R357]-[.Q357]; &quot;&quot;)">
            <text:p/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23.6156" calcext:value-type="float">
            <text:p>823.6156</text:p>
          </table:table-cell>
          <table:table-cell office:value-type="float" office:value="822.0146" calcext:value-type="float">
            <text:p>822.0146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H358]/[.B358]-1" office:value-type="float" office:value="0.000466722582719514" calcext:value-type="float">
            <text:p>0.000</text:p>
          </table:table-cell>
          <table:table-cell table:formula="of:=[.E358]/[.C358]-1" office:value-type="float" office:value="0.0011987621631051" calcext:value-type="float">
            <text:p>0.001</text:p>
          </table:table-cell>
          <table:table-cell/>
          <table:table-cell table:formula="of:=[.C358]*(1+[.J358])" office:value-type="float" office:value="822.398252777145" calcext:value-type="float">
            <text:p>822.398252777145</text:p>
          </table:table-cell>
          <table:table-cell table:formula="of:=[.M358]/[.E358]-1" office:value-type="float" office:value="-0.00073116308973864" calcext:value-type="float">
            <text:p>-0.001</text:p>
          </table:table-cell>
          <table:table-cell table:formula="of:=INT([.M358]-[.$P$2])" office:value-type="float" office:value="797" calcext:value-type="float">
            <text:p>797</text:p>
          </table:table-cell>
          <table:table-cell/>
          <table:table-cell table:formula="of:=IF([.G358]&lt;[.O358]; [.O358]; &quot;&quot;)">
            <text:p/>
          </table:table-cell>
          <table:table-cell table:formula="of:=IF([.Q358]&lt;&gt;&quot;&quot;; [.E358]; &quot;&quot;)">
            <text:p/>
          </table:table-cell>
          <table:table-cell table:formula="of:=IF([.R358]&lt;&gt;&quot;&quot;; [.R358]-[.Q358]; &quot;&quot;)">
            <text:p/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818.2429" calcext:value-type="float">
            <text:p>818.2429</text:p>
          </table:table-cell>
          <table:table-cell office:value-type="float" office:value="816.5556" calcext:value-type="float">
            <text:p>816.5556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H359]/[.B359]-1" office:value-type="float" office:value="0.00336953733420731" calcext:value-type="float">
            <text:p>0.003</text:p>
          </table:table-cell>
          <table:table-cell table:formula="of:=[.E359]/[.C359]-1" office:value-type="float" office:value="-0.00068041906760552" calcext:value-type="float">
            <text:p>-0.001</text:p>
          </table:table-cell>
          <table:table-cell/>
          <table:table-cell table:formula="of:=[.C359]*(1+[.J359])" office:value-type="float" office:value="819.307014579656" calcext:value-type="float">
            <text:p>819.307014579656</text:p>
          </table:table-cell>
          <table:table-cell table:formula="of:=[.M359]/[.E359]-1" office:value-type="float" office:value="0.00405271394565698" calcext:value-type="float">
            <text:p>0.004</text:p>
          </table:table-cell>
          <table:table-cell table:formula="of:=INT([.M359]-[.$P$2])" office:value-type="float" office:value="794" calcext:value-type="float">
            <text:p>794</text:p>
          </table:table-cell>
          <table:table-cell/>
          <table:table-cell table:formula="of:=IF([.G359]&lt;[.O359]; [.O359]; &quot;&quot;)">
            <text:p/>
          </table:table-cell>
          <table:table-cell table:formula="of:=IF([.Q359]&lt;&gt;&quot;&quot;; [.E359]; &quot;&quot;)">
            <text:p/>
          </table:table-cell>
          <table:table-cell table:formula="of:=IF([.R359]&lt;&gt;&quot;&quot;; [.R359]-[.Q359]; &quot;&quot;)">
            <text:p/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804.99646" calcext:value-type="float">
            <text:p>804.99646</text:p>
          </table:table-cell>
          <table:table-cell office:value-type="float" office:value="803.2803" calcext:value-type="float">
            <text:p>803.28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H360]/[.B360]-1" office:value-type="float" office:value="0.0236069857996644" calcext:value-type="float">
            <text:p>0.024</text:p>
          </table:table-cell>
          <table:table-cell table:formula="of:=[.E360]/[.C360]-1" office:value-type="float" office:value="0.0145898013433168" calcext:value-type="float">
            <text:p>0.015</text:p>
          </table:table-cell>
          <table:table-cell/>
          <table:table-cell table:formula="of:=[.C360]*(1+[.J360])" office:value-type="float" office:value="822.24332663525" calcext:value-type="float">
            <text:p>822.24332663525</text:p>
          </table:table-cell>
          <table:table-cell table:formula="of:=[.M360]/[.E360]-1" office:value-type="float" office:value="0.00888751734386517" calcext:value-type="float">
            <text:p>0.009</text:p>
          </table:table-cell>
          <table:table-cell table:formula="of:=INT([.M360]-[.$P$2])" office:value-type="float" office:value="797" calcext:value-type="float">
            <text:p>797</text:p>
          </table:table-cell>
          <table:table-cell/>
          <table:table-cell table:formula="of:=IF([.G360]&lt;[.O360]; [.O360]; &quot;&quot;)">
            <text:p/>
          </table:table-cell>
          <table:table-cell table:formula="of:=IF([.Q360]&lt;&gt;&quot;&quot;; [.E360]; &quot;&quot;)">
            <text:p/>
          </table:table-cell>
          <table:table-cell table:formula="of:=IF([.R360]&lt;&gt;&quot;&quot;; [.R360]-[.Q360]; &quot;&quot;)">
            <text:p/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812.5801" calcext:value-type="float">
            <text:p>812.5801</text:p>
          </table:table-cell>
          <table:table-cell office:value-type="float" office:value="810.925" calcext:value-type="float">
            <text:p>810.925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361]/[.B361]-1" office:value-type="float" office:value="-0.00194454675914413" calcext:value-type="float">
            <text:p>-0.002</text:p>
          </table:table-cell>
          <table:table-cell table:formula="of:=[.E361]/[.C361]-1" office:value-type="float" office:value="-0.00237383235194366" calcext:value-type="float">
            <text:p>-0.002</text:p>
          </table:table-cell>
          <table:table-cell/>
          <table:table-cell table:formula="of:=[.C361]*(1+[.J361])" office:value-type="float" office:value="809.348118419341" calcext:value-type="float">
            <text:p>809.348118419341</text:p>
          </table:table-cell>
          <table:table-cell table:formula="of:=[.M361]/[.E361]-1" office:value-type="float" office:value="0.000430307069642755" calcext:value-type="float">
            <text:p>0.000</text:p>
          </table:table-cell>
          <table:table-cell table:formula="of:=INT([.M361]-[.$P$2])" office:value-type="float" office:value="784" calcext:value-type="float">
            <text:p>784</text:p>
          </table:table-cell>
          <table:table-cell/>
          <table:table-cell table:formula="of:=IF([.G361]&lt;[.O361]; [.O361]; &quot;&quot;)">
            <text:p/>
          </table:table-cell>
          <table:table-cell table:formula="of:=IF([.Q361]&lt;&gt;&quot;&quot;; [.E361]; &quot;&quot;)">
            <text:p/>
          </table:table-cell>
          <table:table-cell table:formula="of:=IF([.R361]&lt;&gt;&quot;&quot;; [.R361]-[.Q361]; &quot;&quot;)">
            <text:p/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805.7383" calcext:value-type="float">
            <text:p>805.7383</text:p>
          </table:table-cell>
          <table:table-cell office:value-type="float" office:value="804.03174" calcext:value-type="float">
            <text:p>804.03174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H362]/[.B362]-1" office:value-type="float" office:value="0.0487276079590606" calcext:value-type="float">
            <text:p>0.049</text:p>
          </table:table-cell>
          <table:table-cell table:formula="of:=[.E362]/[.C362]-1" office:value-type="float" office:value="0.0198602358658129" calcext:value-type="float">
            <text:p>0.020</text:p>
          </table:table-cell>
          <table:table-cell/>
          <table:table-cell table:formula="of:=[.C362]*(1+[.J362])" office:value-type="float" office:value="843.210283413361" calcext:value-type="float">
            <text:p>843.210283413361</text:p>
          </table:table-cell>
          <table:table-cell table:formula="of:=[.M362]/[.E362]-1" office:value-type="float" office:value="0.0283052236748309" calcext:value-type="float">
            <text:p>0.028</text:p>
          </table:table-cell>
          <table:table-cell table:formula="of:=INT([.M362]-[.$P$2])" office:value-type="float" office:value="818" calcext:value-type="float">
            <text:p>818</text:p>
          </table:table-cell>
          <table:table-cell/>
          <table:table-cell table:formula="of:=IF([.G362]&lt;[.O362]; [.O362]; &quot;&quot;)">
            <text:p/>
          </table:table-cell>
          <table:table-cell table:formula="of:=IF([.Q362]&lt;&gt;&quot;&quot;; [.E362]; &quot;&quot;)">
            <text:p/>
          </table:table-cell>
          <table:table-cell table:formula="of:=IF([.R362]&lt;&gt;&quot;&quot;; [.R362]-[.Q362]; &quot;&quot;)">
            <text:p/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809.5731" calcext:value-type="float">
            <text:p>809.5731</text:p>
          </table:table-cell>
          <table:table-cell office:value-type="float" office:value="809.00085" calcext:value-type="float">
            <text:p>809.0008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H363]/[.B363]-1" office:value-type="float" office:value="0.0252316930984986" calcext:value-type="float">
            <text:p>0.025</text:p>
          </table:table-cell>
          <table:table-cell table:formula="of:=[.E363]/[.C363]-1" office:value-type="float" office:value="0.0123598757652728" calcext:value-type="float">
            <text:p>0.012</text:p>
          </table:table-cell>
          <table:table-cell/>
          <table:table-cell table:formula="of:=[.C363]*(1+[.J363])" office:value-type="float" office:value="829.413311163625" calcext:value-type="float">
            <text:p>829.413311163625</text:p>
          </table:table-cell>
          <table:table-cell table:formula="of:=[.M363]/[.E363]-1" office:value-type="float" office:value="0.0127146656454511" calcext:value-type="float">
            <text:p>0.013</text:p>
          </table:table-cell>
          <table:table-cell table:formula="of:=INT([.M363]-[.$P$2])" office:value-type="float" office:value="804" calcext:value-type="float">
            <text:p>804</text:p>
          </table:table-cell>
          <table:table-cell/>
          <table:table-cell table:formula="of:=IF([.G363]&lt;[.O363]; [.O363]; &quot;&quot;)">
            <text:p/>
          </table:table-cell>
          <table:table-cell table:formula="of:=IF([.Q363]&lt;&gt;&quot;&quot;; [.E363]; &quot;&quot;)">
            <text:p/>
          </table:table-cell>
          <table:table-cell table:formula="of:=IF([.R363]&lt;&gt;&quot;&quot;; [.R363]-[.Q363]; &quot;&quot;)">
            <text:p/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811.3478" calcext:value-type="float">
            <text:p>811.3478</text:p>
          </table:table-cell>
          <table:table-cell office:value-type="float" office:value="810.26935" calcext:value-type="float">
            <text:p>810.26935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H364]/[.B364]-1" office:value-type="float" office:value="0.0353143251266597" calcext:value-type="float">
            <text:p>0.035</text:p>
          </table:table-cell>
          <table:table-cell table:formula="of:=[.E364]/[.C364]-1" office:value-type="float" office:value="0.0391606198605439" calcext:value-type="float">
            <text:p>0.039</text:p>
          </table:table-cell>
          <table:table-cell/>
          <table:table-cell table:formula="of:=[.C364]*(1+[.J364])" office:value-type="float" office:value="838.883465266067" calcext:value-type="float">
            <text:p>838.883465266067</text:p>
          </table:table-cell>
          <table:table-cell table:formula="of:=[.M364]/[.E364]-1" office:value-type="float" office:value="-0.0037013476650033" calcext:value-type="float">
            <text:p>-0.004</text:p>
          </table:table-cell>
          <table:table-cell table:formula="of:=INT([.M364]-[.$P$2])" office:value-type="float" office:value="813" calcext:value-type="float">
            <text:p>813</text:p>
          </table:table-cell>
          <table:table-cell/>
          <table:table-cell table:formula="of:=IF([.G364]&lt;[.O364]; [.O364]; &quot;&quot;)">
            <text:p/>
          </table:table-cell>
          <table:table-cell table:formula="of:=IF([.Q364]&lt;&gt;&quot;&quot;; [.E364]; &quot;&quot;)">
            <text:p/>
          </table:table-cell>
          <table:table-cell table:formula="of:=IF([.R364]&lt;&gt;&quot;&quot;; [.R364]-[.Q364]; &quot;&quot;)">
            <text:p/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23.08984" calcext:value-type="float">
            <text:p>823.08984</text:p>
          </table:table-cell>
          <table:table-cell office:value-type="float" office:value="822.4546" calcext:value-type="float">
            <text:p>822.4546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H365]/[.B365]-1" office:value-type="float" office:value="0.013255126560668" calcext:value-type="float">
            <text:p>0.013</text:p>
          </table:table-cell>
          <table:table-cell table:formula="of:=[.E365]/[.C365]-1" office:value-type="float" office:value="0.0140377353351784" calcext:value-type="float">
            <text:p>0.014</text:p>
          </table:table-cell>
          <table:table-cell/>
          <table:table-cell table:formula="of:=[.C365]*(1+[.J365])" office:value-type="float" office:value="833.356339813404" calcext:value-type="float">
            <text:p>833.356339813404</text:p>
          </table:table-cell>
          <table:table-cell table:formula="of:=[.M365]/[.E365]-1" office:value-type="float" office:value="-0.000771774804072423" calcext:value-type="float">
            <text:p>-0.001</text:p>
          </table:table-cell>
          <table:table-cell table:formula="of:=INT([.M365]-[.$P$2])" office:value-type="float" office:value="808" calcext:value-type="float">
            <text:p>808</text:p>
          </table:table-cell>
          <table:table-cell/>
          <table:table-cell table:formula="of:=IF([.G365]&lt;[.O365]; [.O365]; &quot;&quot;)">
            <text:p/>
          </table:table-cell>
          <table:table-cell table:formula="of:=IF([.Q365]&lt;&gt;&quot;&quot;; [.E365]; &quot;&quot;)">
            <text:p/>
          </table:table-cell>
          <table:table-cell table:formula="of:=IF([.R365]&lt;&gt;&quot;&quot;; [.R365]-[.Q365]; &quot;&quot;)">
            <text:p/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815.0029" calcext:value-type="float">
            <text:p>815.0029</text:p>
          </table:table-cell>
          <table:table-cell office:value-type="float" office:value="813.6368" calcext:value-type="float">
            <text:p>813.636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H366]/[.B366]-1" office:value-type="float" office:value="0.0380331162011818" calcext:value-type="float">
            <text:p>0.038</text:p>
          </table:table-cell>
          <table:table-cell table:formula="of:=[.E366]/[.C366]-1" office:value-type="float" office:value="0.0115078374036179" calcext:value-type="float">
            <text:p>0.012</text:p>
          </table:table-cell>
          <table:table-cell/>
          <table:table-cell table:formula="of:=[.C366]*(1+[.J366])" office:value-type="float" office:value="844.581942959958" calcext:value-type="float">
            <text:p>844.581942959958</text:p>
          </table:table-cell>
          <table:table-cell table:formula="of:=[.M366]/[.E366]-1" office:value-type="float" office:value="0.026223502989013" calcext:value-type="float">
            <text:p>0.026</text:p>
          </table:table-cell>
          <table:table-cell table:formula="of:=INT([.M366]-[.$P$2])" office:value-type="float" office:value="819" calcext:value-type="float">
            <text:p>819</text:p>
          </table:table-cell>
          <table:table-cell/>
          <table:table-cell table:formula="of:=IF([.G366]&lt;[.O366]; [.O366]; &quot;&quot;)">
            <text:p/>
          </table:table-cell>
          <table:table-cell table:formula="of:=IF([.Q366]&lt;&gt;&quot;&quot;; [.E366]; &quot;&quot;)">
            <text:p/>
          </table:table-cell>
          <table:table-cell table:formula="of:=IF([.R366]&lt;&gt;&quot;&quot;; [.R366]-[.Q366]; &quot;&quot;)">
            <text:p/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824.75793" calcext:value-type="float">
            <text:p>824.75793</text:p>
          </table:table-cell>
          <table:table-cell office:value-type="float" office:value="822.88605" calcext:value-type="float">
            <text:p>822.886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H367]/[.B367]-1" office:value-type="float" office:value="0.00150598127622725" calcext:value-type="float">
            <text:p>0.002</text:p>
          </table:table-cell>
          <table:table-cell table:formula="of:=[.E367]/[.C367]-1" office:value-type="float" office:value="-0.0120138748250744" calcext:value-type="float">
            <text:p>-0.012</text:p>
          </table:table-cell>
          <table:table-cell/>
          <table:table-cell table:formula="of:=[.C367]*(1+[.J367])" office:value-type="float" office:value="824.125300983769" calcext:value-type="float">
            <text:p>824.125300983769</text:p>
          </table:table-cell>
          <table:table-cell table:formula="of:=[.M367]/[.E367]-1" office:value-type="float" office:value="0.0136842570526059" calcext:value-type="float">
            <text:p>0.014</text:p>
          </table:table-cell>
          <table:table-cell table:formula="of:=INT([.M367]-[.$P$2])" office:value-type="float" office:value="799" calcext:value-type="float">
            <text:p>799</text:p>
          </table:table-cell>
          <table:table-cell/>
          <table:table-cell table:formula="of:=IF([.G367]&lt;[.O367]; [.O367]; &quot;&quot;)">
            <text:p/>
          </table:table-cell>
          <table:table-cell table:formula="of:=IF([.Q367]&lt;&gt;&quot;&quot;; [.E367]; &quot;&quot;)">
            <text:p/>
          </table:table-cell>
          <table:table-cell table:formula="of:=IF([.R367]&lt;&gt;&quot;&quot;; [.R367]-[.Q367]; &quot;&quot;)">
            <text:p/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808.82776" calcext:value-type="float">
            <text:p>808.82776</text:p>
          </table:table-cell>
          <table:table-cell office:value-type="float" office:value="806.5187" calcext:value-type="float">
            <text:p>806.5187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H368]/[.B368]-1" office:value-type="float" office:value="0.00144930732842297" calcext:value-type="float">
            <text:p>0.001</text:p>
          </table:table-cell>
          <table:table-cell table:formula="of:=[.E368]/[.C368]-1" office:value-type="float" office:value="0.00307655606745394" calcext:value-type="float">
            <text:p>0.003</text:p>
          </table:table-cell>
          <table:table-cell/>
          <table:table-cell table:formula="of:=[.C368]*(1+[.J368])" office:value-type="float" office:value="807.68759346242" calcext:value-type="float">
            <text:p>807.68759346242</text:p>
          </table:table-cell>
          <table:table-cell table:formula="of:=[.M368]/[.E368]-1" office:value-type="float" office:value="-0.00162225777203928" calcext:value-type="float">
            <text:p>-0.002</text:p>
          </table:table-cell>
          <table:table-cell table:formula="of:=INT([.M368]-[.$P$2])" office:value-type="float" office:value="782" calcext:value-type="float">
            <text:p>782</text:p>
          </table:table-cell>
          <table:table-cell/>
          <table:table-cell table:formula="of:=IF([.G368]&lt;[.O368]; [.O368]; &quot;&quot;)">
            <text:p/>
          </table:table-cell>
          <table:table-cell table:formula="of:=IF([.Q368]&lt;&gt;&quot;&quot;; [.E368]; &quot;&quot;)">
            <text:p/>
          </table:table-cell>
          <table:table-cell table:formula="of:=IF([.R368]&lt;&gt;&quot;&quot;; [.R368]-[.Q368]; &quot;&quot;)">
            <text:p/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801.2809" calcext:value-type="float">
            <text:p>801.2809</text:p>
          </table:table-cell>
          <table:table-cell office:value-type="float" office:value="798.50885" calcext:value-type="float">
            <text:p>798.50885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H369]/[.B369]-1" office:value-type="float" office:value="-0.00035056370368991" calcext:value-type="float">
            <text:p>0.000</text:p>
          </table:table-cell>
          <table:table-cell table:formula="of:=[.E369]/[.C369]-1" office:value-type="float" office:value="-0.00689892165878947" calcext:value-type="float">
            <text:p>-0.007</text:p>
          </table:table-cell>
          <table:table-cell/>
          <table:table-cell table:formula="of:=[.C369]*(1+[.J369])" office:value-type="float" office:value="798.228921780115" calcext:value-type="float">
            <text:p>798.228921780115</text:p>
          </table:table-cell>
          <table:table-cell table:formula="of:=[.M369]/[.E369]-1" office:value-type="float" office:value="0.00659384839863164" calcext:value-type="float">
            <text:p>0.007</text:p>
          </table:table-cell>
          <table:table-cell table:formula="of:=INT([.M369]-[.$P$2])" office:value-type="float" office:value="773" calcext:value-type="float">
            <text:p>773</text:p>
          </table:table-cell>
          <table:table-cell/>
          <table:table-cell table:formula="of:=IF([.G369]&lt;[.O369]; [.O369]; &quot;&quot;)">
            <text:p/>
          </table:table-cell>
          <table:table-cell table:formula="of:=IF([.Q369]&lt;&gt;&quot;&quot;; [.E369]; &quot;&quot;)">
            <text:p/>
          </table:table-cell>
          <table:table-cell table:formula="of:=IF([.R369]&lt;&gt;&quot;&quot;; [.R369]-[.Q369]; &quot;&quot;)">
            <text:p/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779.9889" calcext:value-type="float">
            <text:p>779.9889</text:p>
          </table:table-cell>
          <table:table-cell office:value-type="float" office:value="777.1878" calcext:value-type="float">
            <text:p>777.187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798" calcext:value-type="float">
            <text:p>798</text:p>
          </table:table-cell>
          <table:table-cell/>
          <table:table-cell table:formula="of:=[.H370]/[.B370]-1" office:value-type="float" office:value="0.023091482455712" calcext:value-type="float">
            <text:p>0.023</text:p>
          </table:table-cell>
          <table:table-cell table:formula="of:=[.E370]/[.C370]-1" office:value-type="float" office:value="0.0370723781304854" calcext:value-type="float">
            <text:p>0.037</text:p>
          </table:table-cell>
          <table:table-cell/>
          <table:table-cell table:formula="of:=[.C370]*(1+[.J370])" office:value-type="float" office:value="795.134218448493" calcext:value-type="float">
            <text:p>795.134218448493</text:p>
          </table:table-cell>
          <table:table-cell table:formula="of:=[.M370]/[.E370]-1" office:value-type="float" office:value="-0.0134811185502562" calcext:value-type="float">
            <text:p>-0.013</text:p>
          </table:table-cell>
          <table:table-cell table:formula="of:=INT([.M370]-[.$P$2])" office:value-type="float" office:value="770" calcext:value-type="float">
            <text:p>770</text:p>
          </table:table-cell>
          <table:table-cell/>
          <table:table-cell table:formula="of:=IF([.G370]&lt;[.O370]; [.O370]; &quot;&quot;)">
            <text:p/>
          </table:table-cell>
          <table:table-cell table:formula="of:=IF([.Q370]&lt;&gt;&quot;&quot;; [.E370]; &quot;&quot;)">
            <text:p/>
          </table:table-cell>
          <table:table-cell table:formula="of:=IF([.R370]&lt;&gt;&quot;&quot;; [.R370]-[.Q370]; &quot;&quot;)">
            <text:p/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802.358" calcext:value-type="float">
            <text:p>802.358</text:p>
          </table:table-cell>
          <table:table-cell office:value-type="float" office:value="800.4636" calcext:value-type="float">
            <text:p>800.4636</text:p>
          </table:table-cell>
          <table:table-cell/>
          <table:table-cell table:number-columns-repeated="2"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H371]/[.B371]-1" office:value-type="float" office:value="0.00578544739380682" calcext:value-type="float">
            <text:p>0.006</text:p>
          </table:table-cell>
          <table:table-cell table:formula="of:=[.E371]/[.C371]-1" office:value-type="float" office:value="0.020658528382802" calcext:value-type="float">
            <text:p>0.021</text:p>
          </table:table-cell>
          <table:table-cell/>
          <table:table-cell table:formula="of:=[.C371]*(1+[.J371])" office:value-type="float" office:value="805.094640048457" calcext:value-type="float">
            <text:p>805.094640048457</text:p>
          </table:table-cell>
          <table:table-cell table:formula="of:=[.M371]/[.E371]-1" office:value-type="float" office:value="-0.0145720440043363" calcext:value-type="float">
            <text:p>-0.015</text:p>
          </table:table-cell>
          <table:table-cell table:formula="of:=INT([.M371]-[.$P$2])" office:value-type="float" office:value="780" calcext:value-type="float">
            <text:p>780</text:p>
          </table:table-cell>
          <table:table-cell/>
          <table:table-cell table:formula="of:=IF([.G371]&lt;[.O371]; [.O371]; &quot;&quot;)">
            <text:p/>
          </table:table-cell>
          <table:table-cell table:formula="of:=IF([.Q371]&lt;&gt;&quot;&quot;; [.E371]; &quot;&quot;)">
            <text:p/>
          </table:table-cell>
          <table:table-cell table:formula="of:=IF([.R371]&lt;&gt;&quot;&quot;; [.R371]-[.Q371]; &quot;&quot;)">
            <text:p/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799.656" calcext:value-type="float">
            <text:p>799.656</text:p>
          </table:table-cell>
          <table:table-cell office:value-type="float" office:value="797.76587" calcext:value-type="float">
            <text:p>797.76587</text:p>
          </table:table-cell>
          <table:table-cell/>
          <table:table-cell table:number-columns-repeated="2"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H372]/[.B372]-1" office:value-type="float" office:value="0.0241904018728054" calcext:value-type="float">
            <text:p>0.024</text:p>
          </table:table-cell>
          <table:table-cell table:formula="of:=[.E372]/[.C372]-1" office:value-type="float" office:value="0.034137998407979" calcext:value-type="float">
            <text:p>0.034</text:p>
          </table:table-cell>
          <table:table-cell/>
          <table:table-cell table:formula="of:=[.C372]*(1+[.J372])" office:value-type="float" office:value="817.064146995708" calcext:value-type="float">
            <text:p>817.064146995708</text:p>
          </table:table-cell>
          <table:table-cell table:formula="of:=[.M372]/[.E372]-1" office:value-type="float" office:value="-0.00961921576277802" calcext:value-type="float">
            <text:p>-0.010</text:p>
          </table:table-cell>
          <table:table-cell table:formula="of:=INT([.M372]-[.$P$2])" office:value-type="float" office:value="792" calcext:value-type="float">
            <text:p>792</text:p>
          </table:table-cell>
          <table:table-cell/>
          <table:table-cell table:formula="of:=IF([.G372]&lt;[.O372]; [.O372]; &quot;&quot;)">
            <text:p/>
          </table:table-cell>
          <table:table-cell table:formula="of:=IF([.Q372]&lt;&gt;&quot;&quot;; [.E372]; &quot;&quot;)">
            <text:p/>
          </table:table-cell>
          <table:table-cell table:formula="of:=IF([.R372]&lt;&gt;&quot;&quot;; [.R372]-[.Q372]; &quot;&quot;)">
            <text:p/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817.9079" calcext:value-type="float">
            <text:p>817.9079</text:p>
          </table:table-cell>
          <table:table-cell office:value-type="float" office:value="816.61255" calcext:value-type="float">
            <text:p>816.6125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H373]/[.B373]-1" office:value-type="float" office:value="0.0123389198221462" calcext:value-type="float">
            <text:p>0.012</text:p>
          </table:table-cell>
          <table:table-cell table:formula="of:=[.E373]/[.C373]-1" office:value-type="float" office:value="-0.000750110930820336" calcext:value-type="float">
            <text:p>-0.001</text:p>
          </table:table-cell>
          <table:table-cell/>
          <table:table-cell table:formula="of:=[.C373]*(1+[.J373])" office:value-type="float" office:value="826.688666780209" calcext:value-type="float">
            <text:p>826.688666780209</text:p>
          </table:table-cell>
          <table:table-cell table:formula="of:=[.M373]/[.E373]-1" office:value-type="float" office:value="0.0130988563482948" calcext:value-type="float">
            <text:p>0.013</text:p>
          </table:table-cell>
          <table:table-cell table:formula="of:=INT([.M373]-[.$P$2])" office:value-type="float" office:value="801" calcext:value-type="float">
            <text:p>801</text:p>
          </table:table-cell>
          <table:table-cell/>
          <table:table-cell table:formula="of:=IF([.G373]&lt;[.O373]; [.O373]; &quot;&quot;)">
            <text:p/>
          </table:table-cell>
          <table:table-cell table:formula="of:=IF([.Q373]&lt;&gt;&quot;&quot;; [.E373]; &quot;&quot;)">
            <text:p/>
          </table:table-cell>
          <table:table-cell table:formula="of:=IF([.R373]&lt;&gt;&quot;&quot;; [.R373]-[.Q373]; &quot;&quot;)">
            <text:p/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805.94586" calcext:value-type="float">
            <text:p>805.94586</text:p>
          </table:table-cell>
          <table:table-cell office:value-type="float" office:value="804.23267" calcext:value-type="float">
            <text:p>804.2326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H374]/[.B374]-1" office:value-type="float" office:value="0.0124749570647338" calcext:value-type="float">
            <text:p>0.012</text:p>
          </table:table-cell>
          <table:table-cell table:formula="of:=[.E374]/[.C374]-1" office:value-type="float" office:value="0.00841464199657538" calcext:value-type="float">
            <text:p>0.008</text:p>
          </table:table-cell>
          <table:table-cell/>
          <table:table-cell table:formula="of:=[.C374]*(1+[.J374])" office:value-type="float" office:value="814.265438028306" calcext:value-type="float">
            <text:p>814.265438028306</text:p>
          </table:table-cell>
          <table:table-cell table:formula="of:=[.M374]/[.E374]-1" office:value-type="float" office:value="0.00402643406696201" calcext:value-type="float">
            <text:p>0.004</text:p>
          </table:table-cell>
          <table:table-cell table:formula="of:=INT([.M374]-[.$P$2])" office:value-type="float" office:value="789" calcext:value-type="float">
            <text:p>789</text:p>
          </table:table-cell>
          <table:table-cell/>
          <table:table-cell table:formula="of:=IF([.G374]&lt;[.O374]; [.O374]; &quot;&quot;)">
            <text:p/>
          </table:table-cell>
          <table:table-cell table:formula="of:=IF([.Q374]&lt;&gt;&quot;&quot;; [.E374]; &quot;&quot;)">
            <text:p/>
          </table:table-cell>
          <table:table-cell table:formula="of:=IF([.R374]&lt;&gt;&quot;&quot;; [.R374]-[.Q374]; &quot;&quot;)">
            <text:p/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807.0142" calcext:value-type="float">
            <text:p>807.0142</text:p>
          </table:table-cell>
          <table:table-cell office:value-type="float" office:value="805.0197" calcext:value-type="float">
            <text:p>805.0197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H375]/[.B375]-1" office:value-type="float" office:value="0.00246067541314643" calcext:value-type="float">
            <text:p>0.002</text:p>
          </table:table-cell>
          <table:table-cell table:formula="of:=[.E375]/[.C375]-1" office:value-type="float" office:value="0.00867096792786559" calcext:value-type="float">
            <text:p>0.009</text:p>
          </table:table-cell>
          <table:table-cell/>
          <table:table-cell table:formula="of:=[.C375]*(1+[.J375])" office:value-type="float" office:value="807.000592182889" calcext:value-type="float">
            <text:p>807.000592182889</text:p>
          </table:table-cell>
          <table:table-cell table:formula="of:=[.M375]/[.E375]-1" office:value-type="float" office:value="-0.00615690617870879" calcext:value-type="float">
            <text:p>-0.006</text:p>
          </table:table-cell>
          <table:table-cell table:formula="of:=INT([.M375]-[.$P$2])" office:value-type="float" office:value="782" calcext:value-type="float">
            <text:p>782</text:p>
          </table:table-cell>
          <table:table-cell/>
          <table:table-cell table:formula="of:=IF([.G375]&lt;[.O375]; [.O375]; &quot;&quot;)">
            <text:p/>
          </table:table-cell>
          <table:table-cell table:formula="of:=IF([.Q375]&lt;&gt;&quot;&quot;; [.E375]; &quot;&quot;)">
            <text:p/>
          </table:table-cell>
          <table:table-cell table:formula="of:=IF([.R375]&lt;&gt;&quot;&quot;; [.R375]-[.Q375]; &quot;&quot;)">
            <text:p/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800.8681" calcext:value-type="float">
            <text:p>800.8681</text:p>
          </table:table-cell>
          <table:table-cell office:value-type="float" office:value="798.7448" calcext:value-type="float">
            <text:p>798.7448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H376]/[.B376]-1" office:value-type="float" office:value="0.0101538567961441" calcext:value-type="float">
            <text:p>0.010</text:p>
          </table:table-cell>
          <table:table-cell table:formula="of:=[.E376]/[.C376]-1" office:value-type="float" office:value="0.0103352159538315" calcext:value-type="float">
            <text:p>0.010</text:p>
          </table:table-cell>
          <table:table-cell/>
          <table:table-cell table:formula="of:=[.C376]*(1+[.J376])" office:value-type="float" office:value="806.855140315865" calcext:value-type="float">
            <text:p>806.855140315865</text:p>
          </table:table-cell>
          <table:table-cell table:formula="of:=[.M376]/[.E376]-1" office:value-type="float" office:value="-0.000179503945644588" calcext:value-type="float">
            <text:p>0.000</text:p>
          </table:table-cell>
          <table:table-cell table:formula="of:=INT([.M376]-[.$P$2])" office:value-type="float" office:value="781" calcext:value-type="float">
            <text:p>781</text:p>
          </table:table-cell>
          <table:table-cell/>
          <table:table-cell table:formula="of:=IF([.G376]&lt;[.O376]; [.O376]; &quot;&quot;)">
            <text:p/>
          </table:table-cell>
          <table:table-cell table:formula="of:=IF([.Q376]&lt;&gt;&quot;&quot;; [.E376]; &quot;&quot;)">
            <text:p/>
          </table:table-cell>
          <table:table-cell table:formula="of:=IF([.R376]&lt;&gt;&quot;&quot;; [.R376]-[.Q376]; &quot;&quot;)">
            <text:p/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794.32794" calcext:value-type="float">
            <text:p>794.32794</text:p>
          </table:table-cell>
          <table:table-cell office:value-type="float" office:value="792.4313" calcext:value-type="float">
            <text:p>792.431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H377]/[.B377]-1" office:value-type="float" office:value="0.0247656654252901" calcext:value-type="float">
            <text:p>0.025</text:p>
          </table:table-cell>
          <table:table-cell table:formula="of:=[.E377]/[.C377]-1" office:value-type="float" office:value="0.0360519580687941" calcext:value-type="float">
            <text:p>0.036</text:p>
          </table:table-cell>
          <table:table-cell/>
          <table:table-cell table:formula="of:=[.C377]*(1+[.J377])" office:value-type="float" office:value="812.056388448328" calcext:value-type="float">
            <text:p>812.056388448328</text:p>
          </table:table-cell>
          <table:table-cell table:formula="of:=[.M377]/[.E377]-1" office:value-type="float" office:value="-0.0108935585282245" calcext:value-type="float">
            <text:p>-0.011</text:p>
          </table:table-cell>
          <table:table-cell table:formula="of:=INT([.M377]-[.$P$2])" office:value-type="float" office:value="787" calcext:value-type="float">
            <text:p>787</text:p>
          </table:table-cell>
          <table:table-cell/>
          <table:table-cell table:formula="of:=IF([.G377]&lt;[.O377]; [.O377]; &quot;&quot;)">
            <text:p/>
          </table:table-cell>
          <table:table-cell table:formula="of:=IF([.Q377]&lt;&gt;&quot;&quot;; [.E377]; &quot;&quot;)">
            <text:p/>
          </table:table-cell>
          <table:table-cell table:formula="of:=IF([.R377]&lt;&gt;&quot;&quot;; [.R377]-[.Q377]; &quot;&quot;)">
            <text:p/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office:value-type="float" office:value="814.7517" calcext:value-type="float">
            <text:p>814.7517</text:p>
          </table:table-cell>
          <table:table-cell office:value-type="float" office:value="811.72107" calcext:value-type="float">
            <text:p>811.7210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H378]/[.B378]-1" office:value-type="float" office:value="0.00398685881845973" calcext:value-type="float">
            <text:p>0.004</text:p>
          </table:table-cell>
          <table:table-cell table:formula="of:=[.E378]/[.C378]-1" office:value-type="float" office:value="0.00280752845309284" calcext:value-type="float">
            <text:p>0.003</text:p>
          </table:table-cell>
          <table:table-cell/>
          <table:table-cell table:formula="of:=[.C378]*(1+[.J378])" office:value-type="float" office:value="814.957287306059" calcext:value-type="float">
            <text:p>814.957287306059</text:p>
          </table:table-cell>
          <table:table-cell table:formula="of:=[.M378]/[.E378]-1" office:value-type="float" office:value="0.00117602863152233" calcext:value-type="float">
            <text:p>0.001</text:p>
          </table:table-cell>
          <table:table-cell table:formula="of:=INT([.M378]-[.$P$2])" office:value-type="float" office:value="789" calcext:value-type="float">
            <text:p>789</text:p>
          </table:table-cell>
          <table:table-cell/>
          <table:table-cell table:formula="of:=IF([.G378]&lt;[.O378]; [.O378]; &quot;&quot;)">
            <text:p/>
          </table:table-cell>
          <table:table-cell table:formula="of:=IF([.Q378]&lt;&gt;&quot;&quot;; [.E378]; &quot;&quot;)">
            <text:p/>
          </table:table-cell>
          <table:table-cell table:formula="of:=IF([.R378]&lt;&gt;&quot;&quot;; [.R378]-[.Q378]; &quot;&quot;)">
            <text:p/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804.65234" calcext:value-type="float">
            <text:p>804.65234</text:p>
          </table:table-cell>
          <table:table-cell office:value-type="float" office:value="802.492" calcext:value-type="float">
            <text:p>802.49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379]/[.B379]-1" office:value-type="float" office:value="0.00788869886341237" calcext:value-type="float">
            <text:p>0.008</text:p>
          </table:table-cell>
          <table:table-cell table:formula="of:=[.E379]/[.C379]-1" office:value-type="float" office:value="0.011848093189714" calcext:value-type="float">
            <text:p>0.012</text:p>
          </table:table-cell>
          <table:table-cell/>
          <table:table-cell table:formula="of:=[.C379]*(1+[.J379])" office:value-type="float" office:value="808.822617728297" calcext:value-type="float">
            <text:p>808.822617728297</text:p>
          </table:table-cell>
          <table:table-cell table:formula="of:=[.M379]/[.E379]-1" office:value-type="float" office:value="-0.00391303235431351" calcext:value-type="float">
            <text:p>-0.004</text:p>
          </table:table-cell>
          <table:table-cell table:formula="of:=INT([.M379]-[.$P$2])" office:value-type="float" office:value="783" calcext:value-type="float">
            <text:p>783</text:p>
          </table:table-cell>
          <table:table-cell/>
          <table:table-cell table:formula="of:=IF([.G379]&lt;[.O379]; [.O379]; &quot;&quot;)">
            <text:p/>
          </table:table-cell>
          <table:table-cell table:formula="of:=IF([.Q379]&lt;&gt;&quot;&quot;; [.E379]; &quot;&quot;)">
            <text:p/>
          </table:table-cell>
          <table:table-cell table:formula="of:=IF([.R379]&lt;&gt;&quot;&quot;; [.R379]-[.Q379]; &quot;&quot;)">
            <text:p/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806.0585" calcext:value-type="float">
            <text:p>806.0585</text:p>
          </table:table-cell>
          <table:table-cell office:value-type="float" office:value="803.9629" calcext:value-type="float">
            <text:p>803.9629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H380]/[.B380]-1" office:value-type="float" office:value="0.00613044834835197" calcext:value-type="float">
            <text:p>0.006</text:p>
          </table:table-cell>
          <table:table-cell table:formula="of:=[.E380]/[.C380]-1" office:value-type="float" office:value="0.0224352392380296" calcext:value-type="float">
            <text:p>0.022</text:p>
          </table:table-cell>
          <table:table-cell/>
          <table:table-cell table:formula="of:=[.C380]*(1+[.J380])" office:value-type="float" office:value="808.891553032441" calcext:value-type="float">
            <text:p>808.891553032441</text:p>
          </table:table-cell>
          <table:table-cell table:formula="of:=[.M380]/[.E380]-1" office:value-type="float" office:value="-0.0159470157756189" calcext:value-type="float">
            <text:p>-0.016</text:p>
          </table:table-cell>
          <table:table-cell table:formula="of:=INT([.M380]-[.$P$2])" office:value-type="float" office:value="783" calcext:value-type="float">
            <text:p>783</text:p>
          </table:table-cell>
          <table:table-cell/>
          <table:table-cell table:formula="of:=IF([.G380]&lt;[.O380]; [.O380]; &quot;&quot;)">
            <text:p/>
          </table:table-cell>
          <table:table-cell table:formula="of:=IF([.Q380]&lt;&gt;&quot;&quot;; [.E380]; &quot;&quot;)">
            <text:p/>
          </table:table-cell>
          <table:table-cell table:formula="of:=IF([.R380]&lt;&gt;&quot;&quot;; [.R380]-[.Q380]; &quot;&quot;)">
            <text:p/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803.8258" calcext:value-type="float">
            <text:p>803.8258</text:p>
          </table:table-cell>
          <table:table-cell office:value-type="float" office:value="801.6654" calcext:value-type="float">
            <text:p>801.6654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H381]/[.B381]-1" office:value-type="float" office:value="0.0163893719261063" calcext:value-type="float">
            <text:p>0.016</text:p>
          </table:table-cell>
          <table:table-cell table:formula="of:=[.E381]/[.C381]-1" office:value-type="float" office:value="0.0153862197370624" calcext:value-type="float">
            <text:p>0.015</text:p>
          </table:table-cell>
          <table:table-cell/>
          <table:table-cell table:formula="of:=[.C381]*(1+[.J381])" office:value-type="float" office:value="814.804192400891" calcext:value-type="float">
            <text:p>814.804192400891</text:p>
          </table:table-cell>
          <table:table-cell table:formula="of:=[.M381]/[.E381]-1" office:value-type="float" office:value="0.00098795135244556" calcext:value-type="float">
            <text:p>0.001</text:p>
          </table:table-cell>
          <table:table-cell table:formula="of:=INT([.M381]-[.$P$2])" office:value-type="float" office:value="789" calcext:value-type="float">
            <text:p>789</text:p>
          </table:table-cell>
          <table:table-cell/>
          <table:table-cell table:formula="of:=IF([.G381]&lt;[.O381]; [.O381]; &quot;&quot;)">
            <text:p/>
          </table:table-cell>
          <table:table-cell table:formula="of:=IF([.Q381]&lt;&gt;&quot;&quot;; [.E381]; &quot;&quot;)">
            <text:p/>
          </table:table-cell>
          <table:table-cell table:formula="of:=IF([.R381]&lt;&gt;&quot;&quot;; [.R381]-[.Q381]; &quot;&quot;)">
            <text:p/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806.42444" calcext:value-type="float">
            <text:p>806.42444</text:p>
          </table:table-cell>
          <table:table-cell office:value-type="float" office:value="804.35" calcext:value-type="float">
            <text:p>804.3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H382]/[.B382]-1" office:value-type="float" office:value="0.00443384379570633" calcext:value-type="float">
            <text:p>0.004</text:p>
          </table:table-cell>
          <table:table-cell table:formula="of:=[.E382]/[.C382]-1" office:value-type="float" office:value="0.00826754522285067" calcext:value-type="float">
            <text:p>0.008</text:p>
          </table:table-cell>
          <table:table-cell/>
          <table:table-cell table:formula="of:=[.C382]*(1+[.J382])" office:value-type="float" office:value="807.916362257076" calcext:value-type="float">
            <text:p>807.916362257076</text:p>
          </table:table-cell>
          <table:table-cell table:formula="of:=[.M382]/[.E382]-1" office:value-type="float" office:value="-0.00380226602086753" calcext:value-type="float">
            <text:p>-0.004</text:p>
          </table:table-cell>
          <table:table-cell table:formula="of:=INT([.M382]-[.$P$2])" office:value-type="float" office:value="782" calcext:value-type="float">
            <text:p>782</text:p>
          </table:table-cell>
          <table:table-cell/>
          <table:table-cell table:formula="of:=IF([.G382]&lt;[.O382]; [.O382]; &quot;&quot;)">
            <text:p/>
          </table:table-cell>
          <table:table-cell table:formula="of:=IF([.Q382]&lt;&gt;&quot;&quot;; [.E382]; &quot;&quot;)">
            <text:p/>
          </table:table-cell>
          <table:table-cell table:formula="of:=IF([.R382]&lt;&gt;&quot;&quot;; [.R382]-[.Q382]; &quot;&quot;)">
            <text:p/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804.46643" calcext:value-type="float">
            <text:p>804.46643</text:p>
          </table:table-cell>
          <table:table-cell office:value-type="float" office:value="802.5438" calcext:value-type="float">
            <text:p>802.543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H383]/[.B383]-1" office:value-type="float" office:value="0.0106077390948434" calcext:value-type="float">
            <text:p>0.011</text:p>
          </table:table-cell>
          <table:table-cell table:formula="of:=[.E383]/[.C383]-1" office:value-type="float" office:value="0.0092907078716451" calcext:value-type="float">
            <text:p>0.009</text:p>
          </table:table-cell>
          <table:table-cell/>
          <table:table-cell table:formula="of:=[.C383]*(1+[.J383])" office:value-type="float" office:value="811.056975242584" calcext:value-type="float">
            <text:p>811.056975242584</text:p>
          </table:table-cell>
          <table:table-cell table:formula="of:=[.M383]/[.E383]-1" office:value-type="float" office:value="0.00130490770689407" calcext:value-type="float">
            <text:p>0.001</text:p>
          </table:table-cell>
          <table:table-cell table:formula="of:=INT([.M383]-[.$P$2])" office:value-type="float" office:value="786" calcext:value-type="float">
            <text:p>786</text:p>
          </table:table-cell>
          <table:table-cell/>
          <table:table-cell table:formula="of:=IF([.G383]&lt;[.O383]; [.O383]; &quot;&quot;)">
            <text:p/>
          </table:table-cell>
          <table:table-cell table:formula="of:=IF([.Q383]&lt;&gt;&quot;&quot;; [.E383]; &quot;&quot;)">
            <text:p/>
          </table:table-cell>
          <table:table-cell table:formula="of:=IF([.R383]&lt;&gt;&quot;&quot;; [.R383]-[.Q383]; &quot;&quot;)">
            <text:p/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800.683" calcext:value-type="float">
            <text:p>800.683</text:p>
          </table:table-cell>
          <table:table-cell office:value-type="float" office:value="798.6562" calcext:value-type="float">
            <text:p>798.6562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H384]/[.B384]-1" office:value-type="float" office:value="0.0116363154956456" calcext:value-type="float">
            <text:p>0.012</text:p>
          </table:table-cell>
          <table:table-cell table:formula="of:=[.E384]/[.C384]-1" office:value-type="float" office:value="0.0154557117317815" calcext:value-type="float">
            <text:p>0.015</text:p>
          </table:table-cell>
          <table:table-cell/>
          <table:table-cell table:formula="of:=[.C384]*(1+[.J384])" office:value-type="float" office:value="807.949615515753" calcext:value-type="float">
            <text:p>807.949615515753</text:p>
          </table:table-cell>
          <table:table-cell table:formula="of:=[.M384]/[.E384]-1" office:value-type="float" office:value="-0.00376126323581583" calcext:value-type="float">
            <text:p>-0.004</text:p>
          </table:table-cell>
          <table:table-cell table:formula="of:=INT([.M384]-[.$P$2])" office:value-type="float" office:value="782" calcext:value-type="float">
            <text:p>782</text:p>
          </table:table-cell>
          <table:table-cell/>
          <table:table-cell table:formula="of:=IF([.G384]&lt;[.O384]; [.O384]; &quot;&quot;)">
            <text:p/>
          </table:table-cell>
          <table:table-cell table:formula="of:=IF([.Q384]&lt;&gt;&quot;&quot;; [.E384]; &quot;&quot;)">
            <text:p/>
          </table:table-cell>
          <table:table-cell table:formula="of:=IF([.R384]&lt;&gt;&quot;&quot;; [.R384]-[.Q384]; &quot;&quot;)">
            <text:p/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804.71735" calcext:value-type="float">
            <text:p>804.71735</text:p>
          </table:table-cell>
          <table:table-cell office:value-type="float" office:value="802.9752" calcext:value-type="float">
            <text:p>802.975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H385]/[.B385]-1" office:value-type="float" office:value="0.00532193073754406" calcext:value-type="float">
            <text:p>0.005</text:p>
          </table:table-cell>
          <table:table-cell table:formula="of:=[.E385]/[.C385]-1" office:value-type="float" office:value="0.00252162208745688" calcext:value-type="float">
            <text:p>0.003</text:p>
          </table:table-cell>
          <table:table-cell/>
          <table:table-cell table:formula="of:=[.C385]*(1+[.J385])" office:value-type="float" office:value="807.248578398366" calcext:value-type="float">
            <text:p>807.248578398366</text:p>
          </table:table-cell>
          <table:table-cell table:formula="of:=[.M385]/[.E385]-1" office:value-type="float" office:value="0.00279326509113731" calcext:value-type="float">
            <text:p>0.003</text:p>
          </table:table-cell>
          <table:table-cell table:formula="of:=INT([.M385]-[.$P$2])" office:value-type="float" office:value="782" calcext:value-type="float">
            <text:p>782</text:p>
          </table:table-cell>
          <table:table-cell/>
          <table:table-cell table:formula="of:=IF([.G385]&lt;[.O385]; [.O385]; &quot;&quot;)">
            <text:p/>
          </table:table-cell>
          <table:table-cell table:formula="of:=IF([.Q385]&lt;&gt;&quot;&quot;; [.E385]; &quot;&quot;)">
            <text:p/>
          </table:table-cell>
          <table:table-cell table:formula="of:=IF([.R385]&lt;&gt;&quot;&quot;; [.R385]-[.Q385]; &quot;&quot;)">
            <text:p/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794.42773" calcext:value-type="float">
            <text:p>794.42773</text:p>
          </table:table-cell>
          <table:table-cell office:value-type="float" office:value="792.3113" calcext:value-type="float">
            <text:p>792.3113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11" calcext:value-type="float">
            <text:p>81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H386]/[.B386]-1" office:value-type="float" office:value="0.0133080324373873" calcext:value-type="float">
            <text:p>0.013</text:p>
          </table:table-cell>
          <table:table-cell table:formula="of:=[.E386]/[.C386]-1" office:value-type="float" office:value="0.012228400629904" calcext:value-type="float">
            <text:p>0.012</text:p>
          </table:table-cell>
          <table:table-cell/>
          <table:table-cell table:formula="of:=[.C386]*(1+[.J386])" office:value-type="float" office:value="802.855404480908" calcext:value-type="float">
            <text:p>802.855404480908</text:p>
          </table:table-cell>
          <table:table-cell table:formula="of:=[.M386]/[.E386]-1" office:value-type="float" office:value="0.00106658912831481" calcext:value-type="float">
            <text:p>0.001</text:p>
          </table:table-cell>
          <table:table-cell table:formula="of:=INT([.M386]-[.$P$2])" office:value-type="float" office:value="777" calcext:value-type="float">
            <text:p>777</text:p>
          </table:table-cell>
          <table:table-cell/>
          <table:table-cell table:formula="of:=IF([.G386]&lt;[.O386]; [.O386]; &quot;&quot;)">
            <text:p/>
          </table:table-cell>
          <table:table-cell table:formula="of:=IF([.Q386]&lt;&gt;&quot;&quot;; [.E386]; &quot;&quot;)">
            <text:p/>
          </table:table-cell>
          <table:table-cell table:formula="of:=IF([.R386]&lt;&gt;&quot;&quot;; [.R386]-[.Q386]; &quot;&quot;)">
            <text:p/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style-name="ce3" table:formula="of:=STDEV([.K1:.K386])" office:value-type="float" office:value="0.0285154441616252" calcext:value-type="float">
            <text:p>0.029</text:p>
          </table:table-cell>
          <table:table-cell table:number-columns-repeated="2"/>
          <table:table-cell table:style-name="ce3" table:formula="of:=STDEV([.N1:.N386])" office:value-type="float" office:value="0.0154034181760832" calcext:value-type="float">
            <text:p>0.015</text:p>
          </table:table-cell>
          <table:table-cell table:number-columns-repeated="3"/>
          <table:table-cell office:value-type="string" calcext:value-type="string">
            <text:p>合計</text:p>
          </table:table-cell>
          <table:table-cell table:formula="of:=SUM([.S1:.S386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期待利益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8" loext:min-decimal-places="18" number:min-integer-digits="1"/>
    </number:number-style>
    <number:number-style style:name="N119">
      <number:number number:decimal-places="19" loext:min-decimal-places="19" number:min-integer-digits="1"/>
    </number:number-style>
    <number:number-style style:name="N120">
      <number:number number:decimal-places="20" loext:min-decimal-places="20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7:45:37.008783230</dc:date>
    <meta:editing-duration>PT50M21S</meta:editing-duration>
    <meta:editing-cycles>1</meta:editing-cycles>
    <meta:document-statistic meta:table-count="1" meta:cell-count="579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minimum="-0.1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57cm" svg:height="16.558cm" xlink:href=".." xlink:type="simple" chart:class="chart:scatter" chart:style-name="ch1">
        <chart:legend chart:legend-position="end" svg:x="19.946cm" svg:y="7.98cm" style:legend-expansion="high" chart:style-name="ch2"/>
        <chart:plot-area chart:style-name="ch3" table:cell-range-address="predict_data.J2:predict_data.K386" svg:x="0.429cm" svg:y="0.331cm" svg:width="19.088cm" svg:height="15.896cm">
          <chartooo:coordinate-region svg:x="0.906cm" svg:y="0.53cm" svg:width="18.186cm" svg:height="15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_data.K2:predict_data.K386" chart:class="chart:scatter">
            <chart:domain table:cell-range-address="predict_data.J2:predict_data.J386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37622589863778">
                <text:p>-0.0537622589863778</text:p>
                <draw:g>
                  <svg:desc>predict_data.J2:predict_data.J386</svg:desc>
                </draw:g>
              </table:table-cell>
              <table:table-cell office:value-type="float" office:value="-0.0455002860481403">
                <text:p>-0.0455002860481403</text:p>
                <draw:g>
                  <svg:desc>predict_data.K2:predict_data.K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19502307862374">
                <text:p>-0.0619502307862374</text:p>
              </table:table-cell>
              <table:table-cell office:value-type="float" office:value="-0.0726845988200037">
                <text:p>-0.0726845988200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12346102615741">
                <text:p>-0.0612346102615741</text:p>
              </table:table-cell>
              <table:table-cell office:value-type="float" office:value="-0.0557815842479947">
                <text:p>-0.0557815842479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633836122798015">
                <text:p>-0.0633836122798015</text:p>
              </table:table-cell>
              <table:table-cell office:value-type="float" office:value="-0.0289715566827903">
                <text:p>-0.0289715566827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56087140531813">
                <text:p>-0.0456087140531813</text:p>
              </table:table-cell>
              <table:table-cell office:value-type="float" office:value="-0.0766829524128327">
                <text:p>-0.076682952412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51357544496391">
                <text:p>-0.0551357544496391</text:p>
              </table:table-cell>
              <table:table-cell office:value-type="float" office:value="-0.0315458445859635">
                <text:p>-0.0315458445859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75764778336088">
                <text:p>-0.0175764778336088</text:p>
              </table:table-cell>
              <table:table-cell office:value-type="float" office:value="-0.00894621393868555">
                <text:p>-0.00894621393868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47303263779866">
                <text:p>-0.0547303263779866</text:p>
              </table:table-cell>
              <table:table-cell office:value-type="float" office:value="-0.0288859398221911">
                <text:p>-0.0288859398221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11728332727676">
                <text:p>-0.0611728332727676</text:p>
              </table:table-cell>
              <table:table-cell office:value-type="float" office:value="-0.0373357749213288">
                <text:p>-0.0373357749213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86450779554598">
                <text:p>-0.0386450779554598</text:p>
              </table:table-cell>
              <table:table-cell office:value-type="float" office:value="-0.00579883619045696">
                <text:p>-0.00579883619045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44321495471487">
                <text:p>-0.0344321495471487</text:p>
              </table:table-cell>
              <table:table-cell office:value-type="float" office:value="-0.137899321100277">
                <text:p>-0.137899321100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53111289836258">
                <text:p>-0.0753111289836258</text:p>
              </table:table-cell>
              <table:table-cell office:value-type="float" office:value="-0.11882457007596">
                <text:p>-0.11882457007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32698927838529">
                <text:p>-0.0732698927838529</text:p>
              </table:table-cell>
              <table:table-cell office:value-type="float" office:value="-0.0657819016006761">
                <text:p>-0.0657819016006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36879427766668">
                <text:p>-0.0536879427766668</text:p>
              </table:table-cell>
              <table:table-cell office:value-type="float" office:value="-0.035886414986308">
                <text:p>-0.035886414986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02467707755344">
                <text:p>-0.0502467707755344</text:p>
              </table:table-cell>
              <table:table-cell office:value-type="float" office:value="-0.0400597934947881">
                <text:p>-0.0400597934947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38294615937879">
                <text:p>-0.0738294615937879</text:p>
              </table:table-cell>
              <table:table-cell office:value-type="float" office:value="-0.0724734727413204">
                <text:p>-0.0724734727413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50126994018356">
                <text:p>-0.0650126994018356</text:p>
              </table:table-cell>
              <table:table-cell office:value-type="float" office:value="-0.0295640750749662">
                <text:p>-0.0295640750749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93762837403139">
                <text:p>-0.0693762837403139</text:p>
              </table:table-cell>
              <table:table-cell office:value-type="float" office:value="-0.0687931534502576">
                <text:p>-0.0687931534502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4724913308208">
                <text:p>-0.114724913308208</text:p>
              </table:table-cell>
              <table:table-cell office:value-type="float" office:value="-0.116871705838175">
                <text:p>-0.116871705838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0089935510774">
                <text:p>-0.090089935510774</text:p>
              </table:table-cell>
              <table:table-cell office:value-type="float" office:value="-0.0872068419198055">
                <text:p>-0.0872068419198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65760948795773">
                <text:p>-0.0765760948795773</text:p>
              </table:table-cell>
              <table:table-cell office:value-type="float" office:value="-0.0803674154710191">
                <text:p>-0.0803674154710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24361816065313">
                <text:p>-0.0824361816065313</text:p>
              </table:table-cell>
              <table:table-cell office:value-type="float" office:value="-0.0461428527114036">
                <text:p>-0.0461428527114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33915776869855">
                <text:p>-0.0333915776869855</text:p>
              </table:table-cell>
              <table:table-cell office:value-type="float" office:value="-0.00895515387164636">
                <text:p>-0.0089551538716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16942538933327">
                <text:p>-0.0416942538933327</text:p>
              </table:table-cell>
              <table:table-cell office:value-type="float" office:value="-0.0549304243413283">
                <text:p>-0.0549304243413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88901442690261">
                <text:p>-0.0688901442690261</text:p>
              </table:table-cell>
              <table:table-cell office:value-type="float" office:value="-0.0584553186953715">
                <text:p>-0.0584553186953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40275439257375">
                <text:p>-0.0540275439257375</text:p>
              </table:table-cell>
              <table:table-cell office:value-type="float" office:value="-0.0357550313255431">
                <text:p>-0.0357550313255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22252313103114">
                <text:p>-0.0422252313103114</text:p>
              </table:table-cell>
              <table:table-cell office:value-type="float" office:value="-0.0299042436443637">
                <text:p>-0.0299042436443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58907145380239">
                <text:p>-0.0658907145380239</text:p>
              </table:table-cell>
              <table:table-cell office:value-type="float" office:value="-0.0531078064389897">
                <text:p>-0.0531078064389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96692120544874">
                <text:p>-0.0396692120544874</text:p>
              </table:table-cell>
              <table:table-cell office:value-type="float" office:value="-0.0333223338940462">
                <text:p>-0.0333223338940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09033335798148">
                <text:p>-0.0809033335798148</text:p>
              </table:table-cell>
              <table:table-cell office:value-type="float" office:value="-0.0759950340464249">
                <text:p>-0.0759950340464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45970083709185">
                <text:p>-0.0445970083709185</text:p>
              </table:table-cell>
              <table:table-cell office:value-type="float" office:value="-0.0400207336078923">
                <text:p>-0.0400207336078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0408273366367">
                <text:p>-0.070408273366367</text:p>
              </table:table-cell>
              <table:table-cell office:value-type="float" office:value="-0.0635108499213863">
                <text:p>-0.0635108499213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81380496222128">
                <text:p>-0.0281380496222128</text:p>
              </table:table-cell>
              <table:table-cell office:value-type="float" office:value="-0.0234135389379841">
                <text:p>-0.0234135389379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46854104326785">
                <text:p>-0.0746854104326785</text:p>
              </table:table-cell>
              <table:table-cell office:value-type="float" office:value="-0.0627468051264564">
                <text:p>-0.0627468051264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39941291419443">
                <text:p>0.00439941291419443</text:p>
              </table:table-cell>
              <table:table-cell office:value-type="float" office:value="0.0468432116569497">
                <text:p>0.0468432116569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96799039767243">
                <text:p>-0.0596799039767243</text:p>
              </table:table-cell>
              <table:table-cell office:value-type="float" office:value="-0.033279951632741">
                <text:p>-0.0332799516327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53074121930637">
                <text:p>-0.0353074121930637</text:p>
              </table:table-cell>
              <table:table-cell office:value-type="float" office:value="-0.0451962371206384">
                <text:p>-0.0451962371206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33846761781609">
                <text:p>-0.0833846761781609</text:p>
              </table:table-cell>
              <table:table-cell office:value-type="float" office:value="-0.069542146942545">
                <text:p>-0.069542146942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532127180883594">
                <text:p>-0.0532127180883594</text:p>
              </table:table-cell>
              <table:table-cell office:value-type="float" office:value="0.0100334313986119">
                <text:p>0.0100334313986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82718846226342">
                <text:p>-0.0282718846226342</text:p>
              </table:table-cell>
              <table:table-cell office:value-type="float" office:value="-0.0208965890697022">
                <text:p>-0.0208965890697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81668891488649">
                <text:p>-0.0181668891488649</text:p>
              </table:table-cell>
              <table:table-cell office:value-type="float" office:value="-0.0143044851615777">
                <text:p>-0.0143044851615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91473959198808">
                <text:p>-0.0391473959198808</text:p>
              </table:table-cell>
              <table:table-cell office:value-type="float" office:value="-0.0151489004731022">
                <text:p>-0.0151489004731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93185450511736">
                <text:p>-0.0493185450511736</text:p>
              </table:table-cell>
              <table:table-cell office:value-type="float" office:value="-0.0415062299475025">
                <text:p>-0.0415062299475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89915752492191">
                <text:p>-0.0189915752492191</text:p>
              </table:table-cell>
              <table:table-cell office:value-type="float" office:value="-0.00428092524527923">
                <text:p>-0.00428092524527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97745262954414">
                <text:p>-0.0497745262954414</text:p>
              </table:table-cell>
              <table:table-cell office:value-type="float" office:value="-0.0292288152537276">
                <text:p>-0.0292288152537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472406665066">
                <text:p>-0.02472406665066</text:p>
              </table:table-cell>
              <table:table-cell office:value-type="float" office:value="0.00735925098971957">
                <text:p>0.0073592509897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73342785673786">
                <text:p>-0.0373342785673786</text:p>
              </table:table-cell>
              <table:table-cell office:value-type="float" office:value="-0.000966792645249015">
                <text:p>-0.000966792645249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20369073679197">
                <text:p>-0.0220369073679197</text:p>
              </table:table-cell>
              <table:table-cell office:value-type="float" office:value="-0.0151339608262798">
                <text:p>-0.015133960826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76707512323018">
                <text:p>0.0276707512323018</text:p>
              </table:table-cell>
              <table:table-cell office:value-type="float" office:value="0.0723609030619257">
                <text:p>0.0723609030619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19058567126601">
                <text:p>-0.0219058567126601</text:p>
              </table:table-cell>
              <table:table-cell office:value-type="float" office:value="-0.000463421504575123">
                <text:p>-0.000463421504575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42890562877655">
                <text:p>-0.0242890562877655</text:p>
              </table:table-cell>
              <table:table-cell office:value-type="float" office:value="-0.0173781614331394">
                <text:p>-0.0173781614331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57293209313942">
                <text:p>-0.0157293209313942</text:p>
              </table:table-cell>
              <table:table-cell office:value-type="float" office:value="-0.0131848815641817">
                <text:p>-0.013184881564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07912187788465">
                <text:p>-0.0207912187788465</text:p>
              </table:table-cell>
              <table:table-cell office:value-type="float" office:value="-0.0186780856853059">
                <text:p>-0.0186780856853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54619339437215">
                <text:p>-0.0254619339437215</text:p>
              </table:table-cell>
              <table:table-cell office:value-type="float" office:value="-0.0215899241693211">
                <text:p>-0.0215899241693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49748402330474">
                <text:p>0.00249748402330474</text:p>
              </table:table-cell>
              <table:table-cell office:value-type="float" office:value="-0.00555512207958309">
                <text:p>-0.00555512207958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19103186403548">
                <text:p>-0.0319103186403548</text:p>
              </table:table-cell>
              <table:table-cell office:value-type="float" office:value="-0.000176201957107658">
                <text:p>-0.000176201957107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67482643129414">
                <text:p>0.000867482643129414</text:p>
              </table:table-cell>
              <table:table-cell office:value-type="float" office:value="0.0181993929204307">
                <text:p>0.0181993929204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49764620417074">
                <text:p>-0.0149764620417074</text:p>
              </table:table-cell>
              <table:table-cell office:value-type="float" office:value="-0.0095656785753081">
                <text:p>-0.0095656785753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3641627828155">
                <text:p>-0.023641627828155</text:p>
              </table:table-cell>
              <table:table-cell office:value-type="float" office:value="-0.00374087753069641">
                <text:p>-0.00374087753069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314028552672596">
                <text:p>0.0000314028552672596</text:p>
              </table:table-cell>
              <table:table-cell office:value-type="float" office:value="0.00727789343587304">
                <text:p>0.00727789343587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26519787093198">
                <text:p>-0.0226519787093198</text:p>
              </table:table-cell>
              <table:table-cell office:value-type="float" office:value="-0.0180846458665486">
                <text:p>-0.0180846458665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95861953125957">
                <text:p>-0.0495861953125957</text:p>
              </table:table-cell>
              <table:table-cell office:value-type="float" office:value="-0.021662273035302">
                <text:p>-0.021662273035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68986892011869">
                <text:p>0.00668986892011869</text:p>
              </table:table-cell>
              <table:table-cell office:value-type="float" office:value="0.00319973304646504">
                <text:p>0.00319973304646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196694340156914">
                <text:p>-0.0196694340156914</text:p>
              </table:table-cell>
              <table:table-cell office:value-type="float" office:value="-0.00676749125773712">
                <text:p>-0.00676749125773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12196079402578">
                <text:p>-0.0112196079402578</text:p>
              </table:table-cell>
              <table:table-cell office:value-type="float" office:value="-0.0185761234738301">
                <text:p>-0.0185761234738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3228498927281">
                <text:p>-0.013228498927281</text:p>
              </table:table-cell>
              <table:table-cell office:value-type="float" office:value="-0.013440380034724">
                <text:p>-0.013440380034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93333965625064">
                <text:p>-0.0293333965625064</text:p>
              </table:table-cell>
              <table:table-cell office:value-type="float" office:value="-0.0268889958109622">
                <text:p>-0.02688899581096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05178898640177">
                <text:p>-0.0205178898640177</text:p>
              </table:table-cell>
              <table:table-cell office:value-type="float" office:value="-0.0028485167656046">
                <text:p>-0.0028485167656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626777778476229">
                <text:p>-0.00626777778476229</text:p>
              </table:table-cell>
              <table:table-cell office:value-type="float" office:value="-0.00762330895886998">
                <text:p>-0.00762330895886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80370198269234">
                <text:p>-0.0280370198269234</text:p>
              </table:table-cell>
              <table:table-cell office:value-type="float" office:value="0.00840968524824559">
                <text:p>0.008409685248245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902911291281283">
                <text:p>-0.00902911291281283</text:p>
              </table:table-cell>
              <table:table-cell office:value-type="float" office:value="0.0177955315389715">
                <text:p>0.017795531538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79767405530358">
                <text:p>-0.0179767405530358</text:p>
              </table:table-cell>
              <table:table-cell office:value-type="float" office:value="-0.0197547069824037">
                <text:p>-0.0197547069824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81022738076767">
                <text:p>-0.0181022738076767</text:p>
              </table:table-cell>
              <table:table-cell office:value-type="float" office:value="-0.00644055096945229">
                <text:p>-0.006440550969452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23138522409714">
                <text:p>-0.0323138522409714</text:p>
              </table:table-cell>
              <table:table-cell office:value-type="float" office:value="-0.00792384088531406">
                <text:p>-0.00792384088531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52724796267238">
                <text:p>-0.0152724796267238</text:p>
              </table:table-cell>
              <table:table-cell office:value-type="float" office:value="-0.00581422796476094">
                <text:p>-0.00581422796476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68080136621696">
                <text:p>-0.00268080136621696</text:p>
              </table:table-cell>
              <table:table-cell office:value-type="float" office:value="0.0186118912752187">
                <text:p>0.0186118912752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97217838895576">
                <text:p>-0.0297217838895576</text:p>
              </table:table-cell>
              <table:table-cell office:value-type="float" office:value="-0.0290077462525364">
                <text:p>-0.0290077462525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49180168192031">
                <text:p>0.00149180168192031</text:p>
              </table:table-cell>
              <table:table-cell office:value-type="float" office:value="-0.00334882164881112">
                <text:p>-0.00334882164881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57639223263281">
                <text:p>-0.0157639223263281</text:p>
              </table:table-cell>
              <table:table-cell office:value-type="float" office:value="-0.0113838064304032">
                <text:p>-0.0113838064304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88316711356744">
                <text:p>-0.0288316711356744</text:p>
              </table:table-cell>
              <table:table-cell office:value-type="float" office:value="-0.0354636355985918">
                <text:p>-0.0354636355985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718567768963">
                <text:p>0.032718567768963</text:p>
              </table:table-cell>
              <table:table-cell office:value-type="float" office:value="0.0424210301835946">
                <text:p>0.0424210301835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37143408860068">
                <text:p>-0.0237143408860068</text:p>
              </table:table-cell>
              <table:table-cell office:value-type="float" office:value="-0.0128880453988374">
                <text:p>-0.0128880453988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80864960591954">
                <text:p>-0.0180864960591954</text:p>
              </table:table-cell>
              <table:table-cell office:value-type="float" office:value="-0.0159273394608023">
                <text:p>-0.0159273394608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16674259295485">
                <text:p>-0.0416674259295485</text:p>
              </table:table-cell>
              <table:table-cell office:value-type="float" office:value="-0.02781811443829">
                <text:p>-0.027818114438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7791973961188">
                <text:p>-0.0117791973961188</text:p>
              </table:table-cell>
              <table:table-cell office:value-type="float" office:value="-0.00635311847778353">
                <text:p>-0.00635311847778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4323174612757">
                <text:p>-0.0004323174612757</text:p>
              </table:table-cell>
              <table:table-cell office:value-type="float" office:value="0.0047951752698312">
                <text:p>0.0047951752698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91811922505908">
                <text:p>-0.0191811922505908</text:p>
              </table:table-cell>
              <table:table-cell office:value-type="float" office:value="0.00142878677077563">
                <text:p>0.00142878677077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78883800886459">
                <text:p>-0.0078883800886459</text:p>
              </table:table-cell>
              <table:table-cell office:value-type="float" office:value="0.00111587794199886">
                <text:p>0.00111587794199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09529084692595">
                <text:p>-0.0309529084692595</text:p>
              </table:table-cell>
              <table:table-cell office:value-type="float" office:value="-0.0393178863498725">
                <text:p>-0.0393178863498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23747096798401">
                <text:p>-0.0323747096798401</text:p>
              </table:table-cell>
              <table:table-cell office:value-type="float" office:value="-0.0206429609891191">
                <text:p>-0.0206429609891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047048328646">
                <text:p>0.009047048328646</text:p>
              </table:table-cell>
              <table:table-cell office:value-type="float" office:value="0.0226179898599841">
                <text:p>0.0226179898599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26740851021905">
                <text:p>-0.026740851021905</text:p>
              </table:table-cell>
              <table:table-cell office:value-type="float" office:value="-0.0319302087364809">
                <text:p>-0.0319302087364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88320394345246">
                <text:p>-0.0088320394345246</text:p>
              </table:table-cell>
              <table:table-cell office:value-type="float" office:value="-0.00857213101875465">
                <text:p>-0.00857213101875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414946236678984">
                <text:p>-0.0414946236678984</text:p>
              </table:table-cell>
              <table:table-cell office:value-type="float" office:value="-0.0429601398071418">
                <text:p>-0.04296013980714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65287115701785">
                <text:p>0.00965287115701785</text:p>
              </table:table-cell>
              <table:table-cell office:value-type="float" office:value="0.0760621442954423">
                <text:p>0.0760621442954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5915361042143">
                <text:p>0.0275915361042143</text:p>
              </table:table-cell>
              <table:table-cell office:value-type="float" office:value="0.048820760620341">
                <text:p>0.048820760620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751866333996132">
                <text:p>-0.00751866333996132</text:p>
              </table:table-cell>
              <table:table-cell office:value-type="float" office:value="0.0323359774722085">
                <text:p>0.03233597747220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85707512984756">
                <text:p>-0.0185707512984756</text:p>
              </table:table-cell>
              <table:table-cell office:value-type="float" office:value="-0.00787308185043867">
                <text:p>-0.00787308185043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49767493199776">
                <text:p>-0.0349767493199776</text:p>
              </table:table-cell>
              <table:table-cell office:value-type="float" office:value="-0.0301668527279785">
                <text:p>-0.03016685272797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255211123789131">
                <text:p>-0.0255211123789131</text:p>
              </table:table-cell>
              <table:table-cell office:value-type="float" office:value="-0.0183632553339769">
                <text:p>-0.01836325533397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7069463667332">
                <text:p>0.0117069463667332</text:p>
              </table:table-cell>
              <table:table-cell office:value-type="float" office:value="0.0100335509671856">
                <text:p>0.0100335509671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13735020700357">
                <text:p>-0.013735020700357</text:p>
              </table:table-cell>
              <table:table-cell office:value-type="float" office:value="-0.0212668412932671">
                <text:p>-0.0212668412932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11797392485765">
                <text:p>-0.0111797392485765</text:p>
              </table:table-cell>
              <table:table-cell office:value-type="float" office:value="-0.0734487010136183">
                <text:p>-0.0734487010136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233135751639">
                <text:p>0.060233135751639</text:p>
              </table:table-cell>
              <table:table-cell office:value-type="float" office:value="0.0764791523008164">
                <text:p>0.0764791523008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0021015193552">
                <text:p>0.0140021015193552</text:p>
              </table:table-cell>
              <table:table-cell office:value-type="float" office:value="-0.00421856035591428">
                <text:p>-0.00421856035591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43846268243861">
                <text:p>-0.0143846268243861</text:p>
              </table:table-cell>
              <table:table-cell office:value-type="float" office:value="-0.0110220804233705">
                <text:p>-0.0110220804233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97853524783276">
                <text:p>0.00397853524783276</text:p>
              </table:table-cell>
              <table:table-cell office:value-type="float" office:value="0.00544413865633242">
                <text:p>0.00544413865633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114807066268352">
                <text:p>-0.00114807066268352</text:p>
              </table:table-cell>
              <table:table-cell office:value-type="float" office:value="0.00153609643125918">
                <text:p>0.001536096431259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88656409144112">
                <text:p>-0.0188656409144112</text:p>
              </table:table-cell>
              <table:table-cell office:value-type="float" office:value="-0.00881886494147799">
                <text:p>-0.008818864941477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551691361501194">
                <text:p>-0.00551691361501194</text:p>
              </table:table-cell>
              <table:table-cell office:value-type="float" office:value="-0.0231200181090438">
                <text:p>-0.02312001810904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35161817181391">
                <text:p>-0.0135161817181391</text:p>
              </table:table-cell>
              <table:table-cell office:value-type="float" office:value="-0.0130722652934187">
                <text:p>-0.0130722652934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23725476222842">
                <text:p>-0.0223725476222842</text:p>
              </table:table-cell>
              <table:table-cell office:value-type="float" office:value="-0.0190891559329784">
                <text:p>-0.01908915593297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247620612362254">
                <text:p>-0.00247620612362254</text:p>
              </table:table-cell>
              <table:table-cell office:value-type="float" office:value="-0.00517099736815641">
                <text:p>-0.00517099736815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259142014240451">
                <text:p>-0.0259142014240451</text:p>
              </table:table-cell>
              <table:table-cell office:value-type="float" office:value="-0.0257817766075904">
                <text:p>-0.0257817766075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872677598175542">
                <text:p>-0.00872677598175542</text:p>
              </table:table-cell>
              <table:table-cell office:value-type="float" office:value="-0.00222820514066613">
                <text:p>-0.00222820514066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71638940097284">
                <text:p>-0.0271638940097284</text:p>
              </table:table-cell>
              <table:table-cell office:value-type="float" office:value="-0.0271271123038417">
                <text:p>-0.02712711230384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785332580992726">
                <text:p>-0.00785332580992726</text:p>
              </table:table-cell>
              <table:table-cell office:value-type="float" office:value="0.00879814169204529">
                <text:p>0.00879814169204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89789624346253">
                <text:p>0.0189789624346253</text:p>
              </table:table-cell>
              <table:table-cell office:value-type="float" office:value="0.0277427548350269">
                <text:p>0.0277427548350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67381044068355">
                <text:p>-0.0167381044068355</text:p>
              </table:table-cell>
              <table:table-cell office:value-type="float" office:value="-0.0262395505121765">
                <text:p>-0.0262395505121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235188715548228">
                <text:p>-0.0235188715548228</text:p>
              </table:table-cell>
              <table:table-cell office:value-type="float" office:value="-0.0251160770670941">
                <text:p>-0.0251160770670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19786346545809">
                <text:p>-0.0119786346545809</text:p>
              </table:table-cell>
              <table:table-cell office:value-type="float" office:value="-0.02237828402636">
                <text:p>-0.022378284026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92355479697237">
                <text:p>-0.00292355479697237</text:p>
              </table:table-cell>
              <table:table-cell office:value-type="float" office:value="-0.00645356389830765">
                <text:p>-0.00645356389830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0800195887266">
                <text:p>0.0230800195887266</text:p>
              </table:table-cell>
              <table:table-cell office:value-type="float" office:value="0.0369036172708987">
                <text:p>0.03690361727089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427929474024036">
                <text:p>-0.000427929474024036</text:p>
              </table:table-cell>
              <table:table-cell office:value-type="float" office:value="0.0104600798085892">
                <text:p>0.010460079808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3992136313396">
                <text:p>-0.013992136313396</text:p>
              </table:table-cell>
              <table:table-cell office:value-type="float" office:value="-0.0334205125965433">
                <text:p>-0.0334205125965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14190633432604">
                <text:p>-0.0114190633432604</text:p>
              </table:table-cell>
              <table:table-cell office:value-type="float" office:value="-0.0184716071739405">
                <text:p>-0.0184716071739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35357093398424">
                <text:p>-0.0135357093398424</text:p>
              </table:table-cell>
              <table:table-cell office:value-type="float" office:value="-0.00268585560973034">
                <text:p>-0.002685855609730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1179581642663">
                <text:p>-0.0061179581642663</text:p>
              </table:table-cell>
              <table:table-cell office:value-type="float" office:value="-0.018531028959766">
                <text:p>-0.0185310289597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826544021025">
                <text:p>-0.011826544021025</text:p>
              </table:table-cell>
              <table:table-cell office:value-type="float" office:value="-0.0294586682824565">
                <text:p>-0.0294586682824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88590333183297">
                <text:p>-0.0188590333183297</text:p>
              </table:table-cell>
              <table:table-cell office:value-type="float" office:value="-0.0127031241345009">
                <text:p>-0.0127031241345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77081864516609">
                <text:p>-0.0177081864516609</text:p>
              </table:table-cell>
              <table:table-cell office:value-type="float" office:value="-0.00370572307004269">
                <text:p>-0.003705723070042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94461729666254">
                <text:p>-0.0194461729666254</text:p>
              </table:table-cell>
              <table:table-cell office:value-type="float" office:value="-0.0380132965089575">
                <text:p>-0.03801329650895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56941088305478">
                <text:p>-0.0356941088305478</text:p>
              </table:table-cell>
              <table:table-cell office:value-type="float" office:value="-0.0379523440538189">
                <text:p>-0.0379523440538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67263330054363">
                <text:p>-0.0267263330054363</text:p>
              </table:table-cell>
              <table:table-cell office:value-type="float" office:value="-0.0123211592616317">
                <text:p>-0.01232115926163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99534025291062">
                <text:p>-0.0299534025291062</text:p>
              </table:table-cell>
              <table:table-cell office:value-type="float" office:value="-0.0228188792575198">
                <text:p>-0.02281887925751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00580299476217">
                <text:p>-0.0300580299476217</text:p>
              </table:table-cell>
              <table:table-cell office:value-type="float" office:value="-0.0211836846401688">
                <text:p>-0.0211836846401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27355965763806">
                <text:p>-0.0427355965763806</text:p>
              </table:table-cell>
              <table:table-cell office:value-type="float" office:value="-0.0426498035142139">
                <text:p>-0.0426498035142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18010962197389">
                <text:p>-0.0218010962197389</text:p>
              </table:table-cell>
              <table:table-cell office:value-type="float" office:value="-0.0129373645640559">
                <text:p>-0.0129373645640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88596831540656">
                <text:p>-0.0088596831540656</text:p>
              </table:table-cell>
              <table:table-cell office:value-type="float" office:value="0.00474171811135071">
                <text:p>0.004741718111350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502048678427847">
                <text:p>0.00502048678427847</text:p>
              </table:table-cell>
              <table:table-cell office:value-type="float" office:value="0.0292545821622263">
                <text:p>0.0292545821622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79765175078902">
                <text:p>-0.0179765175078902</text:p>
              </table:table-cell>
              <table:table-cell office:value-type="float" office:value="-0.0108926888701495">
                <text:p>-0.0108926888701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298399574987275">
                <text:p>-0.0298399574987275</text:p>
              </table:table-cell>
              <table:table-cell office:value-type="float" office:value="-0.0425673691549165">
                <text:p>-0.0425673691549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832299289598659">
                <text:p>-0.00832299289598659</text:p>
              </table:table-cell>
              <table:table-cell office:value-type="float" office:value="0.0115259606656799">
                <text:p>0.01152596066567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32661312043163">
                <text:p>-0.0332661312043163</text:p>
              </table:table-cell>
              <table:table-cell office:value-type="float" office:value="-0.0413639370267652">
                <text:p>-0.04136393702676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144569983615717">
                <text:p>-0.0144569983615717</text:p>
              </table:table-cell>
              <table:table-cell office:value-type="float" office:value="0.0069383838238537">
                <text:p>0.0069383838238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55596851198771">
                <text:p>-0.0255596851198771</text:p>
              </table:table-cell>
              <table:table-cell office:value-type="float" office:value="-0.028918094459021">
                <text:p>-0.0289180944590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39758655850398">
                <text:p>-0.0239758655850398</text:p>
              </table:table-cell>
              <table:table-cell office:value-type="float" office:value="-0.0317014245509478">
                <text:p>-0.0317014245509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75299493516968">
                <text:p>-0.0275299493516968</text:p>
              </table:table-cell>
              <table:table-cell office:value-type="float" office:value="-0.0117572378848195">
                <text:p>-0.0117572378848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74732334047101">
                <text:p>0.00374732334047101</text:p>
              </table:table-cell>
              <table:table-cell office:value-type="float" office:value="0.00658519017742099">
                <text:p>0.00658519017742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29906581623431">
                <text:p>-0.0229906581623431</text:p>
              </table:table-cell>
              <table:table-cell office:value-type="float" office:value="-0.0115996868909651">
                <text:p>-0.01159968689096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88097903792143">
                <text:p>-0.0188097903792143</text:p>
              </table:table-cell>
              <table:table-cell office:value-type="float" office:value="-0.0203811222392674">
                <text:p>-0.0203811222392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69209030579148">
                <text:p>-0.0169209030579148</text:p>
              </table:table-cell>
              <table:table-cell office:value-type="float" office:value="-0.00496640117826008">
                <text:p>-0.00496640117826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32967554521168">
                <text:p>-0.00232967554521168</text:p>
              </table:table-cell>
              <table:table-cell office:value-type="float" office:value="-0.00398499963823984">
                <text:p>-0.003984999638239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08609042772415">
                <text:p>-0.0108609042772415</text:p>
              </table:table-cell>
              <table:table-cell office:value-type="float" office:value="-0.00280901689559132">
                <text:p>-0.00280901689559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103924927779888">
                <text:p>-0.0103924927779888</text:p>
              </table:table-cell>
              <table:table-cell office:value-type="float" office:value="-0.0153557121130515">
                <text:p>-0.0153557121130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6213263258432">
                <text:p>-0.026213263258432</text:p>
              </table:table-cell>
              <table:table-cell office:value-type="float" office:value="-0.0196683471338778">
                <text:p>-0.0196683471338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518216537841547">
                <text:p>-0.0518216537841547</text:p>
              </table:table-cell>
              <table:table-cell office:value-type="float" office:value="-0.0593083900899426">
                <text:p>-0.0593083900899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79982014501032">
                <text:p>0.0279982014501032</text:p>
              </table:table-cell>
              <table:table-cell office:value-type="float" office:value="0.0213446135833475">
                <text:p>0.0213446135833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78887753042167">
                <text:p>-0.0278887753042167</text:p>
              </table:table-cell>
              <table:table-cell office:value-type="float" office:value="-0.0480417390171326">
                <text:p>-0.04804173901713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3463133946938">
                <text:p>-0.0103463133946938</text:p>
              </table:table-cell>
              <table:table-cell office:value-type="float" office:value="-0.0171615800901362">
                <text:p>-0.01716158009013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77195353755959">
                <text:p>-0.0177195353755959</text:p>
              </table:table-cell>
              <table:table-cell office:value-type="float" office:value="-0.0181801977152206">
                <text:p>-0.01818019771522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299074914602353">
                <text:p>-0.0299074914602353</text:p>
              </table:table-cell>
              <table:table-cell office:value-type="float" office:value="-0.0240788013842512">
                <text:p>-0.0240788013842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446519006368602">
                <text:p>-0.0446519006368602</text:p>
              </table:table-cell>
              <table:table-cell office:value-type="float" office:value="-0.0576630593931379">
                <text:p>-0.0576630593931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550402622086521">
                <text:p>-0.00550402622086521</text:p>
              </table:table-cell>
              <table:table-cell office:value-type="float" office:value="-0.00722579897575149">
                <text:p>-0.007225798975751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8945910102977">
                <text:p>0.028945910102977</text:p>
              </table:table-cell>
              <table:table-cell office:value-type="float" office:value="0.0323834926506901">
                <text:p>0.03238349265069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165043898909988">
                <text:p>-0.0165043898909988</text:p>
              </table:table-cell>
              <table:table-cell office:value-type="float" office:value="-0.0162612470593941">
                <text:p>-0.01626124705939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49742050146878">
                <text:p>-0.0149742050146878</text:p>
              </table:table-cell>
              <table:table-cell office:value-type="float" office:value="-0.0211170322519697">
                <text:p>-0.0211170322519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144719898269435">
                <text:p>-0.0144719898269435</text:p>
              </table:table-cell>
              <table:table-cell office:value-type="float" office:value="-0.0197633799282526">
                <text:p>-0.01976337992825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98982387616309">
                <text:p>-0.0198982387616309</text:p>
              </table:table-cell>
              <table:table-cell office:value-type="float" office:value="-0.0180584465146286">
                <text:p>-0.0180584465146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22748020538529">
                <text:p>-0.022748020538529</text:p>
              </table:table-cell>
              <table:table-cell office:value-type="float" office:value="-0.0181118396255371">
                <text:p>-0.01811183962553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230570540683146">
                <text:p>-0.0230570540683146</text:p>
              </table:table-cell>
              <table:table-cell office:value-type="float" office:value="-0.00781955625294251">
                <text:p>-0.007819556252942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76165173791081">
                <text:p>-0.0176165173791081</text:p>
              </table:table-cell>
              <table:table-cell office:value-type="float" office:value="-0.0174738835449721">
                <text:p>-0.01747388354497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65073191938786">
                <text:p>-0.0165073191938786</text:p>
              </table:table-cell>
              <table:table-cell office:value-type="float" office:value="-0.0219985134377404">
                <text:p>-0.0219985134377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131663288773768">
                <text:p>-0.0131663288773768</text:p>
              </table:table-cell>
              <table:table-cell office:value-type="float" office:value="-0.0178326901158987">
                <text:p>-0.01783269011589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38226807883599">
                <text:p>-0.038226807883599</text:p>
              </table:table-cell>
              <table:table-cell office:value-type="float" office:value="-0.0338566855457955">
                <text:p>-0.0338566855457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53816955603816">
                <text:p>-0.0253816955603816</text:p>
              </table:table-cell>
              <table:table-cell office:value-type="float" office:value="-0.0209667772884115">
                <text:p>-0.0209667772884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107124735488304">
                <text:p>-0.0107124735488304</text:p>
              </table:table-cell>
              <table:table-cell office:value-type="float" office:value="-0.0126297078216838">
                <text:p>-0.01262970782168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299268460692977">
                <text:p>-0.0299268460692977</text:p>
              </table:table-cell>
              <table:table-cell office:value-type="float" office:value="-0.0167073213675019">
                <text:p>-0.0167073213675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54425279423498">
                <text:p>0.00454425279423498</text:p>
              </table:table-cell>
              <table:table-cell office:value-type="float" office:value="-0.0164295310801511">
                <text:p>-0.01642953108015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50100527259998">
                <text:p>-0.0250100527259998</text:p>
              </table:table-cell>
              <table:table-cell office:value-type="float" office:value="-0.0232870729285448">
                <text:p>-0.0232870729285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267401292132494">
                <text:p>-0.0267401292132494</text:p>
              </table:table-cell>
              <table:table-cell office:value-type="float" office:value="-0.0295553321164266">
                <text:p>-0.02955533211642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05183587506798">
                <text:p>-0.0305183587506798</text:p>
              </table:table-cell>
              <table:table-cell office:value-type="float" office:value="-0.0241660131219036">
                <text:p>-0.0241660131219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203754407372898">
                <text:p>-0.0203754407372898</text:p>
              </table:table-cell>
              <table:table-cell office:value-type="float" office:value="-0.0184546631510283">
                <text:p>-0.01845466315102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24795447575931">
                <text:p>-0.0124795447575931</text:p>
              </table:table-cell>
              <table:table-cell office:value-type="float" office:value="-0.00662215608170413">
                <text:p>-0.00662215608170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208451517868313">
                <text:p>-0.0208451517868313</text:p>
              </table:table-cell>
              <table:table-cell office:value-type="float" office:value="-0.00431453763378031">
                <text:p>-0.004314537633780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149936308837417">
                <text:p>-0.0149936308837417</text:p>
              </table:table-cell>
              <table:table-cell office:value-type="float" office:value="-0.00804580129808097">
                <text:p>-0.00804580129808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01972914403911">
                <text:p>-0.0201972914403911</text:p>
              </table:table-cell>
              <table:table-cell office:value-type="float" office:value="-0.00992922529521145">
                <text:p>-0.00992922529521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86065387042664">
                <text:p>-0.0186065387042664</text:p>
              </table:table-cell>
              <table:table-cell office:value-type="float" office:value="-0.0171568645268505">
                <text:p>-0.0171568645268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252012944863997">
                <text:p>-0.0252012944863997</text:p>
              </table:table-cell>
              <table:table-cell office:value-type="float" office:value="-0.025332648745551">
                <text:p>-0.025332648745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265193095595512">
                <text:p>-0.0265193095595512</text:p>
              </table:table-cell>
              <table:table-cell office:value-type="float" office:value="-0.020608565687109">
                <text:p>-0.020608565687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153629750104398">
                <text:p>-0.0153629750104398</text:p>
              </table:table-cell>
              <table:table-cell office:value-type="float" office:value="-0.00959400701513091">
                <text:p>-0.00959400701513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353280283628067">
                <text:p>-0.0353280283628067</text:p>
              </table:table-cell>
              <table:table-cell office:value-type="float" office:value="-0.0431409082913673">
                <text:p>-0.04314090829136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981129531430069">
                <text:p>-0.00981129531430069</text:p>
              </table:table-cell>
              <table:table-cell office:value-type="float" office:value="-0.0147980947130566">
                <text:p>-0.0147980947130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08410911689371">
                <text:p>-0.0108410911689371</text:p>
              </table:table-cell>
              <table:table-cell office:value-type="float" office:value="-0.00118120522220544">
                <text:p>-0.00118120522220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85608983397811">
                <text:p>-0.0285608983397811</text:p>
              </table:table-cell>
              <table:table-cell office:value-type="float" office:value="-0.0209004286259047">
                <text:p>-0.02090042862590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187971926055708">
                <text:p>-0.00187971926055708</text:p>
              </table:table-cell>
              <table:table-cell office:value-type="float" office:value="0.0177933085497453">
                <text:p>0.01779330854974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684212263640327">
                <text:p>-0.00684212263640327</text:p>
              </table:table-cell>
              <table:table-cell office:value-type="float" office:value="-0.0112055670425721">
                <text:p>-0.01120556704257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44630487965007">
                <text:p>-0.0244630487965007</text:p>
              </table:table-cell>
              <table:table-cell office:value-type="float" office:value="-0.00738245040762919">
                <text:p>-0.00738245040762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595488723350868">
                <text:p>-0.00595488723350868</text:p>
              </table:table-cell>
              <table:table-cell office:value-type="float" office:value="-0.0279393113922082">
                <text:p>-0.02793931139220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64140474380473">
                <text:p>-0.0264140474380473</text:p>
              </table:table-cell>
              <table:table-cell office:value-type="float" office:value="-0.0283663834891277">
                <text:p>-0.02836638348912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981847736796393">
                <text:p>-0.00981847736796393</text:p>
              </table:table-cell>
              <table:table-cell office:value-type="float" office:value="-0.0199640306442417">
                <text:p>-0.01996403064424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109440778065061">
                <text:p>-0.0109440778065061</text:p>
              </table:table-cell>
              <table:table-cell office:value-type="float" office:value="-0.0124643840923349">
                <text:p>-0.0124643840923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341196516525295">
                <text:p>-0.0341196516525295</text:p>
              </table:table-cell>
              <table:table-cell office:value-type="float" office:value="-0.0457529188839757">
                <text:p>-0.04575291888397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304338516752689">
                <text:p>-0.00304338516752689</text:p>
              </table:table-cell>
              <table:table-cell office:value-type="float" office:value="-0.00489377427529569">
                <text:p>-0.004893774275295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134229660525137">
                <text:p>-0.0134229660525137</text:p>
              </table:table-cell>
              <table:table-cell office:value-type="float" office:value="-0.00911627683356364">
                <text:p>-0.00911627683356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333817089053651">
                <text:p>-0.0333817089053651</text:p>
              </table:table-cell>
              <table:table-cell office:value-type="float" office:value="-0.0347418762707609">
                <text:p>-0.03474187627076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20059889813471">
                <text:p>-0.020059889813471</text:p>
              </table:table-cell>
              <table:table-cell office:value-type="float" office:value="-0.0199275012033194">
                <text:p>-0.0199275012033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84858033045108">
                <text:p>-0.0284858033045108</text:p>
              </table:table-cell>
              <table:table-cell office:value-type="float" office:value="-0.024044922648589">
                <text:p>-0.0240449226485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95596358082527">
                <text:p>-0.0195596358082527</text:p>
              </table:table-cell>
              <table:table-cell office:value-type="float" office:value="-0.0300789288239587">
                <text:p>-0.03007892882395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34096686024605">
                <text:p>-0.034096686024605</text:p>
              </table:table-cell>
              <table:table-cell office:value-type="float" office:value="-0.0204059623425479">
                <text:p>-0.02040596234254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7713344998314">
                <text:p>-0.007713344998314</text:p>
              </table:table-cell>
              <table:table-cell office:value-type="float" office:value="-0.00899624513025099">
                <text:p>-0.00899624513025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200105289832625">
                <text:p>-0.0200105289832625</text:p>
              </table:table-cell>
              <table:table-cell office:value-type="float" office:value="0.0188022091772164">
                <text:p>0.01880220917721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77434203989824">
                <text:p>0.00677434203989824</text:p>
              </table:table-cell>
              <table:table-cell office:value-type="float" office:value="0.00458461235241936">
                <text:p>0.00458461235241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8926355048979">
                <text:p>-0.018926355048979</text:p>
              </table:table-cell>
              <table:table-cell office:value-type="float" office:value="-0.0410528152327758">
                <text:p>-0.04105281523277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43501222649226">
                <text:p>-0.0043501222649226</text:p>
              </table:table-cell>
              <table:table-cell office:value-type="float" office:value="-0.00327183015045296">
                <text:p>-0.00327183015045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70339581323355">
                <text:p>-0.0170339581323355</text:p>
              </table:table-cell>
              <table:table-cell office:value-type="float" office:value="-0.00351131145778427">
                <text:p>-0.003511311457784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746032578350131">
                <text:p>-0.00746032578350131</text:p>
              </table:table-cell>
              <table:table-cell office:value-type="float" office:value="-0.0115794406445807">
                <text:p>-0.01157944064458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62038115935649">
                <text:p>-0.0162038115935649</text:p>
              </table:table-cell>
              <table:table-cell office:value-type="float" office:value="-0.00310831975056447">
                <text:p>-0.003108319750564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51480462711586">
                <text:p>-0.0151480462711586</text:p>
              </table:table-cell>
              <table:table-cell office:value-type="float" office:value="-0.0120120261198964">
                <text:p>-0.01201202611989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91706748552483">
                <text:p>0.0691706748552483</text:p>
              </table:table-cell>
              <table:table-cell office:value-type="float" office:value="0.0748259986058992">
                <text:p>0.0748259986058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91209527618517">
                <text:p>0.0191209527618517</text:p>
              </table:table-cell>
              <table:table-cell office:value-type="float" office:value="0.0206269241382588">
                <text:p>0.02062692413825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32996155608989">
                <text:p>0.00232996155608989</text:p>
              </table:table-cell>
              <table:table-cell office:value-type="float" office:value="0.0288182113293929">
                <text:p>0.02881821132939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76639932676503">
                <text:p>0.0176639932676503</text:p>
              </table:table-cell>
              <table:table-cell office:value-type="float" office:value="0.0107223903905602">
                <text:p>0.0107223903905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908939957466">
                <text:p>0.0008908939957466</text:p>
              </table:table-cell>
              <table:table-cell office:value-type="float" office:value="0.00391076777558785">
                <text:p>0.00391076777558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965686306680258">
                <text:p>0.00965686306680258</text:p>
              </table:table-cell>
              <table:table-cell office:value-type="float" office:value="0.00665499617974441">
                <text:p>0.006654996179744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02738699629557">
                <text:p>0.00502738699629557</text:p>
              </table:table-cell>
              <table:table-cell office:value-type="float" office:value="-0.0176993131723679">
                <text:p>-0.01769931317236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479670285480449">
                <text:p>-0.00479670285480449</text:p>
              </table:table-cell>
              <table:table-cell office:value-type="float" office:value="-0.0093886484318294">
                <text:p>-0.0093886484318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56184695412543">
                <text:p>0.00756184695412543</text:p>
              </table:table-cell>
              <table:table-cell office:value-type="float" office:value="0.0201576813571995">
                <text:p>0.0201576813571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72537015993735">
                <text:p>0.00372537015993735</text:p>
              </table:table-cell>
              <table:table-cell office:value-type="float" office:value="0.00915309406086973">
                <text:p>0.009153094060869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98188185145718">
                <text:p>-0.0198188185145718</text:p>
              </table:table-cell>
              <table:table-cell office:value-type="float" office:value="-0.0220486056660428">
                <text:p>-0.02204860566604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02261428186268">
                <text:p>0.00802261428186268</text:p>
              </table:table-cell>
              <table:table-cell office:value-type="float" office:value="0.00430082292917944">
                <text:p>0.004300822929179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260831132908668">
                <text:p>-0.00260831132908668</text:p>
              </table:table-cell>
              <table:table-cell office:value-type="float" office:value="-0.00523240210845466">
                <text:p>-0.00523240210845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5408175706089">
                <text:p>-0.015408175706089</text:p>
              </table:table-cell>
              <table:table-cell office:value-type="float" office:value="-0.0195354077261383">
                <text:p>-0.01953540772613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41595032890663">
                <text:p>0.00541595032890663</text:p>
              </table:table-cell>
              <table:table-cell office:value-type="float" office:value="0.0265099030359506">
                <text:p>0.0265099030359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19568125282001">
                <text:p>0.0119568125282001</text:p>
              </table:table-cell>
              <table:table-cell office:value-type="float" office:value="0.0145857925457484">
                <text:p>0.01458579254574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697486893384558">
                <text:p>-0.00697486893384558</text:p>
              </table:table-cell>
              <table:table-cell office:value-type="float" office:value="-0.00365067283531195">
                <text:p>-0.003650672835311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391457885852287">
                <text:p>-0.00391457885852287</text:p>
              </table:table-cell>
              <table:table-cell office:value-type="float" office:value="-0.0105603494676324">
                <text:p>-0.0105603494676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805836241702129">
                <text:p>-0.00805836241702129</text:p>
              </table:table-cell>
              <table:table-cell office:value-type="float" office:value="-0.00522841678680708">
                <text:p>-0.005228416786807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358071266859783">
                <text:p>-0.00358071266859783</text:p>
              </table:table-cell>
              <table:table-cell office:value-type="float" office:value="-0.00903322091488556">
                <text:p>-0.009033220914885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608812203228259">
                <text:p>0.00608812203228259</text:p>
              </table:table-cell>
              <table:table-cell office:value-type="float" office:value="-0.000367739717751392">
                <text:p>-0.0003677397177513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428270455238222">
                <text:p>-0.00428270455238222</text:p>
              </table:table-cell>
              <table:table-cell office:value-type="float" office:value="0.00399170680456318">
                <text:p>0.003991706804563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5721095046839">
                <text:p>0.0115721095046839</text:p>
              </table:table-cell>
              <table:table-cell office:value-type="float" office:value="0.0272176390159531">
                <text:p>0.02721763901595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29108687330337">
                <text:p>-0.0029108687330337</text:p>
              </table:table-cell>
              <table:table-cell office:value-type="float" office:value="-0.0236481632590289">
                <text:p>-0.02364816325902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575691601703243">
                <text:p>-0.00575691601703243</text:p>
              </table:table-cell>
              <table:table-cell office:value-type="float" office:value="-0.0154374442474382">
                <text:p>-0.0154374442474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64158132982464">
                <text:p>0.0164158132982464</text:p>
              </table:table-cell>
              <table:table-cell office:value-type="float" office:value="-0.001862167539883">
                <text:p>-0.0018621675398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69399361293261">
                <text:p>-0.0169399361293261</text:p>
              </table:table-cell>
              <table:table-cell office:value-type="float" office:value="-0.00338001544636091">
                <text:p>-0.00338001544636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09586038359454">
                <text:p>-0.0109586038359454</text:p>
              </table:table-cell>
              <table:table-cell office:value-type="float" office:value="-0.0194618570033017">
                <text:p>-0.01946185700330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574655723496642">
                <text:p>0.00574655723496642</text:p>
              </table:table-cell>
              <table:table-cell office:value-type="float" office:value="0.0133391513330667">
                <text:p>0.0133391513330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88301951950143">
                <text:p>0.00388301951950143</text:p>
              </table:table-cell>
              <table:table-cell office:value-type="float" office:value="-0.00842779817999373">
                <text:p>-0.008427798179993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21045481107744">
                <text:p>-0.0221045481107744</text:p>
              </table:table-cell>
              <table:table-cell office:value-type="float" office:value="-0.0182782144723233">
                <text:p>-0.01827821447232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53075376734125">
                <text:p>0.00753075376734125</text:p>
              </table:table-cell>
              <table:table-cell office:value-type="float" office:value="-0.00115036295825433">
                <text:p>-0.00115036295825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51759670215834">
                <text:p>0.00151759670215834</text:p>
              </table:table-cell>
              <table:table-cell office:value-type="float" office:value="0.00678063592317413">
                <text:p>0.00678063592317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27402599045841">
                <text:p>0.0127402599045841</text:p>
              </table:table-cell>
              <table:table-cell office:value-type="float" office:value="0.0082604348031865">
                <text:p>0.0082604348031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112849464425414">
                <text:p>-0.0112849464425414</text:p>
              </table:table-cell>
              <table:table-cell office:value-type="float" office:value="-0.00287116267570076">
                <text:p>-0.002871162675700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542657270438141">
                <text:p>0.00542657270438141</text:p>
              </table:table-cell>
              <table:table-cell office:value-type="float" office:value="0.0225609331215988">
                <text:p>0.0225609331215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1727895652746">
                <text:p>0.0181727895652746</text:p>
              </table:table-cell>
              <table:table-cell office:value-type="float" office:value="0.0208871300816098">
                <text:p>0.02088713008160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582102569708298">
                <text:p>-0.00582102569708298</text:p>
              </table:table-cell>
              <table:table-cell office:value-type="float" office:value="-0.00619584866120759">
                <text:p>-0.006195848661207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743953581927093">
                <text:p>0.00743953581927093</text:p>
              </table:table-cell>
              <table:table-cell office:value-type="float" office:value="0.0357248950316387">
                <text:p>0.03572489503163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3456964065087">
                <text:p>0.023456964065087</text:p>
              </table:table-cell>
              <table:table-cell office:value-type="float" office:value="0.00111590416397389">
                <text:p>0.001115904163973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59919473979076">
                <text:p>0.00459919473979076</text:p>
              </table:table-cell>
              <table:table-cell office:value-type="float" office:value="-0.0147026100161622">
                <text:p>-0.01470261001616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207747053955434">
                <text:p>-0.0207747053955434</text:p>
              </table:table-cell>
              <table:table-cell office:value-type="float" office:value="-0.0161272448463715">
                <text:p>-0.01612724484637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558731894836595">
                <text:p>0.00558731894836595</text:p>
              </table:table-cell>
              <table:table-cell office:value-type="float" office:value="0.00424026112687237">
                <text:p>0.004240261126872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141431774078526">
                <text:p>-0.00141431774078526</text:p>
              </table:table-cell>
              <table:table-cell office:value-type="float" office:value="-0.0235068157959994">
                <text:p>-0.02350681579599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255329096383561">
                <text:p>-0.00255329096383561</text:p>
              </table:table-cell>
              <table:table-cell office:value-type="float" office:value="0.0056055732731235">
                <text:p>0.0056055732731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26390161189465">
                <text:p>0.0126390161189465</text:p>
              </table:table-cell>
              <table:table-cell office:value-type="float" office:value="0.00599702283985115">
                <text:p>0.005997022839851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8718025503204">
                <text:p>-0.008718025503204</text:p>
              </table:table-cell>
              <table:table-cell office:value-type="float" office:value="-0.00678700433693225">
                <text:p>-0.00678700433693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69007476543726">
                <text:p>0.00669007476543726</text:p>
              </table:table-cell>
              <table:table-cell office:value-type="float" office:value="0.00528469582898672">
                <text:p>0.005284695828986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810292846784799">
                <text:p>0.000810292846784799</text:p>
              </table:table-cell>
              <table:table-cell office:value-type="float" office:value="0.0131427737258791">
                <text:p>0.01314277372587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07203632414044">
                <text:p>0.00607203632414044</text:p>
              </table:table-cell>
              <table:table-cell office:value-type="float" office:value="-0.0033878793911567">
                <text:p>-0.00338787939115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392540462254454">
                <text:p>-0.000392540462254454</text:p>
              </table:table-cell>
              <table:table-cell office:value-type="float" office:value="0.00667682589297147">
                <text:p>0.006676825892971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924749862302132">
                <text:p>0.00924749862302132</text:p>
              </table:table-cell>
              <table:table-cell office:value-type="float" office:value="-0.00172625118068515">
                <text:p>-0.001726251180685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656573508889846">
                <text:p>-0.00656573508889846</text:p>
              </table:table-cell>
              <table:table-cell office:value-type="float" office:value="0.0249150214078238">
                <text:p>0.02491502140782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4489769171568">
                <text:p>0.034489769171568</text:p>
              </table:table-cell>
              <table:table-cell office:value-type="float" office:value="0.0301551016818058">
                <text:p>0.0301551016818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836726114723041">
                <text:p>-0.00836726114723041</text:p>
              </table:table-cell>
              <table:table-cell office:value-type="float" office:value="-0.00535244428779191">
                <text:p>-0.005352444287791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06425562674659">
                <text:p>0.0106425562674659</text:p>
              </table:table-cell>
              <table:table-cell office:value-type="float" office:value="0.00242841485214695">
                <text:p>0.002428414852146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28560976459522">
                <text:p>-0.0128560976459522</text:p>
              </table:table-cell>
              <table:table-cell office:value-type="float" office:value="-0.0160351501450392">
                <text:p>-0.0160351501450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110588475550233">
                <text:p>-0.000110588475550233</text:p>
              </table:table-cell>
              <table:table-cell office:value-type="float" office:value="-0.00592562441399613">
                <text:p>-0.00592562441399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11001406260159">
                <text:p>0.00811001406260159</text:p>
              </table:table-cell>
              <table:table-cell office:value-type="float" office:value="-0.0144978020993989">
                <text:p>-0.01449780209939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02660783619701">
                <text:p>0.00202660783619701</text:p>
              </table:table-cell>
              <table:table-cell office:value-type="float" office:value="0.0119619430198121">
                <text:p>0.01196194301981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215779617445117">
                <text:p>-0.0215779617445117</text:p>
              </table:table-cell>
              <table:table-cell office:value-type="float" office:value="-0.0370983544297597">
                <text:p>-0.03709835442975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5391210849257">
                <text:p>0.0285391210849257</text:p>
              </table:table-cell>
              <table:table-cell office:value-type="float" office:value="0.039269157642041">
                <text:p>0.0392691576420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87661604951361">
                <text:p>-0.00287661604951361</text:p>
              </table:table-cell>
              <table:table-cell office:value-type="float" office:value="-0.0148970228721889">
                <text:p>-0.01489702287218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10134893282921">
                <text:p>0.00410134893282921</text:p>
              </table:table-cell>
              <table:table-cell office:value-type="float" office:value="0.0210897622214534">
                <text:p>0.0210897622214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39803611367073">
                <text:p>0.00139803611367073</text:p>
              </table:table-cell>
              <table:table-cell office:value-type="float" office:value="0.000943262399458966">
                <text:p>0.000943262399458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17563202637772">
                <text:p>-0.00317563202637772</text:p>
              </table:table-cell>
              <table:table-cell office:value-type="float" office:value="0.00120674293487388">
                <text:p>0.00120674293487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803944577581794">
                <text:p>0.00803944577581794</text:p>
              </table:table-cell>
              <table:table-cell office:value-type="float" office:value="0.00115843175751573">
                <text:p>0.001158431757515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62339111966248">
                <text:p>0.00262339111966248</text:p>
              </table:table-cell>
              <table:table-cell office:value-type="float" office:value="-0.00208513830584234">
                <text:p>-0.002085138305842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211895876241508">
                <text:p>-0.00211895876241508</text:p>
              </table:table-cell>
              <table:table-cell office:value-type="float" office:value="-0.0154419672573356">
                <text:p>-0.01544196725733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17590116040975">
                <text:p>0.0117590116040975</text:p>
              </table:table-cell>
              <table:table-cell office:value-type="float" office:value="0.0186686778273242">
                <text:p>0.01866867782732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31031671445747">
                <text:p>0.00331031671445747</text:p>
              </table:table-cell>
              <table:table-cell office:value-type="float" office:value="0.00212885654307038">
                <text:p>0.002128856543070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88632637855315">
                <text:p>0.0188632637855315</text:p>
              </table:table-cell>
              <table:table-cell office:value-type="float" office:value="0.0185588745936895">
                <text:p>0.01855887459368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02129268149616">
                <text:p>0.0102129268149616</text:p>
              </table:table-cell>
              <table:table-cell office:value-type="float" office:value="0.00332863005472728">
                <text:p>0.003328630054727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0163536489557">
                <text:p>0.0040163536489557</text:p>
              </table:table-cell>
              <table:table-cell office:value-type="float" office:value="-0.0038120432842349">
                <text:p>-0.00381204328423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89879323043148">
                <text:p>-0.0189879323043148</text:p>
              </table:table-cell>
              <table:table-cell office:value-type="float" office:value="-0.0207737814454467">
                <text:p>-0.02077378144544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32222244941638">
                <text:p>0.00632222244941638</text:p>
              </table:table-cell>
              <table:table-cell office:value-type="float" office:value="-0.00559968285785617">
                <text:p>-0.005599682857856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89118897663365">
                <text:p>0.0089118897663365</text:p>
              </table:table-cell>
              <table:table-cell office:value-type="float" office:value="0.00310641002333645">
                <text:p>0.003106410023336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9518407319985">
                <text:p>0.0059518407319985</text:p>
              </table:table-cell>
              <table:table-cell office:value-type="float" office:value="0.000851276202040951">
                <text:p>0.0008512762020409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460136182287485">
                <text:p>-0.00460136182287485</text:p>
              </table:table-cell>
              <table:table-cell office:value-type="float" office:value="-0.0148696383470329">
                <text:p>-0.01486963834703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402811655080271">
                <text:p>-0.000402811655080271</text:p>
              </table:table-cell>
              <table:table-cell office:value-type="float" office:value="-0.00815366939857254">
                <text:p>-0.00815366939857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90976799784515">
                <text:p>0.00690976799784515</text:p>
              </table:table-cell>
              <table:table-cell office:value-type="float" office:value="0.0068683430211578">
                <text:p>0.0068683430211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884515537315977">
                <text:p>-0.00884515537315977</text:p>
              </table:table-cell>
              <table:table-cell office:value-type="float" office:value="-0.0130867183941643">
                <text:p>-0.013086718394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27419628304735">
                <text:p>0.0127419628304735</text:p>
              </table:table-cell>
              <table:table-cell office:value-type="float" office:value="0.0124505538779918">
                <text:p>0.01245055387799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39577305116194">
                <text:p>0.0139577305116194</text:p>
              </table:table-cell>
              <table:table-cell office:value-type="float" office:value="0.0208713067710133">
                <text:p>0.0208713067710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16303353802814">
                <text:p>0.0116303353802814</text:p>
              </table:table-cell>
              <table:table-cell office:value-type="float" office:value="0.00232330861348817">
                <text:p>0.00232330861348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756057436591351">
                <text:p>-0.000756057436591351</text:p>
              </table:table-cell>
              <table:table-cell office:value-type="float" office:value="-0.00786274956365141">
                <text:p>-0.007862749563651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0786986628201758">
                <text:p>-0.0000786986628201758</text:p>
              </table:table-cell>
              <table:table-cell office:value-type="float" office:value="-0.0300249557169086">
                <text:p>-0.0300249557169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6149950079912">
                <text:p>-0.016149950079912</text:p>
              </table:table-cell>
              <table:table-cell office:value-type="float" office:value="0.00128794200797633">
                <text:p>0.001287942007976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22789084196975">
                <text:p>0.0222789084196975</text:p>
              </table:table-cell>
              <table:table-cell office:value-type="float" office:value="0.0225482438912772">
                <text:p>0.02254824389127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32009988993454">
                <text:p>0.00932009988993454</text:p>
              </table:table-cell>
              <table:table-cell office:value-type="float" office:value="0.00768723215857392">
                <text:p>0.007687232158573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19996250968957">
                <text:p>0.0219996250968957</text:p>
              </table:table-cell>
              <table:table-cell office:value-type="float" office:value="0.0327241899049135">
                <text:p>0.0327241899049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975610239595914">
                <text:p>0.00975610239595914</text:p>
              </table:table-cell>
              <table:table-cell office:value-type="float" office:value="-0.000728552981978159">
                <text:p>-0.0007285529819781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59866500355157">
                <text:p>0.0159866500355157</text:p>
              </table:table-cell>
              <table:table-cell office:value-type="float" office:value="0.0245763376843675">
                <text:p>0.0245763376843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01811835182763">
                <text:p>0.000101811835182763</text:p>
              </table:table-cell>
              <table:table-cell office:value-type="float" office:value="-0.00612116753835057">
                <text:p>-0.006121167538350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589299113906505">
                <text:p>0.00589299113906505</text:p>
              </table:table-cell>
              <table:table-cell office:value-type="float" office:value="0.017077589608075">
                <text:p>0.0170775896080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59418671672273">
                <text:p>0.0259418671672273</text:p>
              </table:table-cell>
              <table:table-cell office:value-type="float" office:value="0.044350800989289">
                <text:p>0.0443508009892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9381424489369">
                <text:p>0.0299381424489369</text:p>
              </table:table-cell>
              <table:table-cell office:value-type="float" office:value="0.0259775828137732">
                <text:p>0.02597758281377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39342512005984">
                <text:p>0.0139342512005984</text:p>
              </table:table-cell>
              <table:table-cell office:value-type="float" office:value="0.00712308960668517">
                <text:p>0.007123089606685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50319626958337">
                <text:p>0.0150319626958337</text:p>
              </table:table-cell>
              <table:table-cell office:value-type="float" office:value="0.0101383337660212">
                <text:p>0.01013833376602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10316929158117">
                <text:p>0.00610316929158117</text:p>
              </table:table-cell>
              <table:table-cell office:value-type="float" office:value="0.00329559449817385">
                <text:p>0.003295594498173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503484260044296">
                <text:p>0.00503484260044296</text:p>
              </table:table-cell>
              <table:table-cell office:value-type="float" office:value="0.0013166121406063">
                <text:p>0.00131661214060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498107430949624">
                <text:p>-0.00498107430949624</text:p>
              </table:table-cell>
              <table:table-cell office:value-type="float" office:value="-0.000119507818922115">
                <text:p>-0.000119507818922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8598596602853">
                <text:p>0.018598596602853</text:p>
              </table:table-cell>
              <table:table-cell office:value-type="float" office:value="0.00925991754020905">
                <text:p>0.009259917540209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42822874009974">
                <text:p>0.00542822874009974</text:p>
              </table:table-cell>
              <table:table-cell office:value-type="float" office:value="0.00485555833144402">
                <text:p>0.004855558331444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33903288621322">
                <text:p>0.0133903288621322</text:p>
              </table:table-cell>
              <table:table-cell office:value-type="float" office:value="0.0148479030008859">
                <text:p>0.01484790300088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636372485967884">
                <text:p>0.00636372485967884</text:p>
              </table:table-cell>
              <table:table-cell office:value-type="float" office:value="0.00658596525078758">
                <text:p>0.006585965250787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46741576277212">
                <text:p>0.0146741576277212</text:p>
              </table:table-cell>
              <table:table-cell office:value-type="float" office:value="-0.00539402773306985">
                <text:p>-0.005394027733069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903206037660231">
                <text:p>0.00903206037660231</text:p>
              </table:table-cell>
              <table:table-cell office:value-type="float" office:value="0.012956340916084">
                <text:p>0.012956340916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52068117009081">
                <text:p>0.0152068117009081</text:p>
              </table:table-cell>
              <table:table-cell office:value-type="float" office:value="0.0188900778609844">
                <text:p>0.01889007786098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04221847430155">
                <text:p>0.0204221847430155</text:p>
              </table:table-cell>
              <table:table-cell office:value-type="float" office:value="0.0288079964399901">
                <text:p>0.02880799643999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41965548040768">
                <text:p>0.0241965548040768</text:p>
              </table:table-cell>
              <table:table-cell office:value-type="float" office:value="0.0384605331181977">
                <text:p>0.03846053311819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2296460251404">
                <text:p>0.022296460251404</text:p>
              </table:table-cell>
              <table:table-cell office:value-type="float" office:value="0.0299204070078247">
                <text:p>0.02992040700782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20674973605712">
                <text:p>0.0220674973605712</text:p>
              </table:table-cell>
              <table:table-cell office:value-type="float" office:value="0.0224520816158285">
                <text:p>0.02245208161582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4280559198524">
                <text:p>0.024280559198524</text:p>
              </table:table-cell>
              <table:table-cell office:value-type="float" office:value="0.0267291087180701">
                <text:p>0.02672910871807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11479051909227">
                <text:p>0.0211479051909227</text:p>
              </table:table-cell>
              <table:table-cell office:value-type="float" office:value="0.0104592809522079">
                <text:p>0.01045928095220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57288116623999">
                <text:p>0.0257288116623999</text:p>
              </table:table-cell>
              <table:table-cell office:value-type="float" office:value="0.0117897378145841">
                <text:p>0.0117897378145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6165548293977">
                <text:p>0.0186165548293977</text:p>
              </table:table-cell>
              <table:table-cell office:value-type="float" office:value="0.0149395929297538">
                <text:p>0.01493959292975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6718366071557">
                <text:p>0.0146718366071557</text:p>
              </table:table-cell>
              <table:table-cell office:value-type="float" office:value="0.015467692289036">
                <text:p>0.015467692289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43331760802696">
                <text:p>0.0243331760802696</text:p>
              </table:table-cell>
              <table:table-cell office:value-type="float" office:value="0.0278428277415501">
                <text:p>0.02784282774155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07887556192459">
                <text:p>0.0207887556192459</text:p>
              </table:table-cell>
              <table:table-cell office:value-type="float" office:value="0.0279642098247399">
                <text:p>0.0279642098247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6555933537305">
                <text:p>0.0346555933537305</text:p>
              </table:table-cell>
              <table:table-cell office:value-type="float" office:value="0.0282759128879482">
                <text:p>0.02827591288794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3996856697919">
                <text:p>0.0123996856697919</text:p>
              </table:table-cell>
              <table:table-cell office:value-type="float" office:value="0.00102925210326377">
                <text:p>0.001029252103263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476403890108905">
                <text:p>-0.0476403890108905</text:p>
              </table:table-cell>
              <table:table-cell office:value-type="float" office:value="-0.0528650050840015">
                <text:p>-0.0528650050840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47978764274793">
                <text:p>0.147978764274793</text:p>
              </table:table-cell>
              <table:table-cell office:value-type="float" office:value="0.160539094211744">
                <text:p>0.1605390942117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25602435802444">
                <text:p>0.0425602435802444</text:p>
              </table:table-cell>
              <table:table-cell office:value-type="float" office:value="0.0478471723253298">
                <text:p>0.04784717232532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26012201885746">
                <text:p>0.0226012201885746</text:p>
              </table:table-cell>
              <table:table-cell office:value-type="float" office:value="0.0349749452895609">
                <text:p>0.03497494528956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2549778557946">
                <text:p>0.0282549778557946</text:p>
              </table:table-cell>
              <table:table-cell office:value-type="float" office:value="0.00422017797945529">
                <text:p>0.004220177979455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22068605950225">
                <text:p>0.0222068605950225</text:p>
              </table:table-cell>
              <table:table-cell office:value-type="float" office:value="-0.0073919556058093">
                <text:p>-0.00739195560580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1260713846915">
                <text:p>0.0171260713846915</text:p>
              </table:table-cell>
              <table:table-cell office:value-type="float" office:value="0.0270029174975115">
                <text:p>0.02700291749751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83646668289599">
                <text:p>0.0183646668289599</text:p>
              </table:table-cell>
              <table:table-cell office:value-type="float" office:value="0.0318466359497493">
                <text:p>0.03184663594974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67835120506585">
                <text:p>0.0367835120506585</text:p>
              </table:table-cell>
              <table:table-cell office:value-type="float" office:value="0.0321426421131399">
                <text:p>0.032142642113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68497074874152">
                <text:p>0.0168497074874152</text:p>
              </table:table-cell>
              <table:table-cell office:value-type="float" office:value="0.0260832971822973">
                <text:p>0.02608329718229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81627418745196">
                <text:p>0.0181627418745196</text:p>
              </table:table-cell>
              <table:table-cell office:value-type="float" office:value="-0.00797970876054044">
                <text:p>-0.007979708760540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937076410821192">
                <text:p>-0.000937076410821192</text:p>
              </table:table-cell>
              <table:table-cell office:value-type="float" office:value="-0.00312260981326573">
                <text:p>-0.00312260981326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805501570597444">
                <text:p>0.00805501570597444</text:p>
              </table:table-cell>
              <table:table-cell office:value-type="float" office:value="-0.00589651526104174">
                <text:p>-0.00589651526104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11708152011225">
                <text:p>0.00511708152011225</text:p>
              </table:table-cell>
              <table:table-cell office:value-type="float" office:value="0.0175654766737223">
                <text:p>0.0175654766737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74910815821696">
                <text:p>0.0174910815821696</text:p>
              </table:table-cell>
              <table:table-cell office:value-type="float" office:value="0.00365082516764947">
                <text:p>0.003650825167649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466722582719514">
                <text:p>0.000466722582719514</text:p>
              </table:table-cell>
              <table:table-cell office:value-type="float" office:value="0.0011987621631051">
                <text:p>0.00119876216310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36953733420731">
                <text:p>0.00336953733420731</text:p>
              </table:table-cell>
              <table:table-cell office:value-type="float" office:value="-0.00068041906760552">
                <text:p>-0.000680419067605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36069857996644">
                <text:p>0.0236069857996644</text:p>
              </table:table-cell>
              <table:table-cell office:value-type="float" office:value="0.0145898013433168">
                <text:p>0.01458980134331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194454675914413">
                <text:p>-0.00194454675914413</text:p>
              </table:table-cell>
              <table:table-cell office:value-type="float" office:value="-0.00237383235194366">
                <text:p>-0.002373832351943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87276079590606">
                <text:p>0.0487276079590606</text:p>
              </table:table-cell>
              <table:table-cell office:value-type="float" office:value="0.0198602358658129">
                <text:p>0.01986023586581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52316930984986">
                <text:p>0.0252316930984986</text:p>
              </table:table-cell>
              <table:table-cell office:value-type="float" office:value="0.0123598757652728">
                <text:p>0.01235987576527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53143251266597">
                <text:p>0.0353143251266597</text:p>
              </table:table-cell>
              <table:table-cell office:value-type="float" office:value="0.0391606198605439">
                <text:p>0.03916061986054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3255126560668">
                <text:p>0.013255126560668</text:p>
              </table:table-cell>
              <table:table-cell office:value-type="float" office:value="0.0140377353351784">
                <text:p>0.01403773533517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80331162011818">
                <text:p>0.0380331162011818</text:p>
              </table:table-cell>
              <table:table-cell office:value-type="float" office:value="0.0115078374036179">
                <text:p>0.01150783740361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50598127622725">
                <text:p>0.00150598127622725</text:p>
              </table:table-cell>
              <table:table-cell office:value-type="float" office:value="-0.0120138748250744">
                <text:p>-0.01201387482507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44930732842297">
                <text:p>0.00144930732842297</text:p>
              </table:table-cell>
              <table:table-cell office:value-type="float" office:value="0.00307655606745394">
                <text:p>0.003076556067453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035056370368991">
                <text:p>-0.00035056370368991</text:p>
              </table:table-cell>
              <table:table-cell office:value-type="float" office:value="-0.00689892165878947">
                <text:p>-0.006898921658789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3091482455712">
                <text:p>0.023091482455712</text:p>
              </table:table-cell>
              <table:table-cell office:value-type="float" office:value="0.0370723781304854">
                <text:p>0.03707237813048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78544739380682">
                <text:p>0.00578544739380682</text:p>
              </table:table-cell>
              <table:table-cell office:value-type="float" office:value="0.020658528382802">
                <text:p>0.0206585283828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41904018728054">
                <text:p>0.0241904018728054</text:p>
              </table:table-cell>
              <table:table-cell office:value-type="float" office:value="0.034137998407979">
                <text:p>0.0341379984079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23389198221462">
                <text:p>0.0123389198221462</text:p>
              </table:table-cell>
              <table:table-cell office:value-type="float" office:value="-0.000750110930820336">
                <text:p>-0.0007501109308203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24749570647338">
                <text:p>0.0124749570647338</text:p>
              </table:table-cell>
              <table:table-cell office:value-type="float" office:value="0.00841464199657538">
                <text:p>0.008414641996575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46067541314643">
                <text:p>0.00246067541314643</text:p>
              </table:table-cell>
              <table:table-cell office:value-type="float" office:value="0.00867096792786559">
                <text:p>0.00867096792786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01538567961441">
                <text:p>0.0101538567961441</text:p>
              </table:table-cell>
              <table:table-cell office:value-type="float" office:value="0.0103352159538315">
                <text:p>0.01033521595383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47656654252901">
                <text:p>0.0247656654252901</text:p>
              </table:table-cell>
              <table:table-cell office:value-type="float" office:value="0.0360519580687941">
                <text:p>0.03605195806879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98685881845973">
                <text:p>0.00398685881845973</text:p>
              </table:table-cell>
              <table:table-cell office:value-type="float" office:value="0.00280752845309284">
                <text:p>0.002807528453092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788869886341237">
                <text:p>0.00788869886341237</text:p>
              </table:table-cell>
              <table:table-cell office:value-type="float" office:value="0.011848093189714">
                <text:p>0.0118480931897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613044834835197">
                <text:p>0.00613044834835197</text:p>
              </table:table-cell>
              <table:table-cell office:value-type="float" office:value="0.0224352392380296">
                <text:p>0.02243523923802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63893719261063">
                <text:p>0.0163893719261063</text:p>
              </table:table-cell>
              <table:table-cell office:value-type="float" office:value="0.0153862197370624">
                <text:p>0.01538621973706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43384379570633">
                <text:p>0.00443384379570633</text:p>
              </table:table-cell>
              <table:table-cell office:value-type="float" office:value="0.00826754522285067">
                <text:p>0.008267545222850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06077390948434">
                <text:p>0.0106077390948434</text:p>
              </table:table-cell>
              <table:table-cell office:value-type="float" office:value="0.0092907078716451">
                <text:p>0.00929070787164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16363154956456">
                <text:p>0.0116363154956456</text:p>
              </table:table-cell>
              <table:table-cell office:value-type="float" office:value="0.0154557117317815">
                <text:p>0.01545571173178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32193073754406">
                <text:p>0.00532193073754406</text:p>
              </table:table-cell>
              <table:table-cell office:value-type="float" office:value="0.00252162208745688">
                <text:p>0.002521622087456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33080324373873">
                <text:p>0.0133080324373873</text:p>
              </table:table-cell>
              <table:table-cell office:value-type="float" office:value="0.012228400629904">
                <text:p>0.012228400629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